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number-columns-repeated="40" table:default-cell-style-name="Default"/>
        <table:table-row table:style-name="ro1">
          <table:table-cell table:number-columns-repeated="40" office:value-type="float" office:value="300" calcext:value-type="float">
            <text:p>300</text:p>
          </table:table-cell>
        </table:table-row>
        <table:table-row table:style-name="ro1">
          <table:table-cell table:number-columns-repeated="40" office:value-type="float" office:value="300" calcext:value-type="float">
            <text:p>300</text:p>
          </table:table-cell>
        </table:table-row>
        <table:table-row table:style-name="ro1">
          <table:table-cell table:number-columns-repeated="19" office:value-type="float" office:value="300" calcext:value-type="float">
            <text:p>300</text:p>
          </table:table-cell>
          <table:table-cell table:number-columns-repeated="2" office:value-type="float" office:value="300.001" calcext:value-type="float">
            <text:p>300,001</text:p>
          </table:table-cell>
          <table:table-cell table:number-columns-repeated="19" office:value-type="float" office:value="300" calcext:value-type="float">
            <text:p>300</text:p>
          </table:table-cell>
        </table:table-row>
        <table:table-row table:style-name="ro1">
          <table:table-cell table:number-columns-repeated="9" office:value-type="float" office:value="300" calcext:value-type="float">
            <text:p>300</text:p>
          </table:table-cell>
          <table:table-cell table:number-columns-repeated="22" office:value-type="float" office:value="300.001" calcext:value-type="float">
            <text:p>300,001</text:p>
          </table:table-cell>
          <table:table-cell table:number-columns-repeated="9" office:value-type="float" office:value="300" calcext:value-type="float">
            <text:p>300</text:p>
          </table:table-cell>
        </table:table-row>
        <table:table-row table:style-name="ro1">
          <table:table-cell table:number-columns-repeated="7" office:value-type="float" office:value="300" calcext:value-type="float">
            <text:p>300</text:p>
          </table:table-cell>
          <table:table-cell table:number-columns-repeated="26" office:value-type="float" office:value="300.001" calcext:value-type="float">
            <text:p>300,001</text:p>
          </table:table-cell>
          <table:table-cell table:number-columns-repeated="7" office:value-type="float" office:value="300" calcext:value-type="float">
            <text:p>300</text:p>
          </table:table-cell>
        </table:table-row>
        <table:table-row table:style-name="ro1">
          <table:table-cell table:number-columns-repeated="5" office:value-type="float" office:value="300" calcext:value-type="float">
            <text:p>300</text:p>
          </table:table-cell>
          <table:table-cell table:number-columns-repeated="30" office:value-type="float" office:value="300.001" calcext:value-type="float">
            <text:p>300,001</text:p>
          </table:table-cell>
          <table:table-cell table:number-columns-repeated="5" office:value-type="float" office:value="300" calcext:value-type="float">
            <text:p>300</text:p>
          </table:table-cell>
        </table:table-row>
        <table:table-row table:style-name="ro1">
          <table:table-cell table:number-columns-repeated="4" office:value-type="float" office:value="300" calcext:value-type="float">
            <text:p>300</text:p>
          </table:table-cell>
          <table:table-cell table:number-columns-repeated="11" office:value-type="float" office:value="300.001" calcext:value-type="float">
            <text:p>300,001</text:p>
          </table:table-cell>
          <table:table-cell table:number-columns-repeated="9" office:value-type="float" office:value="300.002" calcext:value-type="float">
            <text:p>300,002</text:p>
          </table:table-cell>
          <table:table-cell table:number-columns-repeated="12" office:value-type="float" office:value="300.001" calcext:value-type="float">
            <text:p>300,001</text:p>
          </table:table-cell>
          <table:table-cell table:number-columns-repeated="4" office:value-type="float" office:value="300" calcext:value-type="float">
            <text:p>300</text:p>
          </table:table-cell>
        </table:table-row>
        <table:table-row table:style-name="ro1">
          <table:table-cell table:number-columns-repeated="4" office:value-type="float" office:value="300" calcext:value-type="float">
            <text:p>300</text:p>
          </table:table-cell>
          <table:table-cell table:number-columns-repeated="8" office:value-type="float" office:value="300.001" calcext:value-type="float">
            <text:p>300,001</text:p>
          </table:table-cell>
          <table:table-cell table:number-columns-repeated="16" office:value-type="float" office:value="300.002" calcext:value-type="float">
            <text:p>300,002</text:p>
          </table:table-cell>
          <table:table-cell table:number-columns-repeated="8" office:value-type="float" office:value="300.001" calcext:value-type="float">
            <text:p>300,001</text:p>
          </table:table-cell>
          <table:table-cell table:number-columns-repeated="4" office:value-type="float" office:value="300" calcext:value-type="float">
            <text:p>300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number-columns-repeated="6" office:value-type="float" office:value="300.001" calcext:value-type="float">
            <text:p>300,001</text:p>
          </table:table-cell>
          <table:table-cell table:number-columns-repeated="21" office:value-type="float" office:value="300.002" calcext:value-type="float">
            <text:p>300,002</text:p>
          </table:table-cell>
          <table:table-cell table:number-columns-repeated="7" office:value-type="float" office:value="300.001" calcext:value-type="float">
            <text:p>300,001</text:p>
          </table:table-cell>
          <table:table-cell table:number-columns-repeated="3" office:value-type="float" office:value="300" calcext:value-type="float">
            <text:p>300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number-columns-repeated="5" office:value-type="float" office:value="300.001" calcext:value-type="float">
            <text:p>300,001</text:p>
          </table:table-cell>
          <table:table-cell table:number-columns-repeated="8" office:value-type="float" office:value="300.002" calcext:value-type="float">
            <text:p>300,002</text:p>
          </table:table-cell>
          <table:table-cell table:number-columns-repeated="8" office:value-type="float" office:value="300.003" calcext:value-type="float">
            <text:p>300,003</text:p>
          </table:table-cell>
          <table:table-cell table:number-columns-repeated="8" office:value-type="float" office:value="300.002" calcext:value-type="float">
            <text:p>300,002</text:p>
          </table:table-cell>
          <table:table-cell table:number-columns-repeated="5" office:value-type="float" office:value="300.001" calcext:value-type="float">
            <text:p>300,001</text:p>
          </table:table-cell>
          <table:table-cell table:number-columns-repeated="3" office:value-type="float" office:value="300" calcext:value-type="float">
            <text:p>300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number-columns-repeated="4" office:value-type="float" office:value="300.001" calcext:value-type="float">
            <text:p>300,001</text:p>
          </table:table-cell>
          <table:table-cell table:number-columns-repeated="6" office:value-type="float" office:value="300.002" calcext:value-type="float">
            <text:p>300,002</text:p>
          </table:table-cell>
          <table:table-cell table:number-columns-repeated="14" office:value-type="float" office:value="300.003" calcext:value-type="float">
            <text:p>300,003</text:p>
          </table:table-cell>
          <table:table-cell table:number-columns-repeated="6" office:value-type="float" office:value="300.002" calcext:value-type="float">
            <text:p>300,002</text:p>
          </table:table-cell>
          <table:table-cell table:number-columns-repeated="4" office:value-type="float" office:value="300.001" calcext:value-type="float">
            <text:p>300,001</text:p>
          </table:table-cell>
          <table:table-cell table:number-columns-repeated="3"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number-columns-repeated="4" office:value-type="float" office:value="300.001" calcext:value-type="float">
            <text:p>300,001</text:p>
          </table:table-cell>
          <table:table-cell table:number-columns-repeated="4" office:value-type="float" office:value="300.002" calcext:value-type="float">
            <text:p>300,002</text:p>
          </table:table-cell>
          <table:table-cell table:number-columns-repeated="19" office:value-type="float" office:value="300.003" calcext:value-type="float">
            <text:p>300,003</text:p>
          </table:table-cell>
          <table:table-cell table:number-columns-repeated="5" office:value-type="float" office:value="300.002" calcext:value-type="float">
            <text:p>300,002</text:p>
          </table:table-cell>
          <table:table-cell table:number-columns-repeated="4" office:value-type="float" office:value="300.001" calcext:value-type="float">
            <text:p>300,001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number-columns-repeated="3" office:value-type="float" office:value="300.001" calcext:value-type="float">
            <text:p>300,001</text:p>
          </table:table-cell>
          <table:table-cell table:number-columns-repeated="4" office:value-type="float" office:value="300.002" calcext:value-type="float">
            <text:p>300,002</text:p>
          </table:table-cell>
          <table:table-cell table:number-columns-repeated="5" office:value-type="float" office:value="300.003" calcext:value-type="float">
            <text:p>300,003</text:p>
          </table:table-cell>
          <table:table-cell table:number-columns-repeated="12" office:value-type="float" office:value="300.004" calcext:value-type="float">
            <text:p>300,004</text:p>
          </table:table-cell>
          <table:table-cell table:number-columns-repeated="5" office:value-type="float" office:value="300.003" calcext:value-type="float">
            <text:p>300,003</text:p>
          </table:table-cell>
          <table:table-cell table:number-columns-repeated="4" office:value-type="float" office:value="300.002" calcext:value-type="float">
            <text:p>300,002</text:p>
          </table:table-cell>
          <table:table-cell table:number-columns-repeated="3" office:value-type="float" office:value="300.001" calcext:value-type="float">
            <text:p>300,001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number-columns-repeated="3" office:value-type="float" office:value="300.001" calcext:value-type="float">
            <text:p>300,001</text:p>
          </table:table-cell>
          <table:table-cell table:number-columns-repeated="3" office:value-type="float" office:value="300.002" calcext:value-type="float">
            <text:p>300,002</text:p>
          </table:table-cell>
          <table:table-cell table:number-columns-repeated="4" office:value-type="float" office:value="300.003" calcext:value-type="float">
            <text:p>300,003</text:p>
          </table:table-cell>
          <table:table-cell table:number-columns-repeated="16" office:value-type="float" office:value="300.004" calcext:value-type="float">
            <text:p>300,004</text:p>
          </table:table-cell>
          <table:table-cell table:number-columns-repeated="4" office:value-type="float" office:value="300.003" calcext:value-type="float">
            <text:p>300,003</text:p>
          </table:table-cell>
          <table:table-cell table:number-columns-repeated="3" office:value-type="float" office:value="300.002" calcext:value-type="float">
            <text:p>300,002</text:p>
          </table:table-cell>
          <table:table-cell table:number-columns-repeated="3" office:value-type="float" office:value="300.001" calcext:value-type="float">
            <text:p>300,001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300.001" calcext:value-type="float">
            <text:p>300,001</text:p>
          </table:table-cell>
          <table:table-cell table:number-columns-repeated="3" office:value-type="float" office:value="300.002" calcext:value-type="float">
            <text:p>300,002</text:p>
          </table:table-cell>
          <table:table-cell table:number-columns-repeated="3" office:value-type="float" office:value="300.003" calcext:value-type="float">
            <text:p>300,003</text:p>
          </table:table-cell>
          <table:table-cell table:number-columns-repeated="4" office:value-type="float" office:value="300.004" calcext:value-type="float">
            <text:p>300,004</text:p>
          </table:table-cell>
          <table:table-cell table:number-columns-repeated="12" office:value-type="float" office:value="300.005" calcext:value-type="float">
            <text:p>300,005</text:p>
          </table:table-cell>
          <table:table-cell table:number-columns-repeated="4" office:value-type="float" office:value="300.004" calcext:value-type="float">
            <text:p>300,004</text:p>
          </table:table-cell>
          <table:table-cell table:number-columns-repeated="3" office:value-type="float" office:value="300.003" calcext:value-type="float">
            <text:p>300,003</text:p>
          </table:table-cell>
          <table:table-cell table:number-columns-repeated="3" office:value-type="float" office:value="300.002" calcext:value-type="float">
            <text:p>300,002</text:p>
          </table:table-cell>
          <table:table-cell table:number-columns-repeated="2" office:value-type="float" office:value="300.001" calcext:value-type="float">
            <text:p>300,001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300.001" calcext:value-type="float">
            <text:p>300,001</text:p>
          </table:table-cell>
          <table:table-cell table:number-columns-repeated="2" office:value-type="float" office:value="300.002" calcext:value-type="float">
            <text:p>300,002</text:p>
          </table:table-cell>
          <table:table-cell table:number-columns-repeated="3" office:value-type="float" office:value="300.003" calcext:value-type="float">
            <text:p>300,003</text:p>
          </table:table-cell>
          <table:table-cell table:number-columns-repeated="3" office:value-type="float" office:value="300.004" calcext:value-type="float">
            <text:p>300,004</text:p>
          </table:table-cell>
          <table:table-cell table:number-columns-repeated="5" office:value-type="float" office:value="300.005" calcext:value-type="float">
            <text:p>300,005</text:p>
          </table:table-cell>
          <table:table-cell table:number-columns-repeated="6" office:value-type="float" office:value="300.006" calcext:value-type="float">
            <text:p>300,006</text:p>
          </table:table-cell>
          <table:table-cell table:number-columns-repeated="5" office:value-type="float" office:value="300.005" calcext:value-type="float">
            <text:p>300,005</text:p>
          </table:table-cell>
          <table:table-cell table:number-columns-repeated="3" office:value-type="float" office:value="300.004" calcext:value-type="float">
            <text:p>300,004</text:p>
          </table:table-cell>
          <table:table-cell table:number-columns-repeated="3" office:value-type="float" office:value="300.003" calcext:value-type="float">
            <text:p>300,003</text:p>
          </table:table-cell>
          <table:table-cell table:number-columns-repeated="2" office:value-type="float" office:value="300.002" calcext:value-type="float">
            <text:p>300,002</text:p>
          </table:table-cell>
          <table:table-cell table:number-columns-repeated="2" office:value-type="float" office:value="300.001" calcext:value-type="float">
            <text:p>300,001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300.001" calcext:value-type="float">
            <text:p>300,001</text:p>
          </table:table-cell>
          <table:table-cell table:number-columns-repeated="2" office:value-type="float" office:value="300.002" calcext:value-type="float">
            <text:p>300,002</text:p>
          </table:table-cell>
          <table:table-cell table:number-columns-repeated="3" office:value-type="float" office:value="300.003" calcext:value-type="float">
            <text:p>300,003</text:p>
          </table:table-cell>
          <table:table-cell table:number-columns-repeated="2" office:value-type="float" office:value="300.004" calcext:value-type="float">
            <text:p>300,004</text:p>
          </table:table-cell>
          <table:table-cell table:number-columns-repeated="3" office:value-type="float" office:value="300.005" calcext:value-type="float">
            <text:p>300,005</text:p>
          </table:table-cell>
          <table:table-cell table:number-columns-repeated="14" office:value-type="float" office:value="300.006" calcext:value-type="float">
            <text:p>300,006</text:p>
          </table:table-cell>
          <table:table-cell table:number-columns-repeated="3" office:value-type="float" office:value="300.005" calcext:value-type="float">
            <text:p>300,005</text:p>
          </table:table-cell>
          <table:table-cell table:number-columns-repeated="2" office:value-type="float" office:value="300.004" calcext:value-type="float">
            <text:p>300,004</text:p>
          </table:table-cell>
          <table:table-cell table:number-columns-repeated="2" office:value-type="float" office:value="300.003" calcext:value-type="float">
            <text:p>300,003</text:p>
          </table:table-cell>
          <table:table-cell table:number-columns-repeated="3" office:value-type="float" office:value="300.002" calcext:value-type="float">
            <text:p>300,002</text:p>
          </table:table-cell>
          <table:table-cell table:number-columns-repeated="2" office:value-type="float" office:value="300.001" calcext:value-type="float">
            <text:p>300,0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300.001" calcext:value-type="float">
            <text:p>300,001</text:p>
          </table:table-cell>
          <table:table-cell table:number-columns-repeated="2" office:value-type="float" office:value="300.002" calcext:value-type="float">
            <text:p>300,002</text:p>
          </table:table-cell>
          <table:table-cell table:number-columns-repeated="2" office:value-type="float" office:value="300.003" calcext:value-type="float">
            <text:p>300,003</text:p>
          </table:table-cell>
          <table:table-cell table:number-columns-repeated="2" office:value-type="float" office:value="300.004" calcext:value-type="float">
            <text:p>300,004</text:p>
          </table:table-cell>
          <table:table-cell table:number-columns-repeated="2" office:value-type="float" office:value="300.005" calcext:value-type="float">
            <text:p>300,005</text:p>
          </table:table-cell>
          <table:table-cell table:number-columns-repeated="4" office:value-type="float" office:value="300.006" calcext:value-type="float">
            <text:p>300,006</text:p>
          </table:table-cell>
          <table:table-cell table:number-columns-repeated="10" office:value-type="float" office:value="300.007" calcext:value-type="float">
            <text:p>300,007</text:p>
          </table:table-cell>
          <table:table-cell table:number-columns-repeated="4" office:value-type="float" office:value="300.006" calcext:value-type="float">
            <text:p>300,006</text:p>
          </table:table-cell>
          <table:table-cell table:number-columns-repeated="2" office:value-type="float" office:value="300.005" calcext:value-type="float">
            <text:p>300,005</text:p>
          </table:table-cell>
          <table:table-cell table:number-columns-repeated="2" office:value-type="float" office:value="300.004" calcext:value-type="float">
            <text:p>300,004</text:p>
          </table:table-cell>
          <table:table-cell table:number-columns-repeated="2" office:value-type="float" office:value="300.003" calcext:value-type="float">
            <text:p>300,003</text:p>
          </table:table-cell>
          <table:table-cell table:number-columns-repeated="2" office:value-type="float" office:value="300.002" calcext:value-type="float">
            <text:p>300,002</text:p>
          </table:table-cell>
          <table:table-cell table:number-columns-repeated="2" office:value-type="float" office:value="300.001" calcext:value-type="float">
            <text:p>300,0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300.001" calcext:value-type="float">
            <text:p>300,001</text:p>
          </table:table-cell>
          <table:table-cell office:value-type="float" office:value="300.002" calcext:value-type="float">
            <text:p>300,002</text:p>
          </table:table-cell>
          <table:table-cell table:number-columns-repeated="2" office:value-type="float" office:value="300.003" calcext:value-type="float">
            <text:p>300,003</text:p>
          </table:table-cell>
          <table:table-cell table:number-columns-repeated="2" office:value-type="float" office:value="300.004" calcext:value-type="float">
            <text:p>300,004</text:p>
          </table:table-cell>
          <table:table-cell table:number-columns-repeated="2" office:value-type="float" office:value="300.005" calcext:value-type="float">
            <text:p>300,005</text:p>
          </table:table-cell>
          <table:table-cell table:number-columns-repeated="2" office:value-type="float" office:value="300.006" calcext:value-type="float">
            <text:p>300,006</text:p>
          </table:table-cell>
          <table:table-cell table:number-columns-repeated="4" office:value-type="float" office:value="300.007" calcext:value-type="float">
            <text:p>300,007</text:p>
          </table:table-cell>
          <table:table-cell table:number-columns-repeated="8" office:value-type="float" office:value="300.008" calcext:value-type="float">
            <text:p>300,008</text:p>
          </table:table-cell>
          <table:table-cell table:number-columns-repeated="4" office:value-type="float" office:value="300.007" calcext:value-type="float">
            <text:p>300,007</text:p>
          </table:table-cell>
          <table:table-cell table:number-columns-repeated="2" office:value-type="float" office:value="300.006" calcext:value-type="float">
            <text:p>300,006</text:p>
          </table:table-cell>
          <table:table-cell table:number-columns-repeated="2" office:value-type="float" office:value="300.005" calcext:value-type="float">
            <text:p>300,005</text:p>
          </table:table-cell>
          <table:table-cell table:number-columns-repeated="2" office:value-type="float" office:value="300.004" calcext:value-type="float">
            <text:p>300,004</text:p>
          </table:table-cell>
          <table:table-cell table:number-columns-repeated="2" office:value-type="float" office:value="300.003" calcext:value-type="float">
            <text:p>300,003</text:p>
          </table:table-cell>
          <table:table-cell office:value-type="float" office:value="300.002" calcext:value-type="float">
            <text:p>300,002</text:p>
          </table:table-cell>
          <table:table-cell table:number-columns-repeated="2" office:value-type="float" office:value="300.001" calcext:value-type="float">
            <text:p>300,0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300.001" calcext:value-type="float">
            <text:p>300,001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.003" calcext:value-type="float">
            <text:p>300,003</text:p>
          </table:table-cell>
          <table:table-cell table:number-columns-repeated="2" office:value-type="float" office:value="300.004" calcext:value-type="float">
            <text:p>300,004</text:p>
          </table:table-cell>
          <table:table-cell table:number-columns-repeated="2" office:value-type="float" office:value="300.005" calcext:value-type="float">
            <text:p>300,005</text:p>
          </table:table-cell>
          <table:table-cell table:number-columns-repeated="2" office:value-type="float" office:value="300.006" calcext:value-type="float">
            <text:p>300,006</text:p>
          </table:table-cell>
          <table:table-cell table:number-columns-repeated="2" office:value-type="float" office:value="300.007" calcext:value-type="float">
            <text:p>300,007</text:p>
          </table:table-cell>
          <table:table-cell table:number-columns-repeated="3" office:value-type="float" office:value="300.008" calcext:value-type="float">
            <text:p>300,008</text:p>
          </table:table-cell>
          <table:table-cell table:number-columns-repeated="8" office:value-type="float" office:value="300.009" calcext:value-type="float">
            <text:p>300,009</text:p>
          </table:table-cell>
          <table:table-cell table:number-columns-repeated="3" office:value-type="float" office:value="300.008" calcext:value-type="float">
            <text:p>300,008</text:p>
          </table:table-cell>
          <table:table-cell table:number-columns-repeated="2" office:value-type="float" office:value="300.007" calcext:value-type="float">
            <text:p>300,007</text:p>
          </table:table-cell>
          <table:table-cell table:number-columns-repeated="2" office:value-type="float" office:value="300.006" calcext:value-type="float">
            <text:p>300,006</text:p>
          </table:table-cell>
          <table:table-cell table:number-columns-repeated="2" office:value-type="float" office:value="300.005" calcext:value-type="float">
            <text:p>300,005</text:p>
          </table:table-cell>
          <table:table-cell table:number-columns-repeated="2" office:value-type="float" office:value="300.004" calcext:value-type="float">
            <text:p>300,004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.002" calcext:value-type="float">
            <text:p>300,002</text:p>
          </table:table-cell>
          <table:table-cell table:number-columns-repeated="2" office:value-type="float" office:value="300.001" calcext:value-type="float">
            <text:p>300,0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1" calcext:value-type="float">
            <text:p>300,001</text:p>
          </table:table-cell>
          <table:table-cell table:number-columns-repeated="2" office:value-type="float" office:value="300.002" calcext:value-type="float">
            <text:p>300,002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.004" calcext:value-type="float">
            <text:p>300,004</text:p>
          </table:table-cell>
          <table:table-cell table:number-columns-repeated="2" office:value-type="float" office:value="300.005" calcext:value-type="float">
            <text:p>300,005</text:p>
          </table:table-cell>
          <table:table-cell office:value-type="float" office:value="300.006" calcext:value-type="float">
            <text:p>300,006</text:p>
          </table:table-cell>
          <table:table-cell table:number-columns-repeated="2" office:value-type="float" office:value="300.007" calcext:value-type="float">
            <text:p>300,007</text:p>
          </table:table-cell>
          <table:table-cell table:number-columns-repeated="2" office:value-type="float" office:value="300.008" calcext:value-type="float">
            <text:p>300,008</text:p>
          </table:table-cell>
          <table:table-cell table:number-columns-repeated="3" office:value-type="float" office:value="300.009" calcext:value-type="float">
            <text:p>300,009</text:p>
          </table:table-cell>
          <table:table-cell table:number-columns-repeated="8" office:value-type="float" office:value="300.01" calcext:value-type="float">
            <text:p>300,01</text:p>
          </table:table-cell>
          <table:table-cell table:number-columns-repeated="3" office:value-type="float" office:value="300.009" calcext:value-type="float">
            <text:p>300,009</text:p>
          </table:table-cell>
          <table:table-cell table:number-columns-repeated="2" office:value-type="float" office:value="300.008" calcext:value-type="float">
            <text:p>300,008</text:p>
          </table:table-cell>
          <table:table-cell table:number-columns-repeated="2" office:value-type="float" office:value="300.007" calcext:value-type="float">
            <text:p>300,007</text:p>
          </table:table-cell>
          <table:table-cell office:value-type="float" office:value="300.006" calcext:value-type="float">
            <text:p>300,006</text:p>
          </table:table-cell>
          <table:table-cell table:number-columns-repeated="2" office:value-type="float" office:value="300.005" calcext:value-type="float">
            <text:p>300,005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.003" calcext:value-type="float">
            <text:p>300,003</text:p>
          </table:table-cell>
          <table:table-cell table:number-columns-repeated="2" office:value-type="float" office:value="300.002" calcext:value-type="float">
            <text:p>300,002</text:p>
          </table:table-cell>
          <table:table-cell office:value-type="float" office:value="300.001" calcext:value-type="float">
            <text:p>300,0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1" calcext:value-type="float">
            <text:p>300,001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.003" calcext:value-type="float">
            <text:p>300,003</text:p>
          </table:table-cell>
          <table:table-cell table:number-columns-repeated="2" office:value-type="float" office:value="300.004" calcext:value-type="float">
            <text:p>300,004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6" calcext:value-type="float">
            <text:p>300,006</text:p>
          </table:table-cell>
          <table:table-cell table:number-columns-repeated="2" office:value-type="float" office:value="300.007" calcext:value-type="float">
            <text:p>300,007</text:p>
          </table:table-cell>
          <table:table-cell office:value-type="float" office:value="300.008" calcext:value-type="float">
            <text:p>300,008</text:p>
          </table:table-cell>
          <table:table-cell table:number-columns-repeated="2" office:value-type="float" office:value="300.009" calcext:value-type="float">
            <text:p>300,009</text:p>
          </table:table-cell>
          <table:table-cell table:number-columns-repeated="3" office:value-type="float" office:value="300.01" calcext:value-type="float">
            <text:p>300,01</text:p>
          </table:table-cell>
          <table:table-cell table:number-columns-repeated="8" office:value-type="float" office:value="300.011" calcext:value-type="float">
            <text:p>300,011</text:p>
          </table:table-cell>
          <table:table-cell table:number-columns-repeated="3" office:value-type="float" office:value="300.01" calcext:value-type="float">
            <text:p>300,01</text:p>
          </table:table-cell>
          <table:table-cell table:number-columns-repeated="2" office:value-type="float" office:value="300.009" calcext:value-type="float">
            <text:p>300,009</text:p>
          </table:table-cell>
          <table:table-cell office:value-type="float" office:value="300.008" calcext:value-type="float">
            <text:p>300,008</text:p>
          </table:table-cell>
          <table:table-cell table:number-columns-repeated="2" office:value-type="float" office:value="300.007" calcext:value-type="float">
            <text:p>300,007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05" calcext:value-type="float">
            <text:p>300,005</text:p>
          </table:table-cell>
          <table:table-cell table:number-columns-repeated="2" office:value-type="float" office:value="300.004" calcext:value-type="float">
            <text:p>300,004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.001" calcext:value-type="float">
            <text:p>300,0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1" calcext:value-type="float">
            <text:p>300,001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6" calcext:value-type="float">
            <text:p>300,006</text:p>
          </table:table-cell>
          <table:table-cell table:number-columns-repeated="2" office:value-type="float" office:value="300.007" calcext:value-type="float">
            <text:p>300,007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09" calcext:value-type="float">
            <text:p>300,009</text:p>
          </table:table-cell>
          <table:table-cell table:number-columns-repeated="2" office:value-type="float" office:value="300.01" calcext:value-type="float">
            <text:p>300,01</text:p>
          </table:table-cell>
          <table:table-cell table:number-columns-repeated="2" office:value-type="float" office:value="300.011" calcext:value-type="float">
            <text:p>300,011</text:p>
          </table:table-cell>
          <table:table-cell table:number-columns-repeated="10" office:value-type="float" office:value="300.012" calcext:value-type="float">
            <text:p>300,012</text:p>
          </table:table-cell>
          <table:table-cell table:number-columns-repeated="2" office:value-type="float" office:value="300.011" calcext:value-type="float">
            <text:p>300,011</text:p>
          </table:table-cell>
          <table:table-cell table:number-columns-repeated="2" office:value-type="float" office:value="300.01" calcext:value-type="float">
            <text:p>300,01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08" calcext:value-type="float">
            <text:p>300,008</text:p>
          </table:table-cell>
          <table:table-cell table:number-columns-repeated="2" office:value-type="float" office:value="300.007" calcext:value-type="float">
            <text:p>300,007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.001" calcext:value-type="float">
            <text:p>300,0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1" calcext:value-type="float">
            <text:p>300,001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1" calcext:value-type="float">
            <text:p>300,01</text:p>
          </table:table-cell>
          <table:table-cell table:number-columns-repeated="2" office:value-type="float" office:value="300.011" calcext:value-type="float">
            <text:p>300,011</text:p>
          </table:table-cell>
          <table:table-cell office:value-type="float" office:value="300.012" calcext:value-type="float">
            <text:p>300,012</text:p>
          </table:table-cell>
          <table:table-cell table:number-columns-repeated="3" office:value-type="float" office:value="300.013" calcext:value-type="float">
            <text:p>300,013</text:p>
          </table:table-cell>
          <table:table-cell table:number-columns-repeated="6" office:value-type="float" office:value="300.014" calcext:value-type="float">
            <text:p>300,014</text:p>
          </table:table-cell>
          <table:table-cell table:number-columns-repeated="2" office:value-type="float" office:value="300.013" calcext:value-type="float">
            <text:p>300,013</text:p>
          </table:table-cell>
          <table:table-cell table:number-columns-repeated="2" office:value-type="float" office:value="300.012" calcext:value-type="float">
            <text:p>300,012</text:p>
          </table:table-cell>
          <table:table-cell table:number-columns-repeated="2" office:value-type="float" office:value="300.011" calcext:value-type="float">
            <text:p>300,011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.001" calcext:value-type="float">
            <text:p>300,0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1" calcext:value-type="float">
            <text:p>300,001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12" calcext:value-type="float">
            <text:p>300,012</text:p>
          </table:table-cell>
          <table:table-cell table:number-columns-repeated="2" office:value-type="float" office:value="300.013" calcext:value-type="float">
            <text:p>300,013</text:p>
          </table:table-cell>
          <table:table-cell table:number-columns-repeated="2" office:value-type="float" office:value="300.014" calcext:value-type="float">
            <text:p>300,014</text:p>
          </table:table-cell>
          <table:table-cell table:number-columns-repeated="8" office:value-type="float" office:value="300.015" calcext:value-type="float">
            <text:p>300,015</text:p>
          </table:table-cell>
          <table:table-cell table:number-columns-repeated="2" office:value-type="float" office:value="300.014" calcext:value-type="float">
            <text:p>300,014</text:p>
          </table:table-cell>
          <table:table-cell table:number-columns-repeated="2" office:value-type="float" office:value="300.013" calcext:value-type="float">
            <text:p>300,013</text:p>
          </table:table-cell>
          <table:table-cell office:value-type="float" office:value="300.012" calcext:value-type="float">
            <text:p>300,012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.001" calcext:value-type="float">
            <text:p>300,0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1" calcext:value-type="float">
            <text:p>300,001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12" calcext:value-type="float">
            <text:p>300,012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14" calcext:value-type="float">
            <text:p>300,014</text:p>
          </table:table-cell>
          <table:table-cell table:number-columns-repeated="2" office:value-type="float" office:value="300.015" calcext:value-type="float">
            <text:p>300,015</text:p>
          </table:table-cell>
          <table:table-cell table:number-columns-repeated="2" office:value-type="float" office:value="300.016" calcext:value-type="float">
            <text:p>300,016</text:p>
          </table:table-cell>
          <table:table-cell table:number-columns-repeated="6" office:value-type="float" office:value="300.017" calcext:value-type="float">
            <text:p>300,017</text:p>
          </table:table-cell>
          <table:table-cell table:number-columns-repeated="2" office:value-type="float" office:value="300.016" calcext:value-type="float">
            <text:p>300,016</text:p>
          </table:table-cell>
          <table:table-cell table:number-columns-repeated="2" office:value-type="float" office:value="300.015" calcext:value-type="float">
            <text:p>300,015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12" calcext:value-type="float">
            <text:p>300,012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.001" calcext:value-type="float">
            <text:p>300,0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15" calcext:value-type="float">
            <text:p>300,015</text:p>
          </table:table-cell>
          <table:table-cell table:number-columns-repeated="2" office:value-type="float" office:value="300.016" calcext:value-type="float">
            <text:p>300,016</text:p>
          </table:table-cell>
          <table:table-cell office:value-type="float" office:value="300.017" calcext:value-type="float">
            <text:p>300,017</text:p>
          </table:table-cell>
          <table:table-cell table:number-columns-repeated="2" office:value-type="float" office:value="300.018" calcext:value-type="float">
            <text:p>300,018</text:p>
          </table:table-cell>
          <table:table-cell table:number-columns-repeated="6" office:value-type="float" office:value="300.019" calcext:value-type="float">
            <text:p>300,019</text:p>
          </table:table-cell>
          <table:table-cell table:number-columns-repeated="2" office:value-type="float" office:value="300.018" calcext:value-type="float">
            <text:p>300,018</text:p>
          </table:table-cell>
          <table:table-cell office:value-type="float" office:value="300.017" calcext:value-type="float">
            <text:p>300,017</text:p>
          </table:table-cell>
          <table:table-cell table:number-columns-repeated="2" office:value-type="float" office:value="300.016" calcext:value-type="float">
            <text:p>300,016</text:p>
          </table:table-cell>
          <table:table-cell office:value-type="float" office:value="300.015" calcext:value-type="float">
            <text:p>300,015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15" calcext:value-type="float">
            <text:p>300,015</text:p>
          </table:table-cell>
          <table:table-cell office:value-type="float" office:value="300.016" calcext:value-type="float">
            <text:p>300,016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18" calcext:value-type="float">
            <text:p>300,018</text:p>
          </table:table-cell>
          <table:table-cell office:value-type="float" office:value="300.019" calcext:value-type="float">
            <text:p>300,019</text:p>
          </table:table-cell>
          <table:table-cell table:number-columns-repeated="2" office:value-type="float" office:value="300.02" calcext:value-type="float">
            <text:p>300,02</text:p>
          </table:table-cell>
          <table:table-cell table:number-columns-repeated="6" office:value-type="float" office:value="300.021" calcext:value-type="float">
            <text:p>300,021</text:p>
          </table:table-cell>
          <table:table-cell table:number-columns-repeated="2" office:value-type="float" office:value="300.02" calcext:value-type="float">
            <text:p>300,02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18" calcext:value-type="float">
            <text:p>300,018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16" calcext:value-type="float">
            <text:p>300,016</text:p>
          </table:table-cell>
          <table:table-cell office:value-type="float" office:value="300.015" calcext:value-type="float">
            <text:p>300,015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16" calcext:value-type="float">
            <text:p>300,016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18" calcext:value-type="float">
            <text:p>300,018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2" calcext:value-type="float">
            <text:p>300,02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22" calcext:value-type="float">
            <text:p>300,022</text:p>
          </table:table-cell>
          <table:table-cell table:number-columns-repeated="8" office:value-type="float" office:value="300.023" calcext:value-type="float">
            <text:p>300,023</text:p>
          </table:table-cell>
          <table:table-cell office:value-type="float" office:value="300.022" calcext:value-type="float">
            <text:p>300,022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2" calcext:value-type="float">
            <text:p>300,02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18" calcext:value-type="float">
            <text:p>300,018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16" calcext:value-type="float">
            <text:p>300,016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12" calcext:value-type="float">
            <text:p>300,012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16" calcext:value-type="float">
            <text:p>300,016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2" calcext:value-type="float">
            <text:p>300,02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23" calcext:value-type="float">
            <text:p>300,023</text:p>
          </table:table-cell>
          <table:table-cell table:number-columns-repeated="2" office:value-type="float" office:value="300.024" calcext:value-type="float">
            <text:p>300,024</text:p>
          </table:table-cell>
          <table:table-cell office:value-type="float" office:value="300.025" calcext:value-type="float">
            <text:p>300,025</text:p>
          </table:table-cell>
          <table:table-cell table:number-columns-repeated="5" office:value-type="float" office:value="300.026" calcext:value-type="float">
            <text:p>300,026</text:p>
          </table:table-cell>
          <table:table-cell table:number-columns-repeated="2" office:value-type="float" office:value="300.025" calcext:value-type="float">
            <text:p>300,025</text:p>
          </table:table-cell>
          <table:table-cell office:value-type="float" office:value="300.024" calcext:value-type="float">
            <text:p>300,024</text:p>
          </table:table-cell>
          <table:table-cell table:number-columns-repeated="2" office:value-type="float" office:value="300.023" calcext:value-type="float">
            <text:p>300,023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2" calcext:value-type="float">
            <text:p>300,02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16" calcext:value-type="float">
            <text:p>300,016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12" calcext:value-type="float">
            <text:p>300,012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15" calcext:value-type="float">
            <text:p>300,015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22" calcext:value-type="float">
            <text:p>300,022</text:p>
          </table:table-cell>
          <table:table-cell office:value-type="float" office:value="300.024" calcext:value-type="float">
            <text:p>300,024</text:p>
          </table:table-cell>
          <table:table-cell office:value-type="float" office:value="300.025" calcext:value-type="float">
            <text:p>300,025</text:p>
          </table:table-cell>
          <table:table-cell office:value-type="float" office:value="300.026" calcext:value-type="float">
            <text:p>300,026</text:p>
          </table:table-cell>
          <table:table-cell office:value-type="float" office:value="300.027" calcext:value-type="float">
            <text:p>300,027</text:p>
          </table:table-cell>
          <table:table-cell table:number-columns-repeated="2" office:value-type="float" office:value="300.028" calcext:value-type="float">
            <text:p>300,028</text:p>
          </table:table-cell>
          <table:table-cell table:number-columns-repeated="4" office:value-type="float" office:value="300.029" calcext:value-type="float">
            <text:p>300,029</text:p>
          </table:table-cell>
          <table:table-cell table:number-columns-repeated="2" office:value-type="float" office:value="300.028" calcext:value-type="float">
            <text:p>300,028</text:p>
          </table:table-cell>
          <table:table-cell office:value-type="float" office:value="300.027" calcext:value-type="float">
            <text:p>300,027</text:p>
          </table:table-cell>
          <table:table-cell office:value-type="float" office:value="300.026" calcext:value-type="float">
            <text:p>300,026</text:p>
          </table:table-cell>
          <table:table-cell office:value-type="float" office:value="300.025" calcext:value-type="float">
            <text:p>300,025</text:p>
          </table:table-cell>
          <table:table-cell office:value-type="float" office:value="300.024" calcext:value-type="float">
            <text:p>300,024</text:p>
          </table:table-cell>
          <table:table-cell office:value-type="float" office:value="300.022" calcext:value-type="float">
            <text:p>300,022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15" calcext:value-type="float">
            <text:p>300,015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15" calcext:value-type="float">
            <text:p>300,015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23" calcext:value-type="float">
            <text:p>300,023</text:p>
          </table:table-cell>
          <table:table-cell office:value-type="float" office:value="300.025" calcext:value-type="float">
            <text:p>300,025</text:p>
          </table:table-cell>
          <table:table-cell office:value-type="float" office:value="300.026" calcext:value-type="float">
            <text:p>300,026</text:p>
          </table:table-cell>
          <table:table-cell office:value-type="float" office:value="300.028" calcext:value-type="float">
            <text:p>300,028</text:p>
          </table:table-cell>
          <table:table-cell office:value-type="float" office:value="300.029" calcext:value-type="float">
            <text:p>300,029</text:p>
          </table:table-cell>
          <table:table-cell office:value-type="float" office:value="300.03" calcext:value-type="float">
            <text:p>300,03</text:p>
          </table:table-cell>
          <table:table-cell table:number-columns-repeated="2" office:value-type="float" office:value="300.031" calcext:value-type="float">
            <text:p>300,031</text:p>
          </table:table-cell>
          <table:table-cell table:number-columns-repeated="4" office:value-type="float" office:value="300.032" calcext:value-type="float">
            <text:p>300,032</text:p>
          </table:table-cell>
          <table:table-cell table:number-columns-repeated="2" office:value-type="float" office:value="300.031" calcext:value-type="float">
            <text:p>300,031</text:p>
          </table:table-cell>
          <table:table-cell office:value-type="float" office:value="300.03" calcext:value-type="float">
            <text:p>300,03</text:p>
          </table:table-cell>
          <table:table-cell office:value-type="float" office:value="300.029" calcext:value-type="float">
            <text:p>300,029</text:p>
          </table:table-cell>
          <table:table-cell office:value-type="float" office:value="300.028" calcext:value-type="float">
            <text:p>300,028</text:p>
          </table:table-cell>
          <table:table-cell office:value-type="float" office:value="300.026" calcext:value-type="float">
            <text:p>300,026</text:p>
          </table:table-cell>
          <table:table-cell office:value-type="float" office:value="300.025" calcext:value-type="float">
            <text:p>300,025</text:p>
          </table:table-cell>
          <table:table-cell office:value-type="float" office:value="300.023" calcext:value-type="float">
            <text:p>300,023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15" calcext:value-type="float">
            <text:p>300,015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24" calcext:value-type="float">
            <text:p>300,024</text:p>
          </table:table-cell>
          <table:table-cell office:value-type="float" office:value="300.026" calcext:value-type="float">
            <text:p>300,026</text:p>
          </table:table-cell>
          <table:table-cell office:value-type="float" office:value="300.028" calcext:value-type="float">
            <text:p>300,028</text:p>
          </table:table-cell>
          <table:table-cell office:value-type="float" office:value="300.029" calcext:value-type="float">
            <text:p>300,029</text:p>
          </table:table-cell>
          <table:table-cell office:value-type="float" office:value="300.031" calcext:value-type="float">
            <text:p>300,031</text:p>
          </table:table-cell>
          <table:table-cell office:value-type="float" office:value="300.032" calcext:value-type="float">
            <text:p>300,032</text:p>
          </table:table-cell>
          <table:table-cell office:value-type="float" office:value="300.033" calcext:value-type="float">
            <text:p>300,033</text:p>
          </table:table-cell>
          <table:table-cell office:value-type="float" office:value="300.034" calcext:value-type="float">
            <text:p>300,034</text:p>
          </table:table-cell>
          <table:table-cell table:number-columns-repeated="6" office:value-type="float" office:value="300.035" calcext:value-type="float">
            <text:p>300,035</text:p>
          </table:table-cell>
          <table:table-cell office:value-type="float" office:value="300.034" calcext:value-type="float">
            <text:p>300,034</text:p>
          </table:table-cell>
          <table:table-cell office:value-type="float" office:value="300.033" calcext:value-type="float">
            <text:p>300,033</text:p>
          </table:table-cell>
          <table:table-cell office:value-type="float" office:value="300.032" calcext:value-type="float">
            <text:p>300,032</text:p>
          </table:table-cell>
          <table:table-cell office:value-type="float" office:value="300.031" calcext:value-type="float">
            <text:p>300,031</text:p>
          </table:table-cell>
          <table:table-cell office:value-type="float" office:value="300.029" calcext:value-type="float">
            <text:p>300,029</text:p>
          </table:table-cell>
          <table:table-cell office:value-type="float" office:value="300.027" calcext:value-type="float">
            <text:p>300,027</text:p>
          </table:table-cell>
          <table:table-cell office:value-type="float" office:value="300.026" calcext:value-type="float">
            <text:p>300,026</text:p>
          </table:table-cell>
          <table:table-cell office:value-type="float" office:value="300.023" calcext:value-type="float">
            <text:p>300,023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16" calcext:value-type="float">
            <text:p>300,016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12" calcext:value-type="float">
            <text:p>300,012</text:p>
          </table:table-cell>
          <table:table-cell office:value-type="float" office:value="300.015" calcext:value-type="float">
            <text:p>300,015</text:p>
          </table:table-cell>
          <table:table-cell office:value-type="float" office:value="300.018" calcext:value-type="float">
            <text:p>300,018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24" calcext:value-type="float">
            <text:p>300,024</text:p>
          </table:table-cell>
          <table:table-cell office:value-type="float" office:value="300.026" calcext:value-type="float">
            <text:p>300,026</text:p>
          </table:table-cell>
          <table:table-cell office:value-type="float" office:value="300.028" calcext:value-type="float">
            <text:p>300,028</text:p>
          </table:table-cell>
          <table:table-cell office:value-type="float" office:value="300.03" calcext:value-type="float">
            <text:p>300,03</text:p>
          </table:table-cell>
          <table:table-cell office:value-type="float" office:value="300.032" calcext:value-type="float">
            <text:p>300,032</text:p>
          </table:table-cell>
          <table:table-cell office:value-type="float" office:value="300.034" calcext:value-type="float">
            <text:p>300,034</text:p>
          </table:table-cell>
          <table:table-cell office:value-type="float" office:value="300.036" calcext:value-type="float">
            <text:p>300,036</text:p>
          </table:table-cell>
          <table:table-cell office:value-type="float" office:value="300.037" calcext:value-type="float">
            <text:p>300,037</text:p>
          </table:table-cell>
          <table:table-cell office:value-type="float" office:value="300.038" calcext:value-type="float">
            <text:p>300,038</text:p>
          </table:table-cell>
          <table:table-cell table:number-columns-repeated="5" office:value-type="float" office:value="300.039" calcext:value-type="float">
            <text:p>300,039</text:p>
          </table:table-cell>
          <table:table-cell table:number-columns-repeated="2" office:value-type="float" office:value="300.038" calcext:value-type="float">
            <text:p>300,038</text:p>
          </table:table-cell>
          <table:table-cell office:value-type="float" office:value="300.037" calcext:value-type="float">
            <text:p>300,037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00.034" calcext:value-type="float">
            <text:p>300,034</text:p>
          </table:table-cell>
          <table:table-cell office:value-type="float" office:value="300.032" calcext:value-type="float">
            <text:p>300,032</text:p>
          </table:table-cell>
          <table:table-cell office:value-type="float" office:value="300.03" calcext:value-type="float">
            <text:p>300,03</text:p>
          </table:table-cell>
          <table:table-cell office:value-type="float" office:value="300.028" calcext:value-type="float">
            <text:p>300,028</text:p>
          </table:table-cell>
          <table:table-cell office:value-type="float" office:value="300.026" calcext:value-type="float">
            <text:p>300,026</text:p>
          </table:table-cell>
          <table:table-cell office:value-type="float" office:value="300.024" calcext:value-type="float">
            <text:p>300,024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18" calcext:value-type="float">
            <text:p>300,018</text:p>
          </table:table-cell>
          <table:table-cell office:value-type="float" office:value="300.015" calcext:value-type="float">
            <text:p>300,015</text:p>
          </table:table-cell>
          <table:table-cell office:value-type="float" office:value="300.012" calcext:value-type="float">
            <text:p>300,012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2" calcext:value-type="float">
            <text:p>300,02</text:p>
          </table:table-cell>
          <table:table-cell office:value-type="float" office:value="300.023" calcext:value-type="float">
            <text:p>300,023</text:p>
          </table:table-cell>
          <table:table-cell office:value-type="float" office:value="300.026" calcext:value-type="float">
            <text:p>300,026</text:p>
          </table:table-cell>
          <table:table-cell office:value-type="float" office:value="300.029" calcext:value-type="float">
            <text:p>300,029</text:p>
          </table:table-cell>
          <table:table-cell office:value-type="float" office:value="300.031" calcext:value-type="float">
            <text:p>300,031</text:p>
          </table:table-cell>
          <table:table-cell office:value-type="float" office:value="300.034" calcext:value-type="float">
            <text:p>300,034</text:p>
          </table:table-cell>
          <table:table-cell office:value-type="float" office:value="300.036" calcext:value-type="float">
            <text:p>300,036</text:p>
          </table:table-cell>
          <table:table-cell office:value-type="float" office:value="300.038" calcext:value-type="float">
            <text:p>300,038</text:p>
          </table:table-cell>
          <table:table-cell office:value-type="float" office:value="300.039" calcext:value-type="float">
            <text:p>300,039</text:p>
          </table:table-cell>
          <table:table-cell office:value-type="float" office:value="300.041" calcext:value-type="float">
            <text:p>300,041</text:p>
          </table:table-cell>
          <table:table-cell office:value-type="float" office:value="300.042" calcext:value-type="float">
            <text:p>300,042</text:p>
          </table:table-cell>
          <table:table-cell table:number-columns-repeated="6" office:value-type="float" office:value="300.043" calcext:value-type="float">
            <text:p>300,043</text:p>
          </table:table-cell>
          <table:table-cell office:value-type="float" office:value="300.042" calcext:value-type="float">
            <text:p>300,042</text:p>
          </table:table-cell>
          <table:table-cell office:value-type="float" office:value="300.041" calcext:value-type="float">
            <text:p>300,041</text:p>
          </table:table-cell>
          <table:table-cell office:value-type="float" office:value="300.039" calcext:value-type="float">
            <text:p>300,039</text:p>
          </table:table-cell>
          <table:table-cell office:value-type="float" office:value="300.038" calcext:value-type="float">
            <text:p>300,038</text:p>
          </table:table-cell>
          <table:table-cell office:value-type="float" office:value="300.036" calcext:value-type="float">
            <text:p>300,036</text:p>
          </table:table-cell>
          <table:table-cell office:value-type="float" office:value="300.034" calcext:value-type="float">
            <text:p>300,034</text:p>
          </table:table-cell>
          <table:table-cell office:value-type="float" office:value="300.031" calcext:value-type="float">
            <text:p>300,031</text:p>
          </table:table-cell>
          <table:table-cell office:value-type="float" office:value="300.029" calcext:value-type="float">
            <text:p>300,029</text:p>
          </table:table-cell>
          <table:table-cell office:value-type="float" office:value="300.026" calcext:value-type="float">
            <text:p>300,026</text:p>
          </table:table-cell>
          <table:table-cell office:value-type="float" office:value="300.023" calcext:value-type="float">
            <text:p>300,023</text:p>
          </table:table-cell>
          <table:table-cell office:value-type="float" office:value="300.02" calcext:value-type="float">
            <text:p>300,02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12" calcext:value-type="float">
            <text:p>300,012</text:p>
          </table:table-cell>
          <table:table-cell office:value-type="float" office:value="300.015" calcext:value-type="float">
            <text:p>300,015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22" calcext:value-type="float">
            <text:p>300,022</text:p>
          </table:table-cell>
          <table:table-cell office:value-type="float" office:value="300.026" calcext:value-type="float">
            <text:p>300,026</text:p>
          </table:table-cell>
          <table:table-cell office:value-type="float" office:value="300.029" calcext:value-type="float">
            <text:p>300,029</text:p>
          </table:table-cell>
          <table:table-cell office:value-type="float" office:value="300.032" calcext:value-type="float">
            <text:p>300,032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00.037" calcext:value-type="float">
            <text:p>300,037</text:p>
          </table:table-cell>
          <table:table-cell office:value-type="float" office:value="300.04" calcext:value-type="float">
            <text:p>300,04</text:p>
          </table:table-cell>
          <table:table-cell office:value-type="float" office:value="300.042" calcext:value-type="float">
            <text:p>300,042</text:p>
          </table:table-cell>
          <table:table-cell office:value-type="float" office:value="300.044" calcext:value-type="float">
            <text:p>300,044</text:p>
          </table:table-cell>
          <table:table-cell office:value-type="float" office:value="300.045" calcext:value-type="float">
            <text:p>300,045</text:p>
          </table:table-cell>
          <table:table-cell office:value-type="float" office:value="300.046" calcext:value-type="float">
            <text:p>300,046</text:p>
          </table:table-cell>
          <table:table-cell office:value-type="float" office:value="300.047" calcext:value-type="float">
            <text:p>300,047</text:p>
          </table:table-cell>
          <table:table-cell table:number-columns-repeated="4" office:value-type="float" office:value="300.048" calcext:value-type="float">
            <text:p>300,048</text:p>
          </table:table-cell>
          <table:table-cell office:value-type="float" office:value="300.047" calcext:value-type="float">
            <text:p>300,047</text:p>
          </table:table-cell>
          <table:table-cell office:value-type="float" office:value="300.046" calcext:value-type="float">
            <text:p>300,046</text:p>
          </table:table-cell>
          <table:table-cell office:value-type="float" office:value="300.045" calcext:value-type="float">
            <text:p>300,045</text:p>
          </table:table-cell>
          <table:table-cell office:value-type="float" office:value="300.043" calcext:value-type="float">
            <text:p>300,043</text:p>
          </table:table-cell>
          <table:table-cell office:value-type="float" office:value="300.042" calcext:value-type="float">
            <text:p>300,042</text:p>
          </table:table-cell>
          <table:table-cell office:value-type="float" office:value="300.04" calcext:value-type="float">
            <text:p>300,04</text:p>
          </table:table-cell>
          <table:table-cell office:value-type="float" office:value="300.037" calcext:value-type="float">
            <text:p>300,037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00.032" calcext:value-type="float">
            <text:p>300,032</text:p>
          </table:table-cell>
          <table:table-cell office:value-type="float" office:value="300.029" calcext:value-type="float">
            <text:p>300,029</text:p>
          </table:table-cell>
          <table:table-cell office:value-type="float" office:value="300.026" calcext:value-type="float">
            <text:p>300,026</text:p>
          </table:table-cell>
          <table:table-cell office:value-type="float" office:value="300.022" calcext:value-type="float">
            <text:p>300,022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15" calcext:value-type="float">
            <text:p>300,015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25" calcext:value-type="float">
            <text:p>300,025</text:p>
          </table:table-cell>
          <table:table-cell office:value-type="float" office:value="300.029" calcext:value-type="float">
            <text:p>300,029</text:p>
          </table:table-cell>
          <table:table-cell office:value-type="float" office:value="300.032" calcext:value-type="float">
            <text:p>300,032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00.039" calcext:value-type="float">
            <text:p>300,039</text:p>
          </table:table-cell>
          <table:table-cell office:value-type="float" office:value="300.041" calcext:value-type="float">
            <text:p>300,041</text:p>
          </table:table-cell>
          <table:table-cell office:value-type="float" office:value="300.044" calcext:value-type="float">
            <text:p>300,044</text:p>
          </table:table-cell>
          <table:table-cell office:value-type="float" office:value="300.046" calcext:value-type="float">
            <text:p>300,046</text:p>
          </table:table-cell>
          <table:table-cell office:value-type="float" office:value="300.048" calcext:value-type="float">
            <text:p>300,048</text:p>
          </table:table-cell>
          <table:table-cell office:value-type="float" office:value="300.05" calcext:value-type="float">
            <text:p>300,05</text:p>
          </table:table-cell>
          <table:table-cell office:value-type="float" office:value="300.051" calcext:value-type="float">
            <text:p>300,051</text:p>
          </table:table-cell>
          <table:table-cell office:value-type="float" office:value="300.052" calcext:value-type="float">
            <text:p>300,052</text:p>
          </table:table-cell>
          <table:table-cell table:number-columns-repeated="4" office:value-type="float" office:value="300.053" calcext:value-type="float">
            <text:p>300,053</text:p>
          </table:table-cell>
          <table:table-cell office:value-type="float" office:value="300.052" calcext:value-type="float">
            <text:p>300,052</text:p>
          </table:table-cell>
          <table:table-cell office:value-type="float" office:value="300.051" calcext:value-type="float">
            <text:p>300,051</text:p>
          </table:table-cell>
          <table:table-cell office:value-type="float" office:value="300.05" calcext:value-type="float">
            <text:p>300,05</text:p>
          </table:table-cell>
          <table:table-cell office:value-type="float" office:value="300.048" calcext:value-type="float">
            <text:p>300,048</text:p>
          </table:table-cell>
          <table:table-cell office:value-type="float" office:value="300.046" calcext:value-type="float">
            <text:p>300,046</text:p>
          </table:table-cell>
          <table:table-cell office:value-type="float" office:value="300.044" calcext:value-type="float">
            <text:p>300,044</text:p>
          </table:table-cell>
          <table:table-cell office:value-type="float" office:value="300.041" calcext:value-type="float">
            <text:p>300,041</text:p>
          </table:table-cell>
          <table:table-cell office:value-type="float" office:value="300.038" calcext:value-type="float">
            <text:p>300,038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00.032" calcext:value-type="float">
            <text:p>300,032</text:p>
          </table:table-cell>
          <table:table-cell office:value-type="float" office:value="300.028" calcext:value-type="float">
            <text:p>300,028</text:p>
          </table:table-cell>
          <table:table-cell office:value-type="float" office:value="300.025" calcext:value-type="float">
            <text:p>300,025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23" calcext:value-type="float">
            <text:p>300,023</text:p>
          </table:table-cell>
          <table:table-cell office:value-type="float" office:value="300.027" calcext:value-type="float">
            <text:p>300,027</text:p>
          </table:table-cell>
          <table:table-cell office:value-type="float" office:value="300.032" calcext:value-type="float">
            <text:p>300,032</text:p>
          </table:table-cell>
          <table:table-cell office:value-type="float" office:value="300.036" calcext:value-type="float">
            <text:p>300,036</text:p>
          </table:table-cell>
          <table:table-cell office:value-type="float" office:value="300.039" calcext:value-type="float">
            <text:p>300,039</text:p>
          </table:table-cell>
          <table:table-cell office:value-type="float" office:value="300.043" calcext:value-type="float">
            <text:p>300,043</text:p>
          </table:table-cell>
          <table:table-cell office:value-type="float" office:value="300.046" calcext:value-type="float">
            <text:p>300,046</text:p>
          </table:table-cell>
          <table:table-cell office:value-type="float" office:value="300.049" calcext:value-type="float">
            <text:p>300,049</text:p>
          </table:table-cell>
          <table:table-cell office:value-type="float" office:value="300.051" calcext:value-type="float">
            <text:p>300,051</text:p>
          </table:table-cell>
          <table:table-cell office:value-type="float" office:value="300.053" calcext:value-type="float">
            <text:p>300,053</text:p>
          </table:table-cell>
          <table:table-cell office:value-type="float" office:value="300.055" calcext:value-type="float">
            <text:p>300,055</text:p>
          </table:table-cell>
          <table:table-cell office:value-type="float" office:value="300.057" calcext:value-type="float">
            <text:p>300,057</text:p>
          </table:table-cell>
          <table:table-cell table:number-columns-repeated="2" office:value-type="float" office:value="300.058" calcext:value-type="float">
            <text:p>300,058</text:p>
          </table:table-cell>
          <table:table-cell table:number-columns-repeated="2" office:value-type="float" office:value="300.059" calcext:value-type="float">
            <text:p>300,059</text:p>
          </table:table-cell>
          <table:table-cell table:number-columns-repeated="2" office:value-type="float" office:value="300.058" calcext:value-type="float">
            <text:p>300,058</text:p>
          </table:table-cell>
          <table:table-cell office:value-type="float" office:value="300.056" calcext:value-type="float">
            <text:p>300,056</text:p>
          </table:table-cell>
          <table:table-cell office:value-type="float" office:value="300.055" calcext:value-type="float">
            <text:p>300,055</text:p>
          </table:table-cell>
          <table:table-cell office:value-type="float" office:value="300.053" calcext:value-type="float">
            <text:p>300,053</text:p>
          </table:table-cell>
          <table:table-cell office:value-type="float" office:value="300.051" calcext:value-type="float">
            <text:p>300,051</text:p>
          </table:table-cell>
          <table:table-cell office:value-type="float" office:value="300.048" calcext:value-type="float">
            <text:p>300,048</text:p>
          </table:table-cell>
          <table:table-cell office:value-type="float" office:value="300.045" calcext:value-type="float">
            <text:p>300,045</text:p>
          </table:table-cell>
          <table:table-cell office:value-type="float" office:value="300.042" calcext:value-type="float">
            <text:p>300,042</text:p>
          </table:table-cell>
          <table:table-cell office:value-type="float" office:value="300.039" calcext:value-type="float">
            <text:p>300,039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00.031" calcext:value-type="float">
            <text:p>300,031</text:p>
          </table:table-cell>
          <table:table-cell office:value-type="float" office:value="300.027" calcext:value-type="float">
            <text:p>300,027</text:p>
          </table:table-cell>
          <table:table-cell office:value-type="float" office:value="300.023" calcext:value-type="float">
            <text:p>300,023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16" calcext:value-type="float">
            <text:p>300,016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26" calcext:value-type="float">
            <text:p>300,026</text:p>
          </table:table-cell>
          <table:table-cell office:value-type="float" office:value="300.03" calcext:value-type="float">
            <text:p>300,03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00.039" calcext:value-type="float">
            <text:p>300,039</text:p>
          </table:table-cell>
          <table:table-cell office:value-type="float" office:value="300.043" calcext:value-type="float">
            <text:p>300,043</text:p>
          </table:table-cell>
          <table:table-cell office:value-type="float" office:value="300.047" calcext:value-type="float">
            <text:p>300,047</text:p>
          </table:table-cell>
          <table:table-cell office:value-type="float" office:value="300.051" calcext:value-type="float">
            <text:p>300,051</text:p>
          </table:table-cell>
          <table:table-cell office:value-type="float" office:value="300.054" calcext:value-type="float">
            <text:p>300,054</text:p>
          </table:table-cell>
          <table:table-cell office:value-type="float" office:value="300.057" calcext:value-type="float">
            <text:p>300,057</text:p>
          </table:table-cell>
          <table:table-cell office:value-type="float" office:value="300.059" calcext:value-type="float">
            <text:p>300,059</text:p>
          </table:table-cell>
          <table:table-cell office:value-type="float" office:value="300.061" calcext:value-type="float">
            <text:p>300,061</text:p>
          </table:table-cell>
          <table:table-cell office:value-type="float" office:value="300.063" calcext:value-type="float">
            <text:p>300,063</text:p>
          </table:table-cell>
          <table:table-cell office:value-type="float" office:value="300.064" calcext:value-type="float">
            <text:p>300,064</text:p>
          </table:table-cell>
          <table:table-cell table:number-columns-repeated="4" office:value-type="float" office:value="300.065" calcext:value-type="float">
            <text:p>300,065</text:p>
          </table:table-cell>
          <table:table-cell office:value-type="float" office:value="300.064" calcext:value-type="float">
            <text:p>300,064</text:p>
          </table:table-cell>
          <table:table-cell office:value-type="float" office:value="300.062" calcext:value-type="float">
            <text:p>300,062</text:p>
          </table:table-cell>
          <table:table-cell office:value-type="float" office:value="300.061" calcext:value-type="float">
            <text:p>300,061</text:p>
          </table:table-cell>
          <table:table-cell office:value-type="float" office:value="300.059" calcext:value-type="float">
            <text:p>300,059</text:p>
          </table:table-cell>
          <table:table-cell office:value-type="float" office:value="300.056" calcext:value-type="float">
            <text:p>300,056</text:p>
          </table:table-cell>
          <table:table-cell office:value-type="float" office:value="300.053" calcext:value-type="float">
            <text:p>300,053</text:p>
          </table:table-cell>
          <table:table-cell office:value-type="float" office:value="300.05" calcext:value-type="float">
            <text:p>300,05</text:p>
          </table:table-cell>
          <table:table-cell office:value-type="float" office:value="300.047" calcext:value-type="float">
            <text:p>300,047</text:p>
          </table:table-cell>
          <table:table-cell office:value-type="float" office:value="300.043" calcext:value-type="float">
            <text:p>300,043</text:p>
          </table:table-cell>
          <table:table-cell office:value-type="float" office:value="300.039" calcext:value-type="float">
            <text:p>300,039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00.03" calcext:value-type="float">
            <text:p>300,03</text:p>
          </table:table-cell>
          <table:table-cell office:value-type="float" office:value="300.025" calcext:value-type="float">
            <text:p>300,025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16" calcext:value-type="float">
            <text:p>300,016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12" calcext:value-type="float">
            <text:p>300,012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23" calcext:value-type="float">
            <text:p>300,023</text:p>
          </table:table-cell>
          <table:table-cell office:value-type="float" office:value="300.028" calcext:value-type="float">
            <text:p>300,028</text:p>
          </table:table-cell>
          <table:table-cell office:value-type="float" office:value="300.034" calcext:value-type="float">
            <text:p>300,034</text:p>
          </table:table-cell>
          <table:table-cell office:value-type="float" office:value="300.039" calcext:value-type="float">
            <text:p>300,039</text:p>
          </table:table-cell>
          <table:table-cell office:value-type="float" office:value="300.043" calcext:value-type="float">
            <text:p>300,043</text:p>
          </table:table-cell>
          <table:table-cell office:value-type="float" office:value="300.048" calcext:value-type="float">
            <text:p>300,048</text:p>
          </table:table-cell>
          <table:table-cell office:value-type="float" office:value="300.052" calcext:value-type="float">
            <text:p>300,052</text:p>
          </table:table-cell>
          <table:table-cell office:value-type="float" office:value="300.056" calcext:value-type="float">
            <text:p>300,056</text:p>
          </table:table-cell>
          <table:table-cell office:value-type="float" office:value="300.059" calcext:value-type="float">
            <text:p>300,059</text:p>
          </table:table-cell>
          <table:table-cell office:value-type="float" office:value="300.062" calcext:value-type="float">
            <text:p>300,062</text:p>
          </table:table-cell>
          <table:table-cell office:value-type="float" office:value="300.065" calcext:value-type="float">
            <text:p>300,065</text:p>
          </table:table-cell>
          <table:table-cell office:value-type="float" office:value="300.067" calcext:value-type="float">
            <text:p>300,067</text:p>
          </table:table-cell>
          <table:table-cell office:value-type="float" office:value="300.069" calcext:value-type="float">
            <text:p>300,069</text:p>
          </table:table-cell>
          <table:table-cell table:number-columns-repeated="2" office:value-type="float" office:value="300.071" calcext:value-type="float">
            <text:p>300,071</text:p>
          </table:table-cell>
          <table:table-cell table:number-columns-repeated="2" office:value-type="float" office:value="300.072" calcext:value-type="float">
            <text:p>300,072</text:p>
          </table:table-cell>
          <table:table-cell office:value-type="float" office:value="300.071" calcext:value-type="float">
            <text:p>300,071</text:p>
          </table:table-cell>
          <table:table-cell office:value-type="float" office:value="300.07" calcext:value-type="float">
            <text:p>300,07</text:p>
          </table:table-cell>
          <table:table-cell office:value-type="float" office:value="300.069" calcext:value-type="float">
            <text:p>300,069</text:p>
          </table:table-cell>
          <table:table-cell office:value-type="float" office:value="300.067" calcext:value-type="float">
            <text:p>300,067</text:p>
          </table:table-cell>
          <table:table-cell office:value-type="float" office:value="300.065" calcext:value-type="float">
            <text:p>300,065</text:p>
          </table:table-cell>
          <table:table-cell office:value-type="float" office:value="300.062" calcext:value-type="float">
            <text:p>300,062</text:p>
          </table:table-cell>
          <table:table-cell office:value-type="float" office:value="300.059" calcext:value-type="float">
            <text:p>300,059</text:p>
          </table:table-cell>
          <table:table-cell office:value-type="float" office:value="300.056" calcext:value-type="float">
            <text:p>300,056</text:p>
          </table:table-cell>
          <table:table-cell office:value-type="float" office:value="300.052" calcext:value-type="float">
            <text:p>300,052</text:p>
          </table:table-cell>
          <table:table-cell office:value-type="float" office:value="300.048" calcext:value-type="float">
            <text:p>300,048</text:p>
          </table:table-cell>
          <table:table-cell office:value-type="float" office:value="300.043" calcext:value-type="float">
            <text:p>300,043</text:p>
          </table:table-cell>
          <table:table-cell office:value-type="float" office:value="300.038" calcext:value-type="float">
            <text:p>300,038</text:p>
          </table:table-cell>
          <table:table-cell office:value-type="float" office:value="300.033" calcext:value-type="float">
            <text:p>300,033</text:p>
          </table:table-cell>
          <table:table-cell office:value-type="float" office:value="300.028" calcext:value-type="float">
            <text:p>300,028</text:p>
          </table:table-cell>
          <table:table-cell office:value-type="float" office:value="300.023" calcext:value-type="float">
            <text:p>300,023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25" calcext:value-type="float">
            <text:p>300,025</text:p>
          </table:table-cell>
          <table:table-cell office:value-type="float" office:value="300.031" calcext:value-type="float">
            <text:p>300,031</text:p>
          </table:table-cell>
          <table:table-cell office:value-type="float" office:value="300.037" calcext:value-type="float">
            <text:p>300,037</text:p>
          </table:table-cell>
          <table:table-cell office:value-type="float" office:value="300.043" calcext:value-type="float">
            <text:p>300,043</text:p>
          </table:table-cell>
          <table:table-cell office:value-type="float" office:value="300.048" calcext:value-type="float">
            <text:p>300,048</text:p>
          </table:table-cell>
          <table:table-cell office:value-type="float" office:value="300.053" calcext:value-type="float">
            <text:p>300,053</text:p>
          </table:table-cell>
          <table:table-cell office:value-type="float" office:value="300.058" calcext:value-type="float">
            <text:p>300,058</text:p>
          </table:table-cell>
          <table:table-cell office:value-type="float" office:value="300.062" calcext:value-type="float">
            <text:p>300,062</text:p>
          </table:table-cell>
          <table:table-cell office:value-type="float" office:value="300.066" calcext:value-type="float">
            <text:p>300,066</text:p>
          </table:table-cell>
          <table:table-cell office:value-type="float" office:value="300.069" calcext:value-type="float">
            <text:p>300,069</text:p>
          </table:table-cell>
          <table:table-cell office:value-type="float" office:value="300.072" calcext:value-type="float">
            <text:p>300,072</text:p>
          </table:table-cell>
          <table:table-cell office:value-type="float" office:value="300.075" calcext:value-type="float">
            <text:p>300,075</text:p>
          </table:table-cell>
          <table:table-cell office:value-type="float" office:value="300.077" calcext:value-type="float">
            <text:p>300,077</text:p>
          </table:table-cell>
          <table:table-cell office:value-type="float" office:value="300.078" calcext:value-type="float">
            <text:p>300,078</text:p>
          </table:table-cell>
          <table:table-cell table:number-columns-repeated="4" office:value-type="float" office:value="300.079" calcext:value-type="float">
            <text:p>300,079</text:p>
          </table:table-cell>
          <table:table-cell office:value-type="float" office:value="300.078" calcext:value-type="float">
            <text:p>300,078</text:p>
          </table:table-cell>
          <table:table-cell office:value-type="float" office:value="300.076" calcext:value-type="float">
            <text:p>300,076</text:p>
          </table:table-cell>
          <table:table-cell office:value-type="float" office:value="300.074" calcext:value-type="float">
            <text:p>300,074</text:p>
          </table:table-cell>
          <table:table-cell office:value-type="float" office:value="300.072" calcext:value-type="float">
            <text:p>300,072</text:p>
          </table:table-cell>
          <table:table-cell office:value-type="float" office:value="300.069" calcext:value-type="float">
            <text:p>300,069</text:p>
          </table:table-cell>
          <table:table-cell office:value-type="float" office:value="300.065" calcext:value-type="float">
            <text:p>300,065</text:p>
          </table:table-cell>
          <table:table-cell office:value-type="float" office:value="300.061" calcext:value-type="float">
            <text:p>300,061</text:p>
          </table:table-cell>
          <table:table-cell office:value-type="float" office:value="300.057" calcext:value-type="float">
            <text:p>300,057</text:p>
          </table:table-cell>
          <table:table-cell office:value-type="float" office:value="300.052" calcext:value-type="float">
            <text:p>300,052</text:p>
          </table:table-cell>
          <table:table-cell office:value-type="float" office:value="300.048" calcext:value-type="float">
            <text:p>300,048</text:p>
          </table:table-cell>
          <table:table-cell office:value-type="float" office:value="300.042" calcext:value-type="float">
            <text:p>300,042</text:p>
          </table:table-cell>
          <table:table-cell office:value-type="float" office:value="300.037" calcext:value-type="float">
            <text:p>300,037</text:p>
          </table:table-cell>
          <table:table-cell office:value-type="float" office:value="300.031" calcext:value-type="float">
            <text:p>300,031</text:p>
          </table:table-cell>
          <table:table-cell office:value-type="float" office:value="300.025" calcext:value-type="float">
            <text:p>300,025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28" calcext:value-type="float">
            <text:p>300,028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00.041" calcext:value-type="float">
            <text:p>300,041</text:p>
          </table:table-cell>
          <table:table-cell office:value-type="float" office:value="300.047" calcext:value-type="float">
            <text:p>300,047</text:p>
          </table:table-cell>
          <table:table-cell office:value-type="float" office:value="300.053" calcext:value-type="float">
            <text:p>300,053</text:p>
          </table:table-cell>
          <table:table-cell office:value-type="float" office:value="300.059" calcext:value-type="float">
            <text:p>300,059</text:p>
          </table:table-cell>
          <table:table-cell office:value-type="float" office:value="300.064" calcext:value-type="float">
            <text:p>300,064</text:p>
          </table:table-cell>
          <table:table-cell office:value-type="float" office:value="300.068" calcext:value-type="float">
            <text:p>300,068</text:p>
          </table:table-cell>
          <table:table-cell office:value-type="float" office:value="300.073" calcext:value-type="float">
            <text:p>300,073</text:p>
          </table:table-cell>
          <table:table-cell office:value-type="float" office:value="300.076" calcext:value-type="float">
            <text:p>300,076</text:p>
          </table:table-cell>
          <table:table-cell office:value-type="float" office:value="300.08" calcext:value-type="float">
            <text:p>300,08</text:p>
          </table:table-cell>
          <table:table-cell office:value-type="float" office:value="300.082" calcext:value-type="float">
            <text:p>300,082</text:p>
          </table:table-cell>
          <table:table-cell office:value-type="float" office:value="300.085" calcext:value-type="float">
            <text:p>300,085</text:p>
          </table:table-cell>
          <table:table-cell office:value-type="float" office:value="300.086" calcext:value-type="float">
            <text:p>300,086</text:p>
          </table:table-cell>
          <table:table-cell office:value-type="float" office:value="300.087" calcext:value-type="float">
            <text:p>300,087</text:p>
          </table:table-cell>
          <table:table-cell table:number-columns-repeated="2" office:value-type="float" office:value="300.088" calcext:value-type="float">
            <text:p>300,088</text:p>
          </table:table-cell>
          <table:table-cell office:value-type="float" office:value="300.087" calcext:value-type="float">
            <text:p>300,087</text:p>
          </table:table-cell>
          <table:table-cell office:value-type="float" office:value="300.086" calcext:value-type="float">
            <text:p>300,086</text:p>
          </table:table-cell>
          <table:table-cell office:value-type="float" office:value="300.084" calcext:value-type="float">
            <text:p>300,084</text:p>
          </table:table-cell>
          <table:table-cell office:value-type="float" office:value="300.082" calcext:value-type="float">
            <text:p>300,082</text:p>
          </table:table-cell>
          <table:table-cell office:value-type="float" office:value="300.079" calcext:value-type="float">
            <text:p>300,079</text:p>
          </table:table-cell>
          <table:table-cell office:value-type="float" office:value="300.076" calcext:value-type="float">
            <text:p>300,076</text:p>
          </table:table-cell>
          <table:table-cell office:value-type="float" office:value="300.072" calcext:value-type="float">
            <text:p>300,072</text:p>
          </table:table-cell>
          <table:table-cell office:value-type="float" office:value="300.068" calcext:value-type="float">
            <text:p>300,068</text:p>
          </table:table-cell>
          <table:table-cell office:value-type="float" office:value="300.063" calcext:value-type="float">
            <text:p>300,063</text:p>
          </table:table-cell>
          <table:table-cell office:value-type="float" office:value="300.058" calcext:value-type="float">
            <text:p>300,058</text:p>
          </table:table-cell>
          <table:table-cell office:value-type="float" office:value="300.052" calcext:value-type="float">
            <text:p>300,052</text:p>
          </table:table-cell>
          <table:table-cell office:value-type="float" office:value="300.047" calcext:value-type="float">
            <text:p>300,047</text:p>
          </table:table-cell>
          <table:table-cell office:value-type="float" office:value="300.041" calcext:value-type="float">
            <text:p>300,041</text:p>
          </table:table-cell>
          <table:table-cell office:value-type="float" office:value="300.034" calcext:value-type="float">
            <text:p>300,034</text:p>
          </table:table-cell>
          <table:table-cell office:value-type="float" office:value="300.028" calcext:value-type="float">
            <text:p>300,028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16" calcext:value-type="float">
            <text:p>300,016</text:p>
          </table:table-cell>
          <table:table-cell office:value-type="float" office:value="300.023" calcext:value-type="float">
            <text:p>300,023</text:p>
          </table:table-cell>
          <table:table-cell office:value-type="float" office:value="300.031" calcext:value-type="float">
            <text:p>300,031</text:p>
          </table:table-cell>
          <table:table-cell office:value-type="float" office:value="300.038" calcext:value-type="float">
            <text:p>300,038</text:p>
          </table:table-cell>
          <table:table-cell office:value-type="float" office:value="300.045" calcext:value-type="float">
            <text:p>300,045</text:p>
          </table:table-cell>
          <table:table-cell office:value-type="float" office:value="300.052" calcext:value-type="float">
            <text:p>300,052</text:p>
          </table:table-cell>
          <table:table-cell office:value-type="float" office:value="300.059" calcext:value-type="float">
            <text:p>300,059</text:p>
          </table:table-cell>
          <table:table-cell office:value-type="float" office:value="300.065" calcext:value-type="float">
            <text:p>300,065</text:p>
          </table:table-cell>
          <table:table-cell office:value-type="float" office:value="300.07" calcext:value-type="float">
            <text:p>300,07</text:p>
          </table:table-cell>
          <table:table-cell office:value-type="float" office:value="300.075" calcext:value-type="float">
            <text:p>300,075</text:p>
          </table:table-cell>
          <table:table-cell office:value-type="float" office:value="300.08" calcext:value-type="float">
            <text:p>300,08</text:p>
          </table:table-cell>
          <table:table-cell office:value-type="float" office:value="300.084" calcext:value-type="float">
            <text:p>300,084</text:p>
          </table:table-cell>
          <table:table-cell office:value-type="float" office:value="300.088" calcext:value-type="float">
            <text:p>300,088</text:p>
          </table:table-cell>
          <table:table-cell office:value-type="float" office:value="300.091" calcext:value-type="float">
            <text:p>300,091</text:p>
          </table:table-cell>
          <table:table-cell office:value-type="float" office:value="300.093" calcext:value-type="float">
            <text:p>300,093</text:p>
          </table:table-cell>
          <table:table-cell office:value-type="float" office:value="300.095" calcext:value-type="float">
            <text:p>300,095</text:p>
          </table:table-cell>
          <table:table-cell office:value-type="float" office:value="300.096" calcext:value-type="float">
            <text:p>300,096</text:p>
          </table:table-cell>
          <table:table-cell table:number-columns-repeated="2" office:value-type="float" office:value="300.097" calcext:value-type="float">
            <text:p>300,097</text:p>
          </table:table-cell>
          <table:table-cell office:value-type="float" office:value="300.096" calcext:value-type="float">
            <text:p>300,096</text:p>
          </table:table-cell>
          <table:table-cell office:value-type="float" office:value="300.095" calcext:value-type="float">
            <text:p>300,095</text:p>
          </table:table-cell>
          <table:table-cell office:value-type="float" office:value="300.093" calcext:value-type="float">
            <text:p>300,093</text:p>
          </table:table-cell>
          <table:table-cell office:value-type="float" office:value="300.09" calcext:value-type="float">
            <text:p>300,09</text:p>
          </table:table-cell>
          <table:table-cell office:value-type="float" office:value="300.087" calcext:value-type="float">
            <text:p>300,087</text:p>
          </table:table-cell>
          <table:table-cell office:value-type="float" office:value="300.084" calcext:value-type="float">
            <text:p>300,084</text:p>
          </table:table-cell>
          <table:table-cell office:value-type="float" office:value="300.08" calcext:value-type="float">
            <text:p>300,08</text:p>
          </table:table-cell>
          <table:table-cell office:value-type="float" office:value="300.075" calcext:value-type="float">
            <text:p>300,075</text:p>
          </table:table-cell>
          <table:table-cell office:value-type="float" office:value="300.07" calcext:value-type="float">
            <text:p>300,07</text:p>
          </table:table-cell>
          <table:table-cell office:value-type="float" office:value="300.064" calcext:value-type="float">
            <text:p>300,064</text:p>
          </table:table-cell>
          <table:table-cell office:value-type="float" office:value="300.058" calcext:value-type="float">
            <text:p>300,058</text:p>
          </table:table-cell>
          <table:table-cell office:value-type="float" office:value="300.052" calcext:value-type="float">
            <text:p>300,052</text:p>
          </table:table-cell>
          <table:table-cell office:value-type="float" office:value="300.045" calcext:value-type="float">
            <text:p>300,045</text:p>
          </table:table-cell>
          <table:table-cell office:value-type="float" office:value="300.038" calcext:value-type="float">
            <text:p>300,038</text:p>
          </table:table-cell>
          <table:table-cell office:value-type="float" office:value="300.031" calcext:value-type="float">
            <text:p>300,031</text:p>
          </table:table-cell>
          <table:table-cell office:value-type="float" office:value="300.023" calcext:value-type="float">
            <text:p>300,023</text:p>
          </table:table-cell>
          <table:table-cell office:value-type="float" office:value="300.015" calcext:value-type="float">
            <text:p>300,015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26" calcext:value-type="float">
            <text:p>300,026</text:p>
          </table:table-cell>
          <table:table-cell office:value-type="float" office:value="300.034" calcext:value-type="float">
            <text:p>300,034</text:p>
          </table:table-cell>
          <table:table-cell office:value-type="float" office:value="300.042" calcext:value-type="float">
            <text:p>300,042</text:p>
          </table:table-cell>
          <table:table-cell office:value-type="float" office:value="300.05" calcext:value-type="float">
            <text:p>300,05</text:p>
          </table:table-cell>
          <table:table-cell office:value-type="float" office:value="300.058" calcext:value-type="float">
            <text:p>300,058</text:p>
          </table:table-cell>
          <table:table-cell office:value-type="float" office:value="300.065" calcext:value-type="float">
            <text:p>300,065</text:p>
          </table:table-cell>
          <table:table-cell office:value-type="float" office:value="300.071" calcext:value-type="float">
            <text:p>300,071</text:p>
          </table:table-cell>
          <table:table-cell office:value-type="float" office:value="300.078" calcext:value-type="float">
            <text:p>300,078</text:p>
          </table:table-cell>
          <table:table-cell office:value-type="float" office:value="300.083" calcext:value-type="float">
            <text:p>300,083</text:p>
          </table:table-cell>
          <table:table-cell office:value-type="float" office:value="300.089" calcext:value-type="float">
            <text:p>300,089</text:p>
          </table:table-cell>
          <table:table-cell office:value-type="float" office:value="300.093" calcext:value-type="float">
            <text:p>300,093</text:p>
          </table:table-cell>
          <table:table-cell office:value-type="float" office:value="300.097" calcext:value-type="float">
            <text:p>300,097</text:p>
          </table:table-cell>
          <table:table-cell office:value-type="float" office:value="300.1" calcext:value-type="float">
            <text:p>300,1</text:p>
          </table:table-cell>
          <table:table-cell office:value-type="float" office:value="300.103" calcext:value-type="float">
            <text:p>300,103</text:p>
          </table:table-cell>
          <table:table-cell office:value-type="float" office:value="300.105" calcext:value-type="float">
            <text:p>300,105</text:p>
          </table:table-cell>
          <table:table-cell office:value-type="float" office:value="300.106" calcext:value-type="float">
            <text:p>300,106</text:p>
          </table:table-cell>
          <table:table-cell table:number-columns-repeated="2" office:value-type="float" office:value="300.107" calcext:value-type="float">
            <text:p>300,107</text:p>
          </table:table-cell>
          <table:table-cell office:value-type="float" office:value="300.106" calcext:value-type="float">
            <text:p>300,106</text:p>
          </table:table-cell>
          <table:table-cell office:value-type="float" office:value="300.105" calcext:value-type="float">
            <text:p>300,105</text:p>
          </table:table-cell>
          <table:table-cell office:value-type="float" office:value="300.103" calcext:value-type="float">
            <text:p>300,103</text:p>
          </table:table-cell>
          <table:table-cell office:value-type="float" office:value="300.1" calcext:value-type="float">
            <text:p>300,1</text:p>
          </table:table-cell>
          <table:table-cell office:value-type="float" office:value="300.096" calcext:value-type="float">
            <text:p>300,096</text:p>
          </table:table-cell>
          <table:table-cell office:value-type="float" office:value="300.092" calcext:value-type="float">
            <text:p>300,092</text:p>
          </table:table-cell>
          <table:table-cell office:value-type="float" office:value="300.088" calcext:value-type="float">
            <text:p>300,088</text:p>
          </table:table-cell>
          <table:table-cell office:value-type="float" office:value="300.083" calcext:value-type="float">
            <text:p>300,083</text:p>
          </table:table-cell>
          <table:table-cell office:value-type="float" office:value="300.077" calcext:value-type="float">
            <text:p>300,077</text:p>
          </table:table-cell>
          <table:table-cell office:value-type="float" office:value="300.071" calcext:value-type="float">
            <text:p>300,071</text:p>
          </table:table-cell>
          <table:table-cell office:value-type="float" office:value="300.064" calcext:value-type="float">
            <text:p>300,064</text:p>
          </table:table-cell>
          <table:table-cell office:value-type="float" office:value="300.057" calcext:value-type="float">
            <text:p>300,057</text:p>
          </table:table-cell>
          <table:table-cell office:value-type="float" office:value="300.049" calcext:value-type="float">
            <text:p>300,049</text:p>
          </table:table-cell>
          <table:table-cell office:value-type="float" office:value="300.042" calcext:value-type="float">
            <text:p>300,042</text:p>
          </table:table-cell>
          <table:table-cell office:value-type="float" office:value="300.034" calcext:value-type="float">
            <text:p>300,034</text:p>
          </table:table-cell>
          <table:table-cell office:value-type="float" office:value="300.025" calcext:value-type="float">
            <text:p>300,025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29" calcext:value-type="float">
            <text:p>300,029</text:p>
          </table:table-cell>
          <table:table-cell office:value-type="float" office:value="300.038" calcext:value-type="float">
            <text:p>300,038</text:p>
          </table:table-cell>
          <table:table-cell office:value-type="float" office:value="300.047" calcext:value-type="float">
            <text:p>300,047</text:p>
          </table:table-cell>
          <table:table-cell office:value-type="float" office:value="300.055" calcext:value-type="float">
            <text:p>300,055</text:p>
          </table:table-cell>
          <table:table-cell office:value-type="float" office:value="300.064" calcext:value-type="float">
            <text:p>300,064</text:p>
          </table:table-cell>
          <table:table-cell office:value-type="float" office:value="300.071" calcext:value-type="float">
            <text:p>300,071</text:p>
          </table:table-cell>
          <table:table-cell office:value-type="float" office:value="300.079" calcext:value-type="float">
            <text:p>300,079</text:p>
          </table:table-cell>
          <table:table-cell office:value-type="float" office:value="300.086" calcext:value-type="float">
            <text:p>300,086</text:p>
          </table:table-cell>
          <table:table-cell office:value-type="float" office:value="300.092" calcext:value-type="float">
            <text:p>300,092</text:p>
          </table:table-cell>
          <table:table-cell office:value-type="float" office:value="300.098" calcext:value-type="float">
            <text:p>300,098</text:p>
          </table:table-cell>
          <table:table-cell office:value-type="float" office:value="300.103" calcext:value-type="float">
            <text:p>300,103</text:p>
          </table:table-cell>
          <table:table-cell office:value-type="float" office:value="300.107" calcext:value-type="float">
            <text:p>300,107</text:p>
          </table:table-cell>
          <table:table-cell office:value-type="float" office:value="300.111" calcext:value-type="float">
            <text:p>300,111</text:p>
          </table:table-cell>
          <table:table-cell office:value-type="float" office:value="300.114" calcext:value-type="float">
            <text:p>300,114</text:p>
          </table:table-cell>
          <table:table-cell office:value-type="float" office:value="300.116" calcext:value-type="float">
            <text:p>300,116</text:p>
          </table:table-cell>
          <table:table-cell office:value-type="float" office:value="300.117" calcext:value-type="float">
            <text:p>300,117</text:p>
          </table:table-cell>
          <table:table-cell table:number-columns-repeated="2" office:value-type="float" office:value="300.118" calcext:value-type="float">
            <text:p>300,118</text:p>
          </table:table-cell>
          <table:table-cell office:value-type="float" office:value="300.117" calcext:value-type="float">
            <text:p>300,117</text:p>
          </table:table-cell>
          <table:table-cell office:value-type="float" office:value="300.116" calcext:value-type="float">
            <text:p>300,116</text:p>
          </table:table-cell>
          <table:table-cell office:value-type="float" office:value="300.113" calcext:value-type="float">
            <text:p>300,113</text:p>
          </table:table-cell>
          <table:table-cell office:value-type="float" office:value="300.11" calcext:value-type="float">
            <text:p>300,11</text:p>
          </table:table-cell>
          <table:table-cell office:value-type="float" office:value="300.106" calcext:value-type="float">
            <text:p>300,106</text:p>
          </table:table-cell>
          <table:table-cell office:value-type="float" office:value="300.102" calcext:value-type="float">
            <text:p>300,102</text:p>
          </table:table-cell>
          <table:table-cell office:value-type="float" office:value="300.097" calcext:value-type="float">
            <text:p>300,097</text:p>
          </table:table-cell>
          <table:table-cell office:value-type="float" office:value="300.091" calcext:value-type="float">
            <text:p>300,091</text:p>
          </table:table-cell>
          <table:table-cell office:value-type="float" office:value="300.085" calcext:value-type="float">
            <text:p>300,085</text:p>
          </table:table-cell>
          <table:table-cell office:value-type="float" office:value="300.078" calcext:value-type="float">
            <text:p>300,078</text:p>
          </table:table-cell>
          <table:table-cell office:value-type="float" office:value="300.071" calcext:value-type="float">
            <text:p>300,071</text:p>
          </table:table-cell>
          <table:table-cell office:value-type="float" office:value="300.063" calcext:value-type="float">
            <text:p>300,063</text:p>
          </table:table-cell>
          <table:table-cell office:value-type="float" office:value="300.055" calcext:value-type="float">
            <text:p>300,055</text:p>
          </table:table-cell>
          <table:table-cell office:value-type="float" office:value="300.046" calcext:value-type="float">
            <text:p>300,046</text:p>
          </table:table-cell>
          <table:table-cell office:value-type="float" office:value="300.037" calcext:value-type="float">
            <text:p>300,037</text:p>
          </table:table-cell>
          <table:table-cell office:value-type="float" office:value="300.028" calcext:value-type="float">
            <text:p>300,028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31" calcext:value-type="float">
            <text:p>300,031</text:p>
          </table:table-cell>
          <table:table-cell office:value-type="float" office:value="300.042" calcext:value-type="float">
            <text:p>300,042</text:p>
          </table:table-cell>
          <table:table-cell office:value-type="float" office:value="300.052" calcext:value-type="float">
            <text:p>300,052</text:p>
          </table:table-cell>
          <table:table-cell office:value-type="float" office:value="300.061" calcext:value-type="float">
            <text:p>300,061</text:p>
          </table:table-cell>
          <table:table-cell office:value-type="float" office:value="300.07" calcext:value-type="float">
            <text:p>300,07</text:p>
          </table:table-cell>
          <table:table-cell office:value-type="float" office:value="300.079" calcext:value-type="float">
            <text:p>300,079</text:p>
          </table:table-cell>
          <table:table-cell office:value-type="float" office:value="300.087" calcext:value-type="float">
            <text:p>300,087</text:p>
          </table:table-cell>
          <table:table-cell office:value-type="float" office:value="300.095" calcext:value-type="float">
            <text:p>300,095</text:p>
          </table:table-cell>
          <table:table-cell office:value-type="float" office:value="300.102" calcext:value-type="float">
            <text:p>300,102</text:p>
          </table:table-cell>
          <table:table-cell office:value-type="float" office:value="300.108" calcext:value-type="float">
            <text:p>300,108</text:p>
          </table:table-cell>
          <table:table-cell office:value-type="float" office:value="300.113" calcext:value-type="float">
            <text:p>300,113</text:p>
          </table:table-cell>
          <table:table-cell office:value-type="float" office:value="300.118" calcext:value-type="float">
            <text:p>300,118</text:p>
          </table:table-cell>
          <table:table-cell office:value-type="float" office:value="300.122" calcext:value-type="float">
            <text:p>300,122</text:p>
          </table:table-cell>
          <table:table-cell office:value-type="float" office:value="300.126" calcext:value-type="float">
            <text:p>300,126</text:p>
          </table:table-cell>
          <table:table-cell office:value-type="float" office:value="300.128" calcext:value-type="float">
            <text:p>300,128</text:p>
          </table:table-cell>
          <table:table-cell table:number-columns-repeated="3" office:value-type="float" office:value="300.13" calcext:value-type="float">
            <text:p>300,13</text:p>
          </table:table-cell>
          <table:table-cell office:value-type="float" office:value="300.129" calcext:value-type="float">
            <text:p>300,129</text:p>
          </table:table-cell>
          <table:table-cell office:value-type="float" office:value="300.128" calcext:value-type="float">
            <text:p>300,128</text:p>
          </table:table-cell>
          <table:table-cell office:value-type="float" office:value="300.125" calcext:value-type="float">
            <text:p>300,125</text:p>
          </table:table-cell>
          <table:table-cell office:value-type="float" office:value="300.122" calcext:value-type="float">
            <text:p>300,122</text:p>
          </table:table-cell>
          <table:table-cell office:value-type="float" office:value="300.117" calcext:value-type="float">
            <text:p>300,117</text:p>
          </table:table-cell>
          <table:table-cell office:value-type="float" office:value="300.113" calcext:value-type="float">
            <text:p>300,113</text:p>
          </table:table-cell>
          <table:table-cell office:value-type="float" office:value="300.107" calcext:value-type="float">
            <text:p>300,107</text:p>
          </table:table-cell>
          <table:table-cell office:value-type="float" office:value="300.101" calcext:value-type="float">
            <text:p>300,101</text:p>
          </table:table-cell>
          <table:table-cell office:value-type="float" office:value="300.094" calcext:value-type="float">
            <text:p>300,094</text:p>
          </table:table-cell>
          <table:table-cell office:value-type="float" office:value="300.086" calcext:value-type="float">
            <text:p>300,086</text:p>
          </table:table-cell>
          <table:table-cell office:value-type="float" office:value="300.078" calcext:value-type="float">
            <text:p>300,078</text:p>
          </table:table-cell>
          <table:table-cell office:value-type="float" office:value="300.069" calcext:value-type="float">
            <text:p>300,069</text:p>
          </table:table-cell>
          <table:table-cell office:value-type="float" office:value="300.06" calcext:value-type="float">
            <text:p>300,06</text:p>
          </table:table-cell>
          <table:table-cell office:value-type="float" office:value="300.051" calcext:value-type="float">
            <text:p>300,051</text:p>
          </table:table-cell>
          <table:table-cell office:value-type="float" office:value="300.041" calcext:value-type="float">
            <text:p>300,041</text:p>
          </table:table-cell>
          <table:table-cell office:value-type="float" office:value="300.031" calcext:value-type="float">
            <text:p>300,031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12" calcext:value-type="float">
            <text:p>300,012</text:p>
          </table:table-cell>
          <table:table-cell office:value-type="float" office:value="300.023" calcext:value-type="float">
            <text:p>300,023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00.046" calcext:value-type="float">
            <text:p>300,046</text:p>
          </table:table-cell>
          <table:table-cell office:value-type="float" office:value="300.057" calcext:value-type="float">
            <text:p>300,057</text:p>
          </table:table-cell>
          <table:table-cell office:value-type="float" office:value="300.067" calcext:value-type="float">
            <text:p>300,067</text:p>
          </table:table-cell>
          <table:table-cell office:value-type="float" office:value="300.078" calcext:value-type="float">
            <text:p>300,078</text:p>
          </table:table-cell>
          <table:table-cell office:value-type="float" office:value="300.087" calcext:value-type="float">
            <text:p>300,087</text:p>
          </table:table-cell>
          <table:table-cell office:value-type="float" office:value="300.096" calcext:value-type="float">
            <text:p>300,096</text:p>
          </table:table-cell>
          <table:table-cell office:value-type="float" office:value="300.105" calcext:value-type="float">
            <text:p>300,105</text:p>
          </table:table-cell>
          <table:table-cell office:value-type="float" office:value="300.112" calcext:value-type="float">
            <text:p>300,112</text:p>
          </table:table-cell>
          <table:table-cell office:value-type="float" office:value="300.119" calcext:value-type="float">
            <text:p>300,119</text:p>
          </table:table-cell>
          <table:table-cell office:value-type="float" office:value="300.125" calcext:value-type="float">
            <text:p>300,125</text:p>
          </table:table-cell>
          <table:table-cell office:value-type="float" office:value="300.131" calcext:value-type="float">
            <text:p>300,131</text:p>
          </table:table-cell>
          <table:table-cell office:value-type="float" office:value="300.135" calcext:value-type="float">
            <text:p>300,135</text:p>
          </table:table-cell>
          <table:table-cell office:value-type="float" office:value="300.139" calcext:value-type="float">
            <text:p>300,139</text:p>
          </table:table-cell>
          <table:table-cell office:value-type="float" office:value="300.141" calcext:value-type="float">
            <text:p>300,141</text:p>
          </table:table-cell>
          <table:table-cell office:value-type="float" office:value="300.143" calcext:value-type="float">
            <text:p>300,143</text:p>
          </table:table-cell>
          <table:table-cell table:number-columns-repeated="2" office:value-type="float" office:value="300.144" calcext:value-type="float">
            <text:p>300,144</text:p>
          </table:table-cell>
          <table:table-cell office:value-type="float" office:value="300.143" calcext:value-type="float">
            <text:p>300,143</text:p>
          </table:table-cell>
          <table:table-cell office:value-type="float" office:value="300.141" calcext:value-type="float">
            <text:p>300,141</text:p>
          </table:table-cell>
          <table:table-cell office:value-type="float" office:value="300.138" calcext:value-type="float">
            <text:p>300,138</text:p>
          </table:table-cell>
          <table:table-cell office:value-type="float" office:value="300.134" calcext:value-type="float">
            <text:p>300,134</text:p>
          </table:table-cell>
          <table:table-cell office:value-type="float" office:value="300.13" calcext:value-type="float">
            <text:p>300,13</text:p>
          </table:table-cell>
          <table:table-cell office:value-type="float" office:value="300.124" calcext:value-type="float">
            <text:p>300,124</text:p>
          </table:table-cell>
          <table:table-cell office:value-type="float" office:value="300.118" calcext:value-type="float">
            <text:p>300,118</text:p>
          </table:table-cell>
          <table:table-cell office:value-type="float" office:value="300.111" calcext:value-type="float">
            <text:p>300,111</text:p>
          </table:table-cell>
          <table:table-cell office:value-type="float" office:value="300.103" calcext:value-type="float">
            <text:p>300,103</text:p>
          </table:table-cell>
          <table:table-cell office:value-type="float" office:value="300.095" calcext:value-type="float">
            <text:p>300,095</text:p>
          </table:table-cell>
          <table:table-cell office:value-type="float" office:value="300.086" calcext:value-type="float">
            <text:p>300,086</text:p>
          </table:table-cell>
          <table:table-cell office:value-type="float" office:value="300.076" calcext:value-type="float">
            <text:p>300,076</text:p>
          </table:table-cell>
          <table:table-cell office:value-type="float" office:value="300.066" calcext:value-type="float">
            <text:p>300,066</text:p>
          </table:table-cell>
          <table:table-cell office:value-type="float" office:value="300.056" calcext:value-type="float">
            <text:p>300,056</text:p>
          </table:table-cell>
          <table:table-cell office:value-type="float" office:value="300.045" calcext:value-type="float">
            <text:p>300,045</text:p>
          </table:table-cell>
          <table:table-cell office:value-type="float" office:value="300.034" calcext:value-type="float">
            <text:p>300,034</text:p>
          </table:table-cell>
          <table:table-cell office:value-type="float" office:value="300.023" calcext:value-type="float">
            <text:p>300,023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26" calcext:value-type="float">
            <text:p>300,026</text:p>
          </table:table-cell>
          <table:table-cell office:value-type="float" office:value="300.038" calcext:value-type="float">
            <text:p>300,038</text:p>
          </table:table-cell>
          <table:table-cell office:value-type="float" office:value="300.051" calcext:value-type="float">
            <text:p>300,051</text:p>
          </table:table-cell>
          <table:table-cell office:value-type="float" office:value="300.063" calcext:value-type="float">
            <text:p>300,063</text:p>
          </table:table-cell>
          <table:table-cell office:value-type="float" office:value="300.074" calcext:value-type="float">
            <text:p>300,074</text:p>
          </table:table-cell>
          <table:table-cell office:value-type="float" office:value="300.086" calcext:value-type="float">
            <text:p>300,086</text:p>
          </table:table-cell>
          <table:table-cell office:value-type="float" office:value="300.096" calcext:value-type="float">
            <text:p>300,096</text:p>
          </table:table-cell>
          <table:table-cell office:value-type="float" office:value="300.106" calcext:value-type="float">
            <text:p>300,106</text:p>
          </table:table-cell>
          <table:table-cell office:value-type="float" office:value="300.115" calcext:value-type="float">
            <text:p>300,115</text:p>
          </table:table-cell>
          <table:table-cell office:value-type="float" office:value="300.124" calcext:value-type="float">
            <text:p>300,124</text:p>
          </table:table-cell>
          <table:table-cell office:value-type="float" office:value="300.131" calcext:value-type="float">
            <text:p>300,131</text:p>
          </table:table-cell>
          <table:table-cell office:value-type="float" office:value="300.138" calcext:value-type="float">
            <text:p>300,138</text:p>
          </table:table-cell>
          <table:table-cell office:value-type="float" office:value="300.144" calcext:value-type="float">
            <text:p>300,144</text:p>
          </table:table-cell>
          <table:table-cell office:value-type="float" office:value="300.149" calcext:value-type="float">
            <text:p>300,149</text:p>
          </table:table-cell>
          <table:table-cell office:value-type="float" office:value="300.153" calcext:value-type="float">
            <text:p>300,153</text:p>
          </table:table-cell>
          <table:table-cell office:value-type="float" office:value="300.156" calcext:value-type="float">
            <text:p>300,156</text:p>
          </table:table-cell>
          <table:table-cell office:value-type="float" office:value="300.158" calcext:value-type="float">
            <text:p>300,158</text:p>
          </table:table-cell>
          <table:table-cell table:number-columns-repeated="2" office:value-type="float" office:value="300.159" calcext:value-type="float">
            <text:p>300,159</text:p>
          </table:table-cell>
          <table:table-cell office:value-type="float" office:value="300.157" calcext:value-type="float">
            <text:p>300,157</text:p>
          </table:table-cell>
          <table:table-cell office:value-type="float" office:value="300.155" calcext:value-type="float">
            <text:p>300,155</text:p>
          </table:table-cell>
          <table:table-cell office:value-type="float" office:value="300.152" calcext:value-type="float">
            <text:p>300,152</text:p>
          </table:table-cell>
          <table:table-cell office:value-type="float" office:value="300.148" calcext:value-type="float">
            <text:p>300,148</text:p>
          </table:table-cell>
          <table:table-cell office:value-type="float" office:value="300.143" calcext:value-type="float">
            <text:p>300,143</text:p>
          </table:table-cell>
          <table:table-cell office:value-type="float" office:value="300.137" calcext:value-type="float">
            <text:p>300,137</text:p>
          </table:table-cell>
          <table:table-cell office:value-type="float" office:value="300.13" calcext:value-type="float">
            <text:p>300,13</text:p>
          </table:table-cell>
          <table:table-cell office:value-type="float" office:value="300.122" calcext:value-type="float">
            <text:p>300,122</text:p>
          </table:table-cell>
          <table:table-cell office:value-type="float" office:value="300.114" calcext:value-type="float">
            <text:p>300,114</text:p>
          </table:table-cell>
          <table:table-cell office:value-type="float" office:value="300.105" calcext:value-type="float">
            <text:p>300,105</text:p>
          </table:table-cell>
          <table:table-cell office:value-type="float" office:value="300.095" calcext:value-type="float">
            <text:p>300,095</text:p>
          </table:table-cell>
          <table:table-cell office:value-type="float" office:value="300.084" calcext:value-type="float">
            <text:p>300,084</text:p>
          </table:table-cell>
          <table:table-cell office:value-type="float" office:value="300.073" calcext:value-type="float">
            <text:p>300,073</text:p>
          </table:table-cell>
          <table:table-cell office:value-type="float" office:value="300.062" calcext:value-type="float">
            <text:p>300,062</text:p>
          </table:table-cell>
          <table:table-cell office:value-type="float" office:value="300.05" calcext:value-type="float">
            <text:p>300,05</text:p>
          </table:table-cell>
          <table:table-cell office:value-type="float" office:value="300.038" calcext:value-type="float">
            <text:p>300,038</text:p>
          </table:table-cell>
          <table:table-cell office:value-type="float" office:value="300.025" calcext:value-type="float">
            <text:p>300,025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28" calcext:value-type="float">
            <text:p>300,028</text:p>
          </table:table-cell>
          <table:table-cell office:value-type="float" office:value="300.042" calcext:value-type="float">
            <text:p>300,042</text:p>
          </table:table-cell>
          <table:table-cell office:value-type="float" office:value="300.056" calcext:value-type="float">
            <text:p>300,056</text:p>
          </table:table-cell>
          <table:table-cell office:value-type="float" office:value="300.069" calcext:value-type="float">
            <text:p>300,069</text:p>
          </table:table-cell>
          <table:table-cell office:value-type="float" office:value="300.082" calcext:value-type="float">
            <text:p>300,082</text:p>
          </table:table-cell>
          <table:table-cell office:value-type="float" office:value="300.094" calcext:value-type="float">
            <text:p>300,094</text:p>
          </table:table-cell>
          <table:table-cell office:value-type="float" office:value="300.106" calcext:value-type="float">
            <text:p>300,106</text:p>
          </table:table-cell>
          <table:table-cell office:value-type="float" office:value="300.117" calcext:value-type="float">
            <text:p>300,117</text:p>
          </table:table-cell>
          <table:table-cell office:value-type="float" office:value="300.127" calcext:value-type="float">
            <text:p>300,127</text:p>
          </table:table-cell>
          <table:table-cell office:value-type="float" office:value="300.137" calcext:value-type="float">
            <text:p>300,137</text:p>
          </table:table-cell>
          <table:table-cell office:value-type="float" office:value="300.145" calcext:value-type="float">
            <text:p>300,145</text:p>
          </table:table-cell>
          <table:table-cell office:value-type="float" office:value="300.153" calcext:value-type="float">
            <text:p>300,153</text:p>
          </table:table-cell>
          <table:table-cell office:value-type="float" office:value="300.159" calcext:value-type="float">
            <text:p>300,159</text:p>
          </table:table-cell>
          <table:table-cell office:value-type="float" office:value="300.164" calcext:value-type="float">
            <text:p>300,164</text:p>
          </table:table-cell>
          <table:table-cell office:value-type="float" office:value="300.169" calcext:value-type="float">
            <text:p>300,169</text:p>
          </table:table-cell>
          <table:table-cell office:value-type="float" office:value="300.172" calcext:value-type="float">
            <text:p>300,172</text:p>
          </table:table-cell>
          <table:table-cell office:value-type="float" office:value="300.174" calcext:value-type="float">
            <text:p>300,174</text:p>
          </table:table-cell>
          <table:table-cell table:number-columns-repeated="2" office:value-type="float" office:value="300.175" calcext:value-type="float">
            <text:p>300,175</text:p>
          </table:table-cell>
          <table:table-cell office:value-type="float" office:value="300.174" calcext:value-type="float">
            <text:p>300,174</text:p>
          </table:table-cell>
          <table:table-cell office:value-type="float" office:value="300.171" calcext:value-type="float">
            <text:p>300,171</text:p>
          </table:table-cell>
          <table:table-cell office:value-type="float" office:value="300.168" calcext:value-type="float">
            <text:p>300,168</text:p>
          </table:table-cell>
          <table:table-cell office:value-type="float" office:value="300.163" calcext:value-type="float">
            <text:p>300,163</text:p>
          </table:table-cell>
          <table:table-cell office:value-type="float" office:value="300.158" calcext:value-type="float">
            <text:p>300,158</text:p>
          </table:table-cell>
          <table:table-cell office:value-type="float" office:value="300.151" calcext:value-type="float">
            <text:p>300,151</text:p>
          </table:table-cell>
          <table:table-cell office:value-type="float" office:value="300.143" calcext:value-type="float">
            <text:p>300,143</text:p>
          </table:table-cell>
          <table:table-cell office:value-type="float" office:value="300.135" calcext:value-type="float">
            <text:p>300,135</text:p>
          </table:table-cell>
          <table:table-cell office:value-type="float" office:value="300.125" calcext:value-type="float">
            <text:p>300,125</text:p>
          </table:table-cell>
          <table:table-cell office:value-type="float" office:value="300.115" calcext:value-type="float">
            <text:p>300,115</text:p>
          </table:table-cell>
          <table:table-cell office:value-type="float" office:value="300.104" calcext:value-type="float">
            <text:p>300,104</text:p>
          </table:table-cell>
          <table:table-cell office:value-type="float" office:value="300.093" calcext:value-type="float">
            <text:p>300,093</text:p>
          </table:table-cell>
          <table:table-cell office:value-type="float" office:value="300.081" calcext:value-type="float">
            <text:p>300,081</text:p>
          </table:table-cell>
          <table:table-cell office:value-type="float" office:value="300.068" calcext:value-type="float">
            <text:p>300,068</text:p>
          </table:table-cell>
          <table:table-cell office:value-type="float" office:value="300.055" calcext:value-type="float">
            <text:p>300,055</text:p>
          </table:table-cell>
          <table:table-cell office:value-type="float" office:value="300.041" calcext:value-type="float">
            <text:p>300,041</text:p>
          </table:table-cell>
          <table:table-cell office:value-type="float" office:value="300.028" calcext:value-type="float">
            <text:p>300,028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16" calcext:value-type="float">
            <text:p>300,016</text:p>
          </table:table-cell>
          <table:table-cell office:value-type="float" office:value="300.031" calcext:value-type="float">
            <text:p>300,031</text:p>
          </table:table-cell>
          <table:table-cell office:value-type="float" office:value="300.047" calcext:value-type="float">
            <text:p>300,047</text:p>
          </table:table-cell>
          <table:table-cell office:value-type="float" office:value="300.062" calcext:value-type="float">
            <text:p>300,062</text:p>
          </table:table-cell>
          <table:table-cell office:value-type="float" office:value="300.077" calcext:value-type="float">
            <text:p>300,077</text:p>
          </table:table-cell>
          <table:table-cell office:value-type="float" office:value="300.091" calcext:value-type="float">
            <text:p>300,091</text:p>
          </table:table-cell>
          <table:table-cell office:value-type="float" office:value="300.104" calcext:value-type="float">
            <text:p>300,104</text:p>
          </table:table-cell>
          <table:table-cell office:value-type="float" office:value="300.117" calcext:value-type="float">
            <text:p>300,117</text:p>
          </table:table-cell>
          <table:table-cell office:value-type="float" office:value="300.129" calcext:value-type="float">
            <text:p>300,129</text:p>
          </table:table-cell>
          <table:table-cell office:value-type="float" office:value="300.14" calcext:value-type="float">
            <text:p>300,14</text:p>
          </table:table-cell>
          <table:table-cell office:value-type="float" office:value="300.151" calcext:value-type="float">
            <text:p>300,151</text:p>
          </table:table-cell>
          <table:table-cell office:value-type="float" office:value="300.16" calcext:value-type="float">
            <text:p>300,16</text:p>
          </table:table-cell>
          <table:table-cell office:value-type="float" office:value="300.168" calcext:value-type="float">
            <text:p>300,168</text:p>
          </table:table-cell>
          <table:table-cell office:value-type="float" office:value="300.175" calcext:value-type="float">
            <text:p>300,175</text:p>
          </table:table-cell>
          <table:table-cell office:value-type="float" office:value="300.181" calcext:value-type="float">
            <text:p>300,181</text:p>
          </table:table-cell>
          <table:table-cell office:value-type="float" office:value="300.186" calcext:value-type="float">
            <text:p>300,186</text:p>
          </table:table-cell>
          <table:table-cell office:value-type="float" office:value="300.19" calcext:value-type="float">
            <text:p>300,19</text:p>
          </table:table-cell>
          <table:table-cell office:value-type="float" office:value="300.192" calcext:value-type="float">
            <text:p>300,192</text:p>
          </table:table-cell>
          <table:table-cell table:number-columns-repeated="2" office:value-type="float" office:value="300.193" calcext:value-type="float">
            <text:p>300,193</text:p>
          </table:table-cell>
          <table:table-cell office:value-type="float" office:value="300.191" calcext:value-type="float">
            <text:p>300,191</text:p>
          </table:table-cell>
          <table:table-cell office:value-type="float" office:value="300.189" calcext:value-type="float">
            <text:p>300,189</text:p>
          </table:table-cell>
          <table:table-cell office:value-type="float" office:value="300.185" calcext:value-type="float">
            <text:p>300,185</text:p>
          </table:table-cell>
          <table:table-cell office:value-type="float" office:value="300.18" calcext:value-type="float">
            <text:p>300,18</text:p>
          </table:table-cell>
          <table:table-cell office:value-type="float" office:value="300.174" calcext:value-type="float">
            <text:p>300,174</text:p>
          </table:table-cell>
          <table:table-cell office:value-type="float" office:value="300.166" calcext:value-type="float">
            <text:p>300,166</text:p>
          </table:table-cell>
          <table:table-cell office:value-type="float" office:value="300.158" calcext:value-type="float">
            <text:p>300,158</text:p>
          </table:table-cell>
          <table:table-cell office:value-type="float" office:value="300.149" calcext:value-type="float">
            <text:p>300,149</text:p>
          </table:table-cell>
          <table:table-cell office:value-type="float" office:value="300.138" calcext:value-type="float">
            <text:p>300,138</text:p>
          </table:table-cell>
          <table:table-cell office:value-type="float" office:value="300.127" calcext:value-type="float">
            <text:p>300,127</text:p>
          </table:table-cell>
          <table:table-cell office:value-type="float" office:value="300.115" calcext:value-type="float">
            <text:p>300,115</text:p>
          </table:table-cell>
          <table:table-cell office:value-type="float" office:value="300.102" calcext:value-type="float">
            <text:p>300,102</text:p>
          </table:table-cell>
          <table:table-cell office:value-type="float" office:value="300.089" calcext:value-type="float">
            <text:p>300,089</text:p>
          </table:table-cell>
          <table:table-cell office:value-type="float" office:value="300.075" calcext:value-type="float">
            <text:p>300,075</text:p>
          </table:table-cell>
          <table:table-cell office:value-type="float" office:value="300.061" calcext:value-type="float">
            <text:p>300,061</text:p>
          </table:table-cell>
          <table:table-cell office:value-type="float" office:value="300.046" calcext:value-type="float">
            <text:p>300,046</text:p>
          </table:table-cell>
          <table:table-cell office:value-type="float" office:value="300.031" calcext:value-type="float">
            <text:p>300,031</text:p>
          </table:table-cell>
          <table:table-cell office:value-type="float" office:value="300.015" calcext:value-type="float">
            <text:p>300,0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00.052" calcext:value-type="float">
            <text:p>300,052</text:p>
          </table:table-cell>
          <table:table-cell office:value-type="float" office:value="300.068" calcext:value-type="float">
            <text:p>300,068</text:p>
          </table:table-cell>
          <table:table-cell office:value-type="float" office:value="300.084" calcext:value-type="float">
            <text:p>300,084</text:p>
          </table:table-cell>
          <table:table-cell office:value-type="float" office:value="300.1" calcext:value-type="float">
            <text:p>300,1</text:p>
          </table:table-cell>
          <table:table-cell office:value-type="float" office:value="300.115" calcext:value-type="float">
            <text:p>300,115</text:p>
          </table:table-cell>
          <table:table-cell office:value-type="float" office:value="300.129" calcext:value-type="float">
            <text:p>300,129</text:p>
          </table:table-cell>
          <table:table-cell office:value-type="float" office:value="300.143" calcext:value-type="float">
            <text:p>300,143</text:p>
          </table:table-cell>
          <table:table-cell office:value-type="float" office:value="300.155" calcext:value-type="float">
            <text:p>300,155</text:p>
          </table:table-cell>
          <table:table-cell office:value-type="float" office:value="300.166" calcext:value-type="float">
            <text:p>300,166</text:p>
          </table:table-cell>
          <table:table-cell office:value-type="float" office:value="300.177" calcext:value-type="float">
            <text:p>300,177</text:p>
          </table:table-cell>
          <table:table-cell office:value-type="float" office:value="300.186" calcext:value-type="float">
            <text:p>300,186</text:p>
          </table:table-cell>
          <table:table-cell office:value-type="float" office:value="300.193" calcext:value-type="float">
            <text:p>300,193</text:p>
          </table:table-cell>
          <table:table-cell office:value-type="float" office:value="300.2" calcext:value-type="float">
            <text:p>300,2</text:p>
          </table:table-cell>
          <table:table-cell office:value-type="float" office:value="300.205" calcext:value-type="float">
            <text:p>300,205</text:p>
          </table:table-cell>
          <table:table-cell office:value-type="float" office:value="300.209" calcext:value-type="float">
            <text:p>300,209</text:p>
          </table:table-cell>
          <table:table-cell office:value-type="float" office:value="300.212" calcext:value-type="float">
            <text:p>300,212</text:p>
          </table:table-cell>
          <table:table-cell table:number-columns-repeated="2" office:value-type="float" office:value="300.213" calcext:value-type="float">
            <text:p>300,213</text:p>
          </table:table-cell>
          <table:table-cell office:value-type="float" office:value="300.211" calcext:value-type="float">
            <text:p>300,211</text:p>
          </table:table-cell>
          <table:table-cell office:value-type="float" office:value="300.208" calcext:value-type="float">
            <text:p>300,208</text:p>
          </table:table-cell>
          <table:table-cell office:value-type="float" office:value="300.204" calcext:value-type="float">
            <text:p>300,204</text:p>
          </table:table-cell>
          <table:table-cell office:value-type="float" office:value="300.198" calcext:value-type="float">
            <text:p>300,198</text:p>
          </table:table-cell>
          <table:table-cell office:value-type="float" office:value="300.191" calcext:value-type="float">
            <text:p>300,191</text:p>
          </table:table-cell>
          <table:table-cell office:value-type="float" office:value="300.183" calcext:value-type="float">
            <text:p>300,183</text:p>
          </table:table-cell>
          <table:table-cell office:value-type="float" office:value="300.174" calcext:value-type="float">
            <text:p>300,174</text:p>
          </table:table-cell>
          <table:table-cell office:value-type="float" office:value="300.164" calcext:value-type="float">
            <text:p>300,164</text:p>
          </table:table-cell>
          <table:table-cell office:value-type="float" office:value="300.152" calcext:value-type="float">
            <text:p>300,152</text:p>
          </table:table-cell>
          <table:table-cell office:value-type="float" office:value="300.14" calcext:value-type="float">
            <text:p>300,14</text:p>
          </table:table-cell>
          <table:table-cell office:value-type="float" office:value="300.127" calcext:value-type="float">
            <text:p>300,127</text:p>
          </table:table-cell>
          <table:table-cell office:value-type="float" office:value="300.113" calcext:value-type="float">
            <text:p>300,113</text:p>
          </table:table-cell>
          <table:table-cell office:value-type="float" office:value="300.098" calcext:value-type="float">
            <text:p>300,098</text:p>
          </table:table-cell>
          <table:table-cell office:value-type="float" office:value="300.083" calcext:value-type="float">
            <text:p>300,083</text:p>
          </table:table-cell>
          <table:table-cell office:value-type="float" office:value="300.067" calcext:value-type="float">
            <text:p>300,067</text:p>
          </table:table-cell>
          <table:table-cell office:value-type="float" office:value="300.05" calcext:value-type="float">
            <text:p>300,05</text:p>
          </table:table-cell>
          <table:table-cell office:value-type="float" office:value="300.034" calcext:value-type="float">
            <text:p>300,034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38" calcext:value-type="float">
            <text:p>300,038</text:p>
          </table:table-cell>
          <table:table-cell office:value-type="float" office:value="300.057" calcext:value-type="float">
            <text:p>300,057</text:p>
          </table:table-cell>
          <table:table-cell office:value-type="float" office:value="300.075" calcext:value-type="float">
            <text:p>300,075</text:p>
          </table:table-cell>
          <table:table-cell office:value-type="float" office:value="300.093" calcext:value-type="float">
            <text:p>300,093</text:p>
          </table:table-cell>
          <table:table-cell office:value-type="float" office:value="300.11" calcext:value-type="float">
            <text:p>300,11</text:p>
          </table:table-cell>
          <table:table-cell office:value-type="float" office:value="300.127" calcext:value-type="float">
            <text:p>300,127</text:p>
          </table:table-cell>
          <table:table-cell office:value-type="float" office:value="300.143" calcext:value-type="float">
            <text:p>300,143</text:p>
          </table:table-cell>
          <table:table-cell office:value-type="float" office:value="300.157" calcext:value-type="float">
            <text:p>300,157</text:p>
          </table:table-cell>
          <table:table-cell office:value-type="float" office:value="300.171" calcext:value-type="float">
            <text:p>300,171</text:p>
          </table:table-cell>
          <table:table-cell office:value-type="float" office:value="300.183" calcext:value-type="float">
            <text:p>300,183</text:p>
          </table:table-cell>
          <table:table-cell office:value-type="float" office:value="300.195" calcext:value-type="float">
            <text:p>300,195</text:p>
          </table:table-cell>
          <table:table-cell office:value-type="float" office:value="300.205" calcext:value-type="float">
            <text:p>300,205</text:p>
          </table:table-cell>
          <table:table-cell office:value-type="float" office:value="300.213" calcext:value-type="float">
            <text:p>300,213</text:p>
          </table:table-cell>
          <table:table-cell office:value-type="float" office:value="300.221" calcext:value-type="float">
            <text:p>300,221</text:p>
          </table:table-cell>
          <table:table-cell office:value-type="float" office:value="300.226" calcext:value-type="float">
            <text:p>300,226</text:p>
          </table:table-cell>
          <table:table-cell office:value-type="float" office:value="300.231" calcext:value-type="float">
            <text:p>300,231</text:p>
          </table:table-cell>
          <table:table-cell office:value-type="float" office:value="300.233" calcext:value-type="float">
            <text:p>300,233</text:p>
          </table:table-cell>
          <table:table-cell office:value-type="float" office:value="300.235" calcext:value-type="float">
            <text:p>300,235</text:p>
          </table:table-cell>
          <table:table-cell office:value-type="float" office:value="300.234" calcext:value-type="float">
            <text:p>300,234</text:p>
          </table:table-cell>
          <table:table-cell office:value-type="float" office:value="300.233" calcext:value-type="float">
            <text:p>300,233</text:p>
          </table:table-cell>
          <table:table-cell office:value-type="float" office:value="300.229" calcext:value-type="float">
            <text:p>300,229</text:p>
          </table:table-cell>
          <table:table-cell office:value-type="float" office:value="300.225" calcext:value-type="float">
            <text:p>300,225</text:p>
          </table:table-cell>
          <table:table-cell office:value-type="float" office:value="300.218" calcext:value-type="float">
            <text:p>300,218</text:p>
          </table:table-cell>
          <table:table-cell office:value-type="float" office:value="300.211" calcext:value-type="float">
            <text:p>300,211</text:p>
          </table:table-cell>
          <table:table-cell office:value-type="float" office:value="300.202" calcext:value-type="float">
            <text:p>300,202</text:p>
          </table:table-cell>
          <table:table-cell office:value-type="float" office:value="300.192" calcext:value-type="float">
            <text:p>300,192</text:p>
          </table:table-cell>
          <table:table-cell office:value-type="float" office:value="300.18" calcext:value-type="float">
            <text:p>300,18</text:p>
          </table:table-cell>
          <table:table-cell office:value-type="float" office:value="300.168" calcext:value-type="float">
            <text:p>300,168</text:p>
          </table:table-cell>
          <table:table-cell office:value-type="float" office:value="300.154" calcext:value-type="float">
            <text:p>300,154</text:p>
          </table:table-cell>
          <table:table-cell office:value-type="float" office:value="300.14" calcext:value-type="float">
            <text:p>300,14</text:p>
          </table:table-cell>
          <table:table-cell office:value-type="float" office:value="300.124" calcext:value-type="float">
            <text:p>300,124</text:p>
          </table:table-cell>
          <table:table-cell office:value-type="float" office:value="300.108" calcext:value-type="float">
            <text:p>300,108</text:p>
          </table:table-cell>
          <table:table-cell office:value-type="float" office:value="300.091" calcext:value-type="float">
            <text:p>300,091</text:p>
          </table:table-cell>
          <table:table-cell office:value-type="float" office:value="300.073" calcext:value-type="float">
            <text:p>300,073</text:p>
          </table:table-cell>
          <table:table-cell office:value-type="float" office:value="300.055" calcext:value-type="float">
            <text:p>300,055</text:p>
          </table:table-cell>
          <table:table-cell office:value-type="float" office:value="300.037" calcext:value-type="float">
            <text:p>300,037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42" calcext:value-type="float">
            <text:p>300,042</text:p>
          </table:table-cell>
          <table:table-cell office:value-type="float" office:value="300.063" calcext:value-type="float">
            <text:p>300,063</text:p>
          </table:table-cell>
          <table:table-cell office:value-type="float" office:value="300.083" calcext:value-type="float">
            <text:p>300,083</text:p>
          </table:table-cell>
          <table:table-cell office:value-type="float" office:value="300.103" calcext:value-type="float">
            <text:p>300,103</text:p>
          </table:table-cell>
          <table:table-cell office:value-type="float" office:value="300.122" calcext:value-type="float">
            <text:p>300,122</text:p>
          </table:table-cell>
          <table:table-cell office:value-type="float" office:value="300.14" calcext:value-type="float">
            <text:p>300,14</text:p>
          </table:table-cell>
          <table:table-cell office:value-type="float" office:value="300.157" calcext:value-type="float">
            <text:p>300,157</text:p>
          </table:table-cell>
          <table:table-cell office:value-type="float" office:value="300.174" calcext:value-type="float">
            <text:p>300,174</text:p>
          </table:table-cell>
          <table:table-cell office:value-type="float" office:value="300.189" calcext:value-type="float">
            <text:p>300,189</text:p>
          </table:table-cell>
          <table:table-cell office:value-type="float" office:value="300.202" calcext:value-type="float">
            <text:p>300,202</text:p>
          </table:table-cell>
          <table:table-cell office:value-type="float" office:value="300.215" calcext:value-type="float">
            <text:p>300,215</text:p>
          </table:table-cell>
          <table:table-cell office:value-type="float" office:value="300.226" calcext:value-type="float">
            <text:p>300,226</text:p>
          </table:table-cell>
          <table:table-cell office:value-type="float" office:value="300.235" calcext:value-type="float">
            <text:p>300,235</text:p>
          </table:table-cell>
          <table:table-cell office:value-type="float" office:value="300.243" calcext:value-type="float">
            <text:p>300,243</text:p>
          </table:table-cell>
          <table:table-cell office:value-type="float" office:value="300.25" calcext:value-type="float">
            <text:p>300,25</text:p>
          </table:table-cell>
          <table:table-cell office:value-type="float" office:value="300.254" calcext:value-type="float">
            <text:p>300,254</text:p>
          </table:table-cell>
          <table:table-cell office:value-type="float" office:value="300.257" calcext:value-type="float">
            <text:p>300,257</text:p>
          </table:table-cell>
          <table:table-cell office:value-type="float" office:value="300.259" calcext:value-type="float">
            <text:p>300,259</text:p>
          </table:table-cell>
          <table:table-cell office:value-type="float" office:value="300.258" calcext:value-type="float">
            <text:p>300,258</text:p>
          </table:table-cell>
          <table:table-cell office:value-type="float" office:value="300.256" calcext:value-type="float">
            <text:p>300,256</text:p>
          </table:table-cell>
          <table:table-cell office:value-type="float" office:value="300.253" calcext:value-type="float">
            <text:p>300,253</text:p>
          </table:table-cell>
          <table:table-cell office:value-type="float" office:value="300.248" calcext:value-type="float">
            <text:p>300,248</text:p>
          </table:table-cell>
          <table:table-cell office:value-type="float" office:value="300.241" calcext:value-type="float">
            <text:p>300,241</text:p>
          </table:table-cell>
          <table:table-cell office:value-type="float" office:value="300.232" calcext:value-type="float">
            <text:p>300,232</text:p>
          </table:table-cell>
          <table:table-cell office:value-type="float" office:value="300.223" calcext:value-type="float">
            <text:p>300,223</text:p>
          </table:table-cell>
          <table:table-cell office:value-type="float" office:value="300.211" calcext:value-type="float">
            <text:p>300,211</text:p>
          </table:table-cell>
          <table:table-cell office:value-type="float" office:value="300.199" calcext:value-type="float">
            <text:p>300,199</text:p>
          </table:table-cell>
          <table:table-cell office:value-type="float" office:value="300.185" calcext:value-type="float">
            <text:p>300,185</text:p>
          </table:table-cell>
          <table:table-cell office:value-type="float" office:value="300.17" calcext:value-type="float">
            <text:p>300,17</text:p>
          </table:table-cell>
          <table:table-cell office:value-type="float" office:value="300.154" calcext:value-type="float">
            <text:p>300,154</text:p>
          </table:table-cell>
          <table:table-cell office:value-type="float" office:value="300.137" calcext:value-type="float">
            <text:p>300,137</text:p>
          </table:table-cell>
          <table:table-cell office:value-type="float" office:value="300.119" calcext:value-type="float">
            <text:p>300,119</text:p>
          </table:table-cell>
          <table:table-cell office:value-type="float" office:value="300.1" calcext:value-type="float">
            <text:p>300,1</text:p>
          </table:table-cell>
          <table:table-cell office:value-type="float" office:value="300.081" calcext:value-type="float">
            <text:p>300,081</text:p>
          </table:table-cell>
          <table:table-cell office:value-type="float" office:value="300.061" calcext:value-type="float">
            <text:p>300,061</text:p>
          </table:table-cell>
          <table:table-cell office:value-type="float" office:value="300.041" calcext:value-type="float">
            <text:p>300,041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23" calcext:value-type="float">
            <text:p>300,023</text:p>
          </table:table-cell>
          <table:table-cell office:value-type="float" office:value="300.047" calcext:value-type="float">
            <text:p>300,047</text:p>
          </table:table-cell>
          <table:table-cell office:value-type="float" office:value="300.069" calcext:value-type="float">
            <text:p>300,069</text:p>
          </table:table-cell>
          <table:table-cell office:value-type="float" office:value="300.092" calcext:value-type="float">
            <text:p>300,092</text:p>
          </table:table-cell>
          <table:table-cell office:value-type="float" office:value="300.113" calcext:value-type="float">
            <text:p>300,113</text:p>
          </table:table-cell>
          <table:table-cell office:value-type="float" office:value="300.134" calcext:value-type="float">
            <text:p>300,134</text:p>
          </table:table-cell>
          <table:table-cell office:value-type="float" office:value="300.155" calcext:value-type="float">
            <text:p>300,155</text:p>
          </table:table-cell>
          <table:table-cell office:value-type="float" office:value="300.174" calcext:value-type="float">
            <text:p>300,174</text:p>
          </table:table-cell>
          <table:table-cell office:value-type="float" office:value="300.191" calcext:value-type="float">
            <text:p>300,191</text:p>
          </table:table-cell>
          <table:table-cell office:value-type="float" office:value="300.208" calcext:value-type="float">
            <text:p>300,208</text:p>
          </table:table-cell>
          <table:table-cell office:value-type="float" office:value="300.223" calcext:value-type="float">
            <text:p>300,223</text:p>
          </table:table-cell>
          <table:table-cell office:value-type="float" office:value="300.237" calcext:value-type="float">
            <text:p>300,237</text:p>
          </table:table-cell>
          <table:table-cell office:value-type="float" office:value="300.249" calcext:value-type="float">
            <text:p>300,249</text:p>
          </table:table-cell>
          <table:table-cell office:value-type="float" office:value="300.259" calcext:value-type="float">
            <text:p>300,259</text:p>
          </table:table-cell>
          <table:table-cell office:value-type="float" office:value="300.268" calcext:value-type="float">
            <text:p>300,268</text:p>
          </table:table-cell>
          <table:table-cell office:value-type="float" office:value="300.275" calcext:value-type="float">
            <text:p>300,275</text:p>
          </table:table-cell>
          <table:table-cell office:value-type="float" office:value="300.28" calcext:value-type="float">
            <text:p>300,28</text:p>
          </table:table-cell>
          <table:table-cell office:value-type="float" office:value="300.284" calcext:value-type="float">
            <text:p>300,284</text:p>
          </table:table-cell>
          <table:table-cell table:number-columns-repeated="2" office:value-type="float" office:value="300.285" calcext:value-type="float">
            <text:p>300,285</text:p>
          </table:table-cell>
          <table:table-cell office:value-type="float" office:value="300.283" calcext:value-type="float">
            <text:p>300,283</text:p>
          </table:table-cell>
          <table:table-cell office:value-type="float" office:value="300.279" calcext:value-type="float">
            <text:p>300,279</text:p>
          </table:table-cell>
          <table:table-cell office:value-type="float" office:value="300.273" calcext:value-type="float">
            <text:p>300,273</text:p>
          </table:table-cell>
          <table:table-cell office:value-type="float" office:value="300.265" calcext:value-type="float">
            <text:p>300,265</text:p>
          </table:table-cell>
          <table:table-cell office:value-type="float" office:value="300.256" calcext:value-type="float">
            <text:p>300,256</text:p>
          </table:table-cell>
          <table:table-cell office:value-type="float" office:value="300.245" calcext:value-type="float">
            <text:p>300,245</text:p>
          </table:table-cell>
          <table:table-cell office:value-type="float" office:value="300.233" calcext:value-type="float">
            <text:p>300,233</text:p>
          </table:table-cell>
          <table:table-cell office:value-type="float" office:value="300.219" calcext:value-type="float">
            <text:p>300,219</text:p>
          </table:table-cell>
          <table:table-cell office:value-type="float" office:value="300.204" calcext:value-type="float">
            <text:p>300,204</text:p>
          </table:table-cell>
          <table:table-cell office:value-type="float" office:value="300.187" calcext:value-type="float">
            <text:p>300,187</text:p>
          </table:table-cell>
          <table:table-cell office:value-type="float" office:value="300.169" calcext:value-type="float">
            <text:p>300,169</text:p>
          </table:table-cell>
          <table:table-cell office:value-type="float" office:value="300.151" calcext:value-type="float">
            <text:p>300,151</text:p>
          </table:table-cell>
          <table:table-cell office:value-type="float" office:value="300.131" calcext:value-type="float">
            <text:p>300,131</text:p>
          </table:table-cell>
          <table:table-cell office:value-type="float" office:value="300.11" calcext:value-type="float">
            <text:p>300,11</text:p>
          </table:table-cell>
          <table:table-cell office:value-type="float" office:value="300.089" calcext:value-type="float">
            <text:p>300,089</text:p>
          </table:table-cell>
          <table:table-cell office:value-type="float" office:value="300.067" calcext:value-type="float">
            <text:p>300,067</text:p>
          </table:table-cell>
          <table:table-cell office:value-type="float" office:value="300.045" calcext:value-type="float">
            <text:p>300,045</text:p>
          </table:table-cell>
          <table:table-cell office:value-type="float" office:value="300.023" calcext:value-type="float">
            <text:p>300,02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26" calcext:value-type="float">
            <text:p>300,026</text:p>
          </table:table-cell>
          <table:table-cell office:value-type="float" office:value="300.051" calcext:value-type="float">
            <text:p>300,051</text:p>
          </table:table-cell>
          <table:table-cell office:value-type="float" office:value="300.077" calcext:value-type="float">
            <text:p>300,077</text:p>
          </table:table-cell>
          <table:table-cell office:value-type="float" office:value="300.101" calcext:value-type="float">
            <text:p>300,101</text:p>
          </table:table-cell>
          <table:table-cell office:value-type="float" office:value="300.125" calcext:value-type="float">
            <text:p>300,125</text:p>
          </table:table-cell>
          <table:table-cell office:value-type="float" office:value="300.148" calcext:value-type="float">
            <text:p>300,148</text:p>
          </table:table-cell>
          <table:table-cell office:value-type="float" office:value="300.171" calcext:value-type="float">
            <text:p>300,171</text:p>
          </table:table-cell>
          <table:table-cell office:value-type="float" office:value="300.192" calcext:value-type="float">
            <text:p>300,192</text:p>
          </table:table-cell>
          <table:table-cell office:value-type="float" office:value="300.211" calcext:value-type="float">
            <text:p>300,211</text:p>
          </table:table-cell>
          <table:table-cell office:value-type="float" office:value="300.229" calcext:value-type="float">
            <text:p>300,229</text:p>
          </table:table-cell>
          <table:table-cell office:value-type="float" office:value="300.246" calcext:value-type="float">
            <text:p>300,246</text:p>
          </table:table-cell>
          <table:table-cell office:value-type="float" office:value="300.261" calcext:value-type="float">
            <text:p>300,261</text:p>
          </table:table-cell>
          <table:table-cell office:value-type="float" office:value="300.275" calcext:value-type="float">
            <text:p>300,275</text:p>
          </table:table-cell>
          <table:table-cell office:value-type="float" office:value="300.286" calcext:value-type="float">
            <text:p>300,286</text:p>
          </table:table-cell>
          <table:table-cell office:value-type="float" office:value="300.296" calcext:value-type="float">
            <text:p>300,296</text:p>
          </table:table-cell>
          <table:table-cell office:value-type="float" office:value="300.303" calcext:value-type="float">
            <text:p>300,303</text:p>
          </table:table-cell>
          <table:table-cell office:value-type="float" office:value="300.309" calcext:value-type="float">
            <text:p>300,309</text:p>
          </table:table-cell>
          <table:table-cell office:value-type="float" office:value="300.313" calcext:value-type="float">
            <text:p>300,313</text:p>
          </table:table-cell>
          <table:table-cell table:number-columns-repeated="2" office:value-type="float" office:value="300.314" calcext:value-type="float">
            <text:p>300,314</text:p>
          </table:table-cell>
          <table:table-cell office:value-type="float" office:value="300.311" calcext:value-type="float">
            <text:p>300,311</text:p>
          </table:table-cell>
          <table:table-cell office:value-type="float" office:value="300.307" calcext:value-type="float">
            <text:p>300,307</text:p>
          </table:table-cell>
          <table:table-cell office:value-type="float" office:value="300.301" calcext:value-type="float">
            <text:p>300,301</text:p>
          </table:table-cell>
          <table:table-cell office:value-type="float" office:value="300.292" calcext:value-type="float">
            <text:p>300,292</text:p>
          </table:table-cell>
          <table:table-cell office:value-type="float" office:value="300.282" calcext:value-type="float">
            <text:p>300,282</text:p>
          </table:table-cell>
          <table:table-cell office:value-type="float" office:value="300.27" calcext:value-type="float">
            <text:p>300,27</text:p>
          </table:table-cell>
          <table:table-cell office:value-type="float" office:value="300.256" calcext:value-type="float">
            <text:p>300,256</text:p>
          </table:table-cell>
          <table:table-cell office:value-type="float" office:value="300.241" calcext:value-type="float">
            <text:p>300,241</text:p>
          </table:table-cell>
          <table:table-cell office:value-type="float" office:value="300.224" calcext:value-type="float">
            <text:p>300,224</text:p>
          </table:table-cell>
          <table:table-cell office:value-type="float" office:value="300.206" calcext:value-type="float">
            <text:p>300,206</text:p>
          </table:table-cell>
          <table:table-cell office:value-type="float" office:value="300.186" calcext:value-type="float">
            <text:p>300,186</text:p>
          </table:table-cell>
          <table:table-cell office:value-type="float" office:value="300.166" calcext:value-type="float">
            <text:p>300,166</text:p>
          </table:table-cell>
          <table:table-cell office:value-type="float" office:value="300.144" calcext:value-type="float">
            <text:p>300,144</text:p>
          </table:table-cell>
          <table:table-cell office:value-type="float" office:value="300.121" calcext:value-type="float">
            <text:p>300,121</text:p>
          </table:table-cell>
          <table:table-cell office:value-type="float" office:value="300.098" calcext:value-type="float">
            <text:p>300,098</text:p>
          </table:table-cell>
          <table:table-cell office:value-type="float" office:value="300.074" calcext:value-type="float">
            <text:p>300,074</text:p>
          </table:table-cell>
          <table:table-cell office:value-type="float" office:value="300.05" calcext:value-type="float">
            <text:p>300,05</text:p>
          </table:table-cell>
          <table:table-cell office:value-type="float" office:value="300.025" calcext:value-type="float">
            <text:p>300,02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28" calcext:value-type="float">
            <text:p>300,028</text:p>
          </table:table-cell>
          <table:table-cell office:value-type="float" office:value="300.057" calcext:value-type="float">
            <text:p>300,057</text:p>
          </table:table-cell>
          <table:table-cell office:value-type="float" office:value="300.084" calcext:value-type="float">
            <text:p>300,084</text:p>
          </table:table-cell>
          <table:table-cell office:value-type="float" office:value="300.112" calcext:value-type="float">
            <text:p>300,112</text:p>
          </table:table-cell>
          <table:table-cell office:value-type="float" office:value="300.138" calcext:value-type="float">
            <text:p>300,138</text:p>
          </table:table-cell>
          <table:table-cell office:value-type="float" office:value="300.164" calcext:value-type="float">
            <text:p>300,164</text:p>
          </table:table-cell>
          <table:table-cell office:value-type="float" office:value="300.188" calcext:value-type="float">
            <text:p>300,188</text:p>
          </table:table-cell>
          <table:table-cell office:value-type="float" office:value="300.211" calcext:value-type="float">
            <text:p>300,211</text:p>
          </table:table-cell>
          <table:table-cell office:value-type="float" office:value="300.233" calcext:value-type="float">
            <text:p>300,233</text:p>
          </table:table-cell>
          <table:table-cell office:value-type="float" office:value="300.253" calcext:value-type="float">
            <text:p>300,253</text:p>
          </table:table-cell>
          <table:table-cell office:value-type="float" office:value="300.272" calcext:value-type="float">
            <text:p>300,272</text:p>
          </table:table-cell>
          <table:table-cell office:value-type="float" office:value="300.288" calcext:value-type="float">
            <text:p>300,288</text:p>
          </table:table-cell>
          <table:table-cell office:value-type="float" office:value="300.303" calcext:value-type="float">
            <text:p>300,303</text:p>
          </table:table-cell>
          <table:table-cell office:value-type="float" office:value="300.316" calcext:value-type="float">
            <text:p>300,316</text:p>
          </table:table-cell>
          <table:table-cell office:value-type="float" office:value="300.326" calcext:value-type="float">
            <text:p>300,326</text:p>
          </table:table-cell>
          <table:table-cell office:value-type="float" office:value="300.335" calcext:value-type="float">
            <text:p>300,335</text:p>
          </table:table-cell>
          <table:table-cell office:value-type="float" office:value="300.341" calcext:value-type="float">
            <text:p>300,341</text:p>
          </table:table-cell>
          <table:table-cell office:value-type="float" office:value="300.345" calcext:value-type="float">
            <text:p>300,345</text:p>
          </table:table-cell>
          <table:table-cell table:number-columns-repeated="2" office:value-type="float" office:value="300.346" calcext:value-type="float">
            <text:p>300,346</text:p>
          </table:table-cell>
          <table:table-cell office:value-type="float" office:value="300.343" calcext:value-type="float">
            <text:p>300,343</text:p>
          </table:table-cell>
          <table:table-cell office:value-type="float" office:value="300.338" calcext:value-type="float">
            <text:p>300,338</text:p>
          </table:table-cell>
          <table:table-cell office:value-type="float" office:value="300.331" calcext:value-type="float">
            <text:p>300,331</text:p>
          </table:table-cell>
          <table:table-cell office:value-type="float" office:value="300.322" calcext:value-type="float">
            <text:p>300,322</text:p>
          </table:table-cell>
          <table:table-cell office:value-type="float" office:value="300.311" calcext:value-type="float">
            <text:p>300,311</text:p>
          </table:table-cell>
          <table:table-cell office:value-type="float" office:value="300.297" calcext:value-type="float">
            <text:p>300,297</text:p>
          </table:table-cell>
          <table:table-cell office:value-type="float" office:value="300.282" calcext:value-type="float">
            <text:p>300,282</text:p>
          </table:table-cell>
          <table:table-cell office:value-type="float" office:value="300.265" calcext:value-type="float">
            <text:p>300,265</text:p>
          </table:table-cell>
          <table:table-cell office:value-type="float" office:value="300.247" calcext:value-type="float">
            <text:p>300,247</text:p>
          </table:table-cell>
          <table:table-cell office:value-type="float" office:value="300.227" calcext:value-type="float">
            <text:p>300,227</text:p>
          </table:table-cell>
          <table:table-cell office:value-type="float" office:value="300.205" calcext:value-type="float">
            <text:p>300,205</text:p>
          </table:table-cell>
          <table:table-cell office:value-type="float" office:value="300.182" calcext:value-type="float">
            <text:p>300,182</text:p>
          </table:table-cell>
          <table:table-cell office:value-type="float" office:value="300.159" calcext:value-type="float">
            <text:p>300,159</text:p>
          </table:table-cell>
          <table:table-cell office:value-type="float" office:value="300.134" calcext:value-type="float">
            <text:p>300,134</text:p>
          </table:table-cell>
          <table:table-cell office:value-type="float" office:value="300.108" calcext:value-type="float">
            <text:p>300,108</text:p>
          </table:table-cell>
          <table:table-cell office:value-type="float" office:value="300.082" calcext:value-type="float">
            <text:p>300,082</text:p>
          </table:table-cell>
          <table:table-cell office:value-type="float" office:value="300.055" calcext:value-type="float">
            <text:p>300,055</text:p>
          </table:table-cell>
          <table:table-cell office:value-type="float" office:value="300.027" calcext:value-type="float">
            <text:p>300,02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31" calcext:value-type="float">
            <text:p>300,031</text:p>
          </table:table-cell>
          <table:table-cell office:value-type="float" office:value="300.063" calcext:value-type="float">
            <text:p>300,063</text:p>
          </table:table-cell>
          <table:table-cell office:value-type="float" office:value="300.093" calcext:value-type="float">
            <text:p>300,093</text:p>
          </table:table-cell>
          <table:table-cell office:value-type="float" office:value="300.123" calcext:value-type="float">
            <text:p>300,123</text:p>
          </table:table-cell>
          <table:table-cell office:value-type="float" office:value="300.153" calcext:value-type="float">
            <text:p>300,153</text:p>
          </table:table-cell>
          <table:table-cell office:value-type="float" office:value="300.181" calcext:value-type="float">
            <text:p>300,181</text:p>
          </table:table-cell>
          <table:table-cell office:value-type="float" office:value="300.208" calcext:value-type="float">
            <text:p>300,208</text:p>
          </table:table-cell>
          <table:table-cell office:value-type="float" office:value="300.233" calcext:value-type="float">
            <text:p>300,233</text:p>
          </table:table-cell>
          <table:table-cell office:value-type="float" office:value="300.257" calcext:value-type="float">
            <text:p>300,257</text:p>
          </table:table-cell>
          <table:table-cell office:value-type="float" office:value="300.279" calcext:value-type="float">
            <text:p>300,279</text:p>
          </table:table-cell>
          <table:table-cell office:value-type="float" office:value="300.3" calcext:value-type="float">
            <text:p>300,3</text:p>
          </table:table-cell>
          <table:table-cell office:value-type="float" office:value="300.318" calcext:value-type="float">
            <text:p>300,318</text:p>
          </table:table-cell>
          <table:table-cell office:value-type="float" office:value="300.334" calcext:value-type="float">
            <text:p>300,334</text:p>
          </table:table-cell>
          <table:table-cell office:value-type="float" office:value="300.348" calcext:value-type="float">
            <text:p>300,348</text:p>
          </table:table-cell>
          <table:table-cell office:value-type="float" office:value="300.36" calcext:value-type="float">
            <text:p>300,36</text:p>
          </table:table-cell>
          <table:table-cell office:value-type="float" office:value="300.369" calcext:value-type="float">
            <text:p>300,369</text:p>
          </table:table-cell>
          <table:table-cell office:value-type="float" office:value="300.376" calcext:value-type="float">
            <text:p>300,376</text:p>
          </table:table-cell>
          <table:table-cell office:value-type="float" office:value="300.38" calcext:value-type="float">
            <text:p>300,38</text:p>
          </table:table-cell>
          <table:table-cell office:value-type="float" office:value="300.382" calcext:value-type="float">
            <text:p>300,382</text:p>
          </table:table-cell>
          <table:table-cell office:value-type="float" office:value="300.381" calcext:value-type="float">
            <text:p>300,381</text:p>
          </table:table-cell>
          <table:table-cell office:value-type="float" office:value="300.378" calcext:value-type="float">
            <text:p>300,378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365" calcext:value-type="float">
            <text:p>300,365</text:p>
          </table:table-cell>
          <table:table-cell office:value-type="float" office:value="300.355" calcext:value-type="float">
            <text:p>300,355</text:p>
          </table:table-cell>
          <table:table-cell office:value-type="float" office:value="300.342" calcext:value-type="float">
            <text:p>300,342</text:p>
          </table:table-cell>
          <table:table-cell office:value-type="float" office:value="300.328" calcext:value-type="float">
            <text:p>300,328</text:p>
          </table:table-cell>
          <table:table-cell office:value-type="float" office:value="300.311" calcext:value-type="float">
            <text:p>300,311</text:p>
          </table:table-cell>
          <table:table-cell office:value-type="float" office:value="300.292" calcext:value-type="float">
            <text:p>300,292</text:p>
          </table:table-cell>
          <table:table-cell office:value-type="float" office:value="300.272" calcext:value-type="float">
            <text:p>300,272</text:p>
          </table:table-cell>
          <table:table-cell office:value-type="float" office:value="300.25" calcext:value-type="float">
            <text:p>300,25</text:p>
          </table:table-cell>
          <table:table-cell office:value-type="float" office:value="300.226" calcext:value-type="float">
            <text:p>300,226</text:p>
          </table:table-cell>
          <table:table-cell office:value-type="float" office:value="300.201" calcext:value-type="float">
            <text:p>300,201</text:p>
          </table:table-cell>
          <table:table-cell office:value-type="float" office:value="300.175" calcext:value-type="float">
            <text:p>300,175</text:p>
          </table:table-cell>
          <table:table-cell office:value-type="float" office:value="300.147" calcext:value-type="float">
            <text:p>300,147</text:p>
          </table:table-cell>
          <table:table-cell office:value-type="float" office:value="300.119" calcext:value-type="float">
            <text:p>300,119</text:p>
          </table:table-cell>
          <table:table-cell office:value-type="float" office:value="300.09" calcext:value-type="float">
            <text:p>300,09</text:p>
          </table:table-cell>
          <table:table-cell office:value-type="float" office:value="300.06" calcext:value-type="float">
            <text:p>300,06</text:p>
          </table:table-cell>
          <table:table-cell office:value-type="float" office:value="300.03" calcext:value-type="float">
            <text:p>300,0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00.069" calcext:value-type="float">
            <text:p>300,069</text:p>
          </table:table-cell>
          <table:table-cell office:value-type="float" office:value="300.103" calcext:value-type="float">
            <text:p>300,103</text:p>
          </table:table-cell>
          <table:table-cell office:value-type="float" office:value="300.136" calcext:value-type="float">
            <text:p>300,136</text:p>
          </table:table-cell>
          <table:table-cell office:value-type="float" office:value="300.168" calcext:value-type="float">
            <text:p>300,168</text:p>
          </table:table-cell>
          <table:table-cell office:value-type="float" office:value="300.199" calcext:value-type="float">
            <text:p>300,199</text:p>
          </table:table-cell>
          <table:table-cell office:value-type="float" office:value="300.229" calcext:value-type="float">
            <text:p>300,229</text:p>
          </table:table-cell>
          <table:table-cell office:value-type="float" office:value="300.257" calcext:value-type="float">
            <text:p>300,257</text:p>
          </table:table-cell>
          <table:table-cell office:value-type="float" office:value="300.284" calcext:value-type="float">
            <text:p>300,284</text:p>
          </table:table-cell>
          <table:table-cell office:value-type="float" office:value="300.308" calcext:value-type="float">
            <text:p>300,308</text:p>
          </table:table-cell>
          <table:table-cell office:value-type="float" office:value="300.33" calcext:value-type="float">
            <text:p>300,33</text:p>
          </table:table-cell>
          <table:table-cell office:value-type="float" office:value="300.351" calcext:value-type="float">
            <text:p>300,351</text:p>
          </table:table-cell>
          <table:table-cell office:value-type="float" office:value="300.368" calcext:value-type="float">
            <text:p>300,368</text:p>
          </table:table-cell>
          <table:table-cell office:value-type="float" office:value="300.384" calcext:value-type="float">
            <text:p>300,384</text:p>
          </table:table-cell>
          <table:table-cell office:value-type="float" office:value="300.396" calcext:value-type="float">
            <text:p>300,396</text:p>
          </table:table-cell>
          <table:table-cell office:value-type="float" office:value="300.407" calcext:value-type="float">
            <text:p>300,407</text:p>
          </table:table-cell>
          <table:table-cell office:value-type="float" office:value="300.414" calcext:value-type="float">
            <text:p>300,414</text:p>
          </table:table-cell>
          <table:table-cell office:value-type="float" office:value="300.419" calcext:value-type="float">
            <text:p>300,419</text:p>
          </table:table-cell>
          <table:table-cell office:value-type="float" office:value="300.421" calcext:value-type="float">
            <text:p>300,421</text:p>
          </table:table-cell>
          <table:table-cell office:value-type="float" office:value="300.42" calcext:value-type="float">
            <text:p>300,42</text:p>
          </table:table-cell>
          <table:table-cell office:value-type="float" office:value="300.417" calcext:value-type="float">
            <text:p>300,417</text:p>
          </table:table-cell>
          <table:table-cell office:value-type="float" office:value="300.411" calcext:value-type="float">
            <text:p>300,411</text:p>
          </table:table-cell>
          <table:table-cell office:value-type="float" office:value="300.402" calcext:value-type="float">
            <text:p>300,402</text:p>
          </table:table-cell>
          <table:table-cell office:value-type="float" office:value="300.391" calcext:value-type="float">
            <text:p>300,391</text:p>
          </table:table-cell>
          <table:table-cell office:value-type="float" office:value="300.377" calcext:value-type="float">
            <text:p>300,377</text:p>
          </table:table-cell>
          <table:table-cell office:value-type="float" office:value="300.361" calcext:value-type="float">
            <text:p>300,361</text:p>
          </table:table-cell>
          <table:table-cell office:value-type="float" office:value="300.342" calcext:value-type="float">
            <text:p>300,342</text:p>
          </table:table-cell>
          <table:table-cell office:value-type="float" office:value="300.322" calcext:value-type="float">
            <text:p>300,322</text:p>
          </table:table-cell>
          <table:table-cell office:value-type="float" office:value="300.299" calcext:value-type="float">
            <text:p>300,299</text:p>
          </table:table-cell>
          <table:table-cell office:value-type="float" office:value="300.275" calcext:value-type="float">
            <text:p>300,275</text:p>
          </table:table-cell>
          <table:table-cell office:value-type="float" office:value="300.249" calcext:value-type="float">
            <text:p>300,249</text:p>
          </table:table-cell>
          <table:table-cell office:value-type="float" office:value="300.221" calcext:value-type="float">
            <text:p>300,221</text:p>
          </table:table-cell>
          <table:table-cell office:value-type="float" office:value="300.192" calcext:value-type="float">
            <text:p>300,192</text:p>
          </table:table-cell>
          <table:table-cell office:value-type="float" office:value="300.162" calcext:value-type="float">
            <text:p>300,162</text:p>
          </table:table-cell>
          <table:table-cell office:value-type="float" office:value="300.131" calcext:value-type="float">
            <text:p>300,131</text:p>
          </table:table-cell>
          <table:table-cell office:value-type="float" office:value="300.099" calcext:value-type="float">
            <text:p>300,099</text:p>
          </table:table-cell>
          <table:table-cell office:value-type="float" office:value="300.066" calcext:value-type="float">
            <text:p>300,066</text:p>
          </table:table-cell>
          <table:table-cell office:value-type="float" office:value="300.033" calcext:value-type="float">
            <text:p>300,03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38" calcext:value-type="float">
            <text:p>300,038</text:p>
          </table:table-cell>
          <table:table-cell office:value-type="float" office:value="300.076" calcext:value-type="float">
            <text:p>300,076</text:p>
          </table:table-cell>
          <table:table-cell office:value-type="float" office:value="300.114" calcext:value-type="float">
            <text:p>300,114</text:p>
          </table:table-cell>
          <table:table-cell office:value-type="float" office:value="300.15" calcext:value-type="float">
            <text:p>300,15</text:p>
          </table:table-cell>
          <table:table-cell office:value-type="float" office:value="300.186" calcext:value-type="float">
            <text:p>300,186</text:p>
          </table:table-cell>
          <table:table-cell office:value-type="float" office:value="300.22" calcext:value-type="float">
            <text:p>300,22</text:p>
          </table:table-cell>
          <table:table-cell office:value-type="float" office:value="300.253" calcext:value-type="float">
            <text:p>300,253</text:p>
          </table:table-cell>
          <table:table-cell office:value-type="float" office:value="300.284" calcext:value-type="float">
            <text:p>300,284</text:p>
          </table:table-cell>
          <table:table-cell office:value-type="float" office:value="300.313" calcext:value-type="float">
            <text:p>300,313</text:p>
          </table:table-cell>
          <table:table-cell office:value-type="float" office:value="300.34" calcext:value-type="float">
            <text:p>300,34</text:p>
          </table:table-cell>
          <table:table-cell office:value-type="float" office:value="300.365" calcext:value-type="float">
            <text:p>300,365</text:p>
          </table:table-cell>
          <table:table-cell office:value-type="float" office:value="300.387" calcext:value-type="float">
            <text:p>300,387</text:p>
          </table:table-cell>
          <table:table-cell office:value-type="float" office:value="300.406" calcext:value-type="float">
            <text:p>300,406</text:p>
          </table:table-cell>
          <table:table-cell office:value-type="float" office:value="300.423" calcext:value-type="float">
            <text:p>300,423</text:p>
          </table:table-cell>
          <table:table-cell office:value-type="float" office:value="300.437" calcext:value-type="float">
            <text:p>300,437</text:p>
          </table:table-cell>
          <table:table-cell office:value-type="float" office:value="300.448" calcext:value-type="float">
            <text:p>300,448</text:p>
          </table:table-cell>
          <table:table-cell office:value-type="float" office:value="300.456" calcext:value-type="float">
            <text:p>300,456</text:p>
          </table:table-cell>
          <table:table-cell office:value-type="float" office:value="300.462" calcext:value-type="float">
            <text:p>300,462</text:p>
          </table:table-cell>
          <table:table-cell office:value-type="float" office:value="300.464" calcext:value-type="float">
            <text:p>300,464</text:p>
          </table:table-cell>
          <table:table-cell office:value-type="float" office:value="300.463" calcext:value-type="float">
            <text:p>300,463</text:p>
          </table:table-cell>
          <table:table-cell office:value-type="float" office:value="300.459" calcext:value-type="float">
            <text:p>300,459</text:p>
          </table:table-cell>
          <table:table-cell office:value-type="float" office:value="300.452" calcext:value-type="float">
            <text:p>300,452</text:p>
          </table:table-cell>
          <table:table-cell office:value-type="float" office:value="300.443" calcext:value-type="float">
            <text:p>300,443</text:p>
          </table:table-cell>
          <table:table-cell office:value-type="float" office:value="300.43" calcext:value-type="float">
            <text:p>300,43</text:p>
          </table:table-cell>
          <table:table-cell office:value-type="float" office:value="300.415" calcext:value-type="float">
            <text:p>300,415</text:p>
          </table:table-cell>
          <table:table-cell office:value-type="float" office:value="300.397" calcext:value-type="float">
            <text:p>300,397</text:p>
          </table:table-cell>
          <table:table-cell office:value-type="float" office:value="300.377" calcext:value-type="float">
            <text:p>300,377</text:p>
          </table:table-cell>
          <table:table-cell office:value-type="float" office:value="300.354" calcext:value-type="float">
            <text:p>300,354</text:p>
          </table:table-cell>
          <table:table-cell office:value-type="float" office:value="300.329" calcext:value-type="float">
            <text:p>300,329</text:p>
          </table:table-cell>
          <table:table-cell office:value-type="float" office:value="300.302" calcext:value-type="float">
            <text:p>300,302</text:p>
          </table:table-cell>
          <table:table-cell office:value-type="float" office:value="300.274" calcext:value-type="float">
            <text:p>300,274</text:p>
          </table:table-cell>
          <table:table-cell office:value-type="float" office:value="300.243" calcext:value-type="float">
            <text:p>300,243</text:p>
          </table:table-cell>
          <table:table-cell office:value-type="float" office:value="300.211" calcext:value-type="float">
            <text:p>300,211</text:p>
          </table:table-cell>
          <table:table-cell office:value-type="float" office:value="300.178" calcext:value-type="float">
            <text:p>300,178</text:p>
          </table:table-cell>
          <table:table-cell office:value-type="float" office:value="300.144" calcext:value-type="float">
            <text:p>300,144</text:p>
          </table:table-cell>
          <table:table-cell office:value-type="float" office:value="300.109" calcext:value-type="float">
            <text:p>300,109</text:p>
          </table:table-cell>
          <table:table-cell office:value-type="float" office:value="300.073" calcext:value-type="float">
            <text:p>300,073</text:p>
          </table:table-cell>
          <table:table-cell office:value-type="float" office:value="300.037" calcext:value-type="float">
            <text:p>300,03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42" calcext:value-type="float">
            <text:p>300,042</text:p>
          </table:table-cell>
          <table:table-cell office:value-type="float" office:value="300.084" calcext:value-type="float">
            <text:p>300,084</text:p>
          </table:table-cell>
          <table:table-cell office:value-type="float" office:value="300.125" calcext:value-type="float">
            <text:p>300,125</text:p>
          </table:table-cell>
          <table:table-cell office:value-type="float" office:value="300.166" calcext:value-type="float">
            <text:p>300,166</text:p>
          </table:table-cell>
          <table:table-cell office:value-type="float" office:value="300.205" calcext:value-type="float">
            <text:p>300,205</text:p>
          </table:table-cell>
          <table:table-cell office:value-type="float" office:value="300.243" calcext:value-type="float">
            <text:p>300,243</text:p>
          </table:table-cell>
          <table:table-cell office:value-type="float" office:value="300.279" calcext:value-type="float">
            <text:p>300,279</text:p>
          </table:table-cell>
          <table:table-cell office:value-type="float" office:value="300.313" calcext:value-type="float">
            <text:p>300,313</text:p>
          </table:table-cell>
          <table:table-cell office:value-type="float" office:value="300.345" calcext:value-type="float">
            <text:p>300,345</text:p>
          </table:table-cell>
          <table:table-cell office:value-type="float" office:value="300.375" calcext:value-type="float">
            <text:p>300,375</text:p>
          </table:table-cell>
          <table:table-cell office:value-type="float" office:value="300.402" calcext:value-type="float">
            <text:p>300,402</text:p>
          </table:table-cell>
          <table:table-cell office:value-type="float" office:value="300.427" calcext:value-type="float">
            <text:p>300,427</text:p>
          </table:table-cell>
          <table:table-cell office:value-type="float" office:value="300.448" calcext:value-type="float">
            <text:p>300,448</text:p>
          </table:table-cell>
          <table:table-cell office:value-type="float" office:value="300.467" calcext:value-type="float">
            <text:p>300,467</text:p>
          </table:table-cell>
          <table:table-cell office:value-type="float" office:value="300.482" calcext:value-type="float">
            <text:p>300,482</text:p>
          </table:table-cell>
          <table:table-cell office:value-type="float" office:value="300.494" calcext:value-type="float">
            <text:p>300,494</text:p>
          </table:table-cell>
          <table:table-cell office:value-type="float" office:value="300.503" calcext:value-type="float">
            <text:p>300,503</text:p>
          </table:table-cell>
          <table:table-cell office:value-type="float" office:value="300.509" calcext:value-type="float">
            <text:p>300,509</text:p>
          </table:table-cell>
          <table:table-cell office:value-type="float" office:value="300.511" calcext:value-type="float">
            <text:p>300,511</text:p>
          </table:table-cell>
          <table:table-cell office:value-type="float" office:value="300.51" calcext:value-type="float">
            <text:p>300,51</text:p>
          </table:table-cell>
          <table:table-cell office:value-type="float" office:value="300.506" calcext:value-type="float">
            <text:p>300,506</text:p>
          </table:table-cell>
          <table:table-cell office:value-type="float" office:value="300.498" calcext:value-type="float">
            <text:p>300,498</text:p>
          </table:table-cell>
          <table:table-cell office:value-type="float" office:value="300.487" calcext:value-type="float">
            <text:p>300,487</text:p>
          </table:table-cell>
          <table:table-cell office:value-type="float" office:value="300.474" calcext:value-type="float">
            <text:p>300,474</text:p>
          </table:table-cell>
          <table:table-cell office:value-type="float" office:value="300.457" calcext:value-type="float">
            <text:p>300,457</text:p>
          </table:table-cell>
          <table:table-cell office:value-type="float" office:value="300.437" calcext:value-type="float">
            <text:p>300,437</text:p>
          </table:table-cell>
          <table:table-cell office:value-type="float" office:value="300.415" calcext:value-type="float">
            <text:p>300,415</text:p>
          </table:table-cell>
          <table:table-cell office:value-type="float" office:value="300.39" calcext:value-type="float">
            <text:p>300,39</text:p>
          </table:table-cell>
          <table:table-cell office:value-type="float" office:value="300.362" calcext:value-type="float">
            <text:p>300,362</text:p>
          </table:table-cell>
          <table:table-cell office:value-type="float" office:value="300.333" calcext:value-type="float">
            <text:p>300,333</text:p>
          </table:table-cell>
          <table:table-cell office:value-type="float" office:value="300.301" calcext:value-type="float">
            <text:p>300,301</text:p>
          </table:table-cell>
          <table:table-cell office:value-type="float" office:value="300.268" calcext:value-type="float">
            <text:p>300,268</text:p>
          </table:table-cell>
          <table:table-cell office:value-type="float" office:value="300.233" calcext:value-type="float">
            <text:p>300,233</text:p>
          </table:table-cell>
          <table:table-cell office:value-type="float" office:value="300.196" calcext:value-type="float">
            <text:p>300,196</text:p>
          </table:table-cell>
          <table:table-cell office:value-type="float" office:value="300.158" calcext:value-type="float">
            <text:p>300,158</text:p>
          </table:table-cell>
          <table:table-cell office:value-type="float" office:value="300.12" calcext:value-type="float">
            <text:p>300,12</text:p>
          </table:table-cell>
          <table:table-cell office:value-type="float" office:value="300.08" calcext:value-type="float">
            <text:p>300,08</text:p>
          </table:table-cell>
          <table:table-cell office:value-type="float" office:value="300.04" calcext:value-type="float">
            <text:p>300,0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47" calcext:value-type="float">
            <text:p>300,047</text:p>
          </table:table-cell>
          <table:table-cell office:value-type="float" office:value="300.093" calcext:value-type="float">
            <text:p>300,093</text:p>
          </table:table-cell>
          <table:table-cell office:value-type="float" office:value="300.138" calcext:value-type="float">
            <text:p>300,138</text:p>
          </table:table-cell>
          <table:table-cell office:value-type="float" office:value="300.183" calcext:value-type="float">
            <text:p>300,183</text:p>
          </table:table-cell>
          <table:table-cell office:value-type="float" office:value="300.226" calcext:value-type="float">
            <text:p>300,226</text:p>
          </table:table-cell>
          <table:table-cell office:value-type="float" office:value="300.268" calcext:value-type="float">
            <text:p>300,268</text:p>
          </table:table-cell>
          <table:table-cell office:value-type="float" office:value="300.308" calcext:value-type="float">
            <text:p>300,308</text:p>
          </table:table-cell>
          <table:table-cell office:value-type="float" office:value="300.346" calcext:value-type="float">
            <text:p>300,346</text:p>
          </table:table-cell>
          <table:table-cell office:value-type="float" office:value="300.381" calcext:value-type="float">
            <text:p>300,381</text:p>
          </table:table-cell>
          <table:table-cell office:value-type="float" office:value="300.414" calcext:value-type="float">
            <text:p>300,414</text:p>
          </table:table-cell>
          <table:table-cell office:value-type="float" office:value="300.444" calcext:value-type="float">
            <text:p>300,444</text:p>
          </table:table-cell>
          <table:table-cell office:value-type="float" office:value="300.471" calcext:value-type="float">
            <text:p>300,471</text:p>
          </table:table-cell>
          <table:table-cell office:value-type="float" office:value="300.494" calcext:value-type="float">
            <text:p>300,494</text:p>
          </table:table-cell>
          <table:table-cell office:value-type="float" office:value="300.515" calcext:value-type="float">
            <text:p>300,515</text:p>
          </table:table-cell>
          <table:table-cell office:value-type="float" office:value="300.531" calcext:value-type="float">
            <text:p>300,531</text:p>
          </table:table-cell>
          <table:table-cell office:value-type="float" office:value="300.545" calcext:value-type="float">
            <text:p>300,545</text:p>
          </table:table-cell>
          <table:table-cell office:value-type="float" office:value="300.555" calcext:value-type="float">
            <text:p>300,555</text:p>
          </table:table-cell>
          <table:table-cell office:value-type="float" office:value="300.561" calcext:value-type="float">
            <text:p>300,561</text:p>
          </table:table-cell>
          <table:table-cell office:value-type="float" office:value="300.563" calcext:value-type="float">
            <text:p>300,563</text:p>
          </table:table-cell>
          <table:table-cell office:value-type="float" office:value="300.562" calcext:value-type="float">
            <text:p>300,562</text:p>
          </table:table-cell>
          <table:table-cell office:value-type="float" office:value="300.557" calcext:value-type="float">
            <text:p>300,557</text:p>
          </table:table-cell>
          <table:table-cell office:value-type="float" office:value="300.549" calcext:value-type="float">
            <text:p>300,549</text:p>
          </table:table-cell>
          <table:table-cell office:value-type="float" office:value="300.537" calcext:value-type="float">
            <text:p>300,537</text:p>
          </table:table-cell>
          <table:table-cell office:value-type="float" office:value="300.522" calcext:value-type="float">
            <text:p>300,522</text:p>
          </table:table-cell>
          <table:table-cell office:value-type="float" office:value="300.503" calcext:value-type="float">
            <text:p>300,503</text:p>
          </table:table-cell>
          <table:table-cell office:value-type="float" office:value="300.481" calcext:value-type="float">
            <text:p>300,481</text:p>
          </table:table-cell>
          <table:table-cell office:value-type="float" office:value="300.457" calcext:value-type="float">
            <text:p>300,457</text:p>
          </table:table-cell>
          <table:table-cell office:value-type="float" office:value="300.429" calcext:value-type="float">
            <text:p>300,429</text:p>
          </table:table-cell>
          <table:table-cell office:value-type="float" office:value="300.399" calcext:value-type="float">
            <text:p>300,399</text:p>
          </table:table-cell>
          <table:table-cell office:value-type="float" office:value="300.366" calcext:value-type="float">
            <text:p>300,366</text:p>
          </table:table-cell>
          <table:table-cell office:value-type="float" office:value="300.331" calcext:value-type="float">
            <text:p>300,331</text:p>
          </table:table-cell>
          <table:table-cell office:value-type="float" office:value="300.295" calcext:value-type="float">
            <text:p>300,295</text:p>
          </table:table-cell>
          <table:table-cell office:value-type="float" office:value="300.256" calcext:value-type="float">
            <text:p>300,256</text:p>
          </table:table-cell>
          <table:table-cell office:value-type="float" office:value="300.216" calcext:value-type="float">
            <text:p>300,216</text:p>
          </table:table-cell>
          <table:table-cell office:value-type="float" office:value="300.174" calcext:value-type="float">
            <text:p>300,174</text:p>
          </table:table-cell>
          <table:table-cell office:value-type="float" office:value="300.132" calcext:value-type="float">
            <text:p>300,132</text:p>
          </table:table-cell>
          <table:table-cell office:value-type="float" office:value="300.088" calcext:value-type="float">
            <text:p>300,088</text:p>
          </table:table-cell>
          <table:table-cell office:value-type="float" office:value="300.044" calcext:value-type="float">
            <text:p>300,04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51" calcext:value-type="float">
            <text:p>300,051</text:p>
          </table:table-cell>
          <table:table-cell office:value-type="float" office:value="300.103" calcext:value-type="float">
            <text:p>300,103</text:p>
          </table:table-cell>
          <table:table-cell office:value-type="float" office:value="300.153" calcext:value-type="float">
            <text:p>300,153</text:p>
          </table:table-cell>
          <table:table-cell office:value-type="float" office:value="300.202" calcext:value-type="float">
            <text:p>300,202</text:p>
          </table:table-cell>
          <table:table-cell office:value-type="float" office:value="300.25" calcext:value-type="float">
            <text:p>300,25</text:p>
          </table:table-cell>
          <table:table-cell office:value-type="float" office:value="300.296" calcext:value-type="float">
            <text:p>300,296</text:p>
          </table:table-cell>
          <table:table-cell office:value-type="float" office:value="300.34" calcext:value-type="float">
            <text:p>300,34</text:p>
          </table:table-cell>
          <table:table-cell office:value-type="float" office:value="300.382" calcext:value-type="float">
            <text:p>300,382</text:p>
          </table:table-cell>
          <table:table-cell office:value-type="float" office:value="300.421" calcext:value-type="float">
            <text:p>300,421</text:p>
          </table:table-cell>
          <table:table-cell office:value-type="float" office:value="300.457" calcext:value-type="float">
            <text:p>300,457</text:p>
          </table:table-cell>
          <table:table-cell office:value-type="float" office:value="300.49" calcext:value-type="float">
            <text:p>300,49</text:p>
          </table:table-cell>
          <table:table-cell office:value-type="float" office:value="300.519" calcext:value-type="float">
            <text:p>300,519</text:p>
          </table:table-cell>
          <table:table-cell office:value-type="float" office:value="300.545" calcext:value-type="float">
            <text:p>300,545</text:p>
          </table:table-cell>
          <table:table-cell office:value-type="float" office:value="300.568" calcext:value-type="float">
            <text:p>300,568</text:p>
          </table:table-cell>
          <table:table-cell office:value-type="float" office:value="300.586" calcext:value-type="float">
            <text:p>300,586</text:p>
          </table:table-cell>
          <table:table-cell office:value-type="float" office:value="300.601" calcext:value-type="float">
            <text:p>300,601</text:p>
          </table:table-cell>
          <table:table-cell office:value-type="float" office:value="300.611" calcext:value-type="float">
            <text:p>300,611</text:p>
          </table:table-cell>
          <table:table-cell office:value-type="float" office:value="300.618" calcext:value-type="float">
            <text:p>300,618</text:p>
          </table:table-cell>
          <table:table-cell office:value-type="float" office:value="300.621" calcext:value-type="float">
            <text:p>300,621</text:p>
          </table:table-cell>
          <table:table-cell office:value-type="float" office:value="300.619" calcext:value-type="float">
            <text:p>300,619</text:p>
          </table:table-cell>
          <table:table-cell office:value-type="float" office:value="300.614" calcext:value-type="float">
            <text:p>300,614</text:p>
          </table:table-cell>
          <table:table-cell office:value-type="float" office:value="300.604" calcext:value-type="float">
            <text:p>300,604</text:p>
          </table:table-cell>
          <table:table-cell office:value-type="float" office:value="300.591" calcext:value-type="float">
            <text:p>300,591</text:p>
          </table:table-cell>
          <table:table-cell office:value-type="float" office:value="300.574" calcext:value-type="float">
            <text:p>300,574</text:p>
          </table:table-cell>
          <table:table-cell office:value-type="float" office:value="300.554" calcext:value-type="float">
            <text:p>300,554</text:p>
          </table:table-cell>
          <table:table-cell office:value-type="float" office:value="300.53" calcext:value-type="float">
            <text:p>300,53</text:p>
          </table:table-cell>
          <table:table-cell office:value-type="float" office:value="300.503" calcext:value-type="float">
            <text:p>300,503</text:p>
          </table:table-cell>
          <table:table-cell office:value-type="float" office:value="300.472" calcext:value-type="float">
            <text:p>300,472</text:p>
          </table:table-cell>
          <table:table-cell office:value-type="float" office:value="300.439" calcext:value-type="float">
            <text:p>300,439</text:p>
          </table:table-cell>
          <table:table-cell office:value-type="float" office:value="300.403" calcext:value-type="float">
            <text:p>300,403</text:p>
          </table:table-cell>
          <table:table-cell office:value-type="float" office:value="300.365" calcext:value-type="float">
            <text:p>300,365</text:p>
          </table:table-cell>
          <table:table-cell office:value-type="float" office:value="300.324" calcext:value-type="float">
            <text:p>300,324</text:p>
          </table:table-cell>
          <table:table-cell office:value-type="float" office:value="300.282" calcext:value-type="float">
            <text:p>300,282</text:p>
          </table:table-cell>
          <table:table-cell office:value-type="float" office:value="300.237" calcext:value-type="float">
            <text:p>300,237</text:p>
          </table:table-cell>
          <table:table-cell office:value-type="float" office:value="300.192" calcext:value-type="float">
            <text:p>300,192</text:p>
          </table:table-cell>
          <table:table-cell office:value-type="float" office:value="300.145" calcext:value-type="float">
            <text:p>300,145</text:p>
          </table:table-cell>
          <table:table-cell office:value-type="float" office:value="300.097" calcext:value-type="float">
            <text:p>300,097</text:p>
          </table:table-cell>
          <table:table-cell office:value-type="float" office:value="300.049" calcext:value-type="float">
            <text:p>300,04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57" calcext:value-type="float">
            <text:p>300,057</text:p>
          </table:table-cell>
          <table:table-cell office:value-type="float" office:value="300.113" calcext:value-type="float">
            <text:p>300,113</text:p>
          </table:table-cell>
          <table:table-cell office:value-type="float" office:value="300.169" calcext:value-type="float">
            <text:p>300,169</text:p>
          </table:table-cell>
          <table:table-cell office:value-type="float" office:value="300.223" calcext:value-type="float">
            <text:p>300,223</text:p>
          </table:table-cell>
          <table:table-cell office:value-type="float" office:value="300.276" calcext:value-type="float">
            <text:p>300,276</text:p>
          </table:table-cell>
          <table:table-cell office:value-type="float" office:value="300.327" calcext:value-type="float">
            <text:p>300,327</text:p>
          </table:table-cell>
          <table:table-cell office:value-type="float" office:value="300.376" calcext:value-type="float">
            <text:p>300,376</text:p>
          </table:table-cell>
          <table:table-cell office:value-type="float" office:value="300.422" calcext:value-type="float">
            <text:p>300,422</text:p>
          </table:table-cell>
          <table:table-cell office:value-type="float" office:value="300.465" calcext:value-type="float">
            <text:p>300,465</text:p>
          </table:table-cell>
          <table:table-cell office:value-type="float" office:value="300.504" calcext:value-type="float">
            <text:p>300,504</text:p>
          </table:table-cell>
          <table:table-cell office:value-type="float" office:value="300.541" calcext:value-type="float">
            <text:p>300,541</text:p>
          </table:table-cell>
          <table:table-cell office:value-type="float" office:value="300.573" calcext:value-type="float">
            <text:p>300,573</text:p>
          </table:table-cell>
          <table:table-cell office:value-type="float" office:value="300.602" calcext:value-type="float">
            <text:p>300,602</text:p>
          </table:table-cell>
          <table:table-cell office:value-type="float" office:value="300.626" calcext:value-type="float">
            <text:p>300,626</text:p>
          </table:table-cell>
          <table:table-cell office:value-type="float" office:value="300.646" calcext:value-type="float">
            <text:p>300,646</text:p>
          </table:table-cell>
          <table:table-cell office:value-type="float" office:value="300.662" calcext:value-type="float">
            <text:p>300,662</text:p>
          </table:table-cell>
          <table:table-cell office:value-type="float" office:value="300.674" calcext:value-type="float">
            <text:p>300,674</text:p>
          </table:table-cell>
          <table:table-cell office:value-type="float" office:value="300.681" calcext:value-type="float">
            <text:p>300,681</text:p>
          </table:table-cell>
          <table:table-cell office:value-type="float" office:value="300.684" calcext:value-type="float">
            <text:p>300,684</text:p>
          </table:table-cell>
          <table:table-cell office:value-type="float" office:value="300.682" calcext:value-type="float">
            <text:p>300,682</text:p>
          </table:table-cell>
          <table:table-cell office:value-type="float" office:value="300.676" calcext:value-type="float">
            <text:p>300,676</text:p>
          </table:table-cell>
          <table:table-cell office:value-type="float" office:value="300.666" calcext:value-type="float">
            <text:p>300,666</text:p>
          </table:table-cell>
          <table:table-cell office:value-type="float" office:value="300.651" calcext:value-type="float">
            <text:p>300,651</text:p>
          </table:table-cell>
          <table:table-cell office:value-type="float" office:value="300.633" calcext:value-type="float">
            <text:p>300,633</text:p>
          </table:table-cell>
          <table:table-cell office:value-type="float" office:value="300.61" calcext:value-type="float">
            <text:p>300,61</text:p>
          </table:table-cell>
          <table:table-cell office:value-type="float" office:value="300.583" calcext:value-type="float">
            <text:p>300,583</text:p>
          </table:table-cell>
          <table:table-cell office:value-type="float" office:value="300.553" calcext:value-type="float">
            <text:p>300,553</text:p>
          </table:table-cell>
          <table:table-cell office:value-type="float" office:value="300.52" calcext:value-type="float">
            <text:p>300,52</text:p>
          </table:table-cell>
          <table:table-cell office:value-type="float" office:value="300.483" calcext:value-type="float">
            <text:p>300,483</text:p>
          </table:table-cell>
          <table:table-cell office:value-type="float" office:value="300.444" calcext:value-type="float">
            <text:p>300,444</text:p>
          </table:table-cell>
          <table:table-cell office:value-type="float" office:value="300.401" calcext:value-type="float">
            <text:p>300,401</text:p>
          </table:table-cell>
          <table:table-cell office:value-type="float" office:value="300.357" calcext:value-type="float">
            <text:p>300,357</text:p>
          </table:table-cell>
          <table:table-cell office:value-type="float" office:value="300.31" calcext:value-type="float">
            <text:p>300,31</text:p>
          </table:table-cell>
          <table:table-cell office:value-type="float" office:value="300.261" calcext:value-type="float">
            <text:p>300,261</text:p>
          </table:table-cell>
          <table:table-cell office:value-type="float" office:value="300.211" calcext:value-type="float">
            <text:p>300,211</text:p>
          </table:table-cell>
          <table:table-cell office:value-type="float" office:value="300.159" calcext:value-type="float">
            <text:p>300,159</text:p>
          </table:table-cell>
          <table:table-cell office:value-type="float" office:value="300.107" calcext:value-type="float">
            <text:p>300,107</text:p>
          </table:table-cell>
          <table:table-cell office:value-type="float" office:value="300.053" calcext:value-type="float">
            <text:p>300,05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63" calcext:value-type="float">
            <text:p>300,063</text:p>
          </table:table-cell>
          <table:table-cell office:value-type="float" office:value="300.125" calcext:value-type="float">
            <text:p>300,125</text:p>
          </table:table-cell>
          <table:table-cell office:value-type="float" office:value="300.187" calcext:value-type="float">
            <text:p>300,187</text:p>
          </table:table-cell>
          <table:table-cell office:value-type="float" office:value="300.247" calcext:value-type="float">
            <text:p>300,247</text:p>
          </table:table-cell>
          <table:table-cell office:value-type="float" office:value="300.305" calcext:value-type="float">
            <text:p>300,305</text:p>
          </table:table-cell>
          <table:table-cell office:value-type="float" office:value="300.361" calcext:value-type="float">
            <text:p>300,361</text:p>
          </table:table-cell>
          <table:table-cell office:value-type="float" office:value="300.415" calcext:value-type="float">
            <text:p>300,415</text:p>
          </table:table-cell>
          <table:table-cell office:value-type="float" office:value="300.466" calcext:value-type="float">
            <text:p>300,466</text:p>
          </table:table-cell>
          <table:table-cell office:value-type="float" office:value="300.513" calcext:value-type="float">
            <text:p>300,513</text:p>
          </table:table-cell>
          <table:table-cell office:value-type="float" office:value="300.557" calcext:value-type="float">
            <text:p>300,557</text:p>
          </table:table-cell>
          <table:table-cell office:value-type="float" office:value="300.597" calcext:value-type="float">
            <text:p>300,597</text:p>
          </table:table-cell>
          <table:table-cell office:value-type="float" office:value="300.633" calcext:value-type="float">
            <text:p>300,633</text:p>
          </table:table-cell>
          <table:table-cell office:value-type="float" office:value="300.664" calcext:value-type="float">
            <text:p>300,664</text:p>
          </table:table-cell>
          <table:table-cell office:value-type="float" office:value="300.691" calcext:value-type="float">
            <text:p>300,691</text:p>
          </table:table-cell>
          <table:table-cell office:value-type="float" office:value="300.713" calcext:value-type="float">
            <text:p>300,713</text:p>
          </table:table-cell>
          <table:table-cell office:value-type="float" office:value="300.731" calcext:value-type="float">
            <text:p>300,731</text:p>
          </table:table-cell>
          <table:table-cell office:value-type="float" office:value="300.743" calcext:value-type="float">
            <text:p>300,743</text:p>
          </table:table-cell>
          <table:table-cell office:value-type="float" office:value="300.751" calcext:value-type="float">
            <text:p>300,751</text:p>
          </table:table-cell>
          <table:table-cell office:value-type="float" office:value="300.754" calcext:value-type="float">
            <text:p>300,754</text:p>
          </table:table-cell>
          <table:table-cell office:value-type="float" office:value="300.752" calcext:value-type="float">
            <text:p>300,752</text:p>
          </table:table-cell>
          <table:table-cell office:value-type="float" office:value="300.745" calcext:value-type="float">
            <text:p>300,745</text:p>
          </table:table-cell>
          <table:table-cell office:value-type="float" office:value="300.734" calcext:value-type="float">
            <text:p>300,734</text:p>
          </table:table-cell>
          <table:table-cell office:value-type="float" office:value="300.717" calcext:value-type="float">
            <text:p>300,717</text:p>
          </table:table-cell>
          <table:table-cell office:value-type="float" office:value="300.697" calcext:value-type="float">
            <text:p>300,697</text:p>
          </table:table-cell>
          <table:table-cell office:value-type="float" office:value="300.671" calcext:value-type="float">
            <text:p>300,671</text:p>
          </table:table-cell>
          <table:table-cell office:value-type="float" office:value="300.642" calcext:value-type="float">
            <text:p>300,642</text:p>
          </table:table-cell>
          <table:table-cell office:value-type="float" office:value="300.609" calcext:value-type="float">
            <text:p>300,609</text:p>
          </table:table-cell>
          <table:table-cell office:value-type="float" office:value="300.572" calcext:value-type="float">
            <text:p>300,572</text:p>
          </table:table-cell>
          <table:table-cell office:value-type="float" office:value="300.532" calcext:value-type="float">
            <text:p>300,532</text:p>
          </table:table-cell>
          <table:table-cell office:value-type="float" office:value="300.488" calcext:value-type="float">
            <text:p>300,488</text:p>
          </table:table-cell>
          <table:table-cell office:value-type="float" office:value="300.442" calcext:value-type="float">
            <text:p>300,442</text:p>
          </table:table-cell>
          <table:table-cell office:value-type="float" office:value="300.392" calcext:value-type="float">
            <text:p>300,392</text:p>
          </table:table-cell>
          <table:table-cell office:value-type="float" office:value="300.341" calcext:value-type="float">
            <text:p>300,341</text:p>
          </table:table-cell>
          <table:table-cell office:value-type="float" office:value="300.287" calcext:value-type="float">
            <text:p>300,287</text:p>
          </table:table-cell>
          <table:table-cell office:value-type="float" office:value="300.232" calcext:value-type="float">
            <text:p>300,232</text:p>
          </table:table-cell>
          <table:table-cell office:value-type="float" office:value="300.175" calcext:value-type="float">
            <text:p>300,175</text:p>
          </table:table-cell>
          <table:table-cell office:value-type="float" office:value="300.117" calcext:value-type="float">
            <text:p>300,117</text:p>
          </table:table-cell>
          <table:table-cell office:value-type="float" office:value="300.059" calcext:value-type="float">
            <text:p>300,05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7" calcext:value-type="float">
            <text:p>300,07</text:p>
          </table:table-cell>
          <table:table-cell office:value-type="float" office:value="300.139" calcext:value-type="float">
            <text:p>300,139</text:p>
          </table:table-cell>
          <table:table-cell office:value-type="float" office:value="300.206" calcext:value-type="float">
            <text:p>300,206</text:p>
          </table:table-cell>
          <table:table-cell office:value-type="float" office:value="300.273" calcext:value-type="float">
            <text:p>300,273</text:p>
          </table:table-cell>
          <table:table-cell office:value-type="float" office:value="300.337" calcext:value-type="float">
            <text:p>300,337</text:p>
          </table:table-cell>
          <table:table-cell office:value-type="float" office:value="300.4" calcext:value-type="float">
            <text:p>300,4</text:p>
          </table:table-cell>
          <table:table-cell office:value-type="float" office:value="300.459" calcext:value-type="float">
            <text:p>300,459</text:p>
          </table:table-cell>
          <table:table-cell office:value-type="float" office:value="300.515" calcext:value-type="float">
            <text:p>300,515</text:p>
          </table:table-cell>
          <table:table-cell office:value-type="float" office:value="300.567" calcext:value-type="float">
            <text:p>300,567</text:p>
          </table:table-cell>
          <table:table-cell office:value-type="float" office:value="300.615" calcext:value-type="float">
            <text:p>300,615</text:p>
          </table:table-cell>
          <table:table-cell office:value-type="float" office:value="300.659" calcext:value-type="float">
            <text:p>300,659</text:p>
          </table:table-cell>
          <table:table-cell office:value-type="float" office:value="300.698" calcext:value-type="float">
            <text:p>300,698</text:p>
          </table:table-cell>
          <table:table-cell office:value-type="float" office:value="300.733" calcext:value-type="float">
            <text:p>300,733</text:p>
          </table:table-cell>
          <table:table-cell office:value-type="float" office:value="300.763" calcext:value-type="float">
            <text:p>300,763</text:p>
          </table:table-cell>
          <table:table-cell office:value-type="float" office:value="300.787" calcext:value-type="float">
            <text:p>300,787</text:p>
          </table:table-cell>
          <table:table-cell office:value-type="float" office:value="300.806" calcext:value-type="float">
            <text:p>300,806</text:p>
          </table:table-cell>
          <table:table-cell office:value-type="float" office:value="300.82" calcext:value-type="float">
            <text:p>300,82</text:p>
          </table:table-cell>
          <table:table-cell office:value-type="float" office:value="300.828" calcext:value-type="float">
            <text:p>300,828</text:p>
          </table:table-cell>
          <table:table-cell office:value-type="float" office:value="300.831" calcext:value-type="float">
            <text:p>300,831</text:p>
          </table:table-cell>
          <table:table-cell office:value-type="float" office:value="300.829" calcext:value-type="float">
            <text:p>300,829</text:p>
          </table:table-cell>
          <table:table-cell office:value-type="float" office:value="300.821" calcext:value-type="float">
            <text:p>300,821</text:p>
          </table:table-cell>
          <table:table-cell office:value-type="float" office:value="300.808" calcext:value-type="float">
            <text:p>300,808</text:p>
          </table:table-cell>
          <table:table-cell office:value-type="float" office:value="300.79" calcext:value-type="float">
            <text:p>300,79</text:p>
          </table:table-cell>
          <table:table-cell office:value-type="float" office:value="300.767" calcext:value-type="float">
            <text:p>300,767</text:p>
          </table:table-cell>
          <table:table-cell office:value-type="float" office:value="300.739" calcext:value-type="float">
            <text:p>300,739</text:p>
          </table:table-cell>
          <table:table-cell office:value-type="float" office:value="300.707" calcext:value-type="float">
            <text:p>300,707</text:p>
          </table:table-cell>
          <table:table-cell office:value-type="float" office:value="300.67" calcext:value-type="float">
            <text:p>300,67</text:p>
          </table:table-cell>
          <table:table-cell office:value-type="float" office:value="300.63" calcext:value-type="float">
            <text:p>300,63</text:p>
          </table:table-cell>
          <table:table-cell office:value-type="float" office:value="300.585" calcext:value-type="float">
            <text:p>300,585</text:p>
          </table:table-cell>
          <table:table-cell office:value-type="float" office:value="300.537" calcext:value-type="float">
            <text:p>300,537</text:p>
          </table:table-cell>
          <table:table-cell office:value-type="float" office:value="300.486" calcext:value-type="float">
            <text:p>300,486</text:p>
          </table:table-cell>
          <table:table-cell office:value-type="float" office:value="300.432" calcext:value-type="float">
            <text:p>300,432</text:p>
          </table:table-cell>
          <table:table-cell office:value-type="float" office:value="300.375" calcext:value-type="float">
            <text:p>300,375</text:p>
          </table:table-cell>
          <table:table-cell office:value-type="float" office:value="300.316" calcext:value-type="float">
            <text:p>300,316</text:p>
          </table:table-cell>
          <table:table-cell office:value-type="float" office:value="300.255" calcext:value-type="float">
            <text:p>300,255</text:p>
          </table:table-cell>
          <table:table-cell office:value-type="float" office:value="300.193" calcext:value-type="float">
            <text:p>300,193</text:p>
          </table:table-cell>
          <table:table-cell office:value-type="float" office:value="300.129" calcext:value-type="float">
            <text:p>300,129</text:p>
          </table:table-cell>
          <table:table-cell office:value-type="float" office:value="300.065" calcext:value-type="float">
            <text:p>300,06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77" calcext:value-type="float">
            <text:p>300,077</text:p>
          </table:table-cell>
          <table:table-cell office:value-type="float" office:value="300.153" calcext:value-type="float">
            <text:p>300,153</text:p>
          </table:table-cell>
          <table:table-cell office:value-type="float" office:value="300.228" calcext:value-type="float">
            <text:p>300,228</text:p>
          </table:table-cell>
          <table:table-cell office:value-type="float" office:value="300.302" calcext:value-type="float">
            <text:p>300,302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442" calcext:value-type="float">
            <text:p>300,442</text:p>
          </table:table-cell>
          <table:table-cell office:value-type="float" office:value="300.507" calcext:value-type="float">
            <text:p>300,507</text:p>
          </table:table-cell>
          <table:table-cell office:value-type="float" office:value="300.569" calcext:value-type="float">
            <text:p>300,569</text:p>
          </table:table-cell>
          <table:table-cell office:value-type="float" office:value="300.626" calcext:value-type="float">
            <text:p>300,626</text:p>
          </table:table-cell>
          <table:table-cell office:value-type="float" office:value="300.68" calcext:value-type="float">
            <text:p>300,68</text:p>
          </table:table-cell>
          <table:table-cell office:value-type="float" office:value="300.728" calcext:value-type="float">
            <text:p>300,728</text:p>
          </table:table-cell>
          <table:table-cell office:value-type="float" office:value="300.771" calcext:value-type="float">
            <text:p>300,771</text:p>
          </table:table-cell>
          <table:table-cell office:value-type="float" office:value="300.809" calcext:value-type="float">
            <text:p>300,809</text:p>
          </table:table-cell>
          <table:table-cell office:value-type="float" office:value="300.842" calcext:value-type="float">
            <text:p>300,842</text:p>
          </table:table-cell>
          <table:table-cell office:value-type="float" office:value="300.868" calcext:value-type="float">
            <text:p>300,868</text:p>
          </table:table-cell>
          <table:table-cell office:value-type="float" office:value="300.889" calcext:value-type="float">
            <text:p>300,889</text:p>
          </table:table-cell>
          <table:table-cell office:value-type="float" office:value="300.904" calcext:value-type="float">
            <text:p>300,904</text:p>
          </table:table-cell>
          <table:table-cell office:value-type="float" office:value="300.913" calcext:value-type="float">
            <text:p>300,913</text:p>
          </table:table-cell>
          <table:table-cell office:value-type="float" office:value="300.916" calcext:value-type="float">
            <text:p>300,916</text:p>
          </table:table-cell>
          <table:table-cell office:value-type="float" office:value="300.914" calcext:value-type="float">
            <text:p>300,914</text:p>
          </table:table-cell>
          <table:table-cell office:value-type="float" office:value="300.905" calcext:value-type="float">
            <text:p>300,905</text:p>
          </table:table-cell>
          <table:table-cell office:value-type="float" office:value="300.89" calcext:value-type="float">
            <text:p>300,89</text:p>
          </table:table-cell>
          <table:table-cell office:value-type="float" office:value="300.87" calcext:value-type="float">
            <text:p>300,87</text:p>
          </table:table-cell>
          <table:table-cell office:value-type="float" office:value="300.845" calcext:value-type="float">
            <text:p>300,845</text:p>
          </table:table-cell>
          <table:table-cell office:value-type="float" office:value="300.814" calcext:value-type="float">
            <text:p>300,814</text:p>
          </table:table-cell>
          <table:table-cell office:value-type="float" office:value="300.779" calcext:value-type="float">
            <text:p>300,779</text:p>
          </table:table-cell>
          <table:table-cell office:value-type="float" office:value="300.738" calcext:value-type="float">
            <text:p>300,738</text:p>
          </table:table-cell>
          <table:table-cell office:value-type="float" office:value="300.693" calcext:value-type="float">
            <text:p>300,693</text:p>
          </table:table-cell>
          <table:table-cell office:value-type="float" office:value="300.644" calcext:value-type="float">
            <text:p>300,644</text:p>
          </table:table-cell>
          <table:table-cell office:value-type="float" office:value="300.591" calcext:value-type="float">
            <text:p>300,591</text:p>
          </table:table-cell>
          <table:table-cell office:value-type="float" office:value="300.535" calcext:value-type="float">
            <text:p>300,535</text:p>
          </table:table-cell>
          <table:table-cell office:value-type="float" office:value="300.475" calcext:value-type="float">
            <text:p>300,475</text:p>
          </table:table-cell>
          <table:table-cell office:value-type="float" office:value="300.412" calcext:value-type="float">
            <text:p>300,412</text:p>
          </table:table-cell>
          <table:table-cell office:value-type="float" office:value="300.347" calcext:value-type="float">
            <text:p>300,347</text:p>
          </table:table-cell>
          <table:table-cell office:value-type="float" office:value="300.28" calcext:value-type="float">
            <text:p>300,28</text:p>
          </table:table-cell>
          <table:table-cell office:value-type="float" office:value="300.212" calcext:value-type="float">
            <text:p>300,212</text:p>
          </table:table-cell>
          <table:table-cell office:value-type="float" office:value="300.142" calcext:value-type="float">
            <text:p>300,142</text:p>
          </table:table-cell>
          <table:table-cell office:value-type="float" office:value="300.071" calcext:value-type="float">
            <text:p>300,07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85" calcext:value-type="float">
            <text:p>300,085</text:p>
          </table:table-cell>
          <table:table-cell office:value-type="float" office:value="300.17" calcext:value-type="float">
            <text:p>300,17</text:p>
          </table:table-cell>
          <table:table-cell office:value-type="float" office:value="300.253" calcext:value-type="float">
            <text:p>300,253</text:p>
          </table:table-cell>
          <table:table-cell office:value-type="float" office:value="300.334" calcext:value-type="float">
            <text:p>300,334</text:p>
          </table:table-cell>
          <table:table-cell office:value-type="float" office:value="300.413" calcext:value-type="float">
            <text:p>300,413</text:p>
          </table:table-cell>
          <table:table-cell office:value-type="float" office:value="300.489" calcext:value-type="float">
            <text:p>300,489</text:p>
          </table:table-cell>
          <table:table-cell office:value-type="float" office:value="300.561" calcext:value-type="float">
            <text:p>300,561</text:p>
          </table:table-cell>
          <table:table-cell office:value-type="float" office:value="300.629" calcext:value-type="float">
            <text:p>300,629</text:p>
          </table:table-cell>
          <table:table-cell office:value-type="float" office:value="300.693" calcext:value-type="float">
            <text:p>300,693</text:p>
          </table:table-cell>
          <table:table-cell office:value-type="float" office:value="300.751" calcext:value-type="float">
            <text:p>300,751</text:p>
          </table:table-cell>
          <table:table-cell office:value-type="float" office:value="300.805" calcext:value-type="float">
            <text:p>300,805</text:p>
          </table:table-cell>
          <table:table-cell office:value-type="float" office:value="300.852" calcext:value-type="float">
            <text:p>300,852</text:p>
          </table:table-cell>
          <table:table-cell office:value-type="float" office:value="300.894" calcext:value-type="float">
            <text:p>300,894</text:p>
          </table:table-cell>
          <table:table-cell office:value-type="float" office:value="300.929" calcext:value-type="float">
            <text:p>300,929</text:p>
          </table:table-cell>
          <table:table-cell office:value-type="float" office:value="300.959" calcext:value-type="float">
            <text:p>300,959</text:p>
          </table:table-cell>
          <table:table-cell office:value-type="float" office:value="300.982" calcext:value-type="float">
            <text:p>300,982</text:p>
          </table:table-cell>
          <table:table-cell office:value-type="float" office:value="300.998" calcext:value-type="float">
            <text:p>300,998</text:p>
          </table:table-cell>
          <table:table-cell office:value-type="float" office:value="301.007" calcext:value-type="float">
            <text:p>301,007</text:p>
          </table:table-cell>
          <table:table-cell office:value-type="float" office:value="301.011" calcext:value-type="float">
            <text:p>301,011</text:p>
          </table:table-cell>
          <table:table-cell office:value-type="float" office:value="301.007" calcext:value-type="float">
            <text:p>301,007</text:p>
          </table:table-cell>
          <table:table-cell office:value-type="float" office:value="300.997" calcext:value-type="float">
            <text:p>300,997</text:p>
          </table:table-cell>
          <table:table-cell office:value-type="float" office:value="300.981" calcext:value-type="float">
            <text:p>300,981</text:p>
          </table:table-cell>
          <table:table-cell office:value-type="float" office:value="300.959" calcext:value-type="float">
            <text:p>300,959</text:p>
          </table:table-cell>
          <table:table-cell office:value-type="float" office:value="300.931" calcext:value-type="float">
            <text:p>300,931</text:p>
          </table:table-cell>
          <table:table-cell office:value-type="float" office:value="300.897" calcext:value-type="float">
            <text:p>300,897</text:p>
          </table:table-cell>
          <table:table-cell office:value-type="float" office:value="300.857" calcext:value-type="float">
            <text:p>300,857</text:p>
          </table:table-cell>
          <table:table-cell office:value-type="float" office:value="300.813" calcext:value-type="float">
            <text:p>300,813</text:p>
          </table:table-cell>
          <table:table-cell office:value-type="float" office:value="300.763" calcext:value-type="float">
            <text:p>300,763</text:p>
          </table:table-cell>
          <table:table-cell office:value-type="float" office:value="300.709" calcext:value-type="float">
            <text:p>300,709</text:p>
          </table:table-cell>
          <table:table-cell office:value-type="float" office:value="300.65" calcext:value-type="float">
            <text:p>300,65</text:p>
          </table:table-cell>
          <table:table-cell office:value-type="float" office:value="300.588" calcext:value-type="float">
            <text:p>300,588</text:p>
          </table:table-cell>
          <table:table-cell office:value-type="float" office:value="300.522" calcext:value-type="float">
            <text:p>300,522</text:p>
          </table:table-cell>
          <table:table-cell office:value-type="float" office:value="300.454" calcext:value-type="float">
            <text:p>300,454</text:p>
          </table:table-cell>
          <table:table-cell office:value-type="float" office:value="300.382" calcext:value-type="float">
            <text:p>300,382</text:p>
          </table:table-cell>
          <table:table-cell office:value-type="float" office:value="300.308" calcext:value-type="float">
            <text:p>300,308</text:p>
          </table:table-cell>
          <table:table-cell office:value-type="float" office:value="300.233" calcext:value-type="float">
            <text:p>300,233</text:p>
          </table:table-cell>
          <table:table-cell office:value-type="float" office:value="300.156" calcext:value-type="float">
            <text:p>300,156</text:p>
          </table:table-cell>
          <table:table-cell office:value-type="float" office:value="300.078" calcext:value-type="float">
            <text:p>300,07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94" calcext:value-type="float">
            <text:p>300,094</text:p>
          </table:table-cell>
          <table:table-cell office:value-type="float" office:value="300.188" calcext:value-type="float">
            <text:p>300,188</text:p>
          </table:table-cell>
          <table:table-cell office:value-type="float" office:value="300.28" calcext:value-type="float">
            <text:p>300,28</text:p>
          </table:table-cell>
          <table:table-cell office:value-type="float" office:value="300.37" calcext:value-type="float">
            <text:p>300,37</text:p>
          </table:table-cell>
          <table:table-cell office:value-type="float" office:value="300.457" calcext:value-type="float">
            <text:p>300,457</text:p>
          </table:table-cell>
          <table:table-cell office:value-type="float" office:value="300.541" calcext:value-type="float">
            <text:p>300,541</text:p>
          </table:table-cell>
          <table:table-cell office:value-type="float" office:value="300.621" calcext:value-type="float">
            <text:p>300,621</text:p>
          </table:table-cell>
          <table:table-cell office:value-type="float" office:value="300.696" calcext:value-type="float">
            <text:p>300,696</text:p>
          </table:table-cell>
          <table:table-cell office:value-type="float" office:value="300.766" calcext:value-type="float">
            <text:p>300,766</text:p>
          </table:table-cell>
          <table:table-cell office:value-type="float" office:value="300.831" calcext:value-type="float">
            <text:p>300,831</text:p>
          </table:table-cell>
          <table:table-cell office:value-type="float" office:value="300.889" calcext:value-type="float">
            <text:p>300,889</text:p>
          </table:table-cell>
          <table:table-cell office:value-type="float" office:value="300.942" calcext:value-type="float">
            <text:p>300,942</text:p>
          </table:table-cell>
          <table:table-cell office:value-type="float" office:value="300.988" calcext:value-type="float">
            <text:p>300,988</text:p>
          </table:table-cell>
          <table:table-cell office:value-type="float" office:value="301.027" calcext:value-type="float">
            <text:p>301,027</text:p>
          </table:table-cell>
          <table:table-cell office:value-type="float" office:value="301.059" calcext:value-type="float">
            <text:p>301,059</text:p>
          </table:table-cell>
          <table:table-cell office:value-type="float" office:value="301.083" calcext:value-type="float">
            <text:p>301,083</text:p>
          </table:table-cell>
          <table:table-cell office:value-type="float" office:value="301.101" calcext:value-type="float">
            <text:p>301,101</text:p>
          </table:table-cell>
          <table:table-cell office:value-type="float" office:value="301.111" calcext:value-type="float">
            <text:p>301,111</text:p>
          </table:table-cell>
          <table:table-cell office:value-type="float" office:value="301.115" calcext:value-type="float">
            <text:p>301,115</text:p>
          </table:table-cell>
          <table:table-cell office:value-type="float" office:value="301.111" calcext:value-type="float">
            <text:p>301,111</text:p>
          </table:table-cell>
          <table:table-cell office:value-type="float" office:value="301.099" calcext:value-type="float">
            <text:p>301,099</text:p>
          </table:table-cell>
          <table:table-cell office:value-type="float" office:value="301.081" calcext:value-type="float">
            <text:p>301,081</text:p>
          </table:table-cell>
          <table:table-cell office:value-type="float" office:value="301.057" calcext:value-type="float">
            <text:p>301,057</text:p>
          </table:table-cell>
          <table:table-cell office:value-type="float" office:value="301.025" calcext:value-type="float">
            <text:p>301,025</text:p>
          </table:table-cell>
          <table:table-cell office:value-type="float" office:value="300.988" calcext:value-type="float">
            <text:p>300,988</text:p>
          </table:table-cell>
          <table:table-cell office:value-type="float" office:value="300.944" calcext:value-type="float">
            <text:p>300,944</text:p>
          </table:table-cell>
          <table:table-cell office:value-type="float" office:value="300.895" calcext:value-type="float">
            <text:p>300,895</text:p>
          </table:table-cell>
          <table:table-cell office:value-type="float" office:value="300.84" calcext:value-type="float">
            <text:p>300,84</text:p>
          </table:table-cell>
          <table:table-cell office:value-type="float" office:value="300.78" calcext:value-type="float">
            <text:p>300,78</text:p>
          </table:table-cell>
          <table:table-cell office:value-type="float" office:value="300.716" calcext:value-type="float">
            <text:p>300,716</text:p>
          </table:table-cell>
          <table:table-cell office:value-type="float" office:value="300.647" calcext:value-type="float">
            <text:p>300,647</text:p>
          </table:table-cell>
          <table:table-cell office:value-type="float" office:value="300.575" calcext:value-type="float">
            <text:p>300,575</text:p>
          </table:table-cell>
          <table:table-cell office:value-type="float" office:value="300.499" calcext:value-type="float">
            <text:p>300,499</text:p>
          </table:table-cell>
          <table:table-cell office:value-type="float" office:value="300.42" calcext:value-type="float">
            <text:p>300,42</text:p>
          </table:table-cell>
          <table:table-cell office:value-type="float" office:value="300.339" calcext:value-type="float">
            <text:p>300,339</text:p>
          </table:table-cell>
          <table:table-cell office:value-type="float" office:value="300.256" calcext:value-type="float">
            <text:p>300,256</text:p>
          </table:table-cell>
          <table:table-cell office:value-type="float" office:value="300.172" calcext:value-type="float">
            <text:p>300,172</text:p>
          </table:table-cell>
          <table:table-cell office:value-type="float" office:value="300.086" calcext:value-type="float">
            <text:p>300,08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104" calcext:value-type="float">
            <text:p>300,104</text:p>
          </table:table-cell>
          <table:table-cell office:value-type="float" office:value="300.208" calcext:value-type="float">
            <text:p>300,208</text:p>
          </table:table-cell>
          <table:table-cell office:value-type="float" office:value="300.31" calcext:value-type="float">
            <text:p>300,31</text:p>
          </table:table-cell>
          <table:table-cell office:value-type="float" office:value="300.41" calcext:value-type="float">
            <text:p>300,41</text:p>
          </table:table-cell>
          <table:table-cell office:value-type="float" office:value="300.506" calcext:value-type="float">
            <text:p>300,506</text:p>
          </table:table-cell>
          <table:table-cell office:value-type="float" office:value="300.599" calcext:value-type="float">
            <text:p>300,599</text:p>
          </table:table-cell>
          <table:table-cell office:value-type="float" office:value="300.687" calcext:value-type="float">
            <text:p>300,687</text:p>
          </table:table-cell>
          <table:table-cell office:value-type="float" office:value="300.77" calcext:value-type="float">
            <text:p>300,77</text:p>
          </table:table-cell>
          <table:table-cell office:value-type="float" office:value="300.848" calcext:value-type="float">
            <text:p>300,848</text:p>
          </table:table-cell>
          <table:table-cell office:value-type="float" office:value="300.919" calcext:value-type="float">
            <text:p>300,919</text:p>
          </table:table-cell>
          <table:table-cell office:value-type="float" office:value="300.984" calcext:value-type="float">
            <text:p>300,984</text:p>
          </table:table-cell>
          <table:table-cell office:value-type="float" office:value="301.041" calcext:value-type="float">
            <text:p>301,041</text:p>
          </table:table-cell>
          <table:table-cell office:value-type="float" office:value="301.092" calcext:value-type="float">
            <text:p>301,092</text:p>
          </table:table-cell>
          <table:table-cell office:value-type="float" office:value="301.134" calcext:value-type="float">
            <text:p>301,134</text:p>
          </table:table-cell>
          <table:table-cell office:value-type="float" office:value="301.169" calcext:value-type="float">
            <text:p>301,169</text:p>
          </table:table-cell>
          <table:table-cell office:value-type="float" office:value="301.196" calcext:value-type="float">
            <text:p>301,196</text:p>
          </table:table-cell>
          <table:table-cell office:value-type="float" office:value="301.215" calcext:value-type="float">
            <text:p>301,215</text:p>
          </table:table-cell>
          <table:table-cell office:value-type="float" office:value="301.227" calcext:value-type="float">
            <text:p>301,227</text:p>
          </table:table-cell>
          <table:table-cell office:value-type="float" office:value="301.23" calcext:value-type="float">
            <text:p>301,23</text:p>
          </table:table-cell>
          <table:table-cell office:value-type="float" office:value="301.225" calcext:value-type="float">
            <text:p>301,225</text:p>
          </table:table-cell>
          <table:table-cell office:value-type="float" office:value="301.212" calcext:value-type="float">
            <text:p>301,212</text:p>
          </table:table-cell>
          <table:table-cell office:value-type="float" office:value="301.192" calcext:value-type="float">
            <text:p>301,192</text:p>
          </table:table-cell>
          <table:table-cell office:value-type="float" office:value="301.164" calcext:value-type="float">
            <text:p>301,164</text:p>
          </table:table-cell>
          <table:table-cell office:value-type="float" office:value="301.129" calcext:value-type="float">
            <text:p>301,129</text:p>
          </table:table-cell>
          <table:table-cell office:value-type="float" office:value="301.088" calcext:value-type="float">
            <text:p>301,088</text:p>
          </table:table-cell>
          <table:table-cell office:value-type="float" office:value="301.04" calcext:value-type="float">
            <text:p>301,04</text:p>
          </table:table-cell>
          <table:table-cell office:value-type="float" office:value="300.985" calcext:value-type="float">
            <text:p>300,985</text:p>
          </table:table-cell>
          <table:table-cell office:value-type="float" office:value="300.925" calcext:value-type="float">
            <text:p>300,925</text:p>
          </table:table-cell>
          <table:table-cell office:value-type="float" office:value="300.859" calcext:value-type="float">
            <text:p>300,859</text:p>
          </table:table-cell>
          <table:table-cell office:value-type="float" office:value="300.788" calcext:value-type="float">
            <text:p>300,788</text:p>
          </table:table-cell>
          <table:table-cell office:value-type="float" office:value="300.712" calcext:value-type="float">
            <text:p>300,712</text:p>
          </table:table-cell>
          <table:table-cell office:value-type="float" office:value="300.633" calcext:value-type="float">
            <text:p>300,633</text:p>
          </table:table-cell>
          <table:table-cell office:value-type="float" office:value="300.549" calcext:value-type="float">
            <text:p>300,549</text:p>
          </table:table-cell>
          <table:table-cell office:value-type="float" office:value="300.463" calcext:value-type="float">
            <text:p>300,463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282" calcext:value-type="float">
            <text:p>300,282</text:p>
          </table:table-cell>
          <table:table-cell office:value-type="float" office:value="300.189" calcext:value-type="float">
            <text:p>300,189</text:p>
          </table:table-cell>
          <table:table-cell office:value-type="float" office:value="300.095" calcext:value-type="float">
            <text:p>300,09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116" calcext:value-type="float">
            <text:p>300,116</text:p>
          </table:table-cell>
          <table:table-cell office:value-type="float" office:value="300.231" calcext:value-type="float">
            <text:p>300,231</text:p>
          </table:table-cell>
          <table:table-cell office:value-type="float" office:value="300.344" calcext:value-type="float">
            <text:p>300,344</text:p>
          </table:table-cell>
          <table:table-cell office:value-type="float" office:value="300.454" calcext:value-type="float">
            <text:p>300,454</text:p>
          </table:table-cell>
          <table:table-cell office:value-type="float" office:value="300.561" calcext:value-type="float">
            <text:p>300,561</text:p>
          </table:table-cell>
          <table:table-cell office:value-type="float" office:value="300.664" calcext:value-type="float">
            <text:p>300,664</text:p>
          </table:table-cell>
          <table:table-cell office:value-type="float" office:value="300.761" calcext:value-type="float">
            <text:p>300,761</text:p>
          </table:table-cell>
          <table:table-cell office:value-type="float" office:value="300.853" calcext:value-type="float">
            <text:p>300,853</text:p>
          </table:table-cell>
          <table:table-cell office:value-type="float" office:value="300.939" calcext:value-type="float">
            <text:p>300,939</text:p>
          </table:table-cell>
          <table:table-cell office:value-type="float" office:value="301.017" calcext:value-type="float">
            <text:p>301,017</text:p>
          </table:table-cell>
          <table:table-cell office:value-type="float" office:value="301.088" calcext:value-type="float">
            <text:p>301,088</text:p>
          </table:table-cell>
          <table:table-cell office:value-type="float" office:value="301.152" calcext:value-type="float">
            <text:p>301,152</text:p>
          </table:table-cell>
          <table:table-cell office:value-type="float" office:value="301.207" calcext:value-type="float">
            <text:p>301,207</text:p>
          </table:table-cell>
          <table:table-cell office:value-type="float" office:value="301.254" calcext:value-type="float">
            <text:p>301,254</text:p>
          </table:table-cell>
          <table:table-cell office:value-type="float" office:value="301.292" calcext:value-type="float">
            <text:p>301,292</text:p>
          </table:table-cell>
          <table:table-cell office:value-type="float" office:value="301.322" calcext:value-type="float">
            <text:p>301,322</text:p>
          </table:table-cell>
          <table:table-cell office:value-type="float" office:value="301.342" calcext:value-type="float">
            <text:p>301,342</text:p>
          </table:table-cell>
          <table:table-cell office:value-type="float" office:value="301.354" calcext:value-type="float">
            <text:p>301,354</text:p>
          </table:table-cell>
          <table:table-cell office:value-type="float" office:value="301.357" calcext:value-type="float">
            <text:p>301,357</text:p>
          </table:table-cell>
          <table:table-cell office:value-type="float" office:value="301.351" calcext:value-type="float">
            <text:p>301,351</text:p>
          </table:table-cell>
          <table:table-cell office:value-type="float" office:value="301.337" calcext:value-type="float">
            <text:p>301,337</text:p>
          </table:table-cell>
          <table:table-cell office:value-type="float" office:value="301.314" calcext:value-type="float">
            <text:p>301,314</text:p>
          </table:table-cell>
          <table:table-cell office:value-type="float" office:value="301.283" calcext:value-type="float">
            <text:p>301,283</text:p>
          </table:table-cell>
          <table:table-cell office:value-type="float" office:value="301.245" calcext:value-type="float">
            <text:p>301,245</text:p>
          </table:table-cell>
          <table:table-cell office:value-type="float" office:value="301.198" calcext:value-type="float">
            <text:p>301,198</text:p>
          </table:table-cell>
          <table:table-cell office:value-type="float" office:value="301.145" calcext:value-type="float">
            <text:p>301,145</text:p>
          </table:table-cell>
          <table:table-cell office:value-type="float" office:value="301.085" calcext:value-type="float">
            <text:p>301,085</text:p>
          </table:table-cell>
          <table:table-cell office:value-type="float" office:value="301.018" calcext:value-type="float">
            <text:p>301,018</text:p>
          </table:table-cell>
          <table:table-cell office:value-type="float" office:value="300.945" calcext:value-type="float">
            <text:p>300,945</text:p>
          </table:table-cell>
          <table:table-cell office:value-type="float" office:value="300.867" calcext:value-type="float">
            <text:p>300,867</text:p>
          </table:table-cell>
          <table:table-cell office:value-type="float" office:value="300.784" calcext:value-type="float">
            <text:p>300,784</text:p>
          </table:table-cell>
          <table:table-cell office:value-type="float" office:value="300.696" calcext:value-type="float">
            <text:p>300,696</text:p>
          </table:table-cell>
          <table:table-cell office:value-type="float" office:value="300.604" calcext:value-type="float">
            <text:p>300,604</text:p>
          </table:table-cell>
          <table:table-cell office:value-type="float" office:value="300.509" calcext:value-type="float">
            <text:p>300,509</text:p>
          </table:table-cell>
          <table:table-cell office:value-type="float" office:value="300.411" calcext:value-type="float">
            <text:p>300,411</text:p>
          </table:table-cell>
          <table:table-cell office:value-type="float" office:value="300.31" calcext:value-type="float">
            <text:p>300,31</text:p>
          </table:table-cell>
          <table:table-cell office:value-type="float" office:value="300.208" calcext:value-type="float">
            <text:p>300,208</text:p>
          </table:table-cell>
          <table:table-cell office:value-type="float" office:value="300.104" calcext:value-type="float">
            <text:p>300,10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128" calcext:value-type="float">
            <text:p>300,128</text:p>
          </table:table-cell>
          <table:table-cell office:value-type="float" office:value="300.256" calcext:value-type="float">
            <text:p>300,256</text:p>
          </table:table-cell>
          <table:table-cell office:value-type="float" office:value="300.381" calcext:value-type="float">
            <text:p>300,381</text:p>
          </table:table-cell>
          <table:table-cell office:value-type="float" office:value="300.504" calcext:value-type="float">
            <text:p>300,504</text:p>
          </table:table-cell>
          <table:table-cell office:value-type="float" office:value="300.622" calcext:value-type="float">
            <text:p>300,622</text:p>
          </table:table-cell>
          <table:table-cell office:value-type="float" office:value="300.736" calcext:value-type="float">
            <text:p>300,736</text:p>
          </table:table-cell>
          <table:table-cell office:value-type="float" office:value="300.844" calcext:value-type="float">
            <text:p>300,844</text:p>
          </table:table-cell>
          <table:table-cell office:value-type="float" office:value="300.946" calcext:value-type="float">
            <text:p>300,946</text:p>
          </table:table-cell>
          <table:table-cell office:value-type="float" office:value="301.04" calcext:value-type="float">
            <text:p>301,04</text:p>
          </table:table-cell>
          <table:table-cell office:value-type="float" office:value="301.127" calcext:value-type="float">
            <text:p>301,127</text:p>
          </table:table-cell>
          <table:table-cell office:value-type="float" office:value="301.205" calcext:value-type="float">
            <text:p>301,205</text:p>
          </table:table-cell>
          <table:table-cell office:value-type="float" office:value="301.275" calcext:value-type="float">
            <text:p>301,275</text:p>
          </table:table-cell>
          <table:table-cell office:value-type="float" office:value="301.335" calcext:value-type="float">
            <text:p>301,335</text:p>
          </table:table-cell>
          <table:table-cell office:value-type="float" office:value="301.387" calcext:value-type="float">
            <text:p>301,387</text:p>
          </table:table-cell>
          <table:table-cell office:value-type="float" office:value="301.428" calcext:value-type="float">
            <text:p>301,428</text:p>
          </table:table-cell>
          <table:table-cell office:value-type="float" office:value="301.46" calcext:value-type="float">
            <text:p>301,46</text:p>
          </table:table-cell>
          <table:table-cell office:value-type="float" office:value="301.482" calcext:value-type="float">
            <text:p>301,482</text:p>
          </table:table-cell>
          <table:table-cell office:value-type="float" office:value="301.495" calcext:value-type="float">
            <text:p>301,495</text:p>
          </table:table-cell>
          <table:table-cell office:value-type="float" office:value="301.498" calcext:value-type="float">
            <text:p>301,498</text:p>
          </table:table-cell>
          <table:table-cell office:value-type="float" office:value="301.491" calcext:value-type="float">
            <text:p>301,491</text:p>
          </table:table-cell>
          <table:table-cell office:value-type="float" office:value="301.474" calcext:value-type="float">
            <text:p>301,474</text:p>
          </table:table-cell>
          <table:table-cell office:value-type="float" office:value="301.449" calcext:value-type="float">
            <text:p>301,449</text:p>
          </table:table-cell>
          <table:table-cell office:value-type="float" office:value="301.415" calcext:value-type="float">
            <text:p>301,415</text:p>
          </table:table-cell>
          <table:table-cell office:value-type="float" office:value="301.372" calcext:value-type="float">
            <text:p>301,372</text:p>
          </table:table-cell>
          <table:table-cell office:value-type="float" office:value="301.32" calcext:value-type="float">
            <text:p>301,32</text:p>
          </table:table-cell>
          <table:table-cell office:value-type="float" office:value="301.261" calcext:value-type="float">
            <text:p>301,261</text:p>
          </table:table-cell>
          <table:table-cell office:value-type="float" office:value="301.195" calcext:value-type="float">
            <text:p>301,195</text:p>
          </table:table-cell>
          <table:table-cell office:value-type="float" office:value="301.121" calcext:value-type="float">
            <text:p>301,121</text:p>
          </table:table-cell>
          <table:table-cell office:value-type="float" office:value="301.041" calcext:value-type="float">
            <text:p>301,041</text:p>
          </table:table-cell>
          <table:table-cell office:value-type="float" office:value="300.955" calcext:value-type="float">
            <text:p>300,955</text:p>
          </table:table-cell>
          <table:table-cell office:value-type="float" office:value="300.863" calcext:value-type="float">
            <text:p>300,863</text:p>
          </table:table-cell>
          <table:table-cell office:value-type="float" office:value="300.766" calcext:value-type="float">
            <text:p>300,766</text:p>
          </table:table-cell>
          <table:table-cell office:value-type="float" office:value="300.665" calcext:value-type="float">
            <text:p>300,665</text:p>
          </table:table-cell>
          <table:table-cell office:value-type="float" office:value="300.56" calcext:value-type="float">
            <text:p>300,56</text:p>
          </table:table-cell>
          <table:table-cell office:value-type="float" office:value="300.452" calcext:value-type="float">
            <text:p>300,452</text:p>
          </table:table-cell>
          <table:table-cell office:value-type="float" office:value="300.341" calcext:value-type="float">
            <text:p>300,341</text:p>
          </table:table-cell>
          <table:table-cell office:value-type="float" office:value="300.229" calcext:value-type="float">
            <text:p>300,229</text:p>
          </table:table-cell>
          <table:table-cell office:value-type="float" office:value="300.115" calcext:value-type="float">
            <text:p>300,1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143" calcext:value-type="float">
            <text:p>300,143</text:p>
          </table:table-cell>
          <table:table-cell office:value-type="float" office:value="300.284" calcext:value-type="float">
            <text:p>300,284</text:p>
          </table:table-cell>
          <table:table-cell office:value-type="float" office:value="300.424" calcext:value-type="float">
            <text:p>300,424</text:p>
          </table:table-cell>
          <table:table-cell office:value-type="float" office:value="300.559" calcext:value-type="float">
            <text:p>300,559</text:p>
          </table:table-cell>
          <table:table-cell office:value-type="float" office:value="300.691" calcext:value-type="float">
            <text:p>300,691</text:p>
          </table:table-cell>
          <table:table-cell office:value-type="float" office:value="300.817" calcext:value-type="float">
            <text:p>300,817</text:p>
          </table:table-cell>
          <table:table-cell office:value-type="float" office:value="300.936" calcext:value-type="float">
            <text:p>300,936</text:p>
          </table:table-cell>
          <table:table-cell office:value-type="float" office:value="301.049" calcext:value-type="float">
            <text:p>301,049</text:p>
          </table:table-cell>
          <table:table-cell office:value-type="float" office:value="301.153" calcext:value-type="float">
            <text:p>301,153</text:p>
          </table:table-cell>
          <table:table-cell office:value-type="float" office:value="301.249" calcext:value-type="float">
            <text:p>301,249</text:p>
          </table:table-cell>
          <table:table-cell office:value-type="float" office:value="301.335" calcext:value-type="float">
            <text:p>301,335</text:p>
          </table:table-cell>
          <table:table-cell office:value-type="float" office:value="301.412" calcext:value-type="float">
            <text:p>301,412</text:p>
          </table:table-cell>
          <table:table-cell office:value-type="float" office:value="301.478" calcext:value-type="float">
            <text:p>301,478</text:p>
          </table:table-cell>
          <table:table-cell office:value-type="float" office:value="301.534" calcext:value-type="float">
            <text:p>301,534</text:p>
          </table:table-cell>
          <table:table-cell office:value-type="float" office:value="301.58" calcext:value-type="float">
            <text:p>301,58</text:p>
          </table:table-cell>
          <table:table-cell office:value-type="float" office:value="301.614" calcext:value-type="float">
            <text:p>301,614</text:p>
          </table:table-cell>
          <table:table-cell office:value-type="float" office:value="301.638" calcext:value-type="float">
            <text:p>301,638</text:p>
          </table:table-cell>
          <table:table-cell office:value-type="float" office:value="301.651" calcext:value-type="float">
            <text:p>301,651</text:p>
          </table:table-cell>
          <table:table-cell office:value-type="float" office:value="301.654" calcext:value-type="float">
            <text:p>301,654</text:p>
          </table:table-cell>
          <table:table-cell office:value-type="float" office:value="301.645" calcext:value-type="float">
            <text:p>301,645</text:p>
          </table:table-cell>
          <table:table-cell office:value-type="float" office:value="301.627" calcext:value-type="float">
            <text:p>301,627</text:p>
          </table:table-cell>
          <table:table-cell office:value-type="float" office:value="301.598" calcext:value-type="float">
            <text:p>301,598</text:p>
          </table:table-cell>
          <table:table-cell office:value-type="float" office:value="301.56" calcext:value-type="float">
            <text:p>301,56</text:p>
          </table:table-cell>
          <table:table-cell office:value-type="float" office:value="301.512" calcext:value-type="float">
            <text:p>301,512</text:p>
          </table:table-cell>
          <table:table-cell office:value-type="float" office:value="301.455" calcext:value-type="float">
            <text:p>301,455</text:p>
          </table:table-cell>
          <table:table-cell office:value-type="float" office:value="301.39" calcext:value-type="float">
            <text:p>301,39</text:p>
          </table:table-cell>
          <table:table-cell office:value-type="float" office:value="301.316" calcext:value-type="float">
            <text:p>301,316</text:p>
          </table:table-cell>
          <table:table-cell office:value-type="float" office:value="301.235" calcext:value-type="float">
            <text:p>301,235</text:p>
          </table:table-cell>
          <table:table-cell office:value-type="float" office:value="301.146" calcext:value-type="float">
            <text:p>301,146</text:p>
          </table:table-cell>
          <table:table-cell office:value-type="float" office:value="301.051" calcext:value-type="float">
            <text:p>301,051</text:p>
          </table:table-cell>
          <table:table-cell office:value-type="float" office:value="300.95" calcext:value-type="float">
            <text:p>300,95</text:p>
          </table:table-cell>
          <table:table-cell office:value-type="float" office:value="300.843" calcext:value-type="float">
            <text:p>300,843</text:p>
          </table:table-cell>
          <table:table-cell office:value-type="float" office:value="300.732" calcext:value-type="float">
            <text:p>300,732</text:p>
          </table:table-cell>
          <table:table-cell office:value-type="float" office:value="300.616" calcext:value-type="float">
            <text:p>300,616</text:p>
          </table:table-cell>
          <table:table-cell office:value-type="float" office:value="300.497" calcext:value-type="float">
            <text:p>300,497</text:p>
          </table:table-cell>
          <table:table-cell office:value-type="float" office:value="300.375" calcext:value-type="float">
            <text:p>300,375</text:p>
          </table:table-cell>
          <table:table-cell office:value-type="float" office:value="300.251" calcext:value-type="float">
            <text:p>300,251</text:p>
          </table:table-cell>
          <table:table-cell office:value-type="float" office:value="300.126" calcext:value-type="float">
            <text:p>300,12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159" calcext:value-type="float">
            <text:p>300,159</text:p>
          </table:table-cell>
          <table:table-cell office:value-type="float" office:value="300.316" calcext:value-type="float">
            <text:p>300,316</text:p>
          </table:table-cell>
          <table:table-cell office:value-type="float" office:value="300.471" calcext:value-type="float">
            <text:p>300,471</text:p>
          </table:table-cell>
          <table:table-cell office:value-type="float" office:value="300.622" calcext:value-type="float">
            <text:p>300,622</text:p>
          </table:table-cell>
          <table:table-cell office:value-type="float" office:value="300.768" calcext:value-type="float">
            <text:p>300,768</text:p>
          </table:table-cell>
          <table:table-cell office:value-type="float" office:value="300.907" calcext:value-type="float">
            <text:p>300,907</text:p>
          </table:table-cell>
          <table:table-cell office:value-type="float" office:value="301.04" calcext:value-type="float">
            <text:p>301,04</text:p>
          </table:table-cell>
          <table:table-cell office:value-type="float" office:value="301.164" calcext:value-type="float">
            <text:p>301,164</text:p>
          </table:table-cell>
          <table:table-cell office:value-type="float" office:value="301.279" calcext:value-type="float">
            <text:p>301,279</text:p>
          </table:table-cell>
          <table:table-cell office:value-type="float" office:value="301.385" calcext:value-type="float">
            <text:p>301,385</text:p>
          </table:table-cell>
          <table:table-cell office:value-type="float" office:value="301.48" calcext:value-type="float">
            <text:p>301,48</text:p>
          </table:table-cell>
          <table:table-cell office:value-type="float" office:value="301.564" calcext:value-type="float">
            <text:p>301,564</text:p>
          </table:table-cell>
          <table:table-cell office:value-type="float" office:value="301.637" calcext:value-type="float">
            <text:p>301,637</text:p>
          </table:table-cell>
          <table:table-cell office:value-type="float" office:value="301.698" calcext:value-type="float">
            <text:p>301,698</text:p>
          </table:table-cell>
          <table:table-cell office:value-type="float" office:value="301.748" calcext:value-type="float">
            <text:p>301,748</text:p>
          </table:table-cell>
          <table:table-cell office:value-type="float" office:value="301.785" calcext:value-type="float">
            <text:p>301,785</text:p>
          </table:table-cell>
          <table:table-cell office:value-type="float" office:value="301.811" calcext:value-type="float">
            <text:p>301,811</text:p>
          </table:table-cell>
          <table:table-cell office:value-type="float" office:value="301.824" calcext:value-type="float">
            <text:p>301,824</text:p>
          </table:table-cell>
          <table:table-cell office:value-type="float" office:value="301.826" calcext:value-type="float">
            <text:p>301,826</text:p>
          </table:table-cell>
          <table:table-cell office:value-type="float" office:value="301.817" calcext:value-type="float">
            <text:p>301,817</text:p>
          </table:table-cell>
          <table:table-cell office:value-type="float" office:value="301.795" calcext:value-type="float">
            <text:p>301,795</text:p>
          </table:table-cell>
          <table:table-cell office:value-type="float" office:value="301.763" calcext:value-type="float">
            <text:p>301,763</text:p>
          </table:table-cell>
          <table:table-cell office:value-type="float" office:value="301.72" calcext:value-type="float">
            <text:p>301,72</text:p>
          </table:table-cell>
          <table:table-cell office:value-type="float" office:value="301.667" calcext:value-type="float">
            <text:p>301,667</text:p>
          </table:table-cell>
          <table:table-cell office:value-type="float" office:value="301.604" calcext:value-type="float">
            <text:p>301,604</text:p>
          </table:table-cell>
          <table:table-cell office:value-type="float" office:value="301.531" calcext:value-type="float">
            <text:p>301,531</text:p>
          </table:table-cell>
          <table:table-cell office:value-type="float" office:value="301.45" calcext:value-type="float">
            <text:p>301,45</text:p>
          </table:table-cell>
          <table:table-cell office:value-type="float" office:value="301.36" calcext:value-type="float">
            <text:p>301,36</text:p>
          </table:table-cell>
          <table:table-cell office:value-type="float" office:value="301.262" calcext:value-type="float">
            <text:p>301,262</text:p>
          </table:table-cell>
          <table:table-cell office:value-type="float" office:value="301.157" calcext:value-type="float">
            <text:p>301,157</text:p>
          </table:table-cell>
          <table:table-cell office:value-type="float" office:value="301.046" calcext:value-type="float">
            <text:p>301,046</text:p>
          </table:table-cell>
          <table:table-cell office:value-type="float" office:value="300.928" calcext:value-type="float">
            <text:p>300,928</text:p>
          </table:table-cell>
          <table:table-cell office:value-type="float" office:value="300.806" calcext:value-type="float">
            <text:p>300,806</text:p>
          </table:table-cell>
          <table:table-cell office:value-type="float" office:value="300.678" calcext:value-type="float">
            <text:p>300,678</text:p>
          </table:table-cell>
          <table:table-cell office:value-type="float" office:value="300.547" calcext:value-type="float">
            <text:p>300,547</text:p>
          </table:table-cell>
          <table:table-cell office:value-type="float" office:value="300.413" calcext:value-type="float">
            <text:p>300,413</text:p>
          </table:table-cell>
          <table:table-cell office:value-type="float" office:value="300.277" calcext:value-type="float">
            <text:p>300,277</text:p>
          </table:table-cell>
          <table:table-cell office:value-type="float" office:value="300.139" calcext:value-type="float">
            <text:p>300,13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177" calcext:value-type="float">
            <text:p>300,177</text:p>
          </table:table-cell>
          <table:table-cell office:value-type="float" office:value="300.352" calcext:value-type="float">
            <text:p>300,352</text:p>
          </table:table-cell>
          <table:table-cell office:value-type="float" office:value="300.524" calcext:value-type="float">
            <text:p>300,524</text:p>
          </table:table-cell>
          <table:table-cell office:value-type="float" office:value="300.692" calcext:value-type="float">
            <text:p>300,692</text:p>
          </table:table-cell>
          <table:table-cell office:value-type="float" office:value="300.854" calcext:value-type="float">
            <text:p>300,854</text:p>
          </table:table-cell>
          <table:table-cell office:value-type="float" office:value="301.009" calcext:value-type="float">
            <text:p>301,009</text:p>
          </table:table-cell>
          <table:table-cell office:value-type="float" office:value="301.155" calcext:value-type="float">
            <text:p>301,155</text:p>
          </table:table-cell>
          <table:table-cell office:value-type="float" office:value="301.293" calcext:value-type="float">
            <text:p>301,293</text:p>
          </table:table-cell>
          <table:table-cell office:value-type="float" office:value="301.42" calcext:value-type="float">
            <text:p>301,42</text:p>
          </table:table-cell>
          <table:table-cell office:value-type="float" office:value="301.537" calcext:value-type="float">
            <text:p>301,537</text:p>
          </table:table-cell>
          <table:table-cell office:value-type="float" office:value="301.641" calcext:value-type="float">
            <text:p>301,641</text:p>
          </table:table-cell>
          <table:table-cell office:value-type="float" office:value="301.734" calcext:value-type="float">
            <text:p>301,734</text:p>
          </table:table-cell>
          <table:table-cell office:value-type="float" office:value="301.814" calcext:value-type="float">
            <text:p>301,814</text:p>
          </table:table-cell>
          <table:table-cell office:value-type="float" office:value="301.881" calcext:value-type="float">
            <text:p>301,881</text:p>
          </table:table-cell>
          <table:table-cell office:value-type="float" office:value="301.935" calcext:value-type="float">
            <text:p>301,935</text:p>
          </table:table-cell>
          <table:table-cell office:value-type="float" office:value="301.975" calcext:value-type="float">
            <text:p>301,975</text:p>
          </table:table-cell>
          <table:table-cell office:value-type="float" office:value="302.003" calcext:value-type="float">
            <text:p>302,003</text:p>
          </table:table-cell>
          <table:table-cell office:value-type="float" office:value="302.017" calcext:value-type="float">
            <text:p>302,017</text:p>
          </table:table-cell>
          <table:table-cell office:value-type="float" office:value="302.018" calcext:value-type="float">
            <text:p>302,018</text:p>
          </table:table-cell>
          <table:table-cell office:value-type="float" office:value="302.006" calcext:value-type="float">
            <text:p>302,006</text:p>
          </table:table-cell>
          <table:table-cell office:value-type="float" office:value="301.982" calcext:value-type="float">
            <text:p>301,982</text:p>
          </table:table-cell>
          <table:table-cell office:value-type="float" office:value="301.946" calcext:value-type="float">
            <text:p>301,946</text:p>
          </table:table-cell>
          <table:table-cell office:value-type="float" office:value="301.898" calcext:value-type="float">
            <text:p>301,898</text:p>
          </table:table-cell>
          <table:table-cell office:value-type="float" office:value="301.838" calcext:value-type="float">
            <text:p>301,838</text:p>
          </table:table-cell>
          <table:table-cell office:value-type="float" office:value="301.768" calcext:value-type="float">
            <text:p>301,768</text:p>
          </table:table-cell>
          <table:table-cell office:value-type="float" office:value="301.688" calcext:value-type="float">
            <text:p>301,688</text:p>
          </table:table-cell>
          <table:table-cell office:value-type="float" office:value="301.598" calcext:value-type="float">
            <text:p>301,598</text:p>
          </table:table-cell>
          <table:table-cell office:value-type="float" office:value="301.498" calcext:value-type="float">
            <text:p>301,498</text:p>
          </table:table-cell>
          <table:table-cell office:value-type="float" office:value="301.39" calcext:value-type="float">
            <text:p>301,39</text:p>
          </table:table-cell>
          <table:table-cell office:value-type="float" office:value="301.274" calcext:value-type="float">
            <text:p>301,274</text:p>
          </table:table-cell>
          <table:table-cell office:value-type="float" office:value="301.152" calcext:value-type="float">
            <text:p>301,152</text:p>
          </table:table-cell>
          <table:table-cell office:value-type="float" office:value="301.022" calcext:value-type="float">
            <text:p>301,022</text:p>
          </table:table-cell>
          <table:table-cell office:value-type="float" office:value="300.887" calcext:value-type="float">
            <text:p>300,887</text:p>
          </table:table-cell>
          <table:table-cell office:value-type="float" office:value="300.747" calcext:value-type="float">
            <text:p>300,747</text:p>
          </table:table-cell>
          <table:table-cell office:value-type="float" office:value="300.603" calcext:value-type="float">
            <text:p>300,603</text:p>
          </table:table-cell>
          <table:table-cell office:value-type="float" office:value="300.455" calcext:value-type="float">
            <text:p>300,455</text:p>
          </table:table-cell>
          <table:table-cell office:value-type="float" office:value="300.305" calcext:value-type="float">
            <text:p>300,305</text:p>
          </table:table-cell>
          <table:table-cell office:value-type="float" office:value="300.153" calcext:value-type="float">
            <text:p>300,15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197" calcext:value-type="float">
            <text:p>300,197</text:p>
          </table:table-cell>
          <table:table-cell office:value-type="float" office:value="300.392" calcext:value-type="float">
            <text:p>300,392</text:p>
          </table:table-cell>
          <table:table-cell office:value-type="float" office:value="300.584" calcext:value-type="float">
            <text:p>300,584</text:p>
          </table:table-cell>
          <table:table-cell office:value-type="float" office:value="300.77" calcext:value-type="float">
            <text:p>300,77</text:p>
          </table:table-cell>
          <table:table-cell office:value-type="float" office:value="300.95" calcext:value-type="float">
            <text:p>300,95</text:p>
          </table:table-cell>
          <table:table-cell office:value-type="float" office:value="301.123" calcext:value-type="float">
            <text:p>301,123</text:p>
          </table:table-cell>
          <table:table-cell office:value-type="float" office:value="301.285" calcext:value-type="float">
            <text:p>301,285</text:p>
          </table:table-cell>
          <table:table-cell office:value-type="float" office:value="301.438" calcext:value-type="float">
            <text:p>301,438</text:p>
          </table:table-cell>
          <table:table-cell office:value-type="float" office:value="301.579" calcext:value-type="float">
            <text:p>301,579</text:p>
          </table:table-cell>
          <table:table-cell office:value-type="float" office:value="301.707" calcext:value-type="float">
            <text:p>301,707</text:p>
          </table:table-cell>
          <table:table-cell office:value-type="float" office:value="301.822" calcext:value-type="float">
            <text:p>301,822</text:p>
          </table:table-cell>
          <table:table-cell office:value-type="float" office:value="301.924" calcext:value-type="float">
            <text:p>301,924</text:p>
          </table:table-cell>
          <table:table-cell office:value-type="float" office:value="302.012" calcext:value-type="float">
            <text:p>302,012</text:p>
          </table:table-cell>
          <table:table-cell office:value-type="float" office:value="302.085" calcext:value-type="float">
            <text:p>302,085</text:p>
          </table:table-cell>
          <table:table-cell office:value-type="float" office:value="302.143" calcext:value-type="float">
            <text:p>302,143</text:p>
          </table:table-cell>
          <table:table-cell office:value-type="float" office:value="302.187" calcext:value-type="float">
            <text:p>302,187</text:p>
          </table:table-cell>
          <table:table-cell office:value-type="float" office:value="302.216" calcext:value-type="float">
            <text:p>302,216</text:p>
          </table:table-cell>
          <table:table-cell table:number-columns-repeated="2" office:value-type="float" office:value="302.23" calcext:value-type="float">
            <text:p>302,23</text:p>
          </table:table-cell>
          <table:table-cell office:value-type="float" office:value="302.216" calcext:value-type="float">
            <text:p>302,216</text:p>
          </table:table-cell>
          <table:table-cell office:value-type="float" office:value="302.189" calcext:value-type="float">
            <text:p>302,189</text:p>
          </table:table-cell>
          <table:table-cell office:value-type="float" office:value="302.148" calcext:value-type="float">
            <text:p>302,148</text:p>
          </table:table-cell>
          <table:table-cell office:value-type="float" office:value="302.094" calcext:value-type="float">
            <text:p>302,094</text:p>
          </table:table-cell>
          <table:table-cell office:value-type="float" office:value="302.028" calcext:value-type="float">
            <text:p>302,028</text:p>
          </table:table-cell>
          <table:table-cell office:value-type="float" office:value="301.95" calcext:value-type="float">
            <text:p>301,95</text:p>
          </table:table-cell>
          <table:table-cell office:value-type="float" office:value="301.861" calcext:value-type="float">
            <text:p>301,861</text:p>
          </table:table-cell>
          <table:table-cell office:value-type="float" office:value="301.761" calcext:value-type="float">
            <text:p>301,761</text:p>
          </table:table-cell>
          <table:table-cell office:value-type="float" office:value="301.651" calcext:value-type="float">
            <text:p>301,651</text:p>
          </table:table-cell>
          <table:table-cell office:value-type="float" office:value="301.532" calcext:value-type="float">
            <text:p>301,532</text:p>
          </table:table-cell>
          <table:table-cell office:value-type="float" office:value="301.404" calcext:value-type="float">
            <text:p>301,404</text:p>
          </table:table-cell>
          <table:table-cell office:value-type="float" office:value="301.268" calcext:value-type="float">
            <text:p>301,268</text:p>
          </table:table-cell>
          <table:table-cell office:value-type="float" office:value="301.126" calcext:value-type="float">
            <text:p>301,126</text:p>
          </table:table-cell>
          <table:table-cell office:value-type="float" office:value="300.977" calcext:value-type="float">
            <text:p>300,977</text:p>
          </table:table-cell>
          <table:table-cell office:value-type="float" office:value="300.822" calcext:value-type="float">
            <text:p>300,822</text:p>
          </table:table-cell>
          <table:table-cell office:value-type="float" office:value="300.664" calcext:value-type="float">
            <text:p>300,664</text:p>
          </table:table-cell>
          <table:table-cell office:value-type="float" office:value="300.501" calcext:value-type="float">
            <text:p>300,501</text:p>
          </table:table-cell>
          <table:table-cell office:value-type="float" office:value="300.335" calcext:value-type="float">
            <text:p>300,335</text:p>
          </table:table-cell>
          <table:table-cell office:value-type="float" office:value="300.168" calcext:value-type="float">
            <text:p>300,16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22" calcext:value-type="float">
            <text:p>300,22</text:p>
          </table:table-cell>
          <table:table-cell office:value-type="float" office:value="300.437" calcext:value-type="float">
            <text:p>300,437</text:p>
          </table:table-cell>
          <table:table-cell office:value-type="float" office:value="300.651" calcext:value-type="float">
            <text:p>300,651</text:p>
          </table:table-cell>
          <table:table-cell office:value-type="float" office:value="300.859" calcext:value-type="float">
            <text:p>300,859</text:p>
          </table:table-cell>
          <table:table-cell office:value-type="float" office:value="301.059" calcext:value-type="float">
            <text:p>301,059</text:p>
          </table:table-cell>
          <table:table-cell office:value-type="float" office:value="301.251" calcext:value-type="float">
            <text:p>301,251</text:p>
          </table:table-cell>
          <table:table-cell office:value-type="float" office:value="301.432" calcext:value-type="float">
            <text:p>301,432</text:p>
          </table:table-cell>
          <table:table-cell office:value-type="float" office:value="301.6" calcext:value-type="float">
            <text:p>301,6</text:p>
          </table:table-cell>
          <table:table-cell office:value-type="float" office:value="301.756" calcext:value-type="float">
            <text:p>301,756</text:p>
          </table:table-cell>
          <table:table-cell office:value-type="float" office:value="301.898" calcext:value-type="float">
            <text:p>301,898</text:p>
          </table:table-cell>
          <table:table-cell office:value-type="float" office:value="302.025" calcext:value-type="float">
            <text:p>302,025</text:p>
          </table:table-cell>
          <table:table-cell office:value-type="float" office:value="302.137" calcext:value-type="float">
            <text:p>302,137</text:p>
          </table:table-cell>
          <table:table-cell office:value-type="float" office:value="302.232" calcext:value-type="float">
            <text:p>302,232</text:p>
          </table:table-cell>
          <table:table-cell office:value-type="float" office:value="302.312" calcext:value-type="float">
            <text:p>302,312</text:p>
          </table:table-cell>
          <table:table-cell office:value-type="float" office:value="302.375" calcext:value-type="float">
            <text:p>302,375</text:p>
          </table:table-cell>
          <table:table-cell office:value-type="float" office:value="302.422" calcext:value-type="float">
            <text:p>302,422</text:p>
          </table:table-cell>
          <table:table-cell office:value-type="float" office:value="302.453" calcext:value-type="float">
            <text:p>302,453</text:p>
          </table:table-cell>
          <table:table-cell office:value-type="float" office:value="302.468" calcext:value-type="float">
            <text:p>302,468</text:p>
          </table:table-cell>
          <table:table-cell office:value-type="float" office:value="302.466" calcext:value-type="float">
            <text:p>302,466</text:p>
          </table:table-cell>
          <table:table-cell office:value-type="float" office:value="302.45" calcext:value-type="float">
            <text:p>302,45</text:p>
          </table:table-cell>
          <table:table-cell office:value-type="float" office:value="302.418" calcext:value-type="float">
            <text:p>302,418</text:p>
          </table:table-cell>
          <table:table-cell office:value-type="float" office:value="302.372" calcext:value-type="float">
            <text:p>302,372</text:p>
          </table:table-cell>
          <table:table-cell office:value-type="float" office:value="302.312" calcext:value-type="float">
            <text:p>302,312</text:p>
          </table:table-cell>
          <table:table-cell office:value-type="float" office:value="302.238" calcext:value-type="float">
            <text:p>302,238</text:p>
          </table:table-cell>
          <table:table-cell office:value-type="float" office:value="302.151" calcext:value-type="float">
            <text:p>302,151</text:p>
          </table:table-cell>
          <table:table-cell office:value-type="float" office:value="302.052" calcext:value-type="float">
            <text:p>302,052</text:p>
          </table:table-cell>
          <table:table-cell office:value-type="float" office:value="301.941" calcext:value-type="float">
            <text:p>301,941</text:p>
          </table:table-cell>
          <table:table-cell office:value-type="float" office:value="301.82" calcext:value-type="float">
            <text:p>301,82</text:p>
          </table:table-cell>
          <table:table-cell office:value-type="float" office:value="301.688" calcext:value-type="float">
            <text:p>301,688</text:p>
          </table:table-cell>
          <table:table-cell office:value-type="float" office:value="301.547" calcext:value-type="float">
            <text:p>301,547</text:p>
          </table:table-cell>
          <table:table-cell office:value-type="float" office:value="301.398" calcext:value-type="float">
            <text:p>301,398</text:p>
          </table:table-cell>
          <table:table-cell office:value-type="float" office:value="301.24" calcext:value-type="float">
            <text:p>301,24</text:p>
          </table:table-cell>
          <table:table-cell office:value-type="float" office:value="301.076" calcext:value-type="float">
            <text:p>301,076</text:p>
          </table:table-cell>
          <table:table-cell office:value-type="float" office:value="300.906" calcext:value-type="float">
            <text:p>300,906</text:p>
          </table:table-cell>
          <table:table-cell office:value-type="float" office:value="300.731" calcext:value-type="float">
            <text:p>300,731</text:p>
          </table:table-cell>
          <table:table-cell office:value-type="float" office:value="300.552" calcext:value-type="float">
            <text:p>300,552</text:p>
          </table:table-cell>
          <table:table-cell office:value-type="float" office:value="300.37" calcext:value-type="float">
            <text:p>300,37</text:p>
          </table:table-cell>
          <table:table-cell office:value-type="float" office:value="300.185" calcext:value-type="float">
            <text:p>300,18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245" calcext:value-type="float">
            <text:p>300,245</text:p>
          </table:table-cell>
          <table:table-cell office:value-type="float" office:value="300.489" calcext:value-type="float">
            <text:p>300,489</text:p>
          </table:table-cell>
          <table:table-cell office:value-type="float" office:value="300.727" calcext:value-type="float">
            <text:p>300,727</text:p>
          </table:table-cell>
          <table:table-cell office:value-type="float" office:value="300.959" calcext:value-type="float">
            <text:p>300,959</text:p>
          </table:table-cell>
          <table:table-cell office:value-type="float" office:value="301.183" calcext:value-type="float">
            <text:p>301,183</text:p>
          </table:table-cell>
          <table:table-cell office:value-type="float" office:value="301.396" calcext:value-type="float">
            <text:p>301,396</text:p>
          </table:table-cell>
          <table:table-cell office:value-type="float" office:value="301.596" calcext:value-type="float">
            <text:p>301,596</text:p>
          </table:table-cell>
          <table:table-cell office:value-type="float" office:value="301.784" calcext:value-type="float">
            <text:p>301,784</text:p>
          </table:table-cell>
          <table:table-cell office:value-type="float" office:value="301.956" calcext:value-type="float">
            <text:p>301,956</text:p>
          </table:table-cell>
          <table:table-cell office:value-type="float" office:value="302.113" calcext:value-type="float">
            <text:p>302,113</text:p>
          </table:table-cell>
          <table:table-cell office:value-type="float" office:value="302.252" calcext:value-type="float">
            <text:p>302,252</text:p>
          </table:table-cell>
          <table:table-cell office:value-type="float" office:value="302.375" calcext:value-type="float">
            <text:p>302,375</text:p>
          </table:table-cell>
          <table:table-cell office:value-type="float" office:value="302.479" calcext:value-type="float">
            <text:p>302,479</text:p>
          </table:table-cell>
          <table:table-cell office:value-type="float" office:value="302.566" calcext:value-type="float">
            <text:p>302,566</text:p>
          </table:table-cell>
          <table:table-cell office:value-type="float" office:value="302.634" calcext:value-type="float">
            <text:p>302,634</text:p>
          </table:table-cell>
          <table:table-cell office:value-type="float" office:value="302.685" calcext:value-type="float">
            <text:p>302,685</text:p>
          </table:table-cell>
          <table:table-cell office:value-type="float" office:value="302.717" calcext:value-type="float">
            <text:p>302,717</text:p>
          </table:table-cell>
          <table:table-cell office:value-type="float" office:value="302.732" calcext:value-type="float">
            <text:p>302,732</text:p>
          </table:table-cell>
          <table:table-cell office:value-type="float" office:value="302.729" calcext:value-type="float">
            <text:p>302,729</text:p>
          </table:table-cell>
          <table:table-cell office:value-type="float" office:value="302.709" calcext:value-type="float">
            <text:p>302,709</text:p>
          </table:table-cell>
          <table:table-cell office:value-type="float" office:value="302.673" calcext:value-type="float">
            <text:p>302,673</text:p>
          </table:table-cell>
          <table:table-cell office:value-type="float" office:value="302.62" calcext:value-type="float">
            <text:p>302,62</text:p>
          </table:table-cell>
          <table:table-cell office:value-type="float" office:value="302.553" calcext:value-type="float">
            <text:p>302,553</text:p>
          </table:table-cell>
          <table:table-cell office:value-type="float" office:value="302.47" calcext:value-type="float">
            <text:p>302,47</text:p>
          </table:table-cell>
          <table:table-cell office:value-type="float" office:value="302.374" calcext:value-type="float">
            <text:p>302,374</text:p>
          </table:table-cell>
          <table:table-cell office:value-type="float" office:value="302.264" calcext:value-type="float">
            <text:p>302,264</text:p>
          </table:table-cell>
          <table:table-cell office:value-type="float" office:value="302.141" calcext:value-type="float">
            <text:p>302,141</text:p>
          </table:table-cell>
          <table:table-cell office:value-type="float" office:value="302.007" calcext:value-type="float">
            <text:p>302,007</text:p>
          </table:table-cell>
          <table:table-cell office:value-type="float" office:value="301.861" calcext:value-type="float">
            <text:p>301,861</text:p>
          </table:table-cell>
          <table:table-cell office:value-type="float" office:value="301.705" calcext:value-type="float">
            <text:p>301,705</text:p>
          </table:table-cell>
          <table:table-cell office:value-type="float" office:value="301.54" calcext:value-type="float">
            <text:p>301,54</text:p>
          </table:table-cell>
          <table:table-cell office:value-type="float" office:value="301.367" calcext:value-type="float">
            <text:p>301,367</text:p>
          </table:table-cell>
          <table:table-cell office:value-type="float" office:value="301.186" calcext:value-type="float">
            <text:p>301,186</text:p>
          </table:table-cell>
          <table:table-cell office:value-type="float" office:value="300.998" calcext:value-type="float">
            <text:p>300,998</text:p>
          </table:table-cell>
          <table:table-cell office:value-type="float" office:value="300.805" calcext:value-type="float">
            <text:p>300,805</text:p>
          </table:table-cell>
          <table:table-cell office:value-type="float" office:value="300.608" calcext:value-type="float">
            <text:p>300,608</text:p>
          </table:table-cell>
          <table:table-cell office:value-type="float" office:value="300.407" calcext:value-type="float">
            <text:p>300,407</text:p>
          </table:table-cell>
          <table:table-cell office:value-type="float" office:value="300.204" calcext:value-type="float">
            <text:p>300,20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275" calcext:value-type="float">
            <text:p>300,275</text:p>
          </table:table-cell>
          <table:table-cell office:value-type="float" office:value="300.547" calcext:value-type="float">
            <text:p>300,547</text:p>
          </table:table-cell>
          <table:table-cell office:value-type="float" office:value="300.814" calcext:value-type="float">
            <text:p>300,814</text:p>
          </table:table-cell>
          <table:table-cell office:value-type="float" office:value="301.073" calcext:value-type="float">
            <text:p>301,073</text:p>
          </table:table-cell>
          <table:table-cell office:value-type="float" office:value="301.322" calcext:value-type="float">
            <text:p>301,322</text:p>
          </table:table-cell>
          <table:table-cell office:value-type="float" office:value="301.559" calcext:value-type="float">
            <text:p>301,559</text:p>
          </table:table-cell>
          <table:table-cell office:value-type="float" office:value="301.783" calcext:value-type="float">
            <text:p>301,783</text:p>
          </table:table-cell>
          <table:table-cell office:value-type="float" office:value="301.991" calcext:value-type="float">
            <text:p>301,991</text:p>
          </table:table-cell>
          <table:table-cell office:value-type="float" office:value="302.181" calcext:value-type="float">
            <text:p>302,181</text:p>
          </table:table-cell>
          <table:table-cell office:value-type="float" office:value="302.354" calcext:value-type="float">
            <text:p>302,354</text:p>
          </table:table-cell>
          <table:table-cell office:value-type="float" office:value="302.508" calcext:value-type="float">
            <text:p>302,508</text:p>
          </table:table-cell>
          <table:table-cell office:value-type="float" office:value="302.642" calcext:value-type="float">
            <text:p>302,642</text:p>
          </table:table-cell>
          <table:table-cell office:value-type="float" office:value="302.756" calcext:value-type="float">
            <text:p>302,756</text:p>
          </table:table-cell>
          <table:table-cell office:value-type="float" office:value="302.85" calcext:value-type="float">
            <text:p>302,85</text:p>
          </table:table-cell>
          <table:table-cell office:value-type="float" office:value="302.924" calcext:value-type="float">
            <text:p>302,924</text:p>
          </table:table-cell>
          <table:table-cell office:value-type="float" office:value="302.978" calcext:value-type="float">
            <text:p>302,978</text:p>
          </table:table-cell>
          <table:table-cell office:value-type="float" office:value="303.012" calcext:value-type="float">
            <text:p>303,012</text:p>
          </table:table-cell>
          <table:table-cell office:value-type="float" office:value="303.026" calcext:value-type="float">
            <text:p>303,026</text:p>
          </table:table-cell>
          <table:table-cell office:value-type="float" office:value="303.021" calcext:value-type="float">
            <text:p>303,021</text:p>
          </table:table-cell>
          <table:table-cell office:value-type="float" office:value="302.997" calcext:value-type="float">
            <text:p>302,997</text:p>
          </table:table-cell>
          <table:table-cell office:value-type="float" office:value="302.955" calcext:value-type="float">
            <text:p>302,955</text:p>
          </table:table-cell>
          <table:table-cell office:value-type="float" office:value="302.896" calcext:value-type="float">
            <text:p>302,896</text:p>
          </table:table-cell>
          <table:table-cell office:value-type="float" office:value="302.82" calcext:value-type="float">
            <text:p>302,82</text:p>
          </table:table-cell>
          <table:table-cell office:value-type="float" office:value="302.728" calcext:value-type="float">
            <text:p>302,728</text:p>
          </table:table-cell>
          <table:table-cell office:value-type="float" office:value="302.62" calcext:value-type="float">
            <text:p>302,62</text:p>
          </table:table-cell>
          <table:table-cell office:value-type="float" office:value="302.498" calcext:value-type="float">
            <text:p>302,498</text:p>
          </table:table-cell>
          <table:table-cell office:value-type="float" office:value="302.362" calcext:value-type="float">
            <text:p>302,362</text:p>
          </table:table-cell>
          <table:table-cell office:value-type="float" office:value="302.214" calcext:value-type="float">
            <text:p>302,214</text:p>
          </table:table-cell>
          <table:table-cell office:value-type="float" office:value="302.053" calcext:value-type="float">
            <text:p>302,053</text:p>
          </table:table-cell>
          <table:table-cell office:value-type="float" office:value="301.881" calcext:value-type="float">
            <text:p>301,881</text:p>
          </table:table-cell>
          <table:table-cell office:value-type="float" office:value="301.699" calcext:value-type="float">
            <text:p>301,699</text:p>
          </table:table-cell>
          <table:table-cell office:value-type="float" office:value="301.507" calcext:value-type="float">
            <text:p>301,507</text:p>
          </table:table-cell>
          <table:table-cell office:value-type="float" office:value="301.307" calcext:value-type="float">
            <text:p>301,307</text:p>
          </table:table-cell>
          <table:table-cell office:value-type="float" office:value="301.101" calcext:value-type="float">
            <text:p>301,101</text:p>
          </table:table-cell>
          <table:table-cell office:value-type="float" office:value="300.888" calcext:value-type="float">
            <text:p>300,888</text:p>
          </table:table-cell>
          <table:table-cell office:value-type="float" office:value="300.67" calcext:value-type="float">
            <text:p>300,67</text:p>
          </table:table-cell>
          <table:table-cell office:value-type="float" office:value="300.449" calcext:value-type="float">
            <text:p>300,449</text:p>
          </table:table-cell>
          <table:table-cell office:value-type="float" office:value="300.225" calcext:value-type="float">
            <text:p>300,22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308" calcext:value-type="float">
            <text:p>300,308</text:p>
          </table:table-cell>
          <table:table-cell office:value-type="float" office:value="300.613" calcext:value-type="float">
            <text:p>300,613</text:p>
          </table:table-cell>
          <table:table-cell office:value-type="float" office:value="300.912" calcext:value-type="float">
            <text:p>300,912</text:p>
          </table:table-cell>
          <table:table-cell office:value-type="float" office:value="301.202" calcext:value-type="float">
            <text:p>301,202</text:p>
          </table:table-cell>
          <table:table-cell office:value-type="float" office:value="301.481" calcext:value-type="float">
            <text:p>301,481</text:p>
          </table:table-cell>
          <table:table-cell office:value-type="float" office:value="301.745" calcext:value-type="float">
            <text:p>301,745</text:p>
          </table:table-cell>
          <table:table-cell office:value-type="float" office:value="301.994" calcext:value-type="float">
            <text:p>301,994</text:p>
          </table:table-cell>
          <table:table-cell office:value-type="float" office:value="302.225" calcext:value-type="float">
            <text:p>302,225</text:p>
          </table:table-cell>
          <table:table-cell office:value-type="float" office:value="302.436" calcext:value-type="float">
            <text:p>302,436</text:p>
          </table:table-cell>
          <table:table-cell office:value-type="float" office:value="302.627" calcext:value-type="float">
            <text:p>302,627</text:p>
          </table:table-cell>
          <table:table-cell office:value-type="float" office:value="302.796" calcext:value-type="float">
            <text:p>302,796</text:p>
          </table:table-cell>
          <table:table-cell office:value-type="float" office:value="302.943" calcext:value-type="float">
            <text:p>302,943</text:p>
          </table:table-cell>
          <table:table-cell office:value-type="float" office:value="303.067" calcext:value-type="float">
            <text:p>303,067</text:p>
          </table:table-cell>
          <table:table-cell office:value-type="float" office:value="303.169" calcext:value-type="float">
            <text:p>303,169</text:p>
          </table:table-cell>
          <table:table-cell office:value-type="float" office:value="303.249" calcext:value-type="float">
            <text:p>303,249</text:p>
          </table:table-cell>
          <table:table-cell office:value-type="float" office:value="303.306" calcext:value-type="float">
            <text:p>303,306</text:p>
          </table:table-cell>
          <table:table-cell office:value-type="float" office:value="303.34" calcext:value-type="float">
            <text:p>303,34</text:p>
          </table:table-cell>
          <table:table-cell office:value-type="float" office:value="303.354" calcext:value-type="float">
            <text:p>303,354</text:p>
          </table:table-cell>
          <table:table-cell office:value-type="float" office:value="303.346" calcext:value-type="float">
            <text:p>303,346</text:p>
          </table:table-cell>
          <table:table-cell office:value-type="float" office:value="303.317" calcext:value-type="float">
            <text:p>303,317</text:p>
          </table:table-cell>
          <table:table-cell office:value-type="float" office:value="303.269" calcext:value-type="float">
            <text:p>303,269</text:p>
          </table:table-cell>
          <table:table-cell office:value-type="float" office:value="303.202" calcext:value-type="float">
            <text:p>303,202</text:p>
          </table:table-cell>
          <table:table-cell office:value-type="float" office:value="303.116" calcext:value-type="float">
            <text:p>303,116</text:p>
          </table:table-cell>
          <table:table-cell office:value-type="float" office:value="303.013" calcext:value-type="float">
            <text:p>303,013</text:p>
          </table:table-cell>
          <table:table-cell office:value-type="float" office:value="302.894" calcext:value-type="float">
            <text:p>302,894</text:p>
          </table:table-cell>
          <table:table-cell office:value-type="float" office:value="302.758" calcext:value-type="float">
            <text:p>302,758</text:p>
          </table:table-cell>
          <table:table-cell office:value-type="float" office:value="302.607" calcext:value-type="float">
            <text:p>302,607</text:p>
          </table:table-cell>
          <table:table-cell office:value-type="float" office:value="302.443" calcext:value-type="float">
            <text:p>302,443</text:p>
          </table:table-cell>
          <table:table-cell office:value-type="float" office:value="302.265" calcext:value-type="float">
            <text:p>302,265</text:p>
          </table:table-cell>
          <table:table-cell office:value-type="float" office:value="302.075" calcext:value-type="float">
            <text:p>302,075</text:p>
          </table:table-cell>
          <table:table-cell office:value-type="float" office:value="301.874" calcext:value-type="float">
            <text:p>301,874</text:p>
          </table:table-cell>
          <table:table-cell office:value-type="float" office:value="301.662" calcext:value-type="float">
            <text:p>301,662</text:p>
          </table:table-cell>
          <table:table-cell office:value-type="float" office:value="301.442" calcext:value-type="float">
            <text:p>301,442</text:p>
          </table:table-cell>
          <table:table-cell office:value-type="float" office:value="301.214" calcext:value-type="float">
            <text:p>301,214</text:p>
          </table:table-cell>
          <table:table-cell office:value-type="float" office:value="300.979" calcext:value-type="float">
            <text:p>300,979</text:p>
          </table:table-cell>
          <table:table-cell office:value-type="float" office:value="300.739" calcext:value-type="float">
            <text:p>300,739</text:p>
          </table:table-cell>
          <table:table-cell office:value-type="float" office:value="300.495" calcext:value-type="float">
            <text:p>300,495</text:p>
          </table:table-cell>
          <table:table-cell office:value-type="float" office:value="300.248" calcext:value-type="float">
            <text:p>300,24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346" calcext:value-type="float">
            <text:p>300,346</text:p>
          </table:table-cell>
          <table:table-cell office:value-type="float" office:value="300.689" calcext:value-type="float">
            <text:p>300,689</text:p>
          </table:table-cell>
          <table:table-cell office:value-type="float" office:value="301.025" calcext:value-type="float">
            <text:p>301,025</text:p>
          </table:table-cell>
          <table:table-cell office:value-type="float" office:value="301.35" calcext:value-type="float">
            <text:p>301,35</text:p>
          </table:table-cell>
          <table:table-cell office:value-type="float" office:value="301.662" calcext:value-type="float">
            <text:p>301,662</text:p>
          </table:table-cell>
          <table:table-cell office:value-type="float" office:value="301.957" calcext:value-type="float">
            <text:p>301,957</text:p>
          </table:table-cell>
          <table:table-cell office:value-type="float" office:value="302.234" calcext:value-type="float">
            <text:p>302,234</text:p>
          </table:table-cell>
          <table:table-cell office:value-type="float" office:value="302.49" calcext:value-type="float">
            <text:p>302,49</text:p>
          </table:table-cell>
          <table:table-cell office:value-type="float" office:value="302.724" calcext:value-type="float">
            <text:p>302,724</text:p>
          </table:table-cell>
          <table:table-cell office:value-type="float" office:value="302.935" calcext:value-type="float">
            <text:p>302,935</text:p>
          </table:table-cell>
          <table:table-cell office:value-type="float" office:value="303.121" calcext:value-type="float">
            <text:p>303,121</text:p>
          </table:table-cell>
          <table:table-cell office:value-type="float" office:value="303.282" calcext:value-type="float">
            <text:p>303,282</text:p>
          </table:table-cell>
          <table:table-cell office:value-type="float" office:value="303.417" calcext:value-type="float">
            <text:p>303,417</text:p>
          </table:table-cell>
          <table:table-cell office:value-type="float" office:value="303.527" calcext:value-type="float">
            <text:p>303,527</text:p>
          </table:table-cell>
          <table:table-cell office:value-type="float" office:value="303.612" calcext:value-type="float">
            <text:p>303,612</text:p>
          </table:table-cell>
          <table:table-cell office:value-type="float" office:value="303.672" calcext:value-type="float">
            <text:p>303,672</text:p>
          </table:table-cell>
          <table:table-cell office:value-type="float" office:value="303.708" calcext:value-type="float">
            <text:p>303,708</text:p>
          </table:table-cell>
          <table:table-cell office:value-type="float" office:value="303.72" calcext:value-type="float">
            <text:p>303,72</text:p>
          </table:table-cell>
          <table:table-cell office:value-type="float" office:value="303.708" calcext:value-type="float">
            <text:p>303,708</text:p>
          </table:table-cell>
          <table:table-cell office:value-type="float" office:value="303.674" calcext:value-type="float">
            <text:p>303,674</text:p>
          </table:table-cell>
          <table:table-cell office:value-type="float" office:value="303.619" calcext:value-type="float">
            <text:p>303,619</text:p>
          </table:table-cell>
          <table:table-cell office:value-type="float" office:value="303.542" calcext:value-type="float">
            <text:p>303,542</text:p>
          </table:table-cell>
          <table:table-cell office:value-type="float" office:value="303.446" calcext:value-type="float">
            <text:p>303,446</text:p>
          </table:table-cell>
          <table:table-cell office:value-type="float" office:value="303.331" calcext:value-type="float">
            <text:p>303,331</text:p>
          </table:table-cell>
          <table:table-cell office:value-type="float" office:value="303.197" calcext:value-type="float">
            <text:p>303,197</text:p>
          </table:table-cell>
          <table:table-cell office:value-type="float" office:value="303.046" calcext:value-type="float">
            <text:p>303,046</text:p>
          </table:table-cell>
          <table:table-cell office:value-type="float" office:value="302.879" calcext:value-type="float">
            <text:p>302,879</text:p>
          </table:table-cell>
          <table:table-cell office:value-type="float" office:value="302.697" calcext:value-type="float">
            <text:p>302,697</text:p>
          </table:table-cell>
          <table:table-cell office:value-type="float" office:value="302.5" calcext:value-type="float">
            <text:p>302,5</text:p>
          </table:table-cell>
          <table:table-cell office:value-type="float" office:value="302.29" calcext:value-type="float">
            <text:p>302,29</text:p>
          </table:table-cell>
          <table:table-cell office:value-type="float" office:value="302.068" calcext:value-type="float">
            <text:p>302,068</text:p>
          </table:table-cell>
          <table:table-cell office:value-type="float" office:value="301.835" calcext:value-type="float">
            <text:p>301,835</text:p>
          </table:table-cell>
          <table:table-cell office:value-type="float" office:value="301.592" calcext:value-type="float">
            <text:p>301,592</text:p>
          </table:table-cell>
          <table:table-cell office:value-type="float" office:value="301.34" calcext:value-type="float">
            <text:p>301,34</text:p>
          </table:table-cell>
          <table:table-cell office:value-type="float" office:value="301.081" calcext:value-type="float">
            <text:p>301,081</text:p>
          </table:table-cell>
          <table:table-cell office:value-type="float" office:value="300.816" calcext:value-type="float">
            <text:p>300,816</text:p>
          </table:table-cell>
          <table:table-cell office:value-type="float" office:value="300.547" calcext:value-type="float">
            <text:p>300,547</text:p>
          </table:table-cell>
          <table:table-cell office:value-type="float" office:value="300.274" calcext:value-type="float">
            <text:p>300,27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39" calcext:value-type="float">
            <text:p>300,39</text:p>
          </table:table-cell>
          <table:table-cell office:value-type="float" office:value="300.776" calcext:value-type="float">
            <text:p>300,776</text:p>
          </table:table-cell>
          <table:table-cell office:value-type="float" office:value="301.154" calcext:value-type="float">
            <text:p>301,154</text:p>
          </table:table-cell>
          <table:table-cell office:value-type="float" office:value="301.519" calcext:value-type="float">
            <text:p>301,519</text:p>
          </table:table-cell>
          <table:table-cell office:value-type="float" office:value="301.869" calcext:value-type="float">
            <text:p>301,869</text:p>
          </table:table-cell>
          <table:table-cell office:value-type="float" office:value="302.199" calcext:value-type="float">
            <text:p>302,199</text:p>
          </table:table-cell>
          <table:table-cell office:value-type="float" office:value="302.508" calcext:value-type="float">
            <text:p>302,508</text:p>
          </table:table-cell>
          <table:table-cell office:value-type="float" office:value="302.793" calcext:value-type="float">
            <text:p>302,793</text:p>
          </table:table-cell>
          <table:table-cell office:value-type="float" office:value="303.052" calcext:value-type="float">
            <text:p>303,052</text:p>
          </table:table-cell>
          <table:table-cell office:value-type="float" office:value="303.284" calcext:value-type="float">
            <text:p>303,284</text:p>
          </table:table-cell>
          <table:table-cell office:value-type="float" office:value="303.488" calcext:value-type="float">
            <text:p>303,488</text:p>
          </table:table-cell>
          <table:table-cell office:value-type="float" office:value="303.664" calcext:value-type="float">
            <text:p>303,664</text:p>
          </table:table-cell>
          <table:table-cell office:value-type="float" office:value="303.812" calcext:value-type="float">
            <text:p>303,812</text:p>
          </table:table-cell>
          <table:table-cell office:value-type="float" office:value="303.93" calcext:value-type="float">
            <text:p>303,93</text:p>
          </table:table-cell>
          <table:table-cell office:value-type="float" office:value="304.021" calcext:value-type="float">
            <text:p>304,021</text:p>
          </table:table-cell>
          <table:table-cell office:value-type="float" office:value="304.084" calcext:value-type="float">
            <text:p>304,084</text:p>
          </table:table-cell>
          <table:table-cell office:value-type="float" office:value="304.119" calcext:value-type="float">
            <text:p>304,119</text:p>
          </table:table-cell>
          <table:table-cell office:value-type="float" office:value="304.129" calcext:value-type="float">
            <text:p>304,129</text:p>
          </table:table-cell>
          <table:table-cell office:value-type="float" office:value="304.113" calcext:value-type="float">
            <text:p>304,113</text:p>
          </table:table-cell>
          <table:table-cell office:value-type="float" office:value="304.072" calcext:value-type="float">
            <text:p>304,072</text:p>
          </table:table-cell>
          <table:table-cell office:value-type="float" office:value="304.008" calcext:value-type="float">
            <text:p>304,008</text:p>
          </table:table-cell>
          <table:table-cell office:value-type="float" office:value="303.921" calcext:value-type="float">
            <text:p>303,921</text:p>
          </table:table-cell>
          <table:table-cell office:value-type="float" office:value="303.813" calcext:value-type="float">
            <text:p>303,813</text:p>
          </table:table-cell>
          <table:table-cell office:value-type="float" office:value="303.683" calcext:value-type="float">
            <text:p>303,683</text:p>
          </table:table-cell>
          <table:table-cell office:value-type="float" office:value="303.534" calcext:value-type="float">
            <text:p>303,534</text:p>
          </table:table-cell>
          <table:table-cell office:value-type="float" office:value="303.367" calcext:value-type="float">
            <text:p>303,367</text:p>
          </table:table-cell>
          <table:table-cell office:value-type="float" office:value="303.181" calcext:value-type="float">
            <text:p>303,181</text:p>
          </table:table-cell>
          <table:table-cell office:value-type="float" office:value="302.979" calcext:value-type="float">
            <text:p>302,979</text:p>
          </table:table-cell>
          <table:table-cell office:value-type="float" office:value="302.762" calcext:value-type="float">
            <text:p>302,762</text:p>
          </table:table-cell>
          <table:table-cell office:value-type="float" office:value="302.53" calcext:value-type="float">
            <text:p>302,53</text:p>
          </table:table-cell>
          <table:table-cell office:value-type="float" office:value="302.284" calcext:value-type="float">
            <text:p>302,284</text:p>
          </table:table-cell>
          <table:table-cell office:value-type="float" office:value="302.027" calcext:value-type="float">
            <text:p>302,027</text:p>
          </table:table-cell>
          <table:table-cell office:value-type="float" office:value="301.758" calcext:value-type="float">
            <text:p>301,758</text:p>
          </table:table-cell>
          <table:table-cell office:value-type="float" office:value="301.48" calcext:value-type="float">
            <text:p>301,48</text:p>
          </table:table-cell>
          <table:table-cell office:value-type="float" office:value="301.194" calcext:value-type="float">
            <text:p>301,194</text:p>
          </table:table-cell>
          <table:table-cell office:value-type="float" office:value="300.901" calcext:value-type="float">
            <text:p>300,901</text:p>
          </table:table-cell>
          <table:table-cell office:value-type="float" office:value="300.604" calcext:value-type="float">
            <text:p>300,604</text:p>
          </table:table-cell>
          <table:table-cell office:value-type="float" office:value="300.303" calcext:value-type="float">
            <text:p>300,30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441" calcext:value-type="float">
            <text:p>300,441</text:p>
          </table:table-cell>
          <table:table-cell office:value-type="float" office:value="300.877" calcext:value-type="float">
            <text:p>300,877</text:p>
          </table:table-cell>
          <table:table-cell office:value-type="float" office:value="301.303" calcext:value-type="float">
            <text:p>301,303</text:p>
          </table:table-cell>
          <table:table-cell office:value-type="float" office:value="301.714" calcext:value-type="float">
            <text:p>301,714</text:p>
          </table:table-cell>
          <table:table-cell office:value-type="float" office:value="302.107" calcext:value-type="float">
            <text:p>302,107</text:p>
          </table:table-cell>
          <table:table-cell office:value-type="float" office:value="302.477" calcext:value-type="float">
            <text:p>302,477</text:p>
          </table:table-cell>
          <table:table-cell office:value-type="float" office:value="302.822" calcext:value-type="float">
            <text:p>302,822</text:p>
          </table:table-cell>
          <table:table-cell office:value-type="float" office:value="303.138" calcext:value-type="float">
            <text:p>303,138</text:p>
          </table:table-cell>
          <table:table-cell office:value-type="float" office:value="303.426" calcext:value-type="float">
            <text:p>303,426</text:p>
          </table:table-cell>
          <table:table-cell office:value-type="float" office:value="303.682" calcext:value-type="float">
            <text:p>303,682</text:p>
          </table:table-cell>
          <table:table-cell office:value-type="float" office:value="303.906" calcext:value-type="float">
            <text:p>303,906</text:p>
          </table:table-cell>
          <table:table-cell office:value-type="float" office:value="304.098" calcext:value-type="float">
            <text:p>304,098</text:p>
          </table:table-cell>
          <table:table-cell office:value-type="float" office:value="304.257" calcext:value-type="float">
            <text:p>304,257</text:p>
          </table:table-cell>
          <table:table-cell office:value-type="float" office:value="304.384" calcext:value-type="float">
            <text:p>304,384</text:p>
          </table:table-cell>
          <table:table-cell office:value-type="float" office:value="304.48" calcext:value-type="float">
            <text:p>304,48</text:p>
          </table:table-cell>
          <table:table-cell office:value-type="float" office:value="304.545" calcext:value-type="float">
            <text:p>304,545</text:p>
          </table:table-cell>
          <table:table-cell office:value-type="float" office:value="304.58" calcext:value-type="float">
            <text:p>304,58</text:p>
          </table:table-cell>
          <table:table-cell office:value-type="float" office:value="304.587" calcext:value-type="float">
            <text:p>304,587</text:p>
          </table:table-cell>
          <table:table-cell office:value-type="float" office:value="304.565" calcext:value-type="float">
            <text:p>304,565</text:p>
          </table:table-cell>
          <table:table-cell office:value-type="float" office:value="304.516" calcext:value-type="float">
            <text:p>304,516</text:p>
          </table:table-cell>
          <table:table-cell office:value-type="float" office:value="304.442" calcext:value-type="float">
            <text:p>304,442</text:p>
          </table:table-cell>
          <table:table-cell office:value-type="float" office:value="304.343" calcext:value-type="float">
            <text:p>304,343</text:p>
          </table:table-cell>
          <table:table-cell office:value-type="float" office:value="304.221" calcext:value-type="float">
            <text:p>304,221</text:p>
          </table:table-cell>
          <table:table-cell office:value-type="float" office:value="304.076" calcext:value-type="float">
            <text:p>304,076</text:p>
          </table:table-cell>
          <table:table-cell office:value-type="float" office:value="303.909" calcext:value-type="float">
            <text:p>303,909</text:p>
          </table:table-cell>
          <table:table-cell office:value-type="float" office:value="303.723" calcext:value-type="float">
            <text:p>303,723</text:p>
          </table:table-cell>
          <table:table-cell office:value-type="float" office:value="303.517" calcext:value-type="float">
            <text:p>303,517</text:p>
          </table:table-cell>
          <table:table-cell office:value-type="float" office:value="303.293" calcext:value-type="float">
            <text:p>303,293</text:p>
          </table:table-cell>
          <table:table-cell office:value-type="float" office:value="303.053" calcext:value-type="float">
            <text:p>303,053</text:p>
          </table:table-cell>
          <table:table-cell office:value-type="float" office:value="302.796" calcext:value-type="float">
            <text:p>302,796</text:p>
          </table:table-cell>
          <table:table-cell office:value-type="float" office:value="302.525" calcext:value-type="float">
            <text:p>302,525</text:p>
          </table:table-cell>
          <table:table-cell office:value-type="float" office:value="302.24" calcext:value-type="float">
            <text:p>302,24</text:p>
          </table:table-cell>
          <table:table-cell office:value-type="float" office:value="301.943" calcext:value-type="float">
            <text:p>301,943</text:p>
          </table:table-cell>
          <table:table-cell office:value-type="float" office:value="301.636" calcext:value-type="float">
            <text:p>301,636</text:p>
          </table:table-cell>
          <table:table-cell office:value-type="float" office:value="301.32" calcext:value-type="float">
            <text:p>301,32</text:p>
          </table:table-cell>
          <table:table-cell office:value-type="float" office:value="300.997" calcext:value-type="float">
            <text:p>300,997</text:p>
          </table:table-cell>
          <table:table-cell office:value-type="float" office:value="300.668" calcext:value-type="float">
            <text:p>300,668</text:p>
          </table:table-cell>
          <table:table-cell office:value-type="float" office:value="300.335" calcext:value-type="float">
            <text:p>300,33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5" calcext:value-type="float">
            <text:p>300,5</text:p>
          </table:table-cell>
          <table:table-cell office:value-type="float" office:value="300.994" calcext:value-type="float">
            <text:p>300,994</text:p>
          </table:table-cell>
          <table:table-cell office:value-type="float" office:value="301.475" calcext:value-type="float">
            <text:p>301,475</text:p>
          </table:table-cell>
          <table:table-cell office:value-type="float" office:value="301.939" calcext:value-type="float">
            <text:p>301,939</text:p>
          </table:table-cell>
          <table:table-cell office:value-type="float" office:value="302.381" calcext:value-type="float">
            <text:p>302,381</text:p>
          </table:table-cell>
          <table:table-cell office:value-type="float" office:value="302.797" calcext:value-type="float">
            <text:p>302,797</text:p>
          </table:table-cell>
          <table:table-cell office:value-type="float" office:value="303.182" calcext:value-type="float">
            <text:p>303,182</text:p>
          </table:table-cell>
          <table:table-cell office:value-type="float" office:value="303.535" calcext:value-type="float">
            <text:p>303,535</text:p>
          </table:table-cell>
          <table:table-cell office:value-type="float" office:value="303.853" calcext:value-type="float">
            <text:p>303,853</text:p>
          </table:table-cell>
          <table:table-cell office:value-type="float" office:value="304.135" calcext:value-type="float">
            <text:p>304,135</text:p>
          </table:table-cell>
          <table:table-cell office:value-type="float" office:value="304.38" calcext:value-type="float">
            <text:p>304,38</text:p>
          </table:table-cell>
          <table:table-cell office:value-type="float" office:value="304.589" calcext:value-type="float">
            <text:p>304,589</text:p>
          </table:table-cell>
          <table:table-cell office:value-type="float" office:value="304.761" calcext:value-type="float">
            <text:p>304,761</text:p>
          </table:table-cell>
          <table:table-cell office:value-type="float" office:value="304.897" calcext:value-type="float">
            <text:p>304,897</text:p>
          </table:table-cell>
          <table:table-cell office:value-type="float" office:value="304.998" calcext:value-type="float">
            <text:p>304,998</text:p>
          </table:table-cell>
          <table:table-cell office:value-type="float" office:value="305.065" calcext:value-type="float">
            <text:p>305,065</text:p>
          </table:table-cell>
          <table:table-cell office:value-type="float" office:value="305.098" calcext:value-type="float">
            <text:p>305,098</text:p>
          </table:table-cell>
          <table:table-cell office:value-type="float" office:value="305.1" calcext:value-type="float">
            <text:p>305,1</text:p>
          </table:table-cell>
          <table:table-cell office:value-type="float" office:value="305.071" calcext:value-type="float">
            <text:p>305,071</text:p>
          </table:table-cell>
          <table:table-cell office:value-type="float" office:value="305.013" calcext:value-type="float">
            <text:p>305,013</text:p>
          </table:table-cell>
          <table:table-cell office:value-type="float" office:value="304.927" calcext:value-type="float">
            <text:p>304,927</text:p>
          </table:table-cell>
          <table:table-cell office:value-type="float" office:value="304.814" calcext:value-type="float">
            <text:p>304,814</text:p>
          </table:table-cell>
          <table:table-cell office:value-type="float" office:value="304.676" calcext:value-type="float">
            <text:p>304,676</text:p>
          </table:table-cell>
          <table:table-cell office:value-type="float" office:value="304.513" calcext:value-type="float">
            <text:p>304,513</text:p>
          </table:table-cell>
          <table:table-cell office:value-type="float" office:value="304.327" calcext:value-type="float">
            <text:p>304,327</text:p>
          </table:table-cell>
          <table:table-cell office:value-type="float" office:value="304.12" calcext:value-type="float">
            <text:p>304,12</text:p>
          </table:table-cell>
          <table:table-cell office:value-type="float" office:value="303.891" calcext:value-type="float">
            <text:p>303,891</text:p>
          </table:table-cell>
          <table:table-cell office:value-type="float" office:value="303.643" calcext:value-type="float">
            <text:p>303,643</text:p>
          </table:table-cell>
          <table:table-cell office:value-type="float" office:value="303.377" calcext:value-type="float">
            <text:p>303,377</text:p>
          </table:table-cell>
          <table:table-cell office:value-type="float" office:value="303.093" calcext:value-type="float">
            <text:p>303,093</text:p>
          </table:table-cell>
          <table:table-cell office:value-type="float" office:value="302.793" calcext:value-type="float">
            <text:p>302,793</text:p>
          </table:table-cell>
          <table:table-cell office:value-type="float" office:value="302.478" calcext:value-type="float">
            <text:p>302,478</text:p>
          </table:table-cell>
          <table:table-cell office:value-type="float" office:value="302.151" calcext:value-type="float">
            <text:p>302,151</text:p>
          </table:table-cell>
          <table:table-cell office:value-type="float" office:value="301.811" calcext:value-type="float">
            <text:p>301,811</text:p>
          </table:table-cell>
          <table:table-cell office:value-type="float" office:value="301.461" calcext:value-type="float">
            <text:p>301,461</text:p>
          </table:table-cell>
          <table:table-cell office:value-type="float" office:value="301.103" calcext:value-type="float">
            <text:p>301,103</text:p>
          </table:table-cell>
          <table:table-cell office:value-type="float" office:value="300.739" calcext:value-type="float">
            <text:p>300,739</text:p>
          </table:table-cell>
          <table:table-cell office:value-type="float" office:value="300.371" calcext:value-type="float">
            <text:p>300,37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569" calcext:value-type="float">
            <text:p>300,569</text:p>
          </table:table-cell>
          <table:table-cell office:value-type="float" office:value="301.13" calcext:value-type="float">
            <text:p>301,13</text:p>
          </table:table-cell>
          <table:table-cell office:value-type="float" office:value="301.676" calcext:value-type="float">
            <text:p>301,676</text:p>
          </table:table-cell>
          <table:table-cell office:value-type="float" office:value="302.202" calcext:value-type="float">
            <text:p>302,202</text:p>
          </table:table-cell>
          <table:table-cell office:value-type="float" office:value="302.7" calcext:value-type="float">
            <text:p>302,7</text:p>
          </table:table-cell>
          <table:table-cell office:value-type="float" office:value="303.167" calcext:value-type="float">
            <text:p>303,167</text:p>
          </table:table-cell>
          <table:table-cell office:value-type="float" office:value="303.598" calcext:value-type="float">
            <text:p>303,598</text:p>
          </table:table-cell>
          <table:table-cell office:value-type="float" office:value="303.991" calcext:value-type="float">
            <text:p>303,991</text:p>
          </table:table-cell>
          <table:table-cell office:value-type="float" office:value="304.343" calcext:value-type="float">
            <text:p>304,343</text:p>
          </table:table-cell>
          <table:table-cell office:value-type="float" office:value="304.654" calcext:value-type="float">
            <text:p>304,654</text:p>
          </table:table-cell>
          <table:table-cell office:value-type="float" office:value="304.922" calcext:value-type="float">
            <text:p>304,922</text:p>
          </table:table-cell>
          <table:table-cell office:value-type="float" office:value="305.149" calcext:value-type="float">
            <text:p>305,149</text:p>
          </table:table-cell>
          <table:table-cell office:value-type="float" office:value="305.334" calcext:value-type="float">
            <text:p>305,334</text:p>
          </table:table-cell>
          <table:table-cell office:value-type="float" office:value="305.478" calcext:value-type="float">
            <text:p>305,478</text:p>
          </table:table-cell>
          <table:table-cell office:value-type="float" office:value="305.583" calcext:value-type="float">
            <text:p>305,583</text:p>
          </table:table-cell>
          <table:table-cell office:value-type="float" office:value="305.65" calcext:value-type="float">
            <text:p>305,65</text:p>
          </table:table-cell>
          <table:table-cell office:value-type="float" office:value="305.681" calcext:value-type="float">
            <text:p>305,681</text:p>
          </table:table-cell>
          <table:table-cell office:value-type="float" office:value="305.677" calcext:value-type="float">
            <text:p>305,677</text:p>
          </table:table-cell>
          <table:table-cell office:value-type="float" office:value="305.639" calcext:value-type="float">
            <text:p>305,639</text:p>
          </table:table-cell>
          <table:table-cell office:value-type="float" office:value="305.569" calcext:value-type="float">
            <text:p>305,569</text:p>
          </table:table-cell>
          <table:table-cell office:value-type="float" office:value="305.469" calcext:value-type="float">
            <text:p>305,469</text:p>
          </table:table-cell>
          <table:table-cell office:value-type="float" office:value="305.34" calcext:value-type="float">
            <text:p>305,34</text:p>
          </table:table-cell>
          <table:table-cell office:value-type="float" office:value="305.184" calcext:value-type="float">
            <text:p>305,184</text:p>
          </table:table-cell>
          <table:table-cell office:value-type="float" office:value="305.001" calcext:value-type="float">
            <text:p>305,001</text:p>
          </table:table-cell>
          <table:table-cell office:value-type="float" office:value="304.794" calcext:value-type="float">
            <text:p>304,794</text:p>
          </table:table-cell>
          <table:table-cell office:value-type="float" office:value="304.563" calcext:value-type="float">
            <text:p>304,563</text:p>
          </table:table-cell>
          <table:table-cell office:value-type="float" office:value="304.309" calcext:value-type="float">
            <text:p>304,309</text:p>
          </table:table-cell>
          <table:table-cell office:value-type="float" office:value="304.034" calcext:value-type="float">
            <text:p>304,034</text:p>
          </table:table-cell>
          <table:table-cell office:value-type="float" office:value="303.739" calcext:value-type="float">
            <text:p>303,739</text:p>
          </table:table-cell>
          <table:table-cell office:value-type="float" office:value="303.425" calcext:value-type="float">
            <text:p>303,425</text:p>
          </table:table-cell>
          <table:table-cell office:value-type="float" office:value="303.093" calcext:value-type="float">
            <text:p>303,093</text:p>
          </table:table-cell>
          <table:table-cell office:value-type="float" office:value="302.745" calcext:value-type="float">
            <text:p>302,745</text:p>
          </table:table-cell>
          <table:table-cell office:value-type="float" office:value="302.383" calcext:value-type="float">
            <text:p>302,383</text:p>
          </table:table-cell>
          <table:table-cell office:value-type="float" office:value="302.007" calcext:value-type="float">
            <text:p>302,007</text:p>
          </table:table-cell>
          <table:table-cell office:value-type="float" office:value="301.62" calcext:value-type="float">
            <text:p>301,62</text:p>
          </table:table-cell>
          <table:table-cell office:value-type="float" office:value="301.223" calcext:value-type="float">
            <text:p>301,223</text:p>
          </table:table-cell>
          <table:table-cell office:value-type="float" office:value="300.819" calcext:value-type="float">
            <text:p>300,819</text:p>
          </table:table-cell>
          <table:table-cell office:value-type="float" office:value="300.411" calcext:value-type="float">
            <text:p>300,41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65" calcext:value-type="float">
            <text:p>300,65</text:p>
          </table:table-cell>
          <table:table-cell office:value-type="float" office:value="301.29" calcext:value-type="float">
            <text:p>301,29</text:p>
          </table:table-cell>
          <table:table-cell office:value-type="float" office:value="301.912" calcext:value-type="float">
            <text:p>301,912</text:p>
          </table:table-cell>
          <table:table-cell office:value-type="float" office:value="302.509" calcext:value-type="float">
            <text:p>302,509</text:p>
          </table:table-cell>
          <table:table-cell office:value-type="float" office:value="303.073" calcext:value-type="float">
            <text:p>303,073</text:p>
          </table:table-cell>
          <table:table-cell office:value-type="float" office:value="303.599" calcext:value-type="float">
            <text:p>303,599</text:p>
          </table:table-cell>
          <table:table-cell office:value-type="float" office:value="304.082" calcext:value-type="float">
            <text:p>304,082</text:p>
          </table:table-cell>
          <table:table-cell office:value-type="float" office:value="304.519" calcext:value-type="float">
            <text:p>304,519</text:p>
          </table:table-cell>
          <table:table-cell office:value-type="float" office:value="304.909" calcext:value-type="float">
            <text:p>304,909</text:p>
          </table:table-cell>
          <table:table-cell office:value-type="float" office:value="305.25" calcext:value-type="float">
            <text:p>305,25</text:p>
          </table:table-cell>
          <table:table-cell office:value-type="float" office:value="305.543" calcext:value-type="float">
            <text:p>305,543</text:p>
          </table:table-cell>
          <table:table-cell office:value-type="float" office:value="305.788" calcext:value-type="float">
            <text:p>305,788</text:p>
          </table:table-cell>
          <table:table-cell office:value-type="float" office:value="305.986" calcext:value-type="float">
            <text:p>305,986</text:p>
          </table:table-cell>
          <table:table-cell office:value-type="float" office:value="306.138" calcext:value-type="float">
            <text:p>306,138</text:p>
          </table:table-cell>
          <table:table-cell office:value-type="float" office:value="306.246" calcext:value-type="float">
            <text:p>306,246</text:p>
          </table:table-cell>
          <table:table-cell office:value-type="float" office:value="306.312" calcext:value-type="float">
            <text:p>306,312</text:p>
          </table:table-cell>
          <table:table-cell office:value-type="float" office:value="306.338" calcext:value-type="float">
            <text:p>306,338</text:p>
          </table:table-cell>
          <table:table-cell office:value-type="float" office:value="306.325" calcext:value-type="float">
            <text:p>306,325</text:p>
          </table:table-cell>
          <table:table-cell office:value-type="float" office:value="306.277" calcext:value-type="float">
            <text:p>306,277</text:p>
          </table:table-cell>
          <table:table-cell office:value-type="float" office:value="306.193" calcext:value-type="float">
            <text:p>306,193</text:p>
          </table:table-cell>
          <table:table-cell office:value-type="float" office:value="306.077" calcext:value-type="float">
            <text:p>306,077</text:p>
          </table:table-cell>
          <table:table-cell office:value-type="float" office:value="305.93" calcext:value-type="float">
            <text:p>305,93</text:p>
          </table:table-cell>
          <table:table-cell office:value-type="float" office:value="305.753" calcext:value-type="float">
            <text:p>305,753</text:p>
          </table:table-cell>
          <table:table-cell office:value-type="float" office:value="305.547" calcext:value-type="float">
            <text:p>305,547</text:p>
          </table:table-cell>
          <table:table-cell office:value-type="float" office:value="305.315" calcext:value-type="float">
            <text:p>305,315</text:p>
          </table:table-cell>
          <table:table-cell office:value-type="float" office:value="305.058" calcext:value-type="float">
            <text:p>305,058</text:p>
          </table:table-cell>
          <table:table-cell office:value-type="float" office:value="304.776" calcext:value-type="float">
            <text:p>304,776</text:p>
          </table:table-cell>
          <table:table-cell office:value-type="float" office:value="304.471" calcext:value-type="float">
            <text:p>304,471</text:p>
          </table:table-cell>
          <table:table-cell office:value-type="float" office:value="304.144" calcext:value-type="float">
            <text:p>304,144</text:p>
          </table:table-cell>
          <table:table-cell office:value-type="float" office:value="303.797" calcext:value-type="float">
            <text:p>303,797</text:p>
          </table:table-cell>
          <table:table-cell office:value-type="float" office:value="303.43" calcext:value-type="float">
            <text:p>303,43</text:p>
          </table:table-cell>
          <table:table-cell office:value-type="float" office:value="303.045" calcext:value-type="float">
            <text:p>303,045</text:p>
          </table:table-cell>
          <table:table-cell office:value-type="float" office:value="302.643" calcext:value-type="float">
            <text:p>302,643</text:p>
          </table:table-cell>
          <table:table-cell office:value-type="float" office:value="302.227" calcext:value-type="float">
            <text:p>302,227</text:p>
          </table:table-cell>
          <table:table-cell office:value-type="float" office:value="301.798" calcext:value-type="float">
            <text:p>301,798</text:p>
          </table:table-cell>
          <table:table-cell office:value-type="float" office:value="301.358" calcext:value-type="float">
            <text:p>301,358</text:p>
          </table:table-cell>
          <table:table-cell office:value-type="float" office:value="300.91" calcext:value-type="float">
            <text:p>300,91</text:p>
          </table:table-cell>
          <table:table-cell office:value-type="float" office:value="300.456" calcext:value-type="float">
            <text:p>300,45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746" calcext:value-type="float">
            <text:p>300,746</text:p>
          </table:table-cell>
          <table:table-cell office:value-type="float" office:value="301.48" calcext:value-type="float">
            <text:p>301,48</text:p>
          </table:table-cell>
          <table:table-cell office:value-type="float" office:value="302.191" calcext:value-type="float">
            <text:p>302,191</text:p>
          </table:table-cell>
          <table:table-cell office:value-type="float" office:value="302.871" calcext:value-type="float">
            <text:p>302,871</text:p>
          </table:table-cell>
          <table:table-cell office:value-type="float" office:value="303.511" calcext:value-type="float">
            <text:p>303,511</text:p>
          </table:table-cell>
          <table:table-cell office:value-type="float" office:value="304.104" calcext:value-type="float">
            <text:p>304,104</text:p>
          </table:table-cell>
          <table:table-cell office:value-type="float" office:value="304.646" calcext:value-type="float">
            <text:p>304,646</text:p>
          </table:table-cell>
          <table:table-cell office:value-type="float" office:value="305.133" calcext:value-type="float">
            <text:p>305,133</text:p>
          </table:table-cell>
          <table:table-cell office:value-type="float" office:value="305.564" calcext:value-type="float">
            <text:p>305,564</text:p>
          </table:table-cell>
          <table:table-cell office:value-type="float" office:value="305.939" calcext:value-type="float">
            <text:p>305,939</text:p>
          </table:table-cell>
          <table:table-cell office:value-type="float" office:value="306.257" calcext:value-type="float">
            <text:p>306,257</text:p>
          </table:table-cell>
          <table:table-cell office:value-type="float" office:value="306.52" calcext:value-type="float">
            <text:p>306,52</text:p>
          </table:table-cell>
          <table:table-cell office:value-type="float" office:value="306.73" calcext:value-type="float">
            <text:p>306,73</text:p>
          </table:table-cell>
          <table:table-cell office:value-type="float" office:value="306.889" calcext:value-type="float">
            <text:p>306,889</text:p>
          </table:table-cell>
          <table:table-cell office:value-type="float" office:value="306.998" calcext:value-type="float">
            <text:p>306,998</text:p>
          </table:table-cell>
          <table:table-cell office:value-type="float" office:value="307.061" calcext:value-type="float">
            <text:p>307,061</text:p>
          </table:table-cell>
          <table:table-cell office:value-type="float" office:value="307.08" calcext:value-type="float">
            <text:p>307,08</text:p>
          </table:table-cell>
          <table:table-cell office:value-type="float" office:value="307.057" calcext:value-type="float">
            <text:p>307,057</text:p>
          </table:table-cell>
          <table:table-cell office:value-type="float" office:value="306.995" calcext:value-type="float">
            <text:p>306,995</text:p>
          </table:table-cell>
          <table:table-cell office:value-type="float" office:value="306.895" calcext:value-type="float">
            <text:p>306,895</text:p>
          </table:table-cell>
          <table:table-cell office:value-type="float" office:value="306.759" calcext:value-type="float">
            <text:p>306,759</text:p>
          </table:table-cell>
          <table:table-cell office:value-type="float" office:value="306.591" calcext:value-type="float">
            <text:p>306,591</text:p>
          </table:table-cell>
          <table:table-cell office:value-type="float" office:value="306.39" calcext:value-type="float">
            <text:p>306,39</text:p>
          </table:table-cell>
          <table:table-cell office:value-type="float" office:value="306.159" calcext:value-type="float">
            <text:p>306,159</text:p>
          </table:table-cell>
          <table:table-cell office:value-type="float" office:value="305.9" calcext:value-type="float">
            <text:p>305,9</text:p>
          </table:table-cell>
          <table:table-cell office:value-type="float" office:value="305.613" calcext:value-type="float">
            <text:p>305,613</text:p>
          </table:table-cell>
          <table:table-cell office:value-type="float" office:value="305.3" calcext:value-type="float">
            <text:p>305,3</text:p>
          </table:table-cell>
          <table:table-cell office:value-type="float" office:value="304.962" calcext:value-type="float">
            <text:p>304,962</text:p>
          </table:table-cell>
          <table:table-cell office:value-type="float" office:value="304.6" calcext:value-type="float">
            <text:p>304,6</text:p>
          </table:table-cell>
          <table:table-cell office:value-type="float" office:value="304.215" calcext:value-type="float">
            <text:p>304,215</text:p>
          </table:table-cell>
          <table:table-cell office:value-type="float" office:value="303.809" calcext:value-type="float">
            <text:p>303,809</text:p>
          </table:table-cell>
          <table:table-cell office:value-type="float" office:value="303.382" calcext:value-type="float">
            <text:p>303,382</text:p>
          </table:table-cell>
          <table:table-cell office:value-type="float" office:value="302.938" calcext:value-type="float">
            <text:p>302,938</text:p>
          </table:table-cell>
          <table:table-cell office:value-type="float" office:value="302.476" calcext:value-type="float">
            <text:p>302,476</text:p>
          </table:table-cell>
          <table:table-cell office:value-type="float" office:value="302" calcext:value-type="float">
            <text:p>302</text:p>
          </table:table-cell>
          <table:table-cell office:value-type="float" office:value="301.511" calcext:value-type="float">
            <text:p>301,511</text:p>
          </table:table-cell>
          <table:table-cell office:value-type="float" office:value="301.013" calcext:value-type="float">
            <text:p>301,013</text:p>
          </table:table-cell>
          <table:table-cell office:value-type="float" office:value="300.508" calcext:value-type="float">
            <text:p>300,50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861" calcext:value-type="float">
            <text:p>300,861</text:p>
          </table:table-cell>
          <table:table-cell office:value-type="float" office:value="301.707" calcext:value-type="float">
            <text:p>301,707</text:p>
          </table:table-cell>
          <table:table-cell office:value-type="float" office:value="302.525" calcext:value-type="float">
            <text:p>302,525</text:p>
          </table:table-cell>
          <table:table-cell office:value-type="float" office:value="303.302" calcext:value-type="float">
            <text:p>303,302</text:p>
          </table:table-cell>
          <table:table-cell office:value-type="float" office:value="304.03" calcext:value-type="float">
            <text:p>304,03</text:p>
          </table:table-cell>
          <table:table-cell office:value-type="float" office:value="304.701" calcext:value-type="float">
            <text:p>304,701</text:p>
          </table:table-cell>
          <table:table-cell office:value-type="float" office:value="305.309" calcext:value-type="float">
            <text:p>305,309</text:p>
          </table:table-cell>
          <table:table-cell office:value-type="float" office:value="305.851" calcext:value-type="float">
            <text:p>305,851</text:p>
          </table:table-cell>
          <table:table-cell office:value-type="float" office:value="306.327" calcext:value-type="float">
            <text:p>306,327</text:p>
          </table:table-cell>
          <table:table-cell office:value-type="float" office:value="306.737" calcext:value-type="float">
            <text:p>306,737</text:p>
          </table:table-cell>
          <table:table-cell office:value-type="float" office:value="307.081" calcext:value-type="float">
            <text:p>307,081</text:p>
          </table:table-cell>
          <table:table-cell office:value-type="float" office:value="307.363" calcext:value-type="float">
            <text:p>307,363</text:p>
          </table:table-cell>
          <table:table-cell office:value-type="float" office:value="307.584" calcext:value-type="float">
            <text:p>307,584</text:p>
          </table:table-cell>
          <table:table-cell office:value-type="float" office:value="307.747" calcext:value-type="float">
            <text:p>307,747</text:p>
          </table:table-cell>
          <table:table-cell office:value-type="float" office:value="307.856" calcext:value-type="float">
            <text:p>307,856</text:p>
          </table:table-cell>
          <table:table-cell office:value-type="float" office:value="307.913" calcext:value-type="float">
            <text:p>307,913</text:p>
          </table:table-cell>
          <table:table-cell office:value-type="float" office:value="307.922" calcext:value-type="float">
            <text:p>307,922</text:p>
          </table:table-cell>
          <table:table-cell office:value-type="float" office:value="307.885" calcext:value-type="float">
            <text:p>307,885</text:p>
          </table:table-cell>
          <table:table-cell office:value-type="float" office:value="307.805" calcext:value-type="float">
            <text:p>307,805</text:p>
          </table:table-cell>
          <table:table-cell office:value-type="float" office:value="307.686" calcext:value-type="float">
            <text:p>307,686</text:p>
          </table:table-cell>
          <table:table-cell office:value-type="float" office:value="307.528" calcext:value-type="float">
            <text:p>307,528</text:p>
          </table:table-cell>
          <table:table-cell office:value-type="float" office:value="307.334" calcext:value-type="float">
            <text:p>307,334</text:p>
          </table:table-cell>
          <table:table-cell office:value-type="float" office:value="307.107" calcext:value-type="float">
            <text:p>307,107</text:p>
          </table:table-cell>
          <table:table-cell office:value-type="float" office:value="306.847" calcext:value-type="float">
            <text:p>306,847</text:p>
          </table:table-cell>
          <table:table-cell office:value-type="float" office:value="306.557" calcext:value-type="float">
            <text:p>306,557</text:p>
          </table:table-cell>
          <table:table-cell office:value-type="float" office:value="306.237" calcext:value-type="float">
            <text:p>306,237</text:p>
          </table:table-cell>
          <table:table-cell office:value-type="float" office:value="305.889" calcext:value-type="float">
            <text:p>305,889</text:p>
          </table:table-cell>
          <table:table-cell office:value-type="float" office:value="305.514" calcext:value-type="float">
            <text:p>305,514</text:p>
          </table:table-cell>
          <table:table-cell office:value-type="float" office:value="305.113" calcext:value-type="float">
            <text:p>305,113</text:p>
          </table:table-cell>
          <table:table-cell office:value-type="float" office:value="304.687" calcext:value-type="float">
            <text:p>304,687</text:p>
          </table:table-cell>
          <table:table-cell office:value-type="float" office:value="304.237" calcext:value-type="float">
            <text:p>304,237</text:p>
          </table:table-cell>
          <table:table-cell office:value-type="float" office:value="303.765" calcext:value-type="float">
            <text:p>303,765</text:p>
          </table:table-cell>
          <table:table-cell office:value-type="float" office:value="303.271" calcext:value-type="float">
            <text:p>303,271</text:p>
          </table:table-cell>
          <table:table-cell office:value-type="float" office:value="302.759" calcext:value-type="float">
            <text:p>302,759</text:p>
          </table:table-cell>
          <table:table-cell office:value-type="float" office:value="302.229" calcext:value-type="float">
            <text:p>302,229</text:p>
          </table:table-cell>
          <table:table-cell office:value-type="float" office:value="301.686" calcext:value-type="float">
            <text:p>301,686</text:p>
          </table:table-cell>
          <table:table-cell office:value-type="float" office:value="301.13" calcext:value-type="float">
            <text:p>301,13</text:p>
          </table:table-cell>
          <table:table-cell office:value-type="float" office:value="300.567" calcext:value-type="float">
            <text:p>300,56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1.981" calcext:value-type="float">
            <text:p>301,981</text:p>
          </table:table-cell>
          <table:table-cell office:value-type="float" office:value="302.926" calcext:value-type="float">
            <text:p>302,926</text:p>
          </table:table-cell>
          <table:table-cell office:value-type="float" office:value="303.82" calcext:value-type="float">
            <text:p>303,82</text:p>
          </table:table-cell>
          <table:table-cell office:value-type="float" office:value="304.651" calcext:value-type="float">
            <text:p>304,651</text:p>
          </table:table-cell>
          <table:table-cell office:value-type="float" office:value="305.41" calcext:value-type="float">
            <text:p>305,41</text:p>
          </table:table-cell>
          <table:table-cell office:value-type="float" office:value="306.093" calcext:value-type="float">
            <text:p>306,093</text:p>
          </table:table-cell>
          <table:table-cell office:value-type="float" office:value="306.696" calcext:value-type="float">
            <text:p>306,696</text:p>
          </table:table-cell>
          <table:table-cell office:value-type="float" office:value="307.221" calcext:value-type="float">
            <text:p>307,221</text:p>
          </table:table-cell>
          <table:table-cell office:value-type="float" office:value="307.667" calcext:value-type="float">
            <text:p>307,667</text:p>
          </table:table-cell>
          <table:table-cell office:value-type="float" office:value="308.038" calcext:value-type="float">
            <text:p>308,038</text:p>
          </table:table-cell>
          <table:table-cell office:value-type="float" office:value="308.336" calcext:value-type="float">
            <text:p>308,336</text:p>
          </table:table-cell>
          <table:table-cell office:value-type="float" office:value="308.566" calcext:value-type="float">
            <text:p>308,566</text:p>
          </table:table-cell>
          <table:table-cell office:value-type="float" office:value="308.731" calcext:value-type="float">
            <text:p>308,731</text:p>
          </table:table-cell>
          <table:table-cell office:value-type="float" office:value="308.835" calcext:value-type="float">
            <text:p>308,835</text:p>
          </table:table-cell>
          <table:table-cell office:value-type="float" office:value="308.883" calcext:value-type="float">
            <text:p>308,883</text:p>
          </table:table-cell>
          <table:table-cell office:value-type="float" office:value="308.878" calcext:value-type="float">
            <text:p>308,878</text:p>
          </table:table-cell>
          <table:table-cell office:value-type="float" office:value="308.824" calcext:value-type="float">
            <text:p>308,824</text:p>
          </table:table-cell>
          <table:table-cell office:value-type="float" office:value="308.724" calcext:value-type="float">
            <text:p>308,724</text:p>
          </table:table-cell>
          <table:table-cell office:value-type="float" office:value="308.58" calcext:value-type="float">
            <text:p>308,58</text:p>
          </table:table-cell>
          <table:table-cell office:value-type="float" office:value="308.396" calcext:value-type="float">
            <text:p>308,396</text:p>
          </table:table-cell>
          <table:table-cell office:value-type="float" office:value="308.173" calcext:value-type="float">
            <text:p>308,173</text:p>
          </table:table-cell>
          <table:table-cell office:value-type="float" office:value="307.915" calcext:value-type="float">
            <text:p>307,915</text:p>
          </table:table-cell>
          <table:table-cell office:value-type="float" office:value="307.622" calcext:value-type="float">
            <text:p>307,622</text:p>
          </table:table-cell>
          <table:table-cell office:value-type="float" office:value="307.297" calcext:value-type="float">
            <text:p>307,297</text:p>
          </table:table-cell>
          <table:table-cell office:value-type="float" office:value="306.94" calcext:value-type="float">
            <text:p>306,94</text:p>
          </table:table-cell>
          <table:table-cell office:value-type="float" office:value="306.553" calcext:value-type="float">
            <text:p>306,553</text:p>
          </table:table-cell>
          <table:table-cell office:value-type="float" office:value="306.137" calcext:value-type="float">
            <text:p>306,137</text:p>
          </table:table-cell>
          <table:table-cell office:value-type="float" office:value="305.693" calcext:value-type="float">
            <text:p>305,693</text:p>
          </table:table-cell>
          <table:table-cell office:value-type="float" office:value="305.221" calcext:value-type="float">
            <text:p>305,221</text:p>
          </table:table-cell>
          <table:table-cell office:value-type="float" office:value="304.723" calcext:value-type="float">
            <text:p>304,723</text:p>
          </table:table-cell>
          <table:table-cell office:value-type="float" office:value="304.2" calcext:value-type="float">
            <text:p>304,2</text:p>
          </table:table-cell>
          <table:table-cell office:value-type="float" office:value="303.652" calcext:value-type="float">
            <text:p>303,652</text:p>
          </table:table-cell>
          <table:table-cell office:value-type="float" office:value="303.082" calcext:value-type="float">
            <text:p>303,082</text:p>
          </table:table-cell>
          <table:table-cell office:value-type="float" office:value="302.493" calcext:value-type="float">
            <text:p>302,493</text:p>
          </table:table-cell>
          <table:table-cell office:value-type="float" office:value="301.886" calcext:value-type="float">
            <text:p>301,886</text:p>
          </table:table-cell>
          <table:table-cell office:value-type="float" office:value="301.265" calcext:value-type="float">
            <text:p>301,265</text:p>
          </table:table-cell>
          <table:table-cell office:value-type="float" office:value="300.635" calcext:value-type="float">
            <text:p>300,63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1.172" calcext:value-type="float">
            <text:p>301,172</text:p>
          </table:table-cell>
          <table:table-cell office:value-type="float" office:value="302.318" calcext:value-type="float">
            <text:p>302,318</text:p>
          </table:table-cell>
          <table:table-cell office:value-type="float" office:value="303.416" calcext:value-type="float">
            <text:p>303,416</text:p>
          </table:table-cell>
          <table:table-cell office:value-type="float" office:value="304.448" calcext:value-type="float">
            <text:p>304,448</text:p>
          </table:table-cell>
          <table:table-cell office:value-type="float" office:value="305.4" calcext:value-type="float">
            <text:p>305,4</text:p>
          </table:table-cell>
          <table:table-cell office:value-type="float" office:value="306.261" calcext:value-type="float">
            <text:p>306,261</text:p>
          </table:table-cell>
          <table:table-cell office:value-type="float" office:value="307.028" calcext:value-type="float">
            <text:p>307,028</text:p>
          </table:table-cell>
          <table:table-cell office:value-type="float" office:value="307.698" calcext:value-type="float">
            <text:p>307,698</text:p>
          </table:table-cell>
          <table:table-cell office:value-type="float" office:value="308.274" calcext:value-type="float">
            <text:p>308,274</text:p>
          </table:table-cell>
          <table:table-cell office:value-type="float" office:value="308.757" calcext:value-type="float">
            <text:p>308,757</text:p>
          </table:table-cell>
          <table:table-cell office:value-type="float" office:value="309.153" calcext:value-type="float">
            <text:p>309,153</text:p>
          </table:table-cell>
          <table:table-cell office:value-type="float" office:value="309.466" calcext:value-type="float">
            <text:p>309,466</text:p>
          </table:table-cell>
          <table:table-cell office:value-type="float" office:value="309.701" calcext:value-type="float">
            <text:p>309,701</text:p>
          </table:table-cell>
          <table:table-cell office:value-type="float" office:value="309.864" calcext:value-type="float">
            <text:p>309,864</text:p>
          </table:table-cell>
          <table:table-cell office:value-type="float" office:value="309.96" calcext:value-type="float">
            <text:p>309,96</text:p>
          </table:table-cell>
          <table:table-cell office:value-type="float" office:value="309.994" calcext:value-type="float">
            <text:p>309,994</text:p>
          </table:table-cell>
          <table:table-cell office:value-type="float" office:value="309.97" calcext:value-type="float">
            <text:p>309,97</text:p>
          </table:table-cell>
          <table:table-cell office:value-type="float" office:value="309.894" calcext:value-type="float">
            <text:p>309,894</text:p>
          </table:table-cell>
          <table:table-cell office:value-type="float" office:value="309.767" calcext:value-type="float">
            <text:p>309,767</text:p>
          </table:table-cell>
          <table:table-cell office:value-type="float" office:value="309.595" calcext:value-type="float">
            <text:p>309,595</text:p>
          </table:table-cell>
          <table:table-cell office:value-type="float" office:value="309.38" calcext:value-type="float">
            <text:p>309,38</text:p>
          </table:table-cell>
          <table:table-cell office:value-type="float" office:value="309.124" calcext:value-type="float">
            <text:p>309,124</text:p>
          </table:table-cell>
          <table:table-cell office:value-type="float" office:value="308.83" calcext:value-type="float">
            <text:p>308,83</text:p>
          </table:table-cell>
          <table:table-cell office:value-type="float" office:value="308.5" calcext:value-type="float">
            <text:p>308,5</text:p>
          </table:table-cell>
          <table:table-cell office:value-type="float" office:value="308.135" calcext:value-type="float">
            <text:p>308,135</text:p>
          </table:table-cell>
          <table:table-cell office:value-type="float" office:value="307.737" calcext:value-type="float">
            <text:p>307,737</text:p>
          </table:table-cell>
          <table:table-cell office:value-type="float" office:value="307.307" calcext:value-type="float">
            <text:p>307,307</text:p>
          </table:table-cell>
          <table:table-cell office:value-type="float" office:value="306.845" calcext:value-type="float">
            <text:p>306,845</text:p>
          </table:table-cell>
          <table:table-cell office:value-type="float" office:value="306.353" calcext:value-type="float">
            <text:p>306,353</text:p>
          </table:table-cell>
          <table:table-cell office:value-type="float" office:value="305.83" calcext:value-type="float">
            <text:p>305,83</text:p>
          </table:table-cell>
          <table:table-cell office:value-type="float" office:value="305.278" calcext:value-type="float">
            <text:p>305,278</text:p>
          </table:table-cell>
          <table:table-cell office:value-type="float" office:value="304.698" calcext:value-type="float">
            <text:p>304,698</text:p>
          </table:table-cell>
          <table:table-cell office:value-type="float" office:value="304.09" calcext:value-type="float">
            <text:p>304,09</text:p>
          </table:table-cell>
          <table:table-cell office:value-type="float" office:value="303.455" calcext:value-type="float">
            <text:p>303,455</text:p>
          </table:table-cell>
          <table:table-cell office:value-type="float" office:value="302.797" calcext:value-type="float">
            <text:p>302,797</text:p>
          </table:table-cell>
          <table:table-cell office:value-type="float" office:value="302.118" calcext:value-type="float">
            <text:p>302,118</text:p>
          </table:table-cell>
          <table:table-cell office:value-type="float" office:value="301.422" calcext:value-type="float">
            <text:p>301,422</text:p>
          </table:table-cell>
          <table:table-cell office:value-type="float" office:value="300.714" calcext:value-type="float">
            <text:p>300,71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1.385" calcext:value-type="float">
            <text:p>301,385</text:p>
          </table:table-cell>
          <table:table-cell office:value-type="float" office:value="302.737" calcext:value-type="float">
            <text:p>302,737</text:p>
          </table:table-cell>
          <table:table-cell office:value-type="float" office:value="304.023" calcext:value-type="float">
            <text:p>304,023</text:p>
          </table:table-cell>
          <table:table-cell office:value-type="float" office:value="305.221" calcext:value-type="float">
            <text:p>305,221</text:p>
          </table:table-cell>
          <table:table-cell office:value-type="float" office:value="306.314" calcext:value-type="float">
            <text:p>306,314</text:p>
          </table:table-cell>
          <table:table-cell office:value-type="float" office:value="307.293" calcext:value-type="float">
            <text:p>307,293</text:p>
          </table:table-cell>
          <table:table-cell office:value-type="float" office:value="308.153" calcext:value-type="float">
            <text:p>308,153</text:p>
          </table:table-cell>
          <table:table-cell office:value-type="float" office:value="308.895" calcext:value-type="float">
            <text:p>308,895</text:p>
          </table:table-cell>
          <table:table-cell office:value-type="float" office:value="309.524" calcext:value-type="float">
            <text:p>309,524</text:p>
          </table:table-cell>
          <table:table-cell office:value-type="float" office:value="310.044" calcext:value-type="float">
            <text:p>310,044</text:p>
          </table:table-cell>
          <table:table-cell office:value-type="float" office:value="310.462" calcext:value-type="float">
            <text:p>310,462</text:p>
          </table:table-cell>
          <table:table-cell office:value-type="float" office:value="310.785" calcext:value-type="float">
            <text:p>310,785</text:p>
          </table:table-cell>
          <table:table-cell office:value-type="float" office:value="311.021" calcext:value-type="float">
            <text:p>311,021</text:p>
          </table:table-cell>
          <table:table-cell office:value-type="float" office:value="311.176" calcext:value-type="float">
            <text:p>311,176</text:p>
          </table:table-cell>
          <table:table-cell office:value-type="float" office:value="311.258" calcext:value-type="float">
            <text:p>311,258</text:p>
          </table:table-cell>
          <table:table-cell office:value-type="float" office:value="311.271" calcext:value-type="float">
            <text:p>311,271</text:p>
          </table:table-cell>
          <table:table-cell office:value-type="float" office:value="311.223" calcext:value-type="float">
            <text:p>311,223</text:p>
          </table:table-cell>
          <table:table-cell office:value-type="float" office:value="311.117" calcext:value-type="float">
            <text:p>311,117</text:p>
          </table:table-cell>
          <table:table-cell office:value-type="float" office:value="310.959" calcext:value-type="float">
            <text:p>310,959</text:p>
          </table:table-cell>
          <table:table-cell office:value-type="float" office:value="310.752" calcext:value-type="float">
            <text:p>310,752</text:p>
          </table:table-cell>
          <table:table-cell office:value-type="float" office:value="310.5" calcext:value-type="float">
            <text:p>310,5</text:p>
          </table:table-cell>
          <table:table-cell office:value-type="float" office:value="310.205" calcext:value-type="float">
            <text:p>310,205</text:p>
          </table:table-cell>
          <table:table-cell office:value-type="float" office:value="309.87" calcext:value-type="float">
            <text:p>309,87</text:p>
          </table:table-cell>
          <table:table-cell office:value-type="float" office:value="309.498" calcext:value-type="float">
            <text:p>309,498</text:p>
          </table:table-cell>
          <table:table-cell office:value-type="float" office:value="309.088" calcext:value-type="float">
            <text:p>309,088</text:p>
          </table:table-cell>
          <table:table-cell office:value-type="float" office:value="308.644" calcext:value-type="float">
            <text:p>308,644</text:p>
          </table:table-cell>
          <table:table-cell office:value-type="float" office:value="308.165" calcext:value-type="float">
            <text:p>308,165</text:p>
          </table:table-cell>
          <table:table-cell office:value-type="float" office:value="307.653" calcext:value-type="float">
            <text:p>307,653</text:p>
          </table:table-cell>
          <table:table-cell office:value-type="float" office:value="307.107" calcext:value-type="float">
            <text:p>307,107</text:p>
          </table:table-cell>
          <table:table-cell office:value-type="float" office:value="306.529" calcext:value-type="float">
            <text:p>306,529</text:p>
          </table:table-cell>
          <table:table-cell office:value-type="float" office:value="305.917" calcext:value-type="float">
            <text:p>305,917</text:p>
          </table:table-cell>
          <table:table-cell office:value-type="float" office:value="305.273" calcext:value-type="float">
            <text:p>305,273</text:p>
          </table:table-cell>
          <table:table-cell office:value-type="float" office:value="304.596" calcext:value-type="float">
            <text:p>304,596</text:p>
          </table:table-cell>
          <table:table-cell office:value-type="float" office:value="303.889" calcext:value-type="float">
            <text:p>303,889</text:p>
          </table:table-cell>
          <table:table-cell office:value-type="float" office:value="303.152" calcext:value-type="float">
            <text:p>303,152</text:p>
          </table:table-cell>
          <table:table-cell office:value-type="float" office:value="302.39" calcext:value-type="float">
            <text:p>302,39</text:p>
          </table:table-cell>
          <table:table-cell office:value-type="float" office:value="301.606" calcext:value-type="float">
            <text:p>301,606</text:p>
          </table:table-cell>
          <table:table-cell office:value-type="float" office:value="300.807" calcext:value-type="float">
            <text:p>300,80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1.658" calcext:value-type="float">
            <text:p>301,658</text:p>
          </table:table-cell>
          <table:table-cell office:value-type="float" office:value="303.267" calcext:value-type="float">
            <text:p>303,267</text:p>
          </table:table-cell>
          <table:table-cell office:value-type="float" office:value="304.786" calcext:value-type="float">
            <text:p>304,786</text:p>
          </table:table-cell>
          <table:table-cell office:value-type="float" office:value="306.185" calcext:value-type="float">
            <text:p>306,185</text:p>
          </table:table-cell>
          <table:table-cell office:value-type="float" office:value="307.445" calcext:value-type="float">
            <text:p>307,445</text:p>
          </table:table-cell>
          <table:table-cell office:value-type="float" office:value="308.557" calcext:value-type="float">
            <text:p>308,557</text:p>
          </table:table-cell>
          <table:table-cell office:value-type="float" office:value="309.52" calcext:value-type="float">
            <text:p>309,52</text:p>
          </table:table-cell>
          <table:table-cell office:value-type="float" office:value="310.339" calcext:value-type="float">
            <text:p>310,339</text:p>
          </table:table-cell>
          <table:table-cell office:value-type="float" office:value="311.02" calcext:value-type="float">
            <text:p>311,02</text:p>
          </table:table-cell>
          <table:table-cell office:value-type="float" office:value="311.573" calcext:value-type="float">
            <text:p>311,573</text:p>
          </table:table-cell>
          <table:table-cell office:value-type="float" office:value="312.008" calcext:value-type="float">
            <text:p>312,008</text:p>
          </table:table-cell>
          <table:table-cell office:value-type="float" office:value="312.335" calcext:value-type="float">
            <text:p>312,335</text:p>
          </table:table-cell>
          <table:table-cell office:value-type="float" office:value="312.565" calcext:value-type="float">
            <text:p>312,565</text:p>
          </table:table-cell>
          <table:table-cell office:value-type="float" office:value="312.704" calcext:value-type="float">
            <text:p>312,704</text:p>
          </table:table-cell>
          <table:table-cell office:value-type="float" office:value="312.763" calcext:value-type="float">
            <text:p>312,763</text:p>
          </table:table-cell>
          <table:table-cell office:value-type="float" office:value="312.749" calcext:value-type="float">
            <text:p>312,749</text:p>
          </table:table-cell>
          <table:table-cell office:value-type="float" office:value="312.668" calcext:value-type="float">
            <text:p>312,668</text:p>
          </table:table-cell>
          <table:table-cell office:value-type="float" office:value="312.526" calcext:value-type="float">
            <text:p>312,526</text:p>
          </table:table-cell>
          <table:table-cell office:value-type="float" office:value="312.328" calcext:value-type="float">
            <text:p>312,328</text:p>
          </table:table-cell>
          <table:table-cell office:value-type="float" office:value="312.079" calcext:value-type="float">
            <text:p>312,079</text:p>
          </table:table-cell>
          <table:table-cell office:value-type="float" office:value="311.783" calcext:value-type="float">
            <text:p>311,783</text:p>
          </table:table-cell>
          <table:table-cell office:value-type="float" office:value="311.443" calcext:value-type="float">
            <text:p>311,443</text:p>
          </table:table-cell>
          <table:table-cell office:value-type="float" office:value="311.061" calcext:value-type="float">
            <text:p>311,061</text:p>
          </table:table-cell>
          <table:table-cell office:value-type="float" office:value="310.639" calcext:value-type="float">
            <text:p>310,639</text:p>
          </table:table-cell>
          <table:table-cell office:value-type="float" office:value="310.179" calcext:value-type="float">
            <text:p>310,179</text:p>
          </table:table-cell>
          <table:table-cell office:value-type="float" office:value="309.683" calcext:value-type="float">
            <text:p>309,683</text:p>
          </table:table-cell>
          <table:table-cell office:value-type="float" office:value="309.15" calcext:value-type="float">
            <text:p>309,15</text:p>
          </table:table-cell>
          <table:table-cell office:value-type="float" office:value="308.581" calcext:value-type="float">
            <text:p>308,581</text:p>
          </table:table-cell>
          <table:table-cell office:value-type="float" office:value="307.977" calcext:value-type="float">
            <text:p>307,977</text:p>
          </table:table-cell>
          <table:table-cell office:value-type="float" office:value="307.335" calcext:value-type="float">
            <text:p>307,335</text:p>
          </table:table-cell>
          <table:table-cell office:value-type="float" office:value="306.657" calcext:value-type="float">
            <text:p>306,657</text:p>
          </table:table-cell>
          <table:table-cell office:value-type="float" office:value="305.942" calcext:value-type="float">
            <text:p>305,942</text:p>
          </table:table-cell>
          <table:table-cell office:value-type="float" office:value="305.189" calcext:value-type="float">
            <text:p>305,189</text:p>
          </table:table-cell>
          <table:table-cell office:value-type="float" office:value="304.398" calcext:value-type="float">
            <text:p>304,398</text:p>
          </table:table-cell>
          <table:table-cell office:value-type="float" office:value="303.572" calcext:value-type="float">
            <text:p>303,572</text:p>
          </table:table-cell>
          <table:table-cell office:value-type="float" office:value="302.713" calcext:value-type="float">
            <text:p>302,713</text:p>
          </table:table-cell>
          <table:table-cell office:value-type="float" office:value="301.826" calcext:value-type="float">
            <text:p>301,826</text:p>
          </table:table-cell>
          <table:table-cell office:value-type="float" office:value="300.919" calcext:value-type="float">
            <text:p>300,91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2.013" calcext:value-type="float">
            <text:p>302,013</text:p>
          </table:table-cell>
          <table:table-cell office:value-type="float" office:value="303.954" calcext:value-type="float">
            <text:p>303,954</text:p>
          </table:table-cell>
          <table:table-cell office:value-type="float" office:value="305.766" calcext:value-type="float">
            <text:p>305,766</text:p>
          </table:table-cell>
          <table:table-cell office:value-type="float" office:value="307.409" calcext:value-type="float">
            <text:p>307,409</text:p>
          </table:table-cell>
          <table:table-cell office:value-type="float" office:value="308.864" calcext:value-type="float">
            <text:p>308,864</text:p>
          </table:table-cell>
          <table:table-cell office:value-type="float" office:value="310.127" calcext:value-type="float">
            <text:p>310,127</text:p>
          </table:table-cell>
          <table:table-cell office:value-type="float" office:value="311.2" calcext:value-type="float">
            <text:p>311,2</text:p>
          </table:table-cell>
          <table:table-cell office:value-type="float" office:value="312.096" calcext:value-type="float">
            <text:p>312,096</text:p>
          </table:table-cell>
          <table:table-cell office:value-type="float" office:value="312.826" calcext:value-type="float">
            <text:p>312,826</text:p>
          </table:table-cell>
          <table:table-cell office:value-type="float" office:value="313.406" calcext:value-type="float">
            <text:p>313,406</text:p>
          </table:table-cell>
          <table:table-cell office:value-type="float" office:value="313.85" calcext:value-type="float">
            <text:p>313,85</text:p>
          </table:table-cell>
          <table:table-cell office:value-type="float" office:value="314.172" calcext:value-type="float">
            <text:p>314,172</text:p>
          </table:table-cell>
          <table:table-cell office:value-type="float" office:value="314.384" calcext:value-type="float">
            <text:p>314,384</text:p>
          </table:table-cell>
          <table:table-cell office:value-type="float" office:value="314.498" calcext:value-type="float">
            <text:p>314,498</text:p>
          </table:table-cell>
          <table:table-cell office:value-type="float" office:value="314.524" calcext:value-type="float">
            <text:p>314,524</text:p>
          </table:table-cell>
          <table:table-cell office:value-type="float" office:value="314.471" calcext:value-type="float">
            <text:p>314,471</text:p>
          </table:table-cell>
          <table:table-cell office:value-type="float" office:value="314.347" calcext:value-type="float">
            <text:p>314,347</text:p>
          </table:table-cell>
          <table:table-cell office:value-type="float" office:value="314.159" calcext:value-type="float">
            <text:p>314,159</text:p>
          </table:table-cell>
          <table:table-cell office:value-type="float" office:value="313.912" calcext:value-type="float">
            <text:p>313,912</text:p>
          </table:table-cell>
          <table:table-cell office:value-type="float" office:value="313.613" calcext:value-type="float">
            <text:p>313,613</text:p>
          </table:table-cell>
          <table:table-cell office:value-type="float" office:value="313.264" calcext:value-type="float">
            <text:p>313,264</text:p>
          </table:table-cell>
          <table:table-cell office:value-type="float" office:value="312.87" calcext:value-type="float">
            <text:p>312,87</text:p>
          </table:table-cell>
          <table:table-cell office:value-type="float" office:value="312.433" calcext:value-type="float">
            <text:p>312,433</text:p>
          </table:table-cell>
          <table:table-cell office:value-type="float" office:value="311.955" calcext:value-type="float">
            <text:p>311,955</text:p>
          </table:table-cell>
          <table:table-cell office:value-type="float" office:value="311.438" calcext:value-type="float">
            <text:p>311,438</text:p>
          </table:table-cell>
          <table:table-cell office:value-type="float" office:value="310.883" calcext:value-type="float">
            <text:p>310,883</text:p>
          </table:table-cell>
          <table:table-cell office:value-type="float" office:value="310.289" calcext:value-type="float">
            <text:p>310,289</text:p>
          </table:table-cell>
          <table:table-cell office:value-type="float" office:value="309.657" calcext:value-type="float">
            <text:p>309,657</text:p>
          </table:table-cell>
          <table:table-cell office:value-type="float" office:value="308.987" calcext:value-type="float">
            <text:p>308,987</text:p>
          </table:table-cell>
          <table:table-cell office:value-type="float" office:value="308.276" calcext:value-type="float">
            <text:p>308,276</text:p>
          </table:table-cell>
          <table:table-cell office:value-type="float" office:value="307.524" calcext:value-type="float">
            <text:p>307,524</text:p>
          </table:table-cell>
          <table:table-cell office:value-type="float" office:value="306.729" calcext:value-type="float">
            <text:p>306,729</text:p>
          </table:table-cell>
          <table:table-cell office:value-type="float" office:value="305.89" calcext:value-type="float">
            <text:p>305,89</text:p>
          </table:table-cell>
          <table:table-cell office:value-type="float" office:value="305.006" calcext:value-type="float">
            <text:p>305,006</text:p>
          </table:table-cell>
          <table:table-cell office:value-type="float" office:value="304.076" calcext:value-type="float">
            <text:p>304,076</text:p>
          </table:table-cell>
          <table:table-cell office:value-type="float" office:value="303.104" calcext:value-type="float">
            <text:p>303,104</text:p>
          </table:table-cell>
          <table:table-cell office:value-type="float" office:value="302.094" calcext:value-type="float">
            <text:p>302,094</text:p>
          </table:table-cell>
          <table:table-cell office:value-type="float" office:value="301.055" calcext:value-type="float">
            <text:p>301,05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2.491" calcext:value-type="float">
            <text:p>302,491</text:p>
          </table:table-cell>
          <table:table-cell office:value-type="float" office:value="304.869" calcext:value-type="float">
            <text:p>304,869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308.993" calcext:value-type="float">
            <text:p>308,993</text:p>
          </table:table-cell>
          <table:table-cell office:value-type="float" office:value="310.675" calcext:value-type="float">
            <text:p>310,675</text:p>
          </table:table-cell>
          <table:table-cell office:value-type="float" office:value="312.103" calcext:value-type="float">
            <text:p>312,103</text:p>
          </table:table-cell>
          <table:table-cell office:value-type="float" office:value="313.292" calcext:value-type="float">
            <text:p>313,292</text:p>
          </table:table-cell>
          <table:table-cell office:value-type="float" office:value="314.26" calcext:value-type="float">
            <text:p>314,26</text:p>
          </table:table-cell>
          <table:table-cell office:value-type="float" office:value="315.031" calcext:value-type="float">
            <text:p>315,031</text:p>
          </table:table-cell>
          <table:table-cell office:value-type="float" office:value="315.626" calcext:value-type="float">
            <text:p>315,626</text:p>
          </table:table-cell>
          <table:table-cell office:value-type="float" office:value="316.066" calcext:value-type="float">
            <text:p>316,066</text:p>
          </table:table-cell>
          <table:table-cell office:value-type="float" office:value="316.368" calcext:value-type="float">
            <text:p>316,368</text:p>
          </table:table-cell>
          <table:table-cell office:value-type="float" office:value="316.548" calcext:value-type="float">
            <text:p>316,548</text:p>
          </table:table-cell>
          <table:table-cell office:value-type="float" office:value="316.622" calcext:value-type="float">
            <text:p>316,622</text:p>
          </table:table-cell>
          <table:table-cell office:value-type="float" office:value="316.601" calcext:value-type="float">
            <text:p>316,601</text:p>
          </table:table-cell>
          <table:table-cell office:value-type="float" office:value="316.496" calcext:value-type="float">
            <text:p>316,496</text:p>
          </table:table-cell>
          <table:table-cell office:value-type="float" office:value="316.317" calcext:value-type="float">
            <text:p>316,317</text:p>
          </table:table-cell>
          <table:table-cell office:value-type="float" office:value="316.07" calcext:value-type="float">
            <text:p>316,07</text:p>
          </table:table-cell>
          <table:table-cell office:value-type="float" office:value="315.763" calcext:value-type="float">
            <text:p>315,763</text:p>
          </table:table-cell>
          <table:table-cell office:value-type="float" office:value="315.402" calcext:value-type="float">
            <text:p>315,402</text:p>
          </table:table-cell>
          <table:table-cell office:value-type="float" office:value="314.99" calcext:value-type="float">
            <text:p>314,99</text:p>
          </table:table-cell>
          <table:table-cell office:value-type="float" office:value="314.532" calcext:value-type="float">
            <text:p>314,532</text:p>
          </table:table-cell>
          <table:table-cell office:value-type="float" office:value="314.031" calcext:value-type="float">
            <text:p>314,031</text:p>
          </table:table-cell>
          <table:table-cell office:value-type="float" office:value="313.488" calcext:value-type="float">
            <text:p>313,488</text:p>
          </table:table-cell>
          <table:table-cell office:value-type="float" office:value="312.904" calcext:value-type="float">
            <text:p>312,904</text:p>
          </table:table-cell>
          <table:table-cell office:value-type="float" office:value="312.282" calcext:value-type="float">
            <text:p>312,282</text:p>
          </table:table-cell>
          <table:table-cell office:value-type="float" office:value="311.619" calcext:value-type="float">
            <text:p>311,619</text:p>
          </table:table-cell>
          <table:table-cell office:value-type="float" office:value="310.917" calcext:value-type="float">
            <text:p>310,917</text:p>
          </table:table-cell>
          <table:table-cell office:value-type="float" office:value="310.173" calcext:value-type="float">
            <text:p>310,173</text:p>
          </table:table-cell>
          <table:table-cell office:value-type="float" office:value="309.385" calcext:value-type="float">
            <text:p>309,385</text:p>
          </table:table-cell>
          <table:table-cell office:value-type="float" office:value="308.551" calcext:value-type="float">
            <text:p>308,551</text:p>
          </table:table-cell>
          <table:table-cell office:value-type="float" office:value="307.668" calcext:value-type="float">
            <text:p>307,668</text:p>
          </table:table-cell>
          <table:table-cell office:value-type="float" office:value="306.733" calcext:value-type="float">
            <text:p>306,733</text:p>
          </table:table-cell>
          <table:table-cell office:value-type="float" office:value="305.742" calcext:value-type="float">
            <text:p>305,742</text:p>
          </table:table-cell>
          <table:table-cell office:value-type="float" office:value="304.693" calcext:value-type="float">
            <text:p>304,693</text:p>
          </table:table-cell>
          <table:table-cell office:value-type="float" office:value="303.587" calcext:value-type="float">
            <text:p>303,587</text:p>
          </table:table-cell>
          <table:table-cell office:value-type="float" office:value="302.427" calcext:value-type="float">
            <text:p>302,427</text:p>
          </table:table-cell>
          <table:table-cell office:value-type="float" office:value="301.226" calcext:value-type="float">
            <text:p>301,22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3.159" calcext:value-type="float">
            <text:p>303,159</text:p>
          </table:table-cell>
          <table:table-cell office:value-type="float" office:value="306.128" calcext:value-type="float">
            <text:p>306,128</text:p>
          </table:table-cell>
          <table:table-cell office:value-type="float" office:value="308.787" calcext:value-type="float">
            <text:p>308,787</text:p>
          </table:table-cell>
          <table:table-cell office:value-type="float" office:value="311.088" calcext:value-type="float">
            <text:p>311,088</text:p>
          </table:table-cell>
          <table:table-cell office:value-type="float" office:value="313.03" calcext:value-type="float">
            <text:p>313,03</text:p>
          </table:table-cell>
          <table:table-cell office:value-type="float" office:value="314.633" calcext:value-type="float">
            <text:p>314,633</text:p>
          </table:table-cell>
          <table:table-cell office:value-type="float" office:value="315.932" calcext:value-type="float">
            <text:p>315,932</text:p>
          </table:table-cell>
          <table:table-cell office:value-type="float" office:value="316.962" calcext:value-type="float">
            <text:p>316,962</text:p>
          </table:table-cell>
          <table:table-cell office:value-type="float" office:value="317.757" calcext:value-type="float">
            <text:p>317,757</text:p>
          </table:table-cell>
          <table:table-cell office:value-type="float" office:value="318.348" calcext:value-type="float">
            <text:p>318,348</text:p>
          </table:table-cell>
          <table:table-cell office:value-type="float" office:value="318.763" calcext:value-type="float">
            <text:p>318,763</text:p>
          </table:table-cell>
          <table:table-cell office:value-type="float" office:value="319.025" calcext:value-type="float">
            <text:p>319,025</text:p>
          </table:table-cell>
          <table:table-cell office:value-type="float" office:value="319.154" calcext:value-type="float">
            <text:p>319,154</text:p>
          </table:table-cell>
          <table:table-cell office:value-type="float" office:value="319.168" calcext:value-type="float">
            <text:p>319,168</text:p>
          </table:table-cell>
          <table:table-cell office:value-type="float" office:value="319.082" calcext:value-type="float">
            <text:p>319,082</text:p>
          </table:table-cell>
          <table:table-cell office:value-type="float" office:value="318.908" calcext:value-type="float">
            <text:p>318,908</text:p>
          </table:table-cell>
          <table:table-cell office:value-type="float" office:value="318.656" calcext:value-type="float">
            <text:p>318,656</text:p>
          </table:table-cell>
          <table:table-cell office:value-type="float" office:value="318.335" calcext:value-type="float">
            <text:p>318,335</text:p>
          </table:table-cell>
          <table:table-cell office:value-type="float" office:value="317.953" calcext:value-type="float">
            <text:p>317,953</text:p>
          </table:table-cell>
          <table:table-cell office:value-type="float" office:value="317.516" calcext:value-type="float">
            <text:p>317,516</text:p>
          </table:table-cell>
          <table:table-cell office:value-type="float" office:value="317.028" calcext:value-type="float">
            <text:p>317,028</text:p>
          </table:table-cell>
          <table:table-cell office:value-type="float" office:value="316.493" calcext:value-type="float">
            <text:p>316,493</text:p>
          </table:table-cell>
          <table:table-cell office:value-type="float" office:value="315.915" calcext:value-type="float">
            <text:p>315,915</text:p>
          </table:table-cell>
          <table:table-cell office:value-type="float" office:value="315.295" calcext:value-type="float">
            <text:p>315,295</text:p>
          </table:table-cell>
          <table:table-cell office:value-type="float" office:value="314.635" calcext:value-type="float">
            <text:p>314,635</text:p>
          </table:table-cell>
          <table:table-cell office:value-type="float" office:value="313.935" calcext:value-type="float">
            <text:p>313,935</text:p>
          </table:table-cell>
          <table:table-cell office:value-type="float" office:value="313.194" calcext:value-type="float">
            <text:p>313,194</text:p>
          </table:table-cell>
          <table:table-cell office:value-type="float" office:value="312.412" calcext:value-type="float">
            <text:p>312,412</text:p>
          </table:table-cell>
          <table:table-cell office:value-type="float" office:value="311.585" calcext:value-type="float">
            <text:p>311,585</text:p>
          </table:table-cell>
          <table:table-cell office:value-type="float" office:value="310.712" calcext:value-type="float">
            <text:p>310,712</text:p>
          </table:table-cell>
          <table:table-cell office:value-type="float" office:value="309.787" calcext:value-type="float">
            <text:p>309,787</text:p>
          </table:table-cell>
          <table:table-cell office:value-type="float" office:value="308.805" calcext:value-type="float">
            <text:p>308,805</text:p>
          </table:table-cell>
          <table:table-cell office:value-type="float" office:value="307.762" calcext:value-type="float">
            <text:p>307,762</text:p>
          </table:table-cell>
          <table:table-cell office:value-type="float" office:value="306.65" calcext:value-type="float">
            <text:p>306,65</text:p>
          </table:table-cell>
          <table:table-cell office:value-type="float" office:value="305.463" calcext:value-type="float">
            <text:p>305,463</text:p>
          </table:table-cell>
          <table:table-cell office:value-type="float" office:value="304.198" calcext:value-type="float">
            <text:p>304,198</text:p>
          </table:table-cell>
          <table:table-cell office:value-type="float" office:value="302.856" calcext:value-type="float">
            <text:p>302,856</text:p>
          </table:table-cell>
          <table:table-cell office:value-type="float" office:value="301.448" calcext:value-type="float">
            <text:p>301,44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4.142" calcext:value-type="float">
            <text:p>304,142</text:p>
          </table:table-cell>
          <table:table-cell office:value-type="float" office:value="307.929" calcext:value-type="float">
            <text:p>307,929</text:p>
          </table:table-cell>
          <table:table-cell office:value-type="float" office:value="311.201" calcext:value-type="float">
            <text:p>311,201</text:p>
          </table:table-cell>
          <table:table-cell office:value-type="float" office:value="313.93" calcext:value-type="float">
            <text:p>313,93</text:p>
          </table:table-cell>
          <table:table-cell office:value-type="float" office:value="316.152" calcext:value-type="float">
            <text:p>316,152</text:p>
          </table:table-cell>
          <table:table-cell office:value-type="float" office:value="317.928" calcext:value-type="float">
            <text:p>317,928</text:p>
          </table:table-cell>
          <table:table-cell office:value-type="float" office:value="319.32" calcext:value-type="float">
            <text:p>319,32</text:p>
          </table:table-cell>
          <table:table-cell office:value-type="float" office:value="320.386" calcext:value-type="float">
            <text:p>320,386</text:p>
          </table:table-cell>
          <table:table-cell office:value-type="float" office:value="321.177" calcext:value-type="float">
            <text:p>321,177</text:p>
          </table:table-cell>
          <table:table-cell office:value-type="float" office:value="321.735" calcext:value-type="float">
            <text:p>321,735</text:p>
          </table:table-cell>
          <table:table-cell office:value-type="float" office:value="322.095" calcext:value-type="float">
            <text:p>322,095</text:p>
          </table:table-cell>
          <table:table-cell office:value-type="float" office:value="322.289" calcext:value-type="float">
            <text:p>322,289</text:p>
          </table:table-cell>
          <table:table-cell office:value-type="float" office:value="322.34" calcext:value-type="float">
            <text:p>322,34</text:p>
          </table:table-cell>
          <table:table-cell office:value-type="float" office:value="322.269" calcext:value-type="float">
            <text:p>322,269</text:p>
          </table:table-cell>
          <table:table-cell office:value-type="float" office:value="322.093" calcext:value-type="float">
            <text:p>322,093</text:p>
          </table:table-cell>
          <table:table-cell office:value-type="float" office:value="321.825" calcext:value-type="float">
            <text:p>321,825</text:p>
          </table:table-cell>
          <table:table-cell office:value-type="float" office:value="321.479" calcext:value-type="float">
            <text:p>321,479</text:p>
          </table:table-cell>
          <table:table-cell office:value-type="float" office:value="321.063" calcext:value-type="float">
            <text:p>321,063</text:p>
          </table:table-cell>
          <table:table-cell office:value-type="float" office:value="320.586" calcext:value-type="float">
            <text:p>320,586</text:p>
          </table:table-cell>
          <table:table-cell office:value-type="float" office:value="320.054" calcext:value-type="float">
            <text:p>320,054</text:p>
          </table:table-cell>
          <table:table-cell office:value-type="float" office:value="319.472" calcext:value-type="float">
            <text:p>319,472</text:p>
          </table:table-cell>
          <table:table-cell office:value-type="float" office:value="318.844" calcext:value-type="float">
            <text:p>318,844</text:p>
          </table:table-cell>
          <table:table-cell office:value-type="float" office:value="318.174" calcext:value-type="float">
            <text:p>318,174</text:p>
          </table:table-cell>
          <table:table-cell office:value-type="float" office:value="317.463" calcext:value-type="float">
            <text:p>317,463</text:p>
          </table:table-cell>
          <table:table-cell office:value-type="float" office:value="316.712" calcext:value-type="float">
            <text:p>316,712</text:p>
          </table:table-cell>
          <table:table-cell office:value-type="float" office:value="315.921" calcext:value-type="float">
            <text:p>315,921</text:p>
          </table:table-cell>
          <table:table-cell office:value-type="float" office:value="315.09" calcext:value-type="float">
            <text:p>315,09</text:p>
          </table:table-cell>
          <table:table-cell office:value-type="float" office:value="314.216" calcext:value-type="float">
            <text:p>314,216</text:p>
          </table:table-cell>
          <table:table-cell office:value-type="float" office:value="313.296" calcext:value-type="float">
            <text:p>313,296</text:p>
          </table:table-cell>
          <table:table-cell office:value-type="float" office:value="312.326" calcext:value-type="float">
            <text:p>312,326</text:p>
          </table:table-cell>
          <table:table-cell office:value-type="float" office:value="311.299" calcext:value-type="float">
            <text:p>311,299</text:p>
          </table:table-cell>
          <table:table-cell office:value-type="float" office:value="310.208" calcext:value-type="float">
            <text:p>310,208</text:p>
          </table:table-cell>
          <table:table-cell office:value-type="float" office:value="309.044" calcext:value-type="float">
            <text:p>309,044</text:p>
          </table:table-cell>
          <table:table-cell office:value-type="float" office:value="307.795" calcext:value-type="float">
            <text:p>307,795</text:p>
          </table:table-cell>
          <table:table-cell office:value-type="float" office:value="306.45" calcext:value-type="float">
            <text:p>306,45</text:p>
          </table:table-cell>
          <table:table-cell office:value-type="float" office:value="304.997" calcext:value-type="float">
            <text:p>304,997</text:p>
          </table:table-cell>
          <table:table-cell office:value-type="float" office:value="303.429" calcext:value-type="float">
            <text:p>303,429</text:p>
          </table:table-cell>
          <table:table-cell office:value-type="float" office:value="301.751" calcext:value-type="float">
            <text:p>301,75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5.687" calcext:value-type="float">
            <text:p>305,687</text:p>
          </table:table-cell>
          <table:table-cell office:value-type="float" office:value="310.629" calcext:value-type="float">
            <text:p>310,629</text:p>
          </table:table-cell>
          <table:table-cell office:value-type="float" office:value="314.671" calcext:value-type="float">
            <text:p>314,671</text:p>
          </table:table-cell>
          <table:table-cell office:value-type="float" office:value="317.88" calcext:value-type="float">
            <text:p>317,88</text:p>
          </table:table-cell>
          <table:table-cell office:value-type="float" office:value="320.381" calcext:value-type="float">
            <text:p>320,381</text:p>
          </table:table-cell>
          <table:table-cell office:value-type="float" office:value="322.301" calcext:value-type="float">
            <text:p>322,301</text:p>
          </table:table-cell>
          <table:table-cell office:value-type="float" office:value="323.746" calcext:value-type="float">
            <text:p>323,746</text:p>
          </table:table-cell>
          <table:table-cell office:value-type="float" office:value="324.803" calcext:value-type="float">
            <text:p>324,803</text:p>
          </table:table-cell>
          <table:table-cell office:value-type="float" office:value="325.544" calcext:value-type="float">
            <text:p>325,544</text:p>
          </table:table-cell>
          <table:table-cell office:value-type="float" office:value="326.025" calcext:value-type="float">
            <text:p>326,025</text:p>
          </table:table-cell>
          <table:table-cell office:value-type="float" office:value="326.289" calcext:value-type="float">
            <text:p>326,289</text:p>
          </table:table-cell>
          <table:table-cell office:value-type="float" office:value="326.375" calcext:value-type="float">
            <text:p>326,375</text:p>
          </table:table-cell>
          <table:table-cell office:value-type="float" office:value="326.309" calcext:value-type="float">
            <text:p>326,309</text:p>
          </table:table-cell>
          <table:table-cell office:value-type="float" office:value="326.117" calcext:value-type="float">
            <text:p>326,117</text:p>
          </table:table-cell>
          <table:table-cell office:value-type="float" office:value="325.818" calcext:value-type="float">
            <text:p>325,818</text:p>
          </table:table-cell>
          <table:table-cell office:value-type="float" office:value="325.426" calcext:value-type="float">
            <text:p>325,426</text:p>
          </table:table-cell>
          <table:table-cell office:value-type="float" office:value="324.956" calcext:value-type="float">
            <text:p>324,956</text:p>
          </table:table-cell>
          <table:table-cell office:value-type="float" office:value="324.417" calcext:value-type="float">
            <text:p>324,417</text:p>
          </table:table-cell>
          <table:table-cell office:value-type="float" office:value="323.818" calcext:value-type="float">
            <text:p>323,818</text:p>
          </table:table-cell>
          <table:table-cell office:value-type="float" office:value="323.166" calcext:value-type="float">
            <text:p>323,166</text:p>
          </table:table-cell>
          <table:table-cell office:value-type="float" office:value="322.467" calcext:value-type="float">
            <text:p>322,467</text:p>
          </table:table-cell>
          <table:table-cell office:value-type="float" office:value="321.724" calcext:value-type="float">
            <text:p>321,724</text:p>
          </table:table-cell>
          <table:table-cell office:value-type="float" office:value="320.94" calcext:value-type="float">
            <text:p>320,94</text:p>
          </table:table-cell>
          <table:table-cell office:value-type="float" office:value="320.118" calcext:value-type="float">
            <text:p>320,118</text:p>
          </table:table-cell>
          <table:table-cell office:value-type="float" office:value="319.258" calcext:value-type="float">
            <text:p>319,258</text:p>
          </table:table-cell>
          <table:table-cell office:value-type="float" office:value="318.359" calcext:value-type="float">
            <text:p>318,359</text:p>
          </table:table-cell>
          <table:table-cell office:value-type="float" office:value="317.421" calcext:value-type="float">
            <text:p>317,421</text:p>
          </table:table-cell>
          <table:table-cell office:value-type="float" office:value="316.439" calcext:value-type="float">
            <text:p>316,439</text:p>
          </table:table-cell>
          <table:table-cell office:value-type="float" office:value="315.411" calcext:value-type="float">
            <text:p>315,411</text:p>
          </table:table-cell>
          <table:table-cell office:value-type="float" office:value="314.331" calcext:value-type="float">
            <text:p>314,331</text:p>
          </table:table-cell>
          <table:table-cell office:value-type="float" office:value="313.189" calcext:value-type="float">
            <text:p>313,189</text:p>
          </table:table-cell>
          <table:table-cell office:value-type="float" office:value="311.976" calcext:value-type="float">
            <text:p>311,976</text:p>
          </table:table-cell>
          <table:table-cell office:value-type="float" office:value="310.678" calcext:value-type="float">
            <text:p>310,678</text:p>
          </table:table-cell>
          <table:table-cell office:value-type="float" office:value="309.277" calcext:value-type="float">
            <text:p>309,277</text:p>
          </table:table-cell>
          <table:table-cell office:value-type="float" office:value="307.753" calcext:value-type="float">
            <text:p>307,753</text:p>
          </table:table-cell>
          <table:table-cell office:value-type="float" office:value="306.079" calcext:value-type="float">
            <text:p>306,079</text:p>
          </table:table-cell>
          <table:table-cell office:value-type="float" office:value="304.23" calcext:value-type="float">
            <text:p>304,23</text:p>
          </table:table-cell>
          <table:table-cell office:value-type="float" office:value="302.193" calcext:value-type="float">
            <text:p>302,19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8.336" calcext:value-type="float">
            <text:p>308,336</text:p>
          </table:table-cell>
          <table:table-cell office:value-type="float" office:value="314.872" calcext:value-type="float">
            <text:p>314,872</text:p>
          </table:table-cell>
          <table:table-cell office:value-type="float" office:value="319.809" calcext:value-type="float">
            <text:p>319,809</text:p>
          </table:table-cell>
          <table:table-cell office:value-type="float" office:value="323.494" calcext:value-type="float">
            <text:p>323,494</text:p>
          </table:table-cell>
          <table:table-cell office:value-type="float" office:value="326.22" calcext:value-type="float">
            <text:p>326,22</text:p>
          </table:table-cell>
          <table:table-cell office:value-type="float" office:value="328.211" calcext:value-type="float">
            <text:p>328,211</text:p>
          </table:table-cell>
          <table:table-cell office:value-type="float" office:value="329.634" calcext:value-type="float">
            <text:p>329,634</text:p>
          </table:table-cell>
          <table:table-cell office:value-type="float" office:value="330.61" calcext:value-type="float">
            <text:p>330,61</text:p>
          </table:table-cell>
          <table:table-cell office:value-type="float" office:value="331.232" calcext:value-type="float">
            <text:p>331,232</text:p>
          </table:table-cell>
          <table:table-cell office:value-type="float" office:value="331.571" calcext:value-type="float">
            <text:p>331,571</text:p>
          </table:table-cell>
          <table:table-cell office:value-type="float" office:value="331.68" calcext:value-type="float">
            <text:p>331,68</text:p>
          </table:table-cell>
          <table:table-cell office:value-type="float" office:value="331.6" calcext:value-type="float">
            <text:p>331,6</text:p>
          </table:table-cell>
          <table:table-cell office:value-type="float" office:value="331.367" calcext:value-type="float">
            <text:p>331,367</text:p>
          </table:table-cell>
          <table:table-cell office:value-type="float" office:value="331.005" calcext:value-type="float">
            <text:p>331,005</text:p>
          </table:table-cell>
          <table:table-cell office:value-type="float" office:value="330.536" calcext:value-type="float">
            <text:p>330,536</text:p>
          </table:table-cell>
          <table:table-cell office:value-type="float" office:value="329.977" calcext:value-type="float">
            <text:p>329,977</text:p>
          </table:table-cell>
          <table:table-cell office:value-type="float" office:value="329.342" calcext:value-type="float">
            <text:p>329,342</text:p>
          </table:table-cell>
          <table:table-cell office:value-type="float" office:value="328.642" calcext:value-type="float">
            <text:p>328,642</text:p>
          </table:table-cell>
          <table:table-cell office:value-type="float" office:value="327.885" calcext:value-type="float">
            <text:p>327,885</text:p>
          </table:table-cell>
          <table:table-cell office:value-type="float" office:value="327.079" calcext:value-type="float">
            <text:p>327,079</text:p>
          </table:table-cell>
          <table:table-cell office:value-type="float" office:value="326.23" calcext:value-type="float">
            <text:p>326,23</text:p>
          </table:table-cell>
          <table:table-cell office:value-type="float" office:value="325.34" calcext:value-type="float">
            <text:p>325,34</text:p>
          </table:table-cell>
          <table:table-cell office:value-type="float" office:value="324.415" calcext:value-type="float">
            <text:p>324,415</text:p>
          </table:table-cell>
          <table:table-cell office:value-type="float" office:value="323.453" calcext:value-type="float">
            <text:p>323,453</text:p>
          </table:table-cell>
          <table:table-cell office:value-type="float" office:value="322.458" calcext:value-type="float">
            <text:p>322,458</text:p>
          </table:table-cell>
          <table:table-cell office:value-type="float" office:value="321.426" calcext:value-type="float">
            <text:p>321,426</text:p>
          </table:table-cell>
          <table:table-cell office:value-type="float" office:value="320.357" calcext:value-type="float">
            <text:p>320,357</text:p>
          </table:table-cell>
          <table:table-cell office:value-type="float" office:value="319.248" calcext:value-type="float">
            <text:p>319,248</text:p>
          </table:table-cell>
          <table:table-cell office:value-type="float" office:value="318.091" calcext:value-type="float">
            <text:p>318,091</text:p>
          </table:table-cell>
          <table:table-cell office:value-type="float" office:value="316.882" calcext:value-type="float">
            <text:p>316,882</text:p>
          </table:table-cell>
          <table:table-cell office:value-type="float" office:value="315.608" calcext:value-type="float">
            <text:p>315,608</text:p>
          </table:table-cell>
          <table:table-cell office:value-type="float" office:value="314.257" calcext:value-type="float">
            <text:p>314,257</text:p>
          </table:table-cell>
          <table:table-cell office:value-type="float" office:value="312.81" calcext:value-type="float">
            <text:p>312,81</text:p>
          </table:table-cell>
          <table:table-cell office:value-type="float" office:value="311.242" calcext:value-type="float">
            <text:p>311,242</text:p>
          </table:table-cell>
          <table:table-cell office:value-type="float" office:value="309.52" calcext:value-type="float">
            <text:p>309,52</text:p>
          </table:table-cell>
          <table:table-cell office:value-type="float" office:value="307.597" calcext:value-type="float">
            <text:p>307,597</text:p>
          </table:table-cell>
          <table:table-cell office:value-type="float" office:value="305.412" calcext:value-type="float">
            <text:p>305,412</text:p>
          </table:table-cell>
          <table:table-cell office:value-type="float" office:value="302.894" calcext:value-type="float">
            <text:p>302,89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.883" calcext:value-type="float">
            <text:p>300,883</text:p>
          </table:table-cell>
          <table:table-cell office:value-type="float" office:value="313.409" calcext:value-type="float">
            <text:p>313,409</text:p>
          </table:table-cell>
          <table:table-cell office:value-type="float" office:value="321.78" calcext:value-type="float">
            <text:p>321,78</text:p>
          </table:table-cell>
          <table:table-cell office:value-type="float" office:value="327.545" calcext:value-type="float">
            <text:p>327,545</text:p>
          </table:table-cell>
          <table:table-cell office:value-type="float" office:value="331.568" calcext:value-type="float">
            <text:p>331,568</text:p>
          </table:table-cell>
          <table:table-cell office:value-type="float" office:value="334.374" calcext:value-type="float">
            <text:p>334,374</text:p>
          </table:table-cell>
          <table:table-cell office:value-type="float" office:value="336.303" calcext:value-type="float">
            <text:p>336,303</text:p>
          </table:table-cell>
          <table:table-cell office:value-type="float" office:value="337.581" calcext:value-type="float">
            <text:p>337,581</text:p>
          </table:table-cell>
          <table:table-cell office:value-type="float" office:value="338.366" calcext:value-type="float">
            <text:p>338,366</text:p>
          </table:table-cell>
          <table:table-cell office:value-type="float" office:value="338.77" calcext:value-type="float">
            <text:p>338,77</text:p>
          </table:table-cell>
          <table:table-cell office:value-type="float" office:value="338.875" calcext:value-type="float">
            <text:p>338,875</text:p>
          </table:table-cell>
          <table:table-cell office:value-type="float" office:value="338.744" calcext:value-type="float">
            <text:p>338,744</text:p>
          </table:table-cell>
          <table:table-cell office:value-type="float" office:value="338.423" calcext:value-type="float">
            <text:p>338,423</text:p>
          </table:table-cell>
          <table:table-cell office:value-type="float" office:value="337.949" calcext:value-type="float">
            <text:p>337,949</text:p>
          </table:table-cell>
          <table:table-cell office:value-type="float" office:value="337.35" calcext:value-type="float">
            <text:p>337,35</text:p>
          </table:table-cell>
          <table:table-cell office:value-type="float" office:value="336.648" calcext:value-type="float">
            <text:p>336,648</text:p>
          </table:table-cell>
          <table:table-cell office:value-type="float" office:value="335.862" calcext:value-type="float">
            <text:p>335,862</text:p>
          </table:table-cell>
          <table:table-cell office:value-type="float" office:value="335.006" calcext:value-type="float">
            <text:p>335,006</text:p>
          </table:table-cell>
          <table:table-cell office:value-type="float" office:value="334.091" calcext:value-type="float">
            <text:p>334,091</text:p>
          </table:table-cell>
          <table:table-cell office:value-type="float" office:value="333.125" calcext:value-type="float">
            <text:p>333,125</text:p>
          </table:table-cell>
          <table:table-cell office:value-type="float" office:value="332.118" calcext:value-type="float">
            <text:p>332,118</text:p>
          </table:table-cell>
          <table:table-cell office:value-type="float" office:value="331.072" calcext:value-type="float">
            <text:p>331,072</text:p>
          </table:table-cell>
          <table:table-cell office:value-type="float" office:value="329.994" calcext:value-type="float">
            <text:p>329,994</text:p>
          </table:table-cell>
          <table:table-cell office:value-type="float" office:value="328.885" calcext:value-type="float">
            <text:p>328,885</text:p>
          </table:table-cell>
          <table:table-cell office:value-type="float" office:value="327.746" calcext:value-type="float">
            <text:p>327,746</text:p>
          </table:table-cell>
          <table:table-cell office:value-type="float" office:value="326.578" calcext:value-type="float">
            <text:p>326,578</text:p>
          </table:table-cell>
          <table:table-cell office:value-type="float" office:value="325.379" calcext:value-type="float">
            <text:p>325,379</text:p>
          </table:table-cell>
          <table:table-cell office:value-type="float" office:value="324.147" calcext:value-type="float">
            <text:p>324,147</text:p>
          </table:table-cell>
          <table:table-cell office:value-type="float" office:value="322.878" calcext:value-type="float">
            <text:p>322,878</text:p>
          </table:table-cell>
          <table:table-cell office:value-type="float" office:value="321.566" calcext:value-type="float">
            <text:p>321,566</text:p>
          </table:table-cell>
          <table:table-cell office:value-type="float" office:value="320.201" calcext:value-type="float">
            <text:p>320,201</text:p>
          </table:table-cell>
          <table:table-cell office:value-type="float" office:value="318.772" calcext:value-type="float">
            <text:p>318,772</text:p>
          </table:table-cell>
          <table:table-cell office:value-type="float" office:value="317.262" calcext:value-type="float">
            <text:p>317,262</text:p>
          </table:table-cell>
          <table:table-cell office:value-type="float" office:value="315.648" calcext:value-type="float">
            <text:p>315,648</text:p>
          </table:table-cell>
          <table:table-cell office:value-type="float" office:value="313.899" calcext:value-type="float">
            <text:p>313,899</text:p>
          </table:table-cell>
          <table:table-cell office:value-type="float" office:value="311.966" calcext:value-type="float">
            <text:p>311,966</text:p>
          </table:table-cell>
          <table:table-cell office:value-type="float" office:value="309.78" calcext:value-type="float">
            <text:p>309,78</text:p>
          </table:table-cell>
          <table:table-cell office:value-type="float" office:value="307.232" calcext:value-type="float">
            <text:p>307,232</text:p>
          </table:table-cell>
          <table:table-cell office:value-type="float" office:value="304.14" calcext:value-type="float">
            <text:p>304,14</text:p>
          </table:table-cell>
          <table:table-cell office:value-type="float" office:value="300.184" calcext:value-type="float">
            <text:p>300,184</text:p>
          </table:table-cell>
        </table:table-row>
        <table:table-row table:style-name="ro1">
          <table:table-cell office:value-type="float" office:value="300.883" calcext:value-type="float">
            <text:p>300,883</text:p>
          </table:table-cell>
          <table:table-cell office:value-type="float" office:value="315.655" calcext:value-type="float">
            <text:p>315,655</text:p>
          </table:table-cell>
          <table:table-cell office:value-type="float" office:value="325.274" calcext:value-type="float">
            <text:p>325,274</text:p>
          </table:table-cell>
          <table:table-cell office:value-type="float" office:value="331.671" calcext:value-type="float">
            <text:p>331,671</text:p>
          </table:table-cell>
          <table:table-cell office:value-type="float" office:value="335.983" calcext:value-type="float">
            <text:p>335,983</text:p>
          </table:table-cell>
          <table:table-cell office:value-type="float" office:value="338.891" calcext:value-type="float">
            <text:p>338,891</text:p>
          </table:table-cell>
          <table:table-cell office:value-type="float" office:value="340.817" calcext:value-type="float">
            <text:p>340,817</text:p>
          </table:table-cell>
          <table:table-cell office:value-type="float" office:value="342.033" calcext:value-type="float">
            <text:p>342,033</text:p>
          </table:table-cell>
          <table:table-cell office:value-type="float" office:value="342.722" calcext:value-type="float">
            <text:p>342,722</text:p>
          </table:table-cell>
          <table:table-cell office:value-type="float" office:value="343.011" calcext:value-type="float">
            <text:p>343,011</text:p>
          </table:table-cell>
          <table:table-cell office:value-type="float" office:value="342.99" calcext:value-type="float">
            <text:p>342,99</text:p>
          </table:table-cell>
          <table:table-cell office:value-type="float" office:value="342.727" calcext:value-type="float">
            <text:p>342,727</text:p>
          </table:table-cell>
          <table:table-cell office:value-type="float" office:value="342.272" calcext:value-type="float">
            <text:p>342,272</text:p>
          </table:table-cell>
          <table:table-cell office:value-type="float" office:value="341.664" calcext:value-type="float">
            <text:p>341,664</text:p>
          </table:table-cell>
          <table:table-cell office:value-type="float" office:value="340.932" calcext:value-type="float">
            <text:p>340,932</text:p>
          </table:table-cell>
          <table:table-cell office:value-type="float" office:value="340.1" calcext:value-type="float">
            <text:p>340,1</text:p>
          </table:table-cell>
          <table:table-cell office:value-type="float" office:value="339.187" calcext:value-type="float">
            <text:p>339,187</text:p>
          </table:table-cell>
          <table:table-cell office:value-type="float" office:value="338.206" calcext:value-type="float">
            <text:p>338,206</text:p>
          </table:table-cell>
          <table:table-cell office:value-type="float" office:value="337.17" calcext:value-type="float">
            <text:p>337,17</text:p>
          </table:table-cell>
          <table:table-cell office:value-type="float" office:value="336.087" calcext:value-type="float">
            <text:p>336,087</text:p>
          </table:table-cell>
          <table:table-cell office:value-type="float" office:value="334.965" calcext:value-type="float">
            <text:p>334,965</text:p>
          </table:table-cell>
          <table:table-cell office:value-type="float" office:value="333.81" calcext:value-type="float">
            <text:p>333,81</text:p>
          </table:table-cell>
          <table:table-cell office:value-type="float" office:value="332.624" calcext:value-type="float">
            <text:p>332,624</text:p>
          </table:table-cell>
          <table:table-cell office:value-type="float" office:value="331.411" calcext:value-type="float">
            <text:p>331,411</text:p>
          </table:table-cell>
          <table:table-cell office:value-type="float" office:value="330.172" calcext:value-type="float">
            <text:p>330,172</text:p>
          </table:table-cell>
          <table:table-cell office:value-type="float" office:value="328.906" calcext:value-type="float">
            <text:p>328,906</text:p>
          </table:table-cell>
          <table:table-cell office:value-type="float" office:value="327.613" calcext:value-type="float">
            <text:p>327,613</text:p>
          </table:table-cell>
          <table:table-cell office:value-type="float" office:value="326.289" calcext:value-type="float">
            <text:p>326,289</text:p>
          </table:table-cell>
          <table:table-cell office:value-type="float" office:value="324.929" calcext:value-type="float">
            <text:p>324,929</text:p>
          </table:table-cell>
          <table:table-cell office:value-type="float" office:value="323.527" calcext:value-type="float">
            <text:p>323,527</text:p>
          </table:table-cell>
          <table:table-cell office:value-type="float" office:value="322.073" calcext:value-type="float">
            <text:p>322,073</text:p>
          </table:table-cell>
          <table:table-cell office:value-type="float" office:value="320.554" calcext:value-type="float">
            <text:p>320,554</text:p>
          </table:table-cell>
          <table:table-cell office:value-type="float" office:value="318.952" calcext:value-type="float">
            <text:p>318,952</text:p>
          </table:table-cell>
          <table:table-cell office:value-type="float" office:value="317.241" calcext:value-type="float">
            <text:p>317,241</text:p>
          </table:table-cell>
          <table:table-cell office:value-type="float" office:value="315.381" calcext:value-type="float">
            <text:p>315,381</text:p>
          </table:table-cell>
          <table:table-cell office:value-type="float" office:value="313.318" calcext:value-type="float">
            <text:p>313,318</text:p>
          </table:table-cell>
          <table:table-cell office:value-type="float" office:value="310.963" calcext:value-type="float">
            <text:p>310,963</text:p>
          </table:table-cell>
          <table:table-cell office:value-type="float" office:value="308.175" calcext:value-type="float">
            <text:p>308,175</text:p>
          </table:table-cell>
          <table:table-cell office:value-type="float" office:value="304.716" calcext:value-type="float">
            <text:p>304,716</text:p>
          </table:table-cell>
          <table:table-cell office:value-type="float" office:value="300.184" calcext:value-type="float">
            <text:p>300,184</text:p>
          </table:table-cell>
        </table:table-row>
        <table:table-row table:style-name="ro1">
          <table:table-cell office:value-type="float" office:value="300.883" calcext:value-type="float">
            <text:p>300,883</text:p>
          </table:table-cell>
          <table:table-cell office:value-type="float" office:value="316.303" calcext:value-type="float">
            <text:p>316,303</text:p>
          </table:table-cell>
          <table:table-cell office:value-type="float" office:value="326.337" calcext:value-type="float">
            <text:p>326,337</text:p>
          </table:table-cell>
          <table:table-cell office:value-type="float" office:value="332.96" calcext:value-type="float">
            <text:p>332,96</text:p>
          </table:table-cell>
          <table:table-cell office:value-type="float" office:value="337.383" calcext:value-type="float">
            <text:p>337,383</text:p>
          </table:table-cell>
          <table:table-cell office:value-type="float" office:value="340.334" calcext:value-type="float">
            <text:p>340,334</text:p>
          </table:table-cell>
          <table:table-cell office:value-type="float" office:value="342.265" calcext:value-type="float">
            <text:p>342,265</text:p>
          </table:table-cell>
          <table:table-cell office:value-type="float" office:value="343.464" calcext:value-type="float">
            <text:p>343,464</text:p>
          </table:table-cell>
          <table:table-cell office:value-type="float" office:value="344.124" calcext:value-type="float">
            <text:p>344,124</text:p>
          </table:table-cell>
          <table:table-cell office:value-type="float" office:value="344.377" calcext:value-type="float">
            <text:p>344,377</text:p>
          </table:table-cell>
          <table:table-cell office:value-type="float" office:value="344.317" calcext:value-type="float">
            <text:p>344,317</text:p>
          </table:table-cell>
          <table:table-cell office:value-type="float" office:value="344.012" calcext:value-type="float">
            <text:p>344,012</text:p>
          </table:table-cell>
          <table:table-cell office:value-type="float" office:value="343.515" calcext:value-type="float">
            <text:p>343,515</text:p>
          </table:table-cell>
          <table:table-cell office:value-type="float" office:value="342.863" calcext:value-type="float">
            <text:p>342,863</text:p>
          </table:table-cell>
          <table:table-cell office:value-type="float" office:value="342.089" calcext:value-type="float">
            <text:p>342,089</text:p>
          </table:table-cell>
          <table:table-cell office:value-type="float" office:value="341.215" calcext:value-type="float">
            <text:p>341,215</text:p>
          </table:table-cell>
          <table:table-cell office:value-type="float" office:value="340.26" calcext:value-type="float">
            <text:p>340,26</text:p>
          </table:table-cell>
          <table:table-cell office:value-type="float" office:value="339.239" calcext:value-type="float">
            <text:p>339,239</text:p>
          </table:table-cell>
          <table:table-cell office:value-type="float" office:value="338.164" calcext:value-type="float">
            <text:p>338,164</text:p>
          </table:table-cell>
          <table:table-cell office:value-type="float" office:value="337.044" calcext:value-type="float">
            <text:p>337,044</text:p>
          </table:table-cell>
          <table:table-cell office:value-type="float" office:value="335.885" calcext:value-type="float">
            <text:p>335,885</text:p>
          </table:table-cell>
          <table:table-cell office:value-type="float" office:value="334.694" calcext:value-type="float">
            <text:p>334,694</text:p>
          </table:table-cell>
          <table:table-cell office:value-type="float" office:value="333.474" calcext:value-type="float">
            <text:p>333,474</text:p>
          </table:table-cell>
          <table:table-cell office:value-type="float" office:value="332.227" calcext:value-type="float">
            <text:p>332,227</text:p>
          </table:table-cell>
          <table:table-cell office:value-type="float" office:value="330.956" calcext:value-type="float">
            <text:p>330,956</text:p>
          </table:table-cell>
          <table:table-cell office:value-type="float" office:value="329.658" calcext:value-type="float">
            <text:p>329,658</text:p>
          </table:table-cell>
          <table:table-cell office:value-type="float" office:value="328.334" calcext:value-type="float">
            <text:p>328,334</text:p>
          </table:table-cell>
          <table:table-cell office:value-type="float" office:value="326.98" calcext:value-type="float">
            <text:p>326,98</text:p>
          </table:table-cell>
          <table:table-cell office:value-type="float" office:value="325.591" calcext:value-type="float">
            <text:p>325,591</text:p>
          </table:table-cell>
          <table:table-cell office:value-type="float" office:value="324.16" calcext:value-type="float">
            <text:p>324,16</text:p>
          </table:table-cell>
          <table:table-cell office:value-type="float" office:value="322.678" calcext:value-type="float">
            <text:p>322,678</text:p>
          </table:table-cell>
          <table:table-cell office:value-type="float" office:value="321.13" calcext:value-type="float">
            <text:p>321,13</text:p>
          </table:table-cell>
          <table:table-cell office:value-type="float" office:value="319.497" calcext:value-type="float">
            <text:p>319,497</text:p>
          </table:table-cell>
          <table:table-cell office:value-type="float" office:value="317.753" calcext:value-type="float">
            <text:p>317,753</text:p>
          </table:table-cell>
          <table:table-cell office:value-type="float" office:value="315.857" calcext:value-type="float">
            <text:p>315,857</text:p>
          </table:table-cell>
          <table:table-cell office:value-type="float" office:value="313.75" calcext:value-type="float">
            <text:p>313,75</text:p>
          </table:table-cell>
          <table:table-cell office:value-type="float" office:value="311.337" calcext:value-type="float">
            <text:p>311,337</text:p>
          </table:table-cell>
          <table:table-cell office:value-type="float" office:value="308.466" calcext:value-type="float">
            <text:p>308,466</text:p>
          </table:table-cell>
          <table:table-cell office:value-type="float" office:value="304.885" calcext:value-type="float">
            <text:p>304,885</text:p>
          </table:table-cell>
          <table:table-cell office:value-type="float" office:value="300.184" calcext:value-type="float">
            <text:p>300,184</text:p>
          </table:table-cell>
        </table:table-row>
        <table:table-row table:style-name="ro1">
          <table:table-cell office:value-type="float" office:value="300.883" calcext:value-type="float">
            <text:p>300,883</text:p>
          </table:table-cell>
          <table:table-cell office:value-type="float" office:value="315.655" calcext:value-type="float">
            <text:p>315,655</text:p>
          </table:table-cell>
          <table:table-cell office:value-type="float" office:value="325.274" calcext:value-type="float">
            <text:p>325,274</text:p>
          </table:table-cell>
          <table:table-cell office:value-type="float" office:value="331.671" calcext:value-type="float">
            <text:p>331,671</text:p>
          </table:table-cell>
          <table:table-cell office:value-type="float" office:value="335.983" calcext:value-type="float">
            <text:p>335,983</text:p>
          </table:table-cell>
          <table:table-cell office:value-type="float" office:value="338.891" calcext:value-type="float">
            <text:p>338,891</text:p>
          </table:table-cell>
          <table:table-cell office:value-type="float" office:value="340.817" calcext:value-type="float">
            <text:p>340,817</text:p>
          </table:table-cell>
          <table:table-cell office:value-type="float" office:value="342.033" calcext:value-type="float">
            <text:p>342,033</text:p>
          </table:table-cell>
          <table:table-cell office:value-type="float" office:value="342.722" calcext:value-type="float">
            <text:p>342,722</text:p>
          </table:table-cell>
          <table:table-cell office:value-type="float" office:value="343.011" calcext:value-type="float">
            <text:p>343,011</text:p>
          </table:table-cell>
          <table:table-cell office:value-type="float" office:value="342.99" calcext:value-type="float">
            <text:p>342,99</text:p>
          </table:table-cell>
          <table:table-cell office:value-type="float" office:value="342.727" calcext:value-type="float">
            <text:p>342,727</text:p>
          </table:table-cell>
          <table:table-cell office:value-type="float" office:value="342.272" calcext:value-type="float">
            <text:p>342,272</text:p>
          </table:table-cell>
          <table:table-cell office:value-type="float" office:value="341.664" calcext:value-type="float">
            <text:p>341,664</text:p>
          </table:table-cell>
          <table:table-cell office:value-type="float" office:value="340.932" calcext:value-type="float">
            <text:p>340,932</text:p>
          </table:table-cell>
          <table:table-cell office:value-type="float" office:value="340.1" calcext:value-type="float">
            <text:p>340,1</text:p>
          </table:table-cell>
          <table:table-cell office:value-type="float" office:value="339.187" calcext:value-type="float">
            <text:p>339,187</text:p>
          </table:table-cell>
          <table:table-cell office:value-type="float" office:value="338.206" calcext:value-type="float">
            <text:p>338,206</text:p>
          </table:table-cell>
          <table:table-cell office:value-type="float" office:value="337.17" calcext:value-type="float">
            <text:p>337,17</text:p>
          </table:table-cell>
          <table:table-cell office:value-type="float" office:value="336.087" calcext:value-type="float">
            <text:p>336,087</text:p>
          </table:table-cell>
          <table:table-cell office:value-type="float" office:value="334.965" calcext:value-type="float">
            <text:p>334,965</text:p>
          </table:table-cell>
          <table:table-cell office:value-type="float" office:value="333.81" calcext:value-type="float">
            <text:p>333,81</text:p>
          </table:table-cell>
          <table:table-cell office:value-type="float" office:value="332.624" calcext:value-type="float">
            <text:p>332,624</text:p>
          </table:table-cell>
          <table:table-cell office:value-type="float" office:value="331.411" calcext:value-type="float">
            <text:p>331,411</text:p>
          </table:table-cell>
          <table:table-cell office:value-type="float" office:value="330.172" calcext:value-type="float">
            <text:p>330,172</text:p>
          </table:table-cell>
          <table:table-cell office:value-type="float" office:value="328.906" calcext:value-type="float">
            <text:p>328,906</text:p>
          </table:table-cell>
          <table:table-cell office:value-type="float" office:value="327.613" calcext:value-type="float">
            <text:p>327,613</text:p>
          </table:table-cell>
          <table:table-cell office:value-type="float" office:value="326.289" calcext:value-type="float">
            <text:p>326,289</text:p>
          </table:table-cell>
          <table:table-cell office:value-type="float" office:value="324.929" calcext:value-type="float">
            <text:p>324,929</text:p>
          </table:table-cell>
          <table:table-cell office:value-type="float" office:value="323.527" calcext:value-type="float">
            <text:p>323,527</text:p>
          </table:table-cell>
          <table:table-cell office:value-type="float" office:value="322.073" calcext:value-type="float">
            <text:p>322,073</text:p>
          </table:table-cell>
          <table:table-cell office:value-type="float" office:value="320.554" calcext:value-type="float">
            <text:p>320,554</text:p>
          </table:table-cell>
          <table:table-cell office:value-type="float" office:value="318.952" calcext:value-type="float">
            <text:p>318,952</text:p>
          </table:table-cell>
          <table:table-cell office:value-type="float" office:value="317.241" calcext:value-type="float">
            <text:p>317,241</text:p>
          </table:table-cell>
          <table:table-cell office:value-type="float" office:value="315.381" calcext:value-type="float">
            <text:p>315,381</text:p>
          </table:table-cell>
          <table:table-cell office:value-type="float" office:value="313.318" calcext:value-type="float">
            <text:p>313,318</text:p>
          </table:table-cell>
          <table:table-cell office:value-type="float" office:value="310.963" calcext:value-type="float">
            <text:p>310,963</text:p>
          </table:table-cell>
          <table:table-cell office:value-type="float" office:value="308.175" calcext:value-type="float">
            <text:p>308,175</text:p>
          </table:table-cell>
          <table:table-cell office:value-type="float" office:value="304.716" calcext:value-type="float">
            <text:p>304,716</text:p>
          </table:table-cell>
          <table:table-cell office:value-type="float" office:value="300.184" calcext:value-type="float">
            <text:p>300,184</text:p>
          </table:table-cell>
        </table:table-row>
        <table:table-row table:style-name="ro1">
          <table:table-cell office:value-type="float" office:value="300.883" calcext:value-type="float">
            <text:p>300,883</text:p>
          </table:table-cell>
          <table:table-cell office:value-type="float" office:value="313.409" calcext:value-type="float">
            <text:p>313,409</text:p>
          </table:table-cell>
          <table:table-cell office:value-type="float" office:value="321.78" calcext:value-type="float">
            <text:p>321,78</text:p>
          </table:table-cell>
          <table:table-cell office:value-type="float" office:value="327.545" calcext:value-type="float">
            <text:p>327,545</text:p>
          </table:table-cell>
          <table:table-cell office:value-type="float" office:value="331.568" calcext:value-type="float">
            <text:p>331,568</text:p>
          </table:table-cell>
          <table:table-cell office:value-type="float" office:value="334.374" calcext:value-type="float">
            <text:p>334,374</text:p>
          </table:table-cell>
          <table:table-cell office:value-type="float" office:value="336.303" calcext:value-type="float">
            <text:p>336,303</text:p>
          </table:table-cell>
          <table:table-cell office:value-type="float" office:value="337.581" calcext:value-type="float">
            <text:p>337,581</text:p>
          </table:table-cell>
          <table:table-cell office:value-type="float" office:value="338.366" calcext:value-type="float">
            <text:p>338,366</text:p>
          </table:table-cell>
          <table:table-cell office:value-type="float" office:value="338.77" calcext:value-type="float">
            <text:p>338,77</text:p>
          </table:table-cell>
          <table:table-cell office:value-type="float" office:value="338.875" calcext:value-type="float">
            <text:p>338,875</text:p>
          </table:table-cell>
          <table:table-cell office:value-type="float" office:value="338.744" calcext:value-type="float">
            <text:p>338,744</text:p>
          </table:table-cell>
          <table:table-cell office:value-type="float" office:value="338.423" calcext:value-type="float">
            <text:p>338,423</text:p>
          </table:table-cell>
          <table:table-cell office:value-type="float" office:value="337.949" calcext:value-type="float">
            <text:p>337,949</text:p>
          </table:table-cell>
          <table:table-cell office:value-type="float" office:value="337.35" calcext:value-type="float">
            <text:p>337,35</text:p>
          </table:table-cell>
          <table:table-cell office:value-type="float" office:value="336.648" calcext:value-type="float">
            <text:p>336,648</text:p>
          </table:table-cell>
          <table:table-cell office:value-type="float" office:value="335.862" calcext:value-type="float">
            <text:p>335,862</text:p>
          </table:table-cell>
          <table:table-cell office:value-type="float" office:value="335.006" calcext:value-type="float">
            <text:p>335,006</text:p>
          </table:table-cell>
          <table:table-cell office:value-type="float" office:value="334.091" calcext:value-type="float">
            <text:p>334,091</text:p>
          </table:table-cell>
          <table:table-cell office:value-type="float" office:value="333.125" calcext:value-type="float">
            <text:p>333,125</text:p>
          </table:table-cell>
          <table:table-cell office:value-type="float" office:value="332.118" calcext:value-type="float">
            <text:p>332,118</text:p>
          </table:table-cell>
          <table:table-cell office:value-type="float" office:value="331.072" calcext:value-type="float">
            <text:p>331,072</text:p>
          </table:table-cell>
          <table:table-cell office:value-type="float" office:value="329.994" calcext:value-type="float">
            <text:p>329,994</text:p>
          </table:table-cell>
          <table:table-cell office:value-type="float" office:value="328.885" calcext:value-type="float">
            <text:p>328,885</text:p>
          </table:table-cell>
          <table:table-cell office:value-type="float" office:value="327.746" calcext:value-type="float">
            <text:p>327,746</text:p>
          </table:table-cell>
          <table:table-cell office:value-type="float" office:value="326.578" calcext:value-type="float">
            <text:p>326,578</text:p>
          </table:table-cell>
          <table:table-cell office:value-type="float" office:value="325.379" calcext:value-type="float">
            <text:p>325,379</text:p>
          </table:table-cell>
          <table:table-cell office:value-type="float" office:value="324.147" calcext:value-type="float">
            <text:p>324,147</text:p>
          </table:table-cell>
          <table:table-cell office:value-type="float" office:value="322.878" calcext:value-type="float">
            <text:p>322,878</text:p>
          </table:table-cell>
          <table:table-cell office:value-type="float" office:value="321.566" calcext:value-type="float">
            <text:p>321,566</text:p>
          </table:table-cell>
          <table:table-cell office:value-type="float" office:value="320.201" calcext:value-type="float">
            <text:p>320,201</text:p>
          </table:table-cell>
          <table:table-cell office:value-type="float" office:value="318.772" calcext:value-type="float">
            <text:p>318,772</text:p>
          </table:table-cell>
          <table:table-cell office:value-type="float" office:value="317.262" calcext:value-type="float">
            <text:p>317,262</text:p>
          </table:table-cell>
          <table:table-cell office:value-type="float" office:value="315.648" calcext:value-type="float">
            <text:p>315,648</text:p>
          </table:table-cell>
          <table:table-cell office:value-type="float" office:value="313.899" calcext:value-type="float">
            <text:p>313,899</text:p>
          </table:table-cell>
          <table:table-cell office:value-type="float" office:value="311.966" calcext:value-type="float">
            <text:p>311,966</text:p>
          </table:table-cell>
          <table:table-cell office:value-type="float" office:value="309.78" calcext:value-type="float">
            <text:p>309,78</text:p>
          </table:table-cell>
          <table:table-cell office:value-type="float" office:value="307.232" calcext:value-type="float">
            <text:p>307,232</text:p>
          </table:table-cell>
          <table:table-cell office:value-type="float" office:value="304.14" calcext:value-type="float">
            <text:p>304,14</text:p>
          </table:table-cell>
          <table:table-cell office:value-type="float" office:value="300.184" calcext:value-type="float">
            <text:p>300,18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8.336" calcext:value-type="float">
            <text:p>308,336</text:p>
          </table:table-cell>
          <table:table-cell office:value-type="float" office:value="314.872" calcext:value-type="float">
            <text:p>314,872</text:p>
          </table:table-cell>
          <table:table-cell office:value-type="float" office:value="319.809" calcext:value-type="float">
            <text:p>319,809</text:p>
          </table:table-cell>
          <table:table-cell office:value-type="float" office:value="323.494" calcext:value-type="float">
            <text:p>323,494</text:p>
          </table:table-cell>
          <table:table-cell office:value-type="float" office:value="326.22" calcext:value-type="float">
            <text:p>326,22</text:p>
          </table:table-cell>
          <table:table-cell office:value-type="float" office:value="328.211" calcext:value-type="float">
            <text:p>328,211</text:p>
          </table:table-cell>
          <table:table-cell office:value-type="float" office:value="329.634" calcext:value-type="float">
            <text:p>329,634</text:p>
          </table:table-cell>
          <table:table-cell office:value-type="float" office:value="330.61" calcext:value-type="float">
            <text:p>330,61</text:p>
          </table:table-cell>
          <table:table-cell office:value-type="float" office:value="331.232" calcext:value-type="float">
            <text:p>331,232</text:p>
          </table:table-cell>
          <table:table-cell office:value-type="float" office:value="331.571" calcext:value-type="float">
            <text:p>331,571</text:p>
          </table:table-cell>
          <table:table-cell office:value-type="float" office:value="331.68" calcext:value-type="float">
            <text:p>331,68</text:p>
          </table:table-cell>
          <table:table-cell office:value-type="float" office:value="331.6" calcext:value-type="float">
            <text:p>331,6</text:p>
          </table:table-cell>
          <table:table-cell office:value-type="float" office:value="331.367" calcext:value-type="float">
            <text:p>331,367</text:p>
          </table:table-cell>
          <table:table-cell office:value-type="float" office:value="331.005" calcext:value-type="float">
            <text:p>331,005</text:p>
          </table:table-cell>
          <table:table-cell office:value-type="float" office:value="330.536" calcext:value-type="float">
            <text:p>330,536</text:p>
          </table:table-cell>
          <table:table-cell office:value-type="float" office:value="329.977" calcext:value-type="float">
            <text:p>329,977</text:p>
          </table:table-cell>
          <table:table-cell office:value-type="float" office:value="329.342" calcext:value-type="float">
            <text:p>329,342</text:p>
          </table:table-cell>
          <table:table-cell office:value-type="float" office:value="328.642" calcext:value-type="float">
            <text:p>328,642</text:p>
          </table:table-cell>
          <table:table-cell office:value-type="float" office:value="327.885" calcext:value-type="float">
            <text:p>327,885</text:p>
          </table:table-cell>
          <table:table-cell office:value-type="float" office:value="327.079" calcext:value-type="float">
            <text:p>327,079</text:p>
          </table:table-cell>
          <table:table-cell office:value-type="float" office:value="326.23" calcext:value-type="float">
            <text:p>326,23</text:p>
          </table:table-cell>
          <table:table-cell office:value-type="float" office:value="325.34" calcext:value-type="float">
            <text:p>325,34</text:p>
          </table:table-cell>
          <table:table-cell office:value-type="float" office:value="324.415" calcext:value-type="float">
            <text:p>324,415</text:p>
          </table:table-cell>
          <table:table-cell office:value-type="float" office:value="323.453" calcext:value-type="float">
            <text:p>323,453</text:p>
          </table:table-cell>
          <table:table-cell office:value-type="float" office:value="322.458" calcext:value-type="float">
            <text:p>322,458</text:p>
          </table:table-cell>
          <table:table-cell office:value-type="float" office:value="321.426" calcext:value-type="float">
            <text:p>321,426</text:p>
          </table:table-cell>
          <table:table-cell office:value-type="float" office:value="320.357" calcext:value-type="float">
            <text:p>320,357</text:p>
          </table:table-cell>
          <table:table-cell office:value-type="float" office:value="319.248" calcext:value-type="float">
            <text:p>319,248</text:p>
          </table:table-cell>
          <table:table-cell office:value-type="float" office:value="318.091" calcext:value-type="float">
            <text:p>318,091</text:p>
          </table:table-cell>
          <table:table-cell office:value-type="float" office:value="316.882" calcext:value-type="float">
            <text:p>316,882</text:p>
          </table:table-cell>
          <table:table-cell office:value-type="float" office:value="315.608" calcext:value-type="float">
            <text:p>315,608</text:p>
          </table:table-cell>
          <table:table-cell office:value-type="float" office:value="314.257" calcext:value-type="float">
            <text:p>314,257</text:p>
          </table:table-cell>
          <table:table-cell office:value-type="float" office:value="312.81" calcext:value-type="float">
            <text:p>312,81</text:p>
          </table:table-cell>
          <table:table-cell office:value-type="float" office:value="311.242" calcext:value-type="float">
            <text:p>311,242</text:p>
          </table:table-cell>
          <table:table-cell office:value-type="float" office:value="309.52" calcext:value-type="float">
            <text:p>309,52</text:p>
          </table:table-cell>
          <table:table-cell office:value-type="float" office:value="307.597" calcext:value-type="float">
            <text:p>307,597</text:p>
          </table:table-cell>
          <table:table-cell office:value-type="float" office:value="305.412" calcext:value-type="float">
            <text:p>305,412</text:p>
          </table:table-cell>
          <table:table-cell office:value-type="float" office:value="302.894" calcext:value-type="float">
            <text:p>302,89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5.687" calcext:value-type="float">
            <text:p>305,687</text:p>
          </table:table-cell>
          <table:table-cell office:value-type="float" office:value="310.629" calcext:value-type="float">
            <text:p>310,629</text:p>
          </table:table-cell>
          <table:table-cell office:value-type="float" office:value="314.671" calcext:value-type="float">
            <text:p>314,671</text:p>
          </table:table-cell>
          <table:table-cell office:value-type="float" office:value="317.88" calcext:value-type="float">
            <text:p>317,88</text:p>
          </table:table-cell>
          <table:table-cell office:value-type="float" office:value="320.381" calcext:value-type="float">
            <text:p>320,381</text:p>
          </table:table-cell>
          <table:table-cell office:value-type="float" office:value="322.301" calcext:value-type="float">
            <text:p>322,301</text:p>
          </table:table-cell>
          <table:table-cell office:value-type="float" office:value="323.746" calcext:value-type="float">
            <text:p>323,746</text:p>
          </table:table-cell>
          <table:table-cell office:value-type="float" office:value="324.803" calcext:value-type="float">
            <text:p>324,803</text:p>
          </table:table-cell>
          <table:table-cell office:value-type="float" office:value="325.544" calcext:value-type="float">
            <text:p>325,544</text:p>
          </table:table-cell>
          <table:table-cell office:value-type="float" office:value="326.025" calcext:value-type="float">
            <text:p>326,025</text:p>
          </table:table-cell>
          <table:table-cell office:value-type="float" office:value="326.289" calcext:value-type="float">
            <text:p>326,289</text:p>
          </table:table-cell>
          <table:table-cell office:value-type="float" office:value="326.375" calcext:value-type="float">
            <text:p>326,375</text:p>
          </table:table-cell>
          <table:table-cell office:value-type="float" office:value="326.309" calcext:value-type="float">
            <text:p>326,309</text:p>
          </table:table-cell>
          <table:table-cell office:value-type="float" office:value="326.117" calcext:value-type="float">
            <text:p>326,117</text:p>
          </table:table-cell>
          <table:table-cell office:value-type="float" office:value="325.818" calcext:value-type="float">
            <text:p>325,818</text:p>
          </table:table-cell>
          <table:table-cell office:value-type="float" office:value="325.426" calcext:value-type="float">
            <text:p>325,426</text:p>
          </table:table-cell>
          <table:table-cell office:value-type="float" office:value="324.956" calcext:value-type="float">
            <text:p>324,956</text:p>
          </table:table-cell>
          <table:table-cell office:value-type="float" office:value="324.417" calcext:value-type="float">
            <text:p>324,417</text:p>
          </table:table-cell>
          <table:table-cell office:value-type="float" office:value="323.818" calcext:value-type="float">
            <text:p>323,818</text:p>
          </table:table-cell>
          <table:table-cell office:value-type="float" office:value="323.166" calcext:value-type="float">
            <text:p>323,166</text:p>
          </table:table-cell>
          <table:table-cell office:value-type="float" office:value="322.467" calcext:value-type="float">
            <text:p>322,467</text:p>
          </table:table-cell>
          <table:table-cell office:value-type="float" office:value="321.724" calcext:value-type="float">
            <text:p>321,724</text:p>
          </table:table-cell>
          <table:table-cell office:value-type="float" office:value="320.94" calcext:value-type="float">
            <text:p>320,94</text:p>
          </table:table-cell>
          <table:table-cell office:value-type="float" office:value="320.118" calcext:value-type="float">
            <text:p>320,118</text:p>
          </table:table-cell>
          <table:table-cell office:value-type="float" office:value="319.258" calcext:value-type="float">
            <text:p>319,258</text:p>
          </table:table-cell>
          <table:table-cell office:value-type="float" office:value="318.359" calcext:value-type="float">
            <text:p>318,359</text:p>
          </table:table-cell>
          <table:table-cell office:value-type="float" office:value="317.421" calcext:value-type="float">
            <text:p>317,421</text:p>
          </table:table-cell>
          <table:table-cell office:value-type="float" office:value="316.439" calcext:value-type="float">
            <text:p>316,439</text:p>
          </table:table-cell>
          <table:table-cell office:value-type="float" office:value="315.411" calcext:value-type="float">
            <text:p>315,411</text:p>
          </table:table-cell>
          <table:table-cell office:value-type="float" office:value="314.331" calcext:value-type="float">
            <text:p>314,331</text:p>
          </table:table-cell>
          <table:table-cell office:value-type="float" office:value="313.189" calcext:value-type="float">
            <text:p>313,189</text:p>
          </table:table-cell>
          <table:table-cell office:value-type="float" office:value="311.976" calcext:value-type="float">
            <text:p>311,976</text:p>
          </table:table-cell>
          <table:table-cell office:value-type="float" office:value="310.678" calcext:value-type="float">
            <text:p>310,678</text:p>
          </table:table-cell>
          <table:table-cell office:value-type="float" office:value="309.277" calcext:value-type="float">
            <text:p>309,277</text:p>
          </table:table-cell>
          <table:table-cell office:value-type="float" office:value="307.753" calcext:value-type="float">
            <text:p>307,753</text:p>
          </table:table-cell>
          <table:table-cell office:value-type="float" office:value="306.079" calcext:value-type="float">
            <text:p>306,079</text:p>
          </table:table-cell>
          <table:table-cell office:value-type="float" office:value="304.23" calcext:value-type="float">
            <text:p>304,23</text:p>
          </table:table-cell>
          <table:table-cell office:value-type="float" office:value="302.193" calcext:value-type="float">
            <text:p>302,19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4.142" calcext:value-type="float">
            <text:p>304,142</text:p>
          </table:table-cell>
          <table:table-cell office:value-type="float" office:value="307.929" calcext:value-type="float">
            <text:p>307,929</text:p>
          </table:table-cell>
          <table:table-cell office:value-type="float" office:value="311.201" calcext:value-type="float">
            <text:p>311,201</text:p>
          </table:table-cell>
          <table:table-cell office:value-type="float" office:value="313.93" calcext:value-type="float">
            <text:p>313,93</text:p>
          </table:table-cell>
          <table:table-cell office:value-type="float" office:value="316.152" calcext:value-type="float">
            <text:p>316,152</text:p>
          </table:table-cell>
          <table:table-cell office:value-type="float" office:value="317.928" calcext:value-type="float">
            <text:p>317,928</text:p>
          </table:table-cell>
          <table:table-cell office:value-type="float" office:value="319.32" calcext:value-type="float">
            <text:p>319,32</text:p>
          </table:table-cell>
          <table:table-cell office:value-type="float" office:value="320.386" calcext:value-type="float">
            <text:p>320,386</text:p>
          </table:table-cell>
          <table:table-cell office:value-type="float" office:value="321.177" calcext:value-type="float">
            <text:p>321,177</text:p>
          </table:table-cell>
          <table:table-cell office:value-type="float" office:value="321.735" calcext:value-type="float">
            <text:p>321,735</text:p>
          </table:table-cell>
          <table:table-cell office:value-type="float" office:value="322.095" calcext:value-type="float">
            <text:p>322,095</text:p>
          </table:table-cell>
          <table:table-cell office:value-type="float" office:value="322.289" calcext:value-type="float">
            <text:p>322,289</text:p>
          </table:table-cell>
          <table:table-cell office:value-type="float" office:value="322.34" calcext:value-type="float">
            <text:p>322,34</text:p>
          </table:table-cell>
          <table:table-cell office:value-type="float" office:value="322.269" calcext:value-type="float">
            <text:p>322,269</text:p>
          </table:table-cell>
          <table:table-cell office:value-type="float" office:value="322.093" calcext:value-type="float">
            <text:p>322,093</text:p>
          </table:table-cell>
          <table:table-cell office:value-type="float" office:value="321.825" calcext:value-type="float">
            <text:p>321,825</text:p>
          </table:table-cell>
          <table:table-cell office:value-type="float" office:value="321.479" calcext:value-type="float">
            <text:p>321,479</text:p>
          </table:table-cell>
          <table:table-cell office:value-type="float" office:value="321.063" calcext:value-type="float">
            <text:p>321,063</text:p>
          </table:table-cell>
          <table:table-cell office:value-type="float" office:value="320.586" calcext:value-type="float">
            <text:p>320,586</text:p>
          </table:table-cell>
          <table:table-cell office:value-type="float" office:value="320.054" calcext:value-type="float">
            <text:p>320,054</text:p>
          </table:table-cell>
          <table:table-cell office:value-type="float" office:value="319.472" calcext:value-type="float">
            <text:p>319,472</text:p>
          </table:table-cell>
          <table:table-cell office:value-type="float" office:value="318.844" calcext:value-type="float">
            <text:p>318,844</text:p>
          </table:table-cell>
          <table:table-cell office:value-type="float" office:value="318.174" calcext:value-type="float">
            <text:p>318,174</text:p>
          </table:table-cell>
          <table:table-cell office:value-type="float" office:value="317.463" calcext:value-type="float">
            <text:p>317,463</text:p>
          </table:table-cell>
          <table:table-cell office:value-type="float" office:value="316.712" calcext:value-type="float">
            <text:p>316,712</text:p>
          </table:table-cell>
          <table:table-cell office:value-type="float" office:value="315.921" calcext:value-type="float">
            <text:p>315,921</text:p>
          </table:table-cell>
          <table:table-cell office:value-type="float" office:value="315.09" calcext:value-type="float">
            <text:p>315,09</text:p>
          </table:table-cell>
          <table:table-cell office:value-type="float" office:value="314.216" calcext:value-type="float">
            <text:p>314,216</text:p>
          </table:table-cell>
          <table:table-cell office:value-type="float" office:value="313.296" calcext:value-type="float">
            <text:p>313,296</text:p>
          </table:table-cell>
          <table:table-cell office:value-type="float" office:value="312.326" calcext:value-type="float">
            <text:p>312,326</text:p>
          </table:table-cell>
          <table:table-cell office:value-type="float" office:value="311.299" calcext:value-type="float">
            <text:p>311,299</text:p>
          </table:table-cell>
          <table:table-cell office:value-type="float" office:value="310.208" calcext:value-type="float">
            <text:p>310,208</text:p>
          </table:table-cell>
          <table:table-cell office:value-type="float" office:value="309.044" calcext:value-type="float">
            <text:p>309,044</text:p>
          </table:table-cell>
          <table:table-cell office:value-type="float" office:value="307.795" calcext:value-type="float">
            <text:p>307,795</text:p>
          </table:table-cell>
          <table:table-cell office:value-type="float" office:value="306.45" calcext:value-type="float">
            <text:p>306,45</text:p>
          </table:table-cell>
          <table:table-cell office:value-type="float" office:value="304.997" calcext:value-type="float">
            <text:p>304,997</text:p>
          </table:table-cell>
          <table:table-cell office:value-type="float" office:value="303.429" calcext:value-type="float">
            <text:p>303,429</text:p>
          </table:table-cell>
          <table:table-cell office:value-type="float" office:value="301.751" calcext:value-type="float">
            <text:p>301,75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3.159" calcext:value-type="float">
            <text:p>303,159</text:p>
          </table:table-cell>
          <table:table-cell office:value-type="float" office:value="306.128" calcext:value-type="float">
            <text:p>306,128</text:p>
          </table:table-cell>
          <table:table-cell office:value-type="float" office:value="308.787" calcext:value-type="float">
            <text:p>308,787</text:p>
          </table:table-cell>
          <table:table-cell office:value-type="float" office:value="311.088" calcext:value-type="float">
            <text:p>311,088</text:p>
          </table:table-cell>
          <table:table-cell office:value-type="float" office:value="313.03" calcext:value-type="float">
            <text:p>313,03</text:p>
          </table:table-cell>
          <table:table-cell office:value-type="float" office:value="314.633" calcext:value-type="float">
            <text:p>314,633</text:p>
          </table:table-cell>
          <table:table-cell office:value-type="float" office:value="315.932" calcext:value-type="float">
            <text:p>315,932</text:p>
          </table:table-cell>
          <table:table-cell office:value-type="float" office:value="316.962" calcext:value-type="float">
            <text:p>316,962</text:p>
          </table:table-cell>
          <table:table-cell office:value-type="float" office:value="317.757" calcext:value-type="float">
            <text:p>317,757</text:p>
          </table:table-cell>
          <table:table-cell office:value-type="float" office:value="318.348" calcext:value-type="float">
            <text:p>318,348</text:p>
          </table:table-cell>
          <table:table-cell office:value-type="float" office:value="318.763" calcext:value-type="float">
            <text:p>318,763</text:p>
          </table:table-cell>
          <table:table-cell office:value-type="float" office:value="319.025" calcext:value-type="float">
            <text:p>319,025</text:p>
          </table:table-cell>
          <table:table-cell office:value-type="float" office:value="319.154" calcext:value-type="float">
            <text:p>319,154</text:p>
          </table:table-cell>
          <table:table-cell office:value-type="float" office:value="319.168" calcext:value-type="float">
            <text:p>319,168</text:p>
          </table:table-cell>
          <table:table-cell office:value-type="float" office:value="319.082" calcext:value-type="float">
            <text:p>319,082</text:p>
          </table:table-cell>
          <table:table-cell office:value-type="float" office:value="318.908" calcext:value-type="float">
            <text:p>318,908</text:p>
          </table:table-cell>
          <table:table-cell office:value-type="float" office:value="318.656" calcext:value-type="float">
            <text:p>318,656</text:p>
          </table:table-cell>
          <table:table-cell office:value-type="float" office:value="318.335" calcext:value-type="float">
            <text:p>318,335</text:p>
          </table:table-cell>
          <table:table-cell office:value-type="float" office:value="317.953" calcext:value-type="float">
            <text:p>317,953</text:p>
          </table:table-cell>
          <table:table-cell office:value-type="float" office:value="317.516" calcext:value-type="float">
            <text:p>317,516</text:p>
          </table:table-cell>
          <table:table-cell office:value-type="float" office:value="317.028" calcext:value-type="float">
            <text:p>317,028</text:p>
          </table:table-cell>
          <table:table-cell office:value-type="float" office:value="316.493" calcext:value-type="float">
            <text:p>316,493</text:p>
          </table:table-cell>
          <table:table-cell office:value-type="float" office:value="315.915" calcext:value-type="float">
            <text:p>315,915</text:p>
          </table:table-cell>
          <table:table-cell office:value-type="float" office:value="315.295" calcext:value-type="float">
            <text:p>315,295</text:p>
          </table:table-cell>
          <table:table-cell office:value-type="float" office:value="314.635" calcext:value-type="float">
            <text:p>314,635</text:p>
          </table:table-cell>
          <table:table-cell office:value-type="float" office:value="313.935" calcext:value-type="float">
            <text:p>313,935</text:p>
          </table:table-cell>
          <table:table-cell office:value-type="float" office:value="313.194" calcext:value-type="float">
            <text:p>313,194</text:p>
          </table:table-cell>
          <table:table-cell office:value-type="float" office:value="312.412" calcext:value-type="float">
            <text:p>312,412</text:p>
          </table:table-cell>
          <table:table-cell office:value-type="float" office:value="311.585" calcext:value-type="float">
            <text:p>311,585</text:p>
          </table:table-cell>
          <table:table-cell office:value-type="float" office:value="310.712" calcext:value-type="float">
            <text:p>310,712</text:p>
          </table:table-cell>
          <table:table-cell office:value-type="float" office:value="309.787" calcext:value-type="float">
            <text:p>309,787</text:p>
          </table:table-cell>
          <table:table-cell office:value-type="float" office:value="308.805" calcext:value-type="float">
            <text:p>308,805</text:p>
          </table:table-cell>
          <table:table-cell office:value-type="float" office:value="307.762" calcext:value-type="float">
            <text:p>307,762</text:p>
          </table:table-cell>
          <table:table-cell office:value-type="float" office:value="306.65" calcext:value-type="float">
            <text:p>306,65</text:p>
          </table:table-cell>
          <table:table-cell office:value-type="float" office:value="305.463" calcext:value-type="float">
            <text:p>305,463</text:p>
          </table:table-cell>
          <table:table-cell office:value-type="float" office:value="304.198" calcext:value-type="float">
            <text:p>304,198</text:p>
          </table:table-cell>
          <table:table-cell office:value-type="float" office:value="302.856" calcext:value-type="float">
            <text:p>302,856</text:p>
          </table:table-cell>
          <table:table-cell office:value-type="float" office:value="301.448" calcext:value-type="float">
            <text:p>301,44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2.491" calcext:value-type="float">
            <text:p>302,491</text:p>
          </table:table-cell>
          <table:table-cell office:value-type="float" office:value="304.869" calcext:value-type="float">
            <text:p>304,869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308.993" calcext:value-type="float">
            <text:p>308,993</text:p>
          </table:table-cell>
          <table:table-cell office:value-type="float" office:value="310.675" calcext:value-type="float">
            <text:p>310,675</text:p>
          </table:table-cell>
          <table:table-cell office:value-type="float" office:value="312.103" calcext:value-type="float">
            <text:p>312,103</text:p>
          </table:table-cell>
          <table:table-cell office:value-type="float" office:value="313.292" calcext:value-type="float">
            <text:p>313,292</text:p>
          </table:table-cell>
          <table:table-cell office:value-type="float" office:value="314.26" calcext:value-type="float">
            <text:p>314,26</text:p>
          </table:table-cell>
          <table:table-cell office:value-type="float" office:value="315.031" calcext:value-type="float">
            <text:p>315,031</text:p>
          </table:table-cell>
          <table:table-cell office:value-type="float" office:value="315.626" calcext:value-type="float">
            <text:p>315,626</text:p>
          </table:table-cell>
          <table:table-cell office:value-type="float" office:value="316.066" calcext:value-type="float">
            <text:p>316,066</text:p>
          </table:table-cell>
          <table:table-cell office:value-type="float" office:value="316.368" calcext:value-type="float">
            <text:p>316,368</text:p>
          </table:table-cell>
          <table:table-cell office:value-type="float" office:value="316.548" calcext:value-type="float">
            <text:p>316,548</text:p>
          </table:table-cell>
          <table:table-cell office:value-type="float" office:value="316.622" calcext:value-type="float">
            <text:p>316,622</text:p>
          </table:table-cell>
          <table:table-cell office:value-type="float" office:value="316.601" calcext:value-type="float">
            <text:p>316,601</text:p>
          </table:table-cell>
          <table:table-cell office:value-type="float" office:value="316.496" calcext:value-type="float">
            <text:p>316,496</text:p>
          </table:table-cell>
          <table:table-cell office:value-type="float" office:value="316.317" calcext:value-type="float">
            <text:p>316,317</text:p>
          </table:table-cell>
          <table:table-cell office:value-type="float" office:value="316.07" calcext:value-type="float">
            <text:p>316,07</text:p>
          </table:table-cell>
          <table:table-cell office:value-type="float" office:value="315.763" calcext:value-type="float">
            <text:p>315,763</text:p>
          </table:table-cell>
          <table:table-cell office:value-type="float" office:value="315.402" calcext:value-type="float">
            <text:p>315,402</text:p>
          </table:table-cell>
          <table:table-cell office:value-type="float" office:value="314.99" calcext:value-type="float">
            <text:p>314,99</text:p>
          </table:table-cell>
          <table:table-cell office:value-type="float" office:value="314.532" calcext:value-type="float">
            <text:p>314,532</text:p>
          </table:table-cell>
          <table:table-cell office:value-type="float" office:value="314.031" calcext:value-type="float">
            <text:p>314,031</text:p>
          </table:table-cell>
          <table:table-cell office:value-type="float" office:value="313.488" calcext:value-type="float">
            <text:p>313,488</text:p>
          </table:table-cell>
          <table:table-cell office:value-type="float" office:value="312.904" calcext:value-type="float">
            <text:p>312,904</text:p>
          </table:table-cell>
          <table:table-cell office:value-type="float" office:value="312.282" calcext:value-type="float">
            <text:p>312,282</text:p>
          </table:table-cell>
          <table:table-cell office:value-type="float" office:value="311.619" calcext:value-type="float">
            <text:p>311,619</text:p>
          </table:table-cell>
          <table:table-cell office:value-type="float" office:value="310.917" calcext:value-type="float">
            <text:p>310,917</text:p>
          </table:table-cell>
          <table:table-cell office:value-type="float" office:value="310.173" calcext:value-type="float">
            <text:p>310,173</text:p>
          </table:table-cell>
          <table:table-cell office:value-type="float" office:value="309.385" calcext:value-type="float">
            <text:p>309,385</text:p>
          </table:table-cell>
          <table:table-cell office:value-type="float" office:value="308.551" calcext:value-type="float">
            <text:p>308,551</text:p>
          </table:table-cell>
          <table:table-cell office:value-type="float" office:value="307.668" calcext:value-type="float">
            <text:p>307,668</text:p>
          </table:table-cell>
          <table:table-cell office:value-type="float" office:value="306.733" calcext:value-type="float">
            <text:p>306,733</text:p>
          </table:table-cell>
          <table:table-cell office:value-type="float" office:value="305.742" calcext:value-type="float">
            <text:p>305,742</text:p>
          </table:table-cell>
          <table:table-cell office:value-type="float" office:value="304.693" calcext:value-type="float">
            <text:p>304,693</text:p>
          </table:table-cell>
          <table:table-cell office:value-type="float" office:value="303.587" calcext:value-type="float">
            <text:p>303,587</text:p>
          </table:table-cell>
          <table:table-cell office:value-type="float" office:value="302.427" calcext:value-type="float">
            <text:p>302,427</text:p>
          </table:table-cell>
          <table:table-cell office:value-type="float" office:value="301.226" calcext:value-type="float">
            <text:p>301,22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2.013" calcext:value-type="float">
            <text:p>302,013</text:p>
          </table:table-cell>
          <table:table-cell office:value-type="float" office:value="303.954" calcext:value-type="float">
            <text:p>303,954</text:p>
          </table:table-cell>
          <table:table-cell office:value-type="float" office:value="305.766" calcext:value-type="float">
            <text:p>305,766</text:p>
          </table:table-cell>
          <table:table-cell office:value-type="float" office:value="307.409" calcext:value-type="float">
            <text:p>307,409</text:p>
          </table:table-cell>
          <table:table-cell office:value-type="float" office:value="308.864" calcext:value-type="float">
            <text:p>308,864</text:p>
          </table:table-cell>
          <table:table-cell office:value-type="float" office:value="310.127" calcext:value-type="float">
            <text:p>310,127</text:p>
          </table:table-cell>
          <table:table-cell office:value-type="float" office:value="311.2" calcext:value-type="float">
            <text:p>311,2</text:p>
          </table:table-cell>
          <table:table-cell office:value-type="float" office:value="312.096" calcext:value-type="float">
            <text:p>312,096</text:p>
          </table:table-cell>
          <table:table-cell office:value-type="float" office:value="312.826" calcext:value-type="float">
            <text:p>312,826</text:p>
          </table:table-cell>
          <table:table-cell office:value-type="float" office:value="313.406" calcext:value-type="float">
            <text:p>313,406</text:p>
          </table:table-cell>
          <table:table-cell office:value-type="float" office:value="313.85" calcext:value-type="float">
            <text:p>313,85</text:p>
          </table:table-cell>
          <table:table-cell office:value-type="float" office:value="314.172" calcext:value-type="float">
            <text:p>314,172</text:p>
          </table:table-cell>
          <table:table-cell office:value-type="float" office:value="314.384" calcext:value-type="float">
            <text:p>314,384</text:p>
          </table:table-cell>
          <table:table-cell office:value-type="float" office:value="314.498" calcext:value-type="float">
            <text:p>314,498</text:p>
          </table:table-cell>
          <table:table-cell office:value-type="float" office:value="314.524" calcext:value-type="float">
            <text:p>314,524</text:p>
          </table:table-cell>
          <table:table-cell office:value-type="float" office:value="314.471" calcext:value-type="float">
            <text:p>314,471</text:p>
          </table:table-cell>
          <table:table-cell office:value-type="float" office:value="314.347" calcext:value-type="float">
            <text:p>314,347</text:p>
          </table:table-cell>
          <table:table-cell office:value-type="float" office:value="314.159" calcext:value-type="float">
            <text:p>314,159</text:p>
          </table:table-cell>
          <table:table-cell office:value-type="float" office:value="313.912" calcext:value-type="float">
            <text:p>313,912</text:p>
          </table:table-cell>
          <table:table-cell office:value-type="float" office:value="313.613" calcext:value-type="float">
            <text:p>313,613</text:p>
          </table:table-cell>
          <table:table-cell office:value-type="float" office:value="313.264" calcext:value-type="float">
            <text:p>313,264</text:p>
          </table:table-cell>
          <table:table-cell office:value-type="float" office:value="312.87" calcext:value-type="float">
            <text:p>312,87</text:p>
          </table:table-cell>
          <table:table-cell office:value-type="float" office:value="312.433" calcext:value-type="float">
            <text:p>312,433</text:p>
          </table:table-cell>
          <table:table-cell office:value-type="float" office:value="311.955" calcext:value-type="float">
            <text:p>311,955</text:p>
          </table:table-cell>
          <table:table-cell office:value-type="float" office:value="311.438" calcext:value-type="float">
            <text:p>311,438</text:p>
          </table:table-cell>
          <table:table-cell office:value-type="float" office:value="310.883" calcext:value-type="float">
            <text:p>310,883</text:p>
          </table:table-cell>
          <table:table-cell office:value-type="float" office:value="310.289" calcext:value-type="float">
            <text:p>310,289</text:p>
          </table:table-cell>
          <table:table-cell office:value-type="float" office:value="309.657" calcext:value-type="float">
            <text:p>309,657</text:p>
          </table:table-cell>
          <table:table-cell office:value-type="float" office:value="308.987" calcext:value-type="float">
            <text:p>308,987</text:p>
          </table:table-cell>
          <table:table-cell office:value-type="float" office:value="308.276" calcext:value-type="float">
            <text:p>308,276</text:p>
          </table:table-cell>
          <table:table-cell office:value-type="float" office:value="307.524" calcext:value-type="float">
            <text:p>307,524</text:p>
          </table:table-cell>
          <table:table-cell office:value-type="float" office:value="306.729" calcext:value-type="float">
            <text:p>306,729</text:p>
          </table:table-cell>
          <table:table-cell office:value-type="float" office:value="305.89" calcext:value-type="float">
            <text:p>305,89</text:p>
          </table:table-cell>
          <table:table-cell office:value-type="float" office:value="305.006" calcext:value-type="float">
            <text:p>305,006</text:p>
          </table:table-cell>
          <table:table-cell office:value-type="float" office:value="304.076" calcext:value-type="float">
            <text:p>304,076</text:p>
          </table:table-cell>
          <table:table-cell office:value-type="float" office:value="303.104" calcext:value-type="float">
            <text:p>303,104</text:p>
          </table:table-cell>
          <table:table-cell office:value-type="float" office:value="302.094" calcext:value-type="float">
            <text:p>302,094</text:p>
          </table:table-cell>
          <table:table-cell office:value-type="float" office:value="301.055" calcext:value-type="float">
            <text:p>301,05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1.658" calcext:value-type="float">
            <text:p>301,658</text:p>
          </table:table-cell>
          <table:table-cell office:value-type="float" office:value="303.267" calcext:value-type="float">
            <text:p>303,267</text:p>
          </table:table-cell>
          <table:table-cell office:value-type="float" office:value="304.786" calcext:value-type="float">
            <text:p>304,786</text:p>
          </table:table-cell>
          <table:table-cell office:value-type="float" office:value="306.185" calcext:value-type="float">
            <text:p>306,185</text:p>
          </table:table-cell>
          <table:table-cell office:value-type="float" office:value="307.445" calcext:value-type="float">
            <text:p>307,445</text:p>
          </table:table-cell>
          <table:table-cell office:value-type="float" office:value="308.557" calcext:value-type="float">
            <text:p>308,557</text:p>
          </table:table-cell>
          <table:table-cell office:value-type="float" office:value="309.52" calcext:value-type="float">
            <text:p>309,52</text:p>
          </table:table-cell>
          <table:table-cell office:value-type="float" office:value="310.339" calcext:value-type="float">
            <text:p>310,339</text:p>
          </table:table-cell>
          <table:table-cell office:value-type="float" office:value="311.02" calcext:value-type="float">
            <text:p>311,02</text:p>
          </table:table-cell>
          <table:table-cell office:value-type="float" office:value="311.573" calcext:value-type="float">
            <text:p>311,573</text:p>
          </table:table-cell>
          <table:table-cell office:value-type="float" office:value="312.008" calcext:value-type="float">
            <text:p>312,008</text:p>
          </table:table-cell>
          <table:table-cell office:value-type="float" office:value="312.335" calcext:value-type="float">
            <text:p>312,335</text:p>
          </table:table-cell>
          <table:table-cell office:value-type="float" office:value="312.565" calcext:value-type="float">
            <text:p>312,565</text:p>
          </table:table-cell>
          <table:table-cell office:value-type="float" office:value="312.704" calcext:value-type="float">
            <text:p>312,704</text:p>
          </table:table-cell>
          <table:table-cell office:value-type="float" office:value="312.763" calcext:value-type="float">
            <text:p>312,763</text:p>
          </table:table-cell>
          <table:table-cell office:value-type="float" office:value="312.749" calcext:value-type="float">
            <text:p>312,749</text:p>
          </table:table-cell>
          <table:table-cell office:value-type="float" office:value="312.668" calcext:value-type="float">
            <text:p>312,668</text:p>
          </table:table-cell>
          <table:table-cell office:value-type="float" office:value="312.526" calcext:value-type="float">
            <text:p>312,526</text:p>
          </table:table-cell>
          <table:table-cell office:value-type="float" office:value="312.328" calcext:value-type="float">
            <text:p>312,328</text:p>
          </table:table-cell>
          <table:table-cell office:value-type="float" office:value="312.079" calcext:value-type="float">
            <text:p>312,079</text:p>
          </table:table-cell>
          <table:table-cell office:value-type="float" office:value="311.783" calcext:value-type="float">
            <text:p>311,783</text:p>
          </table:table-cell>
          <table:table-cell office:value-type="float" office:value="311.443" calcext:value-type="float">
            <text:p>311,443</text:p>
          </table:table-cell>
          <table:table-cell office:value-type="float" office:value="311.061" calcext:value-type="float">
            <text:p>311,061</text:p>
          </table:table-cell>
          <table:table-cell office:value-type="float" office:value="310.639" calcext:value-type="float">
            <text:p>310,639</text:p>
          </table:table-cell>
          <table:table-cell office:value-type="float" office:value="310.179" calcext:value-type="float">
            <text:p>310,179</text:p>
          </table:table-cell>
          <table:table-cell office:value-type="float" office:value="309.683" calcext:value-type="float">
            <text:p>309,683</text:p>
          </table:table-cell>
          <table:table-cell office:value-type="float" office:value="309.15" calcext:value-type="float">
            <text:p>309,15</text:p>
          </table:table-cell>
          <table:table-cell office:value-type="float" office:value="308.581" calcext:value-type="float">
            <text:p>308,581</text:p>
          </table:table-cell>
          <table:table-cell office:value-type="float" office:value="307.977" calcext:value-type="float">
            <text:p>307,977</text:p>
          </table:table-cell>
          <table:table-cell office:value-type="float" office:value="307.335" calcext:value-type="float">
            <text:p>307,335</text:p>
          </table:table-cell>
          <table:table-cell office:value-type="float" office:value="306.657" calcext:value-type="float">
            <text:p>306,657</text:p>
          </table:table-cell>
          <table:table-cell office:value-type="float" office:value="305.942" calcext:value-type="float">
            <text:p>305,942</text:p>
          </table:table-cell>
          <table:table-cell office:value-type="float" office:value="305.189" calcext:value-type="float">
            <text:p>305,189</text:p>
          </table:table-cell>
          <table:table-cell office:value-type="float" office:value="304.398" calcext:value-type="float">
            <text:p>304,398</text:p>
          </table:table-cell>
          <table:table-cell office:value-type="float" office:value="303.572" calcext:value-type="float">
            <text:p>303,572</text:p>
          </table:table-cell>
          <table:table-cell office:value-type="float" office:value="302.713" calcext:value-type="float">
            <text:p>302,713</text:p>
          </table:table-cell>
          <table:table-cell office:value-type="float" office:value="301.826" calcext:value-type="float">
            <text:p>301,826</text:p>
          </table:table-cell>
          <table:table-cell office:value-type="float" office:value="300.919" calcext:value-type="float">
            <text:p>300,91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1.385" calcext:value-type="float">
            <text:p>301,385</text:p>
          </table:table-cell>
          <table:table-cell office:value-type="float" office:value="302.737" calcext:value-type="float">
            <text:p>302,737</text:p>
          </table:table-cell>
          <table:table-cell office:value-type="float" office:value="304.023" calcext:value-type="float">
            <text:p>304,023</text:p>
          </table:table-cell>
          <table:table-cell office:value-type="float" office:value="305.221" calcext:value-type="float">
            <text:p>305,221</text:p>
          </table:table-cell>
          <table:table-cell office:value-type="float" office:value="306.314" calcext:value-type="float">
            <text:p>306,314</text:p>
          </table:table-cell>
          <table:table-cell office:value-type="float" office:value="307.293" calcext:value-type="float">
            <text:p>307,293</text:p>
          </table:table-cell>
          <table:table-cell office:value-type="float" office:value="308.153" calcext:value-type="float">
            <text:p>308,153</text:p>
          </table:table-cell>
          <table:table-cell office:value-type="float" office:value="308.895" calcext:value-type="float">
            <text:p>308,895</text:p>
          </table:table-cell>
          <table:table-cell office:value-type="float" office:value="309.524" calcext:value-type="float">
            <text:p>309,524</text:p>
          </table:table-cell>
          <table:table-cell office:value-type="float" office:value="310.044" calcext:value-type="float">
            <text:p>310,044</text:p>
          </table:table-cell>
          <table:table-cell office:value-type="float" office:value="310.462" calcext:value-type="float">
            <text:p>310,462</text:p>
          </table:table-cell>
          <table:table-cell office:value-type="float" office:value="310.785" calcext:value-type="float">
            <text:p>310,785</text:p>
          </table:table-cell>
          <table:table-cell office:value-type="float" office:value="311.021" calcext:value-type="float">
            <text:p>311,021</text:p>
          </table:table-cell>
          <table:table-cell office:value-type="float" office:value="311.176" calcext:value-type="float">
            <text:p>311,176</text:p>
          </table:table-cell>
          <table:table-cell office:value-type="float" office:value="311.258" calcext:value-type="float">
            <text:p>311,258</text:p>
          </table:table-cell>
          <table:table-cell office:value-type="float" office:value="311.271" calcext:value-type="float">
            <text:p>311,271</text:p>
          </table:table-cell>
          <table:table-cell office:value-type="float" office:value="311.223" calcext:value-type="float">
            <text:p>311,223</text:p>
          </table:table-cell>
          <table:table-cell office:value-type="float" office:value="311.117" calcext:value-type="float">
            <text:p>311,117</text:p>
          </table:table-cell>
          <table:table-cell office:value-type="float" office:value="310.959" calcext:value-type="float">
            <text:p>310,959</text:p>
          </table:table-cell>
          <table:table-cell office:value-type="float" office:value="310.752" calcext:value-type="float">
            <text:p>310,752</text:p>
          </table:table-cell>
          <table:table-cell office:value-type="float" office:value="310.5" calcext:value-type="float">
            <text:p>310,5</text:p>
          </table:table-cell>
          <table:table-cell office:value-type="float" office:value="310.205" calcext:value-type="float">
            <text:p>310,205</text:p>
          </table:table-cell>
          <table:table-cell office:value-type="float" office:value="309.87" calcext:value-type="float">
            <text:p>309,87</text:p>
          </table:table-cell>
          <table:table-cell office:value-type="float" office:value="309.498" calcext:value-type="float">
            <text:p>309,498</text:p>
          </table:table-cell>
          <table:table-cell office:value-type="float" office:value="309.088" calcext:value-type="float">
            <text:p>309,088</text:p>
          </table:table-cell>
          <table:table-cell office:value-type="float" office:value="308.644" calcext:value-type="float">
            <text:p>308,644</text:p>
          </table:table-cell>
          <table:table-cell office:value-type="float" office:value="308.165" calcext:value-type="float">
            <text:p>308,165</text:p>
          </table:table-cell>
          <table:table-cell office:value-type="float" office:value="307.653" calcext:value-type="float">
            <text:p>307,653</text:p>
          </table:table-cell>
          <table:table-cell office:value-type="float" office:value="307.107" calcext:value-type="float">
            <text:p>307,107</text:p>
          </table:table-cell>
          <table:table-cell office:value-type="float" office:value="306.529" calcext:value-type="float">
            <text:p>306,529</text:p>
          </table:table-cell>
          <table:table-cell office:value-type="float" office:value="305.917" calcext:value-type="float">
            <text:p>305,917</text:p>
          </table:table-cell>
          <table:table-cell office:value-type="float" office:value="305.273" calcext:value-type="float">
            <text:p>305,273</text:p>
          </table:table-cell>
          <table:table-cell office:value-type="float" office:value="304.596" calcext:value-type="float">
            <text:p>304,596</text:p>
          </table:table-cell>
          <table:table-cell office:value-type="float" office:value="303.889" calcext:value-type="float">
            <text:p>303,889</text:p>
          </table:table-cell>
          <table:table-cell office:value-type="float" office:value="303.152" calcext:value-type="float">
            <text:p>303,152</text:p>
          </table:table-cell>
          <table:table-cell office:value-type="float" office:value="302.39" calcext:value-type="float">
            <text:p>302,39</text:p>
          </table:table-cell>
          <table:table-cell office:value-type="float" office:value="301.606" calcext:value-type="float">
            <text:p>301,606</text:p>
          </table:table-cell>
          <table:table-cell office:value-type="float" office:value="300.807" calcext:value-type="float">
            <text:p>300,80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1.172" calcext:value-type="float">
            <text:p>301,172</text:p>
          </table:table-cell>
          <table:table-cell office:value-type="float" office:value="302.318" calcext:value-type="float">
            <text:p>302,318</text:p>
          </table:table-cell>
          <table:table-cell office:value-type="float" office:value="303.416" calcext:value-type="float">
            <text:p>303,416</text:p>
          </table:table-cell>
          <table:table-cell office:value-type="float" office:value="304.448" calcext:value-type="float">
            <text:p>304,448</text:p>
          </table:table-cell>
          <table:table-cell office:value-type="float" office:value="305.4" calcext:value-type="float">
            <text:p>305,4</text:p>
          </table:table-cell>
          <table:table-cell office:value-type="float" office:value="306.261" calcext:value-type="float">
            <text:p>306,261</text:p>
          </table:table-cell>
          <table:table-cell office:value-type="float" office:value="307.028" calcext:value-type="float">
            <text:p>307,028</text:p>
          </table:table-cell>
          <table:table-cell office:value-type="float" office:value="307.698" calcext:value-type="float">
            <text:p>307,698</text:p>
          </table:table-cell>
          <table:table-cell office:value-type="float" office:value="308.274" calcext:value-type="float">
            <text:p>308,274</text:p>
          </table:table-cell>
          <table:table-cell office:value-type="float" office:value="308.757" calcext:value-type="float">
            <text:p>308,757</text:p>
          </table:table-cell>
          <table:table-cell office:value-type="float" office:value="309.153" calcext:value-type="float">
            <text:p>309,153</text:p>
          </table:table-cell>
          <table:table-cell office:value-type="float" office:value="309.466" calcext:value-type="float">
            <text:p>309,466</text:p>
          </table:table-cell>
          <table:table-cell office:value-type="float" office:value="309.701" calcext:value-type="float">
            <text:p>309,701</text:p>
          </table:table-cell>
          <table:table-cell office:value-type="float" office:value="309.864" calcext:value-type="float">
            <text:p>309,864</text:p>
          </table:table-cell>
          <table:table-cell office:value-type="float" office:value="309.96" calcext:value-type="float">
            <text:p>309,96</text:p>
          </table:table-cell>
          <table:table-cell office:value-type="float" office:value="309.994" calcext:value-type="float">
            <text:p>309,994</text:p>
          </table:table-cell>
          <table:table-cell office:value-type="float" office:value="309.97" calcext:value-type="float">
            <text:p>309,97</text:p>
          </table:table-cell>
          <table:table-cell office:value-type="float" office:value="309.894" calcext:value-type="float">
            <text:p>309,894</text:p>
          </table:table-cell>
          <table:table-cell office:value-type="float" office:value="309.767" calcext:value-type="float">
            <text:p>309,767</text:p>
          </table:table-cell>
          <table:table-cell office:value-type="float" office:value="309.595" calcext:value-type="float">
            <text:p>309,595</text:p>
          </table:table-cell>
          <table:table-cell office:value-type="float" office:value="309.38" calcext:value-type="float">
            <text:p>309,38</text:p>
          </table:table-cell>
          <table:table-cell office:value-type="float" office:value="309.124" calcext:value-type="float">
            <text:p>309,124</text:p>
          </table:table-cell>
          <table:table-cell office:value-type="float" office:value="308.83" calcext:value-type="float">
            <text:p>308,83</text:p>
          </table:table-cell>
          <table:table-cell office:value-type="float" office:value="308.5" calcext:value-type="float">
            <text:p>308,5</text:p>
          </table:table-cell>
          <table:table-cell office:value-type="float" office:value="308.135" calcext:value-type="float">
            <text:p>308,135</text:p>
          </table:table-cell>
          <table:table-cell office:value-type="float" office:value="307.737" calcext:value-type="float">
            <text:p>307,737</text:p>
          </table:table-cell>
          <table:table-cell office:value-type="float" office:value="307.307" calcext:value-type="float">
            <text:p>307,307</text:p>
          </table:table-cell>
          <table:table-cell office:value-type="float" office:value="306.845" calcext:value-type="float">
            <text:p>306,845</text:p>
          </table:table-cell>
          <table:table-cell office:value-type="float" office:value="306.353" calcext:value-type="float">
            <text:p>306,353</text:p>
          </table:table-cell>
          <table:table-cell office:value-type="float" office:value="305.83" calcext:value-type="float">
            <text:p>305,83</text:p>
          </table:table-cell>
          <table:table-cell office:value-type="float" office:value="305.278" calcext:value-type="float">
            <text:p>305,278</text:p>
          </table:table-cell>
          <table:table-cell office:value-type="float" office:value="304.698" calcext:value-type="float">
            <text:p>304,698</text:p>
          </table:table-cell>
          <table:table-cell office:value-type="float" office:value="304.09" calcext:value-type="float">
            <text:p>304,09</text:p>
          </table:table-cell>
          <table:table-cell office:value-type="float" office:value="303.455" calcext:value-type="float">
            <text:p>303,455</text:p>
          </table:table-cell>
          <table:table-cell office:value-type="float" office:value="302.797" calcext:value-type="float">
            <text:p>302,797</text:p>
          </table:table-cell>
          <table:table-cell office:value-type="float" office:value="302.118" calcext:value-type="float">
            <text:p>302,118</text:p>
          </table:table-cell>
          <table:table-cell office:value-type="float" office:value="301.422" calcext:value-type="float">
            <text:p>301,422</text:p>
          </table:table-cell>
          <table:table-cell office:value-type="float" office:value="300.714" calcext:value-type="float">
            <text:p>300,71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1.981" calcext:value-type="float">
            <text:p>301,981</text:p>
          </table:table-cell>
          <table:table-cell office:value-type="float" office:value="302.926" calcext:value-type="float">
            <text:p>302,926</text:p>
          </table:table-cell>
          <table:table-cell office:value-type="float" office:value="303.82" calcext:value-type="float">
            <text:p>303,82</text:p>
          </table:table-cell>
          <table:table-cell office:value-type="float" office:value="304.651" calcext:value-type="float">
            <text:p>304,651</text:p>
          </table:table-cell>
          <table:table-cell office:value-type="float" office:value="305.41" calcext:value-type="float">
            <text:p>305,41</text:p>
          </table:table-cell>
          <table:table-cell office:value-type="float" office:value="306.093" calcext:value-type="float">
            <text:p>306,093</text:p>
          </table:table-cell>
          <table:table-cell office:value-type="float" office:value="306.696" calcext:value-type="float">
            <text:p>306,696</text:p>
          </table:table-cell>
          <table:table-cell office:value-type="float" office:value="307.221" calcext:value-type="float">
            <text:p>307,221</text:p>
          </table:table-cell>
          <table:table-cell office:value-type="float" office:value="307.667" calcext:value-type="float">
            <text:p>307,667</text:p>
          </table:table-cell>
          <table:table-cell office:value-type="float" office:value="308.038" calcext:value-type="float">
            <text:p>308,038</text:p>
          </table:table-cell>
          <table:table-cell office:value-type="float" office:value="308.336" calcext:value-type="float">
            <text:p>308,336</text:p>
          </table:table-cell>
          <table:table-cell office:value-type="float" office:value="308.566" calcext:value-type="float">
            <text:p>308,566</text:p>
          </table:table-cell>
          <table:table-cell office:value-type="float" office:value="308.731" calcext:value-type="float">
            <text:p>308,731</text:p>
          </table:table-cell>
          <table:table-cell office:value-type="float" office:value="308.835" calcext:value-type="float">
            <text:p>308,835</text:p>
          </table:table-cell>
          <table:table-cell office:value-type="float" office:value="308.883" calcext:value-type="float">
            <text:p>308,883</text:p>
          </table:table-cell>
          <table:table-cell office:value-type="float" office:value="308.878" calcext:value-type="float">
            <text:p>308,878</text:p>
          </table:table-cell>
          <table:table-cell office:value-type="float" office:value="308.824" calcext:value-type="float">
            <text:p>308,824</text:p>
          </table:table-cell>
          <table:table-cell office:value-type="float" office:value="308.724" calcext:value-type="float">
            <text:p>308,724</text:p>
          </table:table-cell>
          <table:table-cell office:value-type="float" office:value="308.58" calcext:value-type="float">
            <text:p>308,58</text:p>
          </table:table-cell>
          <table:table-cell office:value-type="float" office:value="308.396" calcext:value-type="float">
            <text:p>308,396</text:p>
          </table:table-cell>
          <table:table-cell office:value-type="float" office:value="308.173" calcext:value-type="float">
            <text:p>308,173</text:p>
          </table:table-cell>
          <table:table-cell office:value-type="float" office:value="307.915" calcext:value-type="float">
            <text:p>307,915</text:p>
          </table:table-cell>
          <table:table-cell office:value-type="float" office:value="307.622" calcext:value-type="float">
            <text:p>307,622</text:p>
          </table:table-cell>
          <table:table-cell office:value-type="float" office:value="307.297" calcext:value-type="float">
            <text:p>307,297</text:p>
          </table:table-cell>
          <table:table-cell office:value-type="float" office:value="306.94" calcext:value-type="float">
            <text:p>306,94</text:p>
          </table:table-cell>
          <table:table-cell office:value-type="float" office:value="306.553" calcext:value-type="float">
            <text:p>306,553</text:p>
          </table:table-cell>
          <table:table-cell office:value-type="float" office:value="306.137" calcext:value-type="float">
            <text:p>306,137</text:p>
          </table:table-cell>
          <table:table-cell office:value-type="float" office:value="305.693" calcext:value-type="float">
            <text:p>305,693</text:p>
          </table:table-cell>
          <table:table-cell office:value-type="float" office:value="305.221" calcext:value-type="float">
            <text:p>305,221</text:p>
          </table:table-cell>
          <table:table-cell office:value-type="float" office:value="304.723" calcext:value-type="float">
            <text:p>304,723</text:p>
          </table:table-cell>
          <table:table-cell office:value-type="float" office:value="304.2" calcext:value-type="float">
            <text:p>304,2</text:p>
          </table:table-cell>
          <table:table-cell office:value-type="float" office:value="303.652" calcext:value-type="float">
            <text:p>303,652</text:p>
          </table:table-cell>
          <table:table-cell office:value-type="float" office:value="303.082" calcext:value-type="float">
            <text:p>303,082</text:p>
          </table:table-cell>
          <table:table-cell office:value-type="float" office:value="302.493" calcext:value-type="float">
            <text:p>302,493</text:p>
          </table:table-cell>
          <table:table-cell office:value-type="float" office:value="301.886" calcext:value-type="float">
            <text:p>301,886</text:p>
          </table:table-cell>
          <table:table-cell office:value-type="float" office:value="301.265" calcext:value-type="float">
            <text:p>301,265</text:p>
          </table:table-cell>
          <table:table-cell office:value-type="float" office:value="300.635" calcext:value-type="float">
            <text:p>300,63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861" calcext:value-type="float">
            <text:p>300,861</text:p>
          </table:table-cell>
          <table:table-cell office:value-type="float" office:value="301.707" calcext:value-type="float">
            <text:p>301,707</text:p>
          </table:table-cell>
          <table:table-cell office:value-type="float" office:value="302.525" calcext:value-type="float">
            <text:p>302,525</text:p>
          </table:table-cell>
          <table:table-cell office:value-type="float" office:value="303.302" calcext:value-type="float">
            <text:p>303,302</text:p>
          </table:table-cell>
          <table:table-cell office:value-type="float" office:value="304.03" calcext:value-type="float">
            <text:p>304,03</text:p>
          </table:table-cell>
          <table:table-cell office:value-type="float" office:value="304.701" calcext:value-type="float">
            <text:p>304,701</text:p>
          </table:table-cell>
          <table:table-cell office:value-type="float" office:value="305.309" calcext:value-type="float">
            <text:p>305,309</text:p>
          </table:table-cell>
          <table:table-cell office:value-type="float" office:value="305.851" calcext:value-type="float">
            <text:p>305,851</text:p>
          </table:table-cell>
          <table:table-cell office:value-type="float" office:value="306.327" calcext:value-type="float">
            <text:p>306,327</text:p>
          </table:table-cell>
          <table:table-cell office:value-type="float" office:value="306.737" calcext:value-type="float">
            <text:p>306,737</text:p>
          </table:table-cell>
          <table:table-cell office:value-type="float" office:value="307.081" calcext:value-type="float">
            <text:p>307,081</text:p>
          </table:table-cell>
          <table:table-cell office:value-type="float" office:value="307.363" calcext:value-type="float">
            <text:p>307,363</text:p>
          </table:table-cell>
          <table:table-cell office:value-type="float" office:value="307.584" calcext:value-type="float">
            <text:p>307,584</text:p>
          </table:table-cell>
          <table:table-cell office:value-type="float" office:value="307.747" calcext:value-type="float">
            <text:p>307,747</text:p>
          </table:table-cell>
          <table:table-cell office:value-type="float" office:value="307.856" calcext:value-type="float">
            <text:p>307,856</text:p>
          </table:table-cell>
          <table:table-cell office:value-type="float" office:value="307.913" calcext:value-type="float">
            <text:p>307,913</text:p>
          </table:table-cell>
          <table:table-cell office:value-type="float" office:value="307.922" calcext:value-type="float">
            <text:p>307,922</text:p>
          </table:table-cell>
          <table:table-cell office:value-type="float" office:value="307.885" calcext:value-type="float">
            <text:p>307,885</text:p>
          </table:table-cell>
          <table:table-cell office:value-type="float" office:value="307.805" calcext:value-type="float">
            <text:p>307,805</text:p>
          </table:table-cell>
          <table:table-cell office:value-type="float" office:value="307.686" calcext:value-type="float">
            <text:p>307,686</text:p>
          </table:table-cell>
          <table:table-cell office:value-type="float" office:value="307.528" calcext:value-type="float">
            <text:p>307,528</text:p>
          </table:table-cell>
          <table:table-cell office:value-type="float" office:value="307.334" calcext:value-type="float">
            <text:p>307,334</text:p>
          </table:table-cell>
          <table:table-cell office:value-type="float" office:value="307.107" calcext:value-type="float">
            <text:p>307,107</text:p>
          </table:table-cell>
          <table:table-cell office:value-type="float" office:value="306.847" calcext:value-type="float">
            <text:p>306,847</text:p>
          </table:table-cell>
          <table:table-cell office:value-type="float" office:value="306.557" calcext:value-type="float">
            <text:p>306,557</text:p>
          </table:table-cell>
          <table:table-cell office:value-type="float" office:value="306.237" calcext:value-type="float">
            <text:p>306,237</text:p>
          </table:table-cell>
          <table:table-cell office:value-type="float" office:value="305.889" calcext:value-type="float">
            <text:p>305,889</text:p>
          </table:table-cell>
          <table:table-cell office:value-type="float" office:value="305.514" calcext:value-type="float">
            <text:p>305,514</text:p>
          </table:table-cell>
          <table:table-cell office:value-type="float" office:value="305.113" calcext:value-type="float">
            <text:p>305,113</text:p>
          </table:table-cell>
          <table:table-cell office:value-type="float" office:value="304.687" calcext:value-type="float">
            <text:p>304,687</text:p>
          </table:table-cell>
          <table:table-cell office:value-type="float" office:value="304.237" calcext:value-type="float">
            <text:p>304,237</text:p>
          </table:table-cell>
          <table:table-cell office:value-type="float" office:value="303.765" calcext:value-type="float">
            <text:p>303,765</text:p>
          </table:table-cell>
          <table:table-cell office:value-type="float" office:value="303.271" calcext:value-type="float">
            <text:p>303,271</text:p>
          </table:table-cell>
          <table:table-cell office:value-type="float" office:value="302.759" calcext:value-type="float">
            <text:p>302,759</text:p>
          </table:table-cell>
          <table:table-cell office:value-type="float" office:value="302.229" calcext:value-type="float">
            <text:p>302,229</text:p>
          </table:table-cell>
          <table:table-cell office:value-type="float" office:value="301.686" calcext:value-type="float">
            <text:p>301,686</text:p>
          </table:table-cell>
          <table:table-cell office:value-type="float" office:value="301.13" calcext:value-type="float">
            <text:p>301,13</text:p>
          </table:table-cell>
          <table:table-cell office:value-type="float" office:value="300.567" calcext:value-type="float">
            <text:p>300,56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746" calcext:value-type="float">
            <text:p>300,746</text:p>
          </table:table-cell>
          <table:table-cell office:value-type="float" office:value="301.48" calcext:value-type="float">
            <text:p>301,48</text:p>
          </table:table-cell>
          <table:table-cell office:value-type="float" office:value="302.191" calcext:value-type="float">
            <text:p>302,191</text:p>
          </table:table-cell>
          <table:table-cell office:value-type="float" office:value="302.871" calcext:value-type="float">
            <text:p>302,871</text:p>
          </table:table-cell>
          <table:table-cell office:value-type="float" office:value="303.511" calcext:value-type="float">
            <text:p>303,511</text:p>
          </table:table-cell>
          <table:table-cell office:value-type="float" office:value="304.104" calcext:value-type="float">
            <text:p>304,104</text:p>
          </table:table-cell>
          <table:table-cell office:value-type="float" office:value="304.646" calcext:value-type="float">
            <text:p>304,646</text:p>
          </table:table-cell>
          <table:table-cell office:value-type="float" office:value="305.133" calcext:value-type="float">
            <text:p>305,133</text:p>
          </table:table-cell>
          <table:table-cell office:value-type="float" office:value="305.564" calcext:value-type="float">
            <text:p>305,564</text:p>
          </table:table-cell>
          <table:table-cell office:value-type="float" office:value="305.939" calcext:value-type="float">
            <text:p>305,939</text:p>
          </table:table-cell>
          <table:table-cell office:value-type="float" office:value="306.257" calcext:value-type="float">
            <text:p>306,257</text:p>
          </table:table-cell>
          <table:table-cell office:value-type="float" office:value="306.52" calcext:value-type="float">
            <text:p>306,52</text:p>
          </table:table-cell>
          <table:table-cell office:value-type="float" office:value="306.73" calcext:value-type="float">
            <text:p>306,73</text:p>
          </table:table-cell>
          <table:table-cell office:value-type="float" office:value="306.889" calcext:value-type="float">
            <text:p>306,889</text:p>
          </table:table-cell>
          <table:table-cell office:value-type="float" office:value="306.998" calcext:value-type="float">
            <text:p>306,998</text:p>
          </table:table-cell>
          <table:table-cell office:value-type="float" office:value="307.061" calcext:value-type="float">
            <text:p>307,061</text:p>
          </table:table-cell>
          <table:table-cell office:value-type="float" office:value="307.08" calcext:value-type="float">
            <text:p>307,08</text:p>
          </table:table-cell>
          <table:table-cell office:value-type="float" office:value="307.057" calcext:value-type="float">
            <text:p>307,057</text:p>
          </table:table-cell>
          <table:table-cell office:value-type="float" office:value="306.995" calcext:value-type="float">
            <text:p>306,995</text:p>
          </table:table-cell>
          <table:table-cell office:value-type="float" office:value="306.895" calcext:value-type="float">
            <text:p>306,895</text:p>
          </table:table-cell>
          <table:table-cell office:value-type="float" office:value="306.759" calcext:value-type="float">
            <text:p>306,759</text:p>
          </table:table-cell>
          <table:table-cell office:value-type="float" office:value="306.591" calcext:value-type="float">
            <text:p>306,591</text:p>
          </table:table-cell>
          <table:table-cell office:value-type="float" office:value="306.39" calcext:value-type="float">
            <text:p>306,39</text:p>
          </table:table-cell>
          <table:table-cell office:value-type="float" office:value="306.159" calcext:value-type="float">
            <text:p>306,159</text:p>
          </table:table-cell>
          <table:table-cell office:value-type="float" office:value="305.9" calcext:value-type="float">
            <text:p>305,9</text:p>
          </table:table-cell>
          <table:table-cell office:value-type="float" office:value="305.613" calcext:value-type="float">
            <text:p>305,613</text:p>
          </table:table-cell>
          <table:table-cell office:value-type="float" office:value="305.3" calcext:value-type="float">
            <text:p>305,3</text:p>
          </table:table-cell>
          <table:table-cell office:value-type="float" office:value="304.962" calcext:value-type="float">
            <text:p>304,962</text:p>
          </table:table-cell>
          <table:table-cell office:value-type="float" office:value="304.6" calcext:value-type="float">
            <text:p>304,6</text:p>
          </table:table-cell>
          <table:table-cell office:value-type="float" office:value="304.215" calcext:value-type="float">
            <text:p>304,215</text:p>
          </table:table-cell>
          <table:table-cell office:value-type="float" office:value="303.809" calcext:value-type="float">
            <text:p>303,809</text:p>
          </table:table-cell>
          <table:table-cell office:value-type="float" office:value="303.382" calcext:value-type="float">
            <text:p>303,382</text:p>
          </table:table-cell>
          <table:table-cell office:value-type="float" office:value="302.938" calcext:value-type="float">
            <text:p>302,938</text:p>
          </table:table-cell>
          <table:table-cell office:value-type="float" office:value="302.476" calcext:value-type="float">
            <text:p>302,476</text:p>
          </table:table-cell>
          <table:table-cell office:value-type="float" office:value="302" calcext:value-type="float">
            <text:p>302</text:p>
          </table:table-cell>
          <table:table-cell office:value-type="float" office:value="301.511" calcext:value-type="float">
            <text:p>301,511</text:p>
          </table:table-cell>
          <table:table-cell office:value-type="float" office:value="301.013" calcext:value-type="float">
            <text:p>301,013</text:p>
          </table:table-cell>
          <table:table-cell office:value-type="float" office:value="300.508" calcext:value-type="float">
            <text:p>300,50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65" calcext:value-type="float">
            <text:p>300,65</text:p>
          </table:table-cell>
          <table:table-cell office:value-type="float" office:value="301.29" calcext:value-type="float">
            <text:p>301,29</text:p>
          </table:table-cell>
          <table:table-cell office:value-type="float" office:value="301.912" calcext:value-type="float">
            <text:p>301,912</text:p>
          </table:table-cell>
          <table:table-cell office:value-type="float" office:value="302.509" calcext:value-type="float">
            <text:p>302,509</text:p>
          </table:table-cell>
          <table:table-cell office:value-type="float" office:value="303.073" calcext:value-type="float">
            <text:p>303,073</text:p>
          </table:table-cell>
          <table:table-cell office:value-type="float" office:value="303.599" calcext:value-type="float">
            <text:p>303,599</text:p>
          </table:table-cell>
          <table:table-cell office:value-type="float" office:value="304.082" calcext:value-type="float">
            <text:p>304,082</text:p>
          </table:table-cell>
          <table:table-cell office:value-type="float" office:value="304.519" calcext:value-type="float">
            <text:p>304,519</text:p>
          </table:table-cell>
          <table:table-cell office:value-type="float" office:value="304.909" calcext:value-type="float">
            <text:p>304,909</text:p>
          </table:table-cell>
          <table:table-cell office:value-type="float" office:value="305.25" calcext:value-type="float">
            <text:p>305,25</text:p>
          </table:table-cell>
          <table:table-cell office:value-type="float" office:value="305.543" calcext:value-type="float">
            <text:p>305,543</text:p>
          </table:table-cell>
          <table:table-cell office:value-type="float" office:value="305.788" calcext:value-type="float">
            <text:p>305,788</text:p>
          </table:table-cell>
          <table:table-cell office:value-type="float" office:value="305.986" calcext:value-type="float">
            <text:p>305,986</text:p>
          </table:table-cell>
          <table:table-cell office:value-type="float" office:value="306.138" calcext:value-type="float">
            <text:p>306,138</text:p>
          </table:table-cell>
          <table:table-cell office:value-type="float" office:value="306.246" calcext:value-type="float">
            <text:p>306,246</text:p>
          </table:table-cell>
          <table:table-cell office:value-type="float" office:value="306.312" calcext:value-type="float">
            <text:p>306,312</text:p>
          </table:table-cell>
          <table:table-cell office:value-type="float" office:value="306.338" calcext:value-type="float">
            <text:p>306,338</text:p>
          </table:table-cell>
          <table:table-cell office:value-type="float" office:value="306.325" calcext:value-type="float">
            <text:p>306,325</text:p>
          </table:table-cell>
          <table:table-cell office:value-type="float" office:value="306.277" calcext:value-type="float">
            <text:p>306,277</text:p>
          </table:table-cell>
          <table:table-cell office:value-type="float" office:value="306.193" calcext:value-type="float">
            <text:p>306,193</text:p>
          </table:table-cell>
          <table:table-cell office:value-type="float" office:value="306.077" calcext:value-type="float">
            <text:p>306,077</text:p>
          </table:table-cell>
          <table:table-cell office:value-type="float" office:value="305.93" calcext:value-type="float">
            <text:p>305,93</text:p>
          </table:table-cell>
          <table:table-cell office:value-type="float" office:value="305.753" calcext:value-type="float">
            <text:p>305,753</text:p>
          </table:table-cell>
          <table:table-cell office:value-type="float" office:value="305.547" calcext:value-type="float">
            <text:p>305,547</text:p>
          </table:table-cell>
          <table:table-cell office:value-type="float" office:value="305.315" calcext:value-type="float">
            <text:p>305,315</text:p>
          </table:table-cell>
          <table:table-cell office:value-type="float" office:value="305.058" calcext:value-type="float">
            <text:p>305,058</text:p>
          </table:table-cell>
          <table:table-cell office:value-type="float" office:value="304.776" calcext:value-type="float">
            <text:p>304,776</text:p>
          </table:table-cell>
          <table:table-cell office:value-type="float" office:value="304.471" calcext:value-type="float">
            <text:p>304,471</text:p>
          </table:table-cell>
          <table:table-cell office:value-type="float" office:value="304.144" calcext:value-type="float">
            <text:p>304,144</text:p>
          </table:table-cell>
          <table:table-cell office:value-type="float" office:value="303.797" calcext:value-type="float">
            <text:p>303,797</text:p>
          </table:table-cell>
          <table:table-cell office:value-type="float" office:value="303.43" calcext:value-type="float">
            <text:p>303,43</text:p>
          </table:table-cell>
          <table:table-cell office:value-type="float" office:value="303.045" calcext:value-type="float">
            <text:p>303,045</text:p>
          </table:table-cell>
          <table:table-cell office:value-type="float" office:value="302.643" calcext:value-type="float">
            <text:p>302,643</text:p>
          </table:table-cell>
          <table:table-cell office:value-type="float" office:value="302.227" calcext:value-type="float">
            <text:p>302,227</text:p>
          </table:table-cell>
          <table:table-cell office:value-type="float" office:value="301.798" calcext:value-type="float">
            <text:p>301,798</text:p>
          </table:table-cell>
          <table:table-cell office:value-type="float" office:value="301.358" calcext:value-type="float">
            <text:p>301,358</text:p>
          </table:table-cell>
          <table:table-cell office:value-type="float" office:value="300.91" calcext:value-type="float">
            <text:p>300,91</text:p>
          </table:table-cell>
          <table:table-cell office:value-type="float" office:value="300.456" calcext:value-type="float">
            <text:p>300,45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569" calcext:value-type="float">
            <text:p>300,569</text:p>
          </table:table-cell>
          <table:table-cell office:value-type="float" office:value="301.13" calcext:value-type="float">
            <text:p>301,13</text:p>
          </table:table-cell>
          <table:table-cell office:value-type="float" office:value="301.676" calcext:value-type="float">
            <text:p>301,676</text:p>
          </table:table-cell>
          <table:table-cell office:value-type="float" office:value="302.202" calcext:value-type="float">
            <text:p>302,202</text:p>
          </table:table-cell>
          <table:table-cell office:value-type="float" office:value="302.7" calcext:value-type="float">
            <text:p>302,7</text:p>
          </table:table-cell>
          <table:table-cell office:value-type="float" office:value="303.167" calcext:value-type="float">
            <text:p>303,167</text:p>
          </table:table-cell>
          <table:table-cell office:value-type="float" office:value="303.598" calcext:value-type="float">
            <text:p>303,598</text:p>
          </table:table-cell>
          <table:table-cell office:value-type="float" office:value="303.991" calcext:value-type="float">
            <text:p>303,991</text:p>
          </table:table-cell>
          <table:table-cell office:value-type="float" office:value="304.343" calcext:value-type="float">
            <text:p>304,343</text:p>
          </table:table-cell>
          <table:table-cell office:value-type="float" office:value="304.654" calcext:value-type="float">
            <text:p>304,654</text:p>
          </table:table-cell>
          <table:table-cell office:value-type="float" office:value="304.922" calcext:value-type="float">
            <text:p>304,922</text:p>
          </table:table-cell>
          <table:table-cell office:value-type="float" office:value="305.149" calcext:value-type="float">
            <text:p>305,149</text:p>
          </table:table-cell>
          <table:table-cell office:value-type="float" office:value="305.334" calcext:value-type="float">
            <text:p>305,334</text:p>
          </table:table-cell>
          <table:table-cell office:value-type="float" office:value="305.478" calcext:value-type="float">
            <text:p>305,478</text:p>
          </table:table-cell>
          <table:table-cell office:value-type="float" office:value="305.583" calcext:value-type="float">
            <text:p>305,583</text:p>
          </table:table-cell>
          <table:table-cell office:value-type="float" office:value="305.65" calcext:value-type="float">
            <text:p>305,65</text:p>
          </table:table-cell>
          <table:table-cell office:value-type="float" office:value="305.681" calcext:value-type="float">
            <text:p>305,681</text:p>
          </table:table-cell>
          <table:table-cell office:value-type="float" office:value="305.677" calcext:value-type="float">
            <text:p>305,677</text:p>
          </table:table-cell>
          <table:table-cell office:value-type="float" office:value="305.639" calcext:value-type="float">
            <text:p>305,639</text:p>
          </table:table-cell>
          <table:table-cell office:value-type="float" office:value="305.569" calcext:value-type="float">
            <text:p>305,569</text:p>
          </table:table-cell>
          <table:table-cell office:value-type="float" office:value="305.469" calcext:value-type="float">
            <text:p>305,469</text:p>
          </table:table-cell>
          <table:table-cell office:value-type="float" office:value="305.34" calcext:value-type="float">
            <text:p>305,34</text:p>
          </table:table-cell>
          <table:table-cell office:value-type="float" office:value="305.184" calcext:value-type="float">
            <text:p>305,184</text:p>
          </table:table-cell>
          <table:table-cell office:value-type="float" office:value="305.001" calcext:value-type="float">
            <text:p>305,001</text:p>
          </table:table-cell>
          <table:table-cell office:value-type="float" office:value="304.794" calcext:value-type="float">
            <text:p>304,794</text:p>
          </table:table-cell>
          <table:table-cell office:value-type="float" office:value="304.563" calcext:value-type="float">
            <text:p>304,563</text:p>
          </table:table-cell>
          <table:table-cell office:value-type="float" office:value="304.309" calcext:value-type="float">
            <text:p>304,309</text:p>
          </table:table-cell>
          <table:table-cell office:value-type="float" office:value="304.034" calcext:value-type="float">
            <text:p>304,034</text:p>
          </table:table-cell>
          <table:table-cell office:value-type="float" office:value="303.739" calcext:value-type="float">
            <text:p>303,739</text:p>
          </table:table-cell>
          <table:table-cell office:value-type="float" office:value="303.425" calcext:value-type="float">
            <text:p>303,425</text:p>
          </table:table-cell>
          <table:table-cell office:value-type="float" office:value="303.093" calcext:value-type="float">
            <text:p>303,093</text:p>
          </table:table-cell>
          <table:table-cell office:value-type="float" office:value="302.745" calcext:value-type="float">
            <text:p>302,745</text:p>
          </table:table-cell>
          <table:table-cell office:value-type="float" office:value="302.383" calcext:value-type="float">
            <text:p>302,383</text:p>
          </table:table-cell>
          <table:table-cell office:value-type="float" office:value="302.007" calcext:value-type="float">
            <text:p>302,007</text:p>
          </table:table-cell>
          <table:table-cell office:value-type="float" office:value="301.62" calcext:value-type="float">
            <text:p>301,62</text:p>
          </table:table-cell>
          <table:table-cell office:value-type="float" office:value="301.223" calcext:value-type="float">
            <text:p>301,223</text:p>
          </table:table-cell>
          <table:table-cell office:value-type="float" office:value="300.819" calcext:value-type="float">
            <text:p>300,819</text:p>
          </table:table-cell>
          <table:table-cell office:value-type="float" office:value="300.411" calcext:value-type="float">
            <text:p>300,41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5" calcext:value-type="float">
            <text:p>300,5</text:p>
          </table:table-cell>
          <table:table-cell office:value-type="float" office:value="300.994" calcext:value-type="float">
            <text:p>300,994</text:p>
          </table:table-cell>
          <table:table-cell office:value-type="float" office:value="301.475" calcext:value-type="float">
            <text:p>301,475</text:p>
          </table:table-cell>
          <table:table-cell office:value-type="float" office:value="301.939" calcext:value-type="float">
            <text:p>301,939</text:p>
          </table:table-cell>
          <table:table-cell office:value-type="float" office:value="302.381" calcext:value-type="float">
            <text:p>302,381</text:p>
          </table:table-cell>
          <table:table-cell office:value-type="float" office:value="302.797" calcext:value-type="float">
            <text:p>302,797</text:p>
          </table:table-cell>
          <table:table-cell office:value-type="float" office:value="303.182" calcext:value-type="float">
            <text:p>303,182</text:p>
          </table:table-cell>
          <table:table-cell office:value-type="float" office:value="303.535" calcext:value-type="float">
            <text:p>303,535</text:p>
          </table:table-cell>
          <table:table-cell office:value-type="float" office:value="303.853" calcext:value-type="float">
            <text:p>303,853</text:p>
          </table:table-cell>
          <table:table-cell office:value-type="float" office:value="304.135" calcext:value-type="float">
            <text:p>304,135</text:p>
          </table:table-cell>
          <table:table-cell office:value-type="float" office:value="304.38" calcext:value-type="float">
            <text:p>304,38</text:p>
          </table:table-cell>
          <table:table-cell office:value-type="float" office:value="304.589" calcext:value-type="float">
            <text:p>304,589</text:p>
          </table:table-cell>
          <table:table-cell office:value-type="float" office:value="304.761" calcext:value-type="float">
            <text:p>304,761</text:p>
          </table:table-cell>
          <table:table-cell office:value-type="float" office:value="304.897" calcext:value-type="float">
            <text:p>304,897</text:p>
          </table:table-cell>
          <table:table-cell office:value-type="float" office:value="304.998" calcext:value-type="float">
            <text:p>304,998</text:p>
          </table:table-cell>
          <table:table-cell office:value-type="float" office:value="305.065" calcext:value-type="float">
            <text:p>305,065</text:p>
          </table:table-cell>
          <table:table-cell office:value-type="float" office:value="305.098" calcext:value-type="float">
            <text:p>305,098</text:p>
          </table:table-cell>
          <table:table-cell office:value-type="float" office:value="305.1" calcext:value-type="float">
            <text:p>305,1</text:p>
          </table:table-cell>
          <table:table-cell office:value-type="float" office:value="305.071" calcext:value-type="float">
            <text:p>305,071</text:p>
          </table:table-cell>
          <table:table-cell office:value-type="float" office:value="305.013" calcext:value-type="float">
            <text:p>305,013</text:p>
          </table:table-cell>
          <table:table-cell office:value-type="float" office:value="304.927" calcext:value-type="float">
            <text:p>304,927</text:p>
          </table:table-cell>
          <table:table-cell office:value-type="float" office:value="304.814" calcext:value-type="float">
            <text:p>304,814</text:p>
          </table:table-cell>
          <table:table-cell office:value-type="float" office:value="304.676" calcext:value-type="float">
            <text:p>304,676</text:p>
          </table:table-cell>
          <table:table-cell office:value-type="float" office:value="304.513" calcext:value-type="float">
            <text:p>304,513</text:p>
          </table:table-cell>
          <table:table-cell office:value-type="float" office:value="304.327" calcext:value-type="float">
            <text:p>304,327</text:p>
          </table:table-cell>
          <table:table-cell office:value-type="float" office:value="304.12" calcext:value-type="float">
            <text:p>304,12</text:p>
          </table:table-cell>
          <table:table-cell office:value-type="float" office:value="303.891" calcext:value-type="float">
            <text:p>303,891</text:p>
          </table:table-cell>
          <table:table-cell office:value-type="float" office:value="303.643" calcext:value-type="float">
            <text:p>303,643</text:p>
          </table:table-cell>
          <table:table-cell office:value-type="float" office:value="303.377" calcext:value-type="float">
            <text:p>303,377</text:p>
          </table:table-cell>
          <table:table-cell office:value-type="float" office:value="303.093" calcext:value-type="float">
            <text:p>303,093</text:p>
          </table:table-cell>
          <table:table-cell office:value-type="float" office:value="302.793" calcext:value-type="float">
            <text:p>302,793</text:p>
          </table:table-cell>
          <table:table-cell office:value-type="float" office:value="302.478" calcext:value-type="float">
            <text:p>302,478</text:p>
          </table:table-cell>
          <table:table-cell office:value-type="float" office:value="302.151" calcext:value-type="float">
            <text:p>302,151</text:p>
          </table:table-cell>
          <table:table-cell office:value-type="float" office:value="301.811" calcext:value-type="float">
            <text:p>301,811</text:p>
          </table:table-cell>
          <table:table-cell office:value-type="float" office:value="301.461" calcext:value-type="float">
            <text:p>301,461</text:p>
          </table:table-cell>
          <table:table-cell office:value-type="float" office:value="301.103" calcext:value-type="float">
            <text:p>301,103</text:p>
          </table:table-cell>
          <table:table-cell office:value-type="float" office:value="300.739" calcext:value-type="float">
            <text:p>300,739</text:p>
          </table:table-cell>
          <table:table-cell office:value-type="float" office:value="300.371" calcext:value-type="float">
            <text:p>300,37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441" calcext:value-type="float">
            <text:p>300,441</text:p>
          </table:table-cell>
          <table:table-cell office:value-type="float" office:value="300.877" calcext:value-type="float">
            <text:p>300,877</text:p>
          </table:table-cell>
          <table:table-cell office:value-type="float" office:value="301.303" calcext:value-type="float">
            <text:p>301,303</text:p>
          </table:table-cell>
          <table:table-cell office:value-type="float" office:value="301.714" calcext:value-type="float">
            <text:p>301,714</text:p>
          </table:table-cell>
          <table:table-cell office:value-type="float" office:value="302.107" calcext:value-type="float">
            <text:p>302,107</text:p>
          </table:table-cell>
          <table:table-cell office:value-type="float" office:value="302.477" calcext:value-type="float">
            <text:p>302,477</text:p>
          </table:table-cell>
          <table:table-cell office:value-type="float" office:value="302.822" calcext:value-type="float">
            <text:p>302,822</text:p>
          </table:table-cell>
          <table:table-cell office:value-type="float" office:value="303.138" calcext:value-type="float">
            <text:p>303,138</text:p>
          </table:table-cell>
          <table:table-cell office:value-type="float" office:value="303.426" calcext:value-type="float">
            <text:p>303,426</text:p>
          </table:table-cell>
          <table:table-cell office:value-type="float" office:value="303.682" calcext:value-type="float">
            <text:p>303,682</text:p>
          </table:table-cell>
          <table:table-cell office:value-type="float" office:value="303.906" calcext:value-type="float">
            <text:p>303,906</text:p>
          </table:table-cell>
          <table:table-cell office:value-type="float" office:value="304.098" calcext:value-type="float">
            <text:p>304,098</text:p>
          </table:table-cell>
          <table:table-cell office:value-type="float" office:value="304.257" calcext:value-type="float">
            <text:p>304,257</text:p>
          </table:table-cell>
          <table:table-cell office:value-type="float" office:value="304.384" calcext:value-type="float">
            <text:p>304,384</text:p>
          </table:table-cell>
          <table:table-cell office:value-type="float" office:value="304.48" calcext:value-type="float">
            <text:p>304,48</text:p>
          </table:table-cell>
          <table:table-cell office:value-type="float" office:value="304.545" calcext:value-type="float">
            <text:p>304,545</text:p>
          </table:table-cell>
          <table:table-cell office:value-type="float" office:value="304.58" calcext:value-type="float">
            <text:p>304,58</text:p>
          </table:table-cell>
          <table:table-cell office:value-type="float" office:value="304.587" calcext:value-type="float">
            <text:p>304,587</text:p>
          </table:table-cell>
          <table:table-cell office:value-type="float" office:value="304.565" calcext:value-type="float">
            <text:p>304,565</text:p>
          </table:table-cell>
          <table:table-cell office:value-type="float" office:value="304.516" calcext:value-type="float">
            <text:p>304,516</text:p>
          </table:table-cell>
          <table:table-cell office:value-type="float" office:value="304.442" calcext:value-type="float">
            <text:p>304,442</text:p>
          </table:table-cell>
          <table:table-cell office:value-type="float" office:value="304.343" calcext:value-type="float">
            <text:p>304,343</text:p>
          </table:table-cell>
          <table:table-cell office:value-type="float" office:value="304.221" calcext:value-type="float">
            <text:p>304,221</text:p>
          </table:table-cell>
          <table:table-cell office:value-type="float" office:value="304.076" calcext:value-type="float">
            <text:p>304,076</text:p>
          </table:table-cell>
          <table:table-cell office:value-type="float" office:value="303.909" calcext:value-type="float">
            <text:p>303,909</text:p>
          </table:table-cell>
          <table:table-cell office:value-type="float" office:value="303.723" calcext:value-type="float">
            <text:p>303,723</text:p>
          </table:table-cell>
          <table:table-cell office:value-type="float" office:value="303.517" calcext:value-type="float">
            <text:p>303,517</text:p>
          </table:table-cell>
          <table:table-cell office:value-type="float" office:value="303.293" calcext:value-type="float">
            <text:p>303,293</text:p>
          </table:table-cell>
          <table:table-cell office:value-type="float" office:value="303.053" calcext:value-type="float">
            <text:p>303,053</text:p>
          </table:table-cell>
          <table:table-cell office:value-type="float" office:value="302.796" calcext:value-type="float">
            <text:p>302,796</text:p>
          </table:table-cell>
          <table:table-cell office:value-type="float" office:value="302.525" calcext:value-type="float">
            <text:p>302,525</text:p>
          </table:table-cell>
          <table:table-cell office:value-type="float" office:value="302.24" calcext:value-type="float">
            <text:p>302,24</text:p>
          </table:table-cell>
          <table:table-cell office:value-type="float" office:value="301.943" calcext:value-type="float">
            <text:p>301,943</text:p>
          </table:table-cell>
          <table:table-cell office:value-type="float" office:value="301.636" calcext:value-type="float">
            <text:p>301,636</text:p>
          </table:table-cell>
          <table:table-cell office:value-type="float" office:value="301.32" calcext:value-type="float">
            <text:p>301,32</text:p>
          </table:table-cell>
          <table:table-cell office:value-type="float" office:value="300.997" calcext:value-type="float">
            <text:p>300,997</text:p>
          </table:table-cell>
          <table:table-cell office:value-type="float" office:value="300.668" calcext:value-type="float">
            <text:p>300,668</text:p>
          </table:table-cell>
          <table:table-cell office:value-type="float" office:value="300.335" calcext:value-type="float">
            <text:p>300,33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39" calcext:value-type="float">
            <text:p>300,39</text:p>
          </table:table-cell>
          <table:table-cell office:value-type="float" office:value="300.776" calcext:value-type="float">
            <text:p>300,776</text:p>
          </table:table-cell>
          <table:table-cell office:value-type="float" office:value="301.154" calcext:value-type="float">
            <text:p>301,154</text:p>
          </table:table-cell>
          <table:table-cell office:value-type="float" office:value="301.519" calcext:value-type="float">
            <text:p>301,519</text:p>
          </table:table-cell>
          <table:table-cell office:value-type="float" office:value="301.869" calcext:value-type="float">
            <text:p>301,869</text:p>
          </table:table-cell>
          <table:table-cell office:value-type="float" office:value="302.199" calcext:value-type="float">
            <text:p>302,199</text:p>
          </table:table-cell>
          <table:table-cell office:value-type="float" office:value="302.508" calcext:value-type="float">
            <text:p>302,508</text:p>
          </table:table-cell>
          <table:table-cell office:value-type="float" office:value="302.793" calcext:value-type="float">
            <text:p>302,793</text:p>
          </table:table-cell>
          <table:table-cell office:value-type="float" office:value="303.052" calcext:value-type="float">
            <text:p>303,052</text:p>
          </table:table-cell>
          <table:table-cell office:value-type="float" office:value="303.284" calcext:value-type="float">
            <text:p>303,284</text:p>
          </table:table-cell>
          <table:table-cell office:value-type="float" office:value="303.488" calcext:value-type="float">
            <text:p>303,488</text:p>
          </table:table-cell>
          <table:table-cell office:value-type="float" office:value="303.664" calcext:value-type="float">
            <text:p>303,664</text:p>
          </table:table-cell>
          <table:table-cell office:value-type="float" office:value="303.812" calcext:value-type="float">
            <text:p>303,812</text:p>
          </table:table-cell>
          <table:table-cell office:value-type="float" office:value="303.93" calcext:value-type="float">
            <text:p>303,93</text:p>
          </table:table-cell>
          <table:table-cell office:value-type="float" office:value="304.021" calcext:value-type="float">
            <text:p>304,021</text:p>
          </table:table-cell>
          <table:table-cell office:value-type="float" office:value="304.084" calcext:value-type="float">
            <text:p>304,084</text:p>
          </table:table-cell>
          <table:table-cell office:value-type="float" office:value="304.119" calcext:value-type="float">
            <text:p>304,119</text:p>
          </table:table-cell>
          <table:table-cell office:value-type="float" office:value="304.129" calcext:value-type="float">
            <text:p>304,129</text:p>
          </table:table-cell>
          <table:table-cell office:value-type="float" office:value="304.113" calcext:value-type="float">
            <text:p>304,113</text:p>
          </table:table-cell>
          <table:table-cell office:value-type="float" office:value="304.072" calcext:value-type="float">
            <text:p>304,072</text:p>
          </table:table-cell>
          <table:table-cell office:value-type="float" office:value="304.008" calcext:value-type="float">
            <text:p>304,008</text:p>
          </table:table-cell>
          <table:table-cell office:value-type="float" office:value="303.921" calcext:value-type="float">
            <text:p>303,921</text:p>
          </table:table-cell>
          <table:table-cell office:value-type="float" office:value="303.813" calcext:value-type="float">
            <text:p>303,813</text:p>
          </table:table-cell>
          <table:table-cell office:value-type="float" office:value="303.683" calcext:value-type="float">
            <text:p>303,683</text:p>
          </table:table-cell>
          <table:table-cell office:value-type="float" office:value="303.534" calcext:value-type="float">
            <text:p>303,534</text:p>
          </table:table-cell>
          <table:table-cell office:value-type="float" office:value="303.367" calcext:value-type="float">
            <text:p>303,367</text:p>
          </table:table-cell>
          <table:table-cell office:value-type="float" office:value="303.181" calcext:value-type="float">
            <text:p>303,181</text:p>
          </table:table-cell>
          <table:table-cell office:value-type="float" office:value="302.979" calcext:value-type="float">
            <text:p>302,979</text:p>
          </table:table-cell>
          <table:table-cell office:value-type="float" office:value="302.762" calcext:value-type="float">
            <text:p>302,762</text:p>
          </table:table-cell>
          <table:table-cell office:value-type="float" office:value="302.53" calcext:value-type="float">
            <text:p>302,53</text:p>
          </table:table-cell>
          <table:table-cell office:value-type="float" office:value="302.284" calcext:value-type="float">
            <text:p>302,284</text:p>
          </table:table-cell>
          <table:table-cell office:value-type="float" office:value="302.027" calcext:value-type="float">
            <text:p>302,027</text:p>
          </table:table-cell>
          <table:table-cell office:value-type="float" office:value="301.758" calcext:value-type="float">
            <text:p>301,758</text:p>
          </table:table-cell>
          <table:table-cell office:value-type="float" office:value="301.48" calcext:value-type="float">
            <text:p>301,48</text:p>
          </table:table-cell>
          <table:table-cell office:value-type="float" office:value="301.194" calcext:value-type="float">
            <text:p>301,194</text:p>
          </table:table-cell>
          <table:table-cell office:value-type="float" office:value="300.901" calcext:value-type="float">
            <text:p>300,901</text:p>
          </table:table-cell>
          <table:table-cell office:value-type="float" office:value="300.604" calcext:value-type="float">
            <text:p>300,604</text:p>
          </table:table-cell>
          <table:table-cell office:value-type="float" office:value="300.303" calcext:value-type="float">
            <text:p>300,30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346" calcext:value-type="float">
            <text:p>300,346</text:p>
          </table:table-cell>
          <table:table-cell office:value-type="float" office:value="300.689" calcext:value-type="float">
            <text:p>300,689</text:p>
          </table:table-cell>
          <table:table-cell office:value-type="float" office:value="301.025" calcext:value-type="float">
            <text:p>301,025</text:p>
          </table:table-cell>
          <table:table-cell office:value-type="float" office:value="301.35" calcext:value-type="float">
            <text:p>301,35</text:p>
          </table:table-cell>
          <table:table-cell office:value-type="float" office:value="301.662" calcext:value-type="float">
            <text:p>301,662</text:p>
          </table:table-cell>
          <table:table-cell office:value-type="float" office:value="301.957" calcext:value-type="float">
            <text:p>301,957</text:p>
          </table:table-cell>
          <table:table-cell office:value-type="float" office:value="302.234" calcext:value-type="float">
            <text:p>302,234</text:p>
          </table:table-cell>
          <table:table-cell office:value-type="float" office:value="302.49" calcext:value-type="float">
            <text:p>302,49</text:p>
          </table:table-cell>
          <table:table-cell office:value-type="float" office:value="302.724" calcext:value-type="float">
            <text:p>302,724</text:p>
          </table:table-cell>
          <table:table-cell office:value-type="float" office:value="302.935" calcext:value-type="float">
            <text:p>302,935</text:p>
          </table:table-cell>
          <table:table-cell office:value-type="float" office:value="303.121" calcext:value-type="float">
            <text:p>303,121</text:p>
          </table:table-cell>
          <table:table-cell office:value-type="float" office:value="303.282" calcext:value-type="float">
            <text:p>303,282</text:p>
          </table:table-cell>
          <table:table-cell office:value-type="float" office:value="303.417" calcext:value-type="float">
            <text:p>303,417</text:p>
          </table:table-cell>
          <table:table-cell office:value-type="float" office:value="303.527" calcext:value-type="float">
            <text:p>303,527</text:p>
          </table:table-cell>
          <table:table-cell office:value-type="float" office:value="303.612" calcext:value-type="float">
            <text:p>303,612</text:p>
          </table:table-cell>
          <table:table-cell office:value-type="float" office:value="303.672" calcext:value-type="float">
            <text:p>303,672</text:p>
          </table:table-cell>
          <table:table-cell office:value-type="float" office:value="303.708" calcext:value-type="float">
            <text:p>303,708</text:p>
          </table:table-cell>
          <table:table-cell office:value-type="float" office:value="303.72" calcext:value-type="float">
            <text:p>303,72</text:p>
          </table:table-cell>
          <table:table-cell office:value-type="float" office:value="303.708" calcext:value-type="float">
            <text:p>303,708</text:p>
          </table:table-cell>
          <table:table-cell office:value-type="float" office:value="303.674" calcext:value-type="float">
            <text:p>303,674</text:p>
          </table:table-cell>
          <table:table-cell office:value-type="float" office:value="303.619" calcext:value-type="float">
            <text:p>303,619</text:p>
          </table:table-cell>
          <table:table-cell office:value-type="float" office:value="303.542" calcext:value-type="float">
            <text:p>303,542</text:p>
          </table:table-cell>
          <table:table-cell office:value-type="float" office:value="303.446" calcext:value-type="float">
            <text:p>303,446</text:p>
          </table:table-cell>
          <table:table-cell office:value-type="float" office:value="303.331" calcext:value-type="float">
            <text:p>303,331</text:p>
          </table:table-cell>
          <table:table-cell office:value-type="float" office:value="303.197" calcext:value-type="float">
            <text:p>303,197</text:p>
          </table:table-cell>
          <table:table-cell office:value-type="float" office:value="303.046" calcext:value-type="float">
            <text:p>303,046</text:p>
          </table:table-cell>
          <table:table-cell office:value-type="float" office:value="302.879" calcext:value-type="float">
            <text:p>302,879</text:p>
          </table:table-cell>
          <table:table-cell office:value-type="float" office:value="302.697" calcext:value-type="float">
            <text:p>302,697</text:p>
          </table:table-cell>
          <table:table-cell office:value-type="float" office:value="302.5" calcext:value-type="float">
            <text:p>302,5</text:p>
          </table:table-cell>
          <table:table-cell office:value-type="float" office:value="302.29" calcext:value-type="float">
            <text:p>302,29</text:p>
          </table:table-cell>
          <table:table-cell office:value-type="float" office:value="302.068" calcext:value-type="float">
            <text:p>302,068</text:p>
          </table:table-cell>
          <table:table-cell office:value-type="float" office:value="301.835" calcext:value-type="float">
            <text:p>301,835</text:p>
          </table:table-cell>
          <table:table-cell office:value-type="float" office:value="301.592" calcext:value-type="float">
            <text:p>301,592</text:p>
          </table:table-cell>
          <table:table-cell office:value-type="float" office:value="301.34" calcext:value-type="float">
            <text:p>301,34</text:p>
          </table:table-cell>
          <table:table-cell office:value-type="float" office:value="301.081" calcext:value-type="float">
            <text:p>301,081</text:p>
          </table:table-cell>
          <table:table-cell office:value-type="float" office:value="300.816" calcext:value-type="float">
            <text:p>300,816</text:p>
          </table:table-cell>
          <table:table-cell office:value-type="float" office:value="300.547" calcext:value-type="float">
            <text:p>300,547</text:p>
          </table:table-cell>
          <table:table-cell office:value-type="float" office:value="300.274" calcext:value-type="float">
            <text:p>300,27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308" calcext:value-type="float">
            <text:p>300,308</text:p>
          </table:table-cell>
          <table:table-cell office:value-type="float" office:value="300.613" calcext:value-type="float">
            <text:p>300,613</text:p>
          </table:table-cell>
          <table:table-cell office:value-type="float" office:value="300.912" calcext:value-type="float">
            <text:p>300,912</text:p>
          </table:table-cell>
          <table:table-cell office:value-type="float" office:value="301.202" calcext:value-type="float">
            <text:p>301,202</text:p>
          </table:table-cell>
          <table:table-cell office:value-type="float" office:value="301.481" calcext:value-type="float">
            <text:p>301,481</text:p>
          </table:table-cell>
          <table:table-cell office:value-type="float" office:value="301.745" calcext:value-type="float">
            <text:p>301,745</text:p>
          </table:table-cell>
          <table:table-cell office:value-type="float" office:value="301.994" calcext:value-type="float">
            <text:p>301,994</text:p>
          </table:table-cell>
          <table:table-cell office:value-type="float" office:value="302.225" calcext:value-type="float">
            <text:p>302,225</text:p>
          </table:table-cell>
          <table:table-cell office:value-type="float" office:value="302.436" calcext:value-type="float">
            <text:p>302,436</text:p>
          </table:table-cell>
          <table:table-cell office:value-type="float" office:value="302.627" calcext:value-type="float">
            <text:p>302,627</text:p>
          </table:table-cell>
          <table:table-cell office:value-type="float" office:value="302.796" calcext:value-type="float">
            <text:p>302,796</text:p>
          </table:table-cell>
          <table:table-cell office:value-type="float" office:value="302.943" calcext:value-type="float">
            <text:p>302,943</text:p>
          </table:table-cell>
          <table:table-cell office:value-type="float" office:value="303.067" calcext:value-type="float">
            <text:p>303,067</text:p>
          </table:table-cell>
          <table:table-cell office:value-type="float" office:value="303.169" calcext:value-type="float">
            <text:p>303,169</text:p>
          </table:table-cell>
          <table:table-cell office:value-type="float" office:value="303.249" calcext:value-type="float">
            <text:p>303,249</text:p>
          </table:table-cell>
          <table:table-cell office:value-type="float" office:value="303.306" calcext:value-type="float">
            <text:p>303,306</text:p>
          </table:table-cell>
          <table:table-cell office:value-type="float" office:value="303.34" calcext:value-type="float">
            <text:p>303,34</text:p>
          </table:table-cell>
          <table:table-cell office:value-type="float" office:value="303.354" calcext:value-type="float">
            <text:p>303,354</text:p>
          </table:table-cell>
          <table:table-cell office:value-type="float" office:value="303.346" calcext:value-type="float">
            <text:p>303,346</text:p>
          </table:table-cell>
          <table:table-cell office:value-type="float" office:value="303.317" calcext:value-type="float">
            <text:p>303,317</text:p>
          </table:table-cell>
          <table:table-cell office:value-type="float" office:value="303.269" calcext:value-type="float">
            <text:p>303,269</text:p>
          </table:table-cell>
          <table:table-cell office:value-type="float" office:value="303.202" calcext:value-type="float">
            <text:p>303,202</text:p>
          </table:table-cell>
          <table:table-cell office:value-type="float" office:value="303.116" calcext:value-type="float">
            <text:p>303,116</text:p>
          </table:table-cell>
          <table:table-cell office:value-type="float" office:value="303.013" calcext:value-type="float">
            <text:p>303,013</text:p>
          </table:table-cell>
          <table:table-cell office:value-type="float" office:value="302.894" calcext:value-type="float">
            <text:p>302,894</text:p>
          </table:table-cell>
          <table:table-cell office:value-type="float" office:value="302.758" calcext:value-type="float">
            <text:p>302,758</text:p>
          </table:table-cell>
          <table:table-cell office:value-type="float" office:value="302.607" calcext:value-type="float">
            <text:p>302,607</text:p>
          </table:table-cell>
          <table:table-cell office:value-type="float" office:value="302.443" calcext:value-type="float">
            <text:p>302,443</text:p>
          </table:table-cell>
          <table:table-cell office:value-type="float" office:value="302.265" calcext:value-type="float">
            <text:p>302,265</text:p>
          </table:table-cell>
          <table:table-cell office:value-type="float" office:value="302.075" calcext:value-type="float">
            <text:p>302,075</text:p>
          </table:table-cell>
          <table:table-cell office:value-type="float" office:value="301.874" calcext:value-type="float">
            <text:p>301,874</text:p>
          </table:table-cell>
          <table:table-cell office:value-type="float" office:value="301.662" calcext:value-type="float">
            <text:p>301,662</text:p>
          </table:table-cell>
          <table:table-cell office:value-type="float" office:value="301.442" calcext:value-type="float">
            <text:p>301,442</text:p>
          </table:table-cell>
          <table:table-cell office:value-type="float" office:value="301.214" calcext:value-type="float">
            <text:p>301,214</text:p>
          </table:table-cell>
          <table:table-cell office:value-type="float" office:value="300.979" calcext:value-type="float">
            <text:p>300,979</text:p>
          </table:table-cell>
          <table:table-cell office:value-type="float" office:value="300.739" calcext:value-type="float">
            <text:p>300,739</text:p>
          </table:table-cell>
          <table:table-cell office:value-type="float" office:value="300.495" calcext:value-type="float">
            <text:p>300,495</text:p>
          </table:table-cell>
          <table:table-cell office:value-type="float" office:value="300.248" calcext:value-type="float">
            <text:p>300,24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275" calcext:value-type="float">
            <text:p>300,275</text:p>
          </table:table-cell>
          <table:table-cell office:value-type="float" office:value="300.547" calcext:value-type="float">
            <text:p>300,547</text:p>
          </table:table-cell>
          <table:table-cell office:value-type="float" office:value="300.814" calcext:value-type="float">
            <text:p>300,814</text:p>
          </table:table-cell>
          <table:table-cell office:value-type="float" office:value="301.073" calcext:value-type="float">
            <text:p>301,073</text:p>
          </table:table-cell>
          <table:table-cell office:value-type="float" office:value="301.322" calcext:value-type="float">
            <text:p>301,322</text:p>
          </table:table-cell>
          <table:table-cell office:value-type="float" office:value="301.559" calcext:value-type="float">
            <text:p>301,559</text:p>
          </table:table-cell>
          <table:table-cell office:value-type="float" office:value="301.783" calcext:value-type="float">
            <text:p>301,783</text:p>
          </table:table-cell>
          <table:table-cell office:value-type="float" office:value="301.991" calcext:value-type="float">
            <text:p>301,991</text:p>
          </table:table-cell>
          <table:table-cell office:value-type="float" office:value="302.181" calcext:value-type="float">
            <text:p>302,181</text:p>
          </table:table-cell>
          <table:table-cell office:value-type="float" office:value="302.354" calcext:value-type="float">
            <text:p>302,354</text:p>
          </table:table-cell>
          <table:table-cell office:value-type="float" office:value="302.508" calcext:value-type="float">
            <text:p>302,508</text:p>
          </table:table-cell>
          <table:table-cell office:value-type="float" office:value="302.642" calcext:value-type="float">
            <text:p>302,642</text:p>
          </table:table-cell>
          <table:table-cell office:value-type="float" office:value="302.756" calcext:value-type="float">
            <text:p>302,756</text:p>
          </table:table-cell>
          <table:table-cell office:value-type="float" office:value="302.85" calcext:value-type="float">
            <text:p>302,85</text:p>
          </table:table-cell>
          <table:table-cell office:value-type="float" office:value="302.924" calcext:value-type="float">
            <text:p>302,924</text:p>
          </table:table-cell>
          <table:table-cell office:value-type="float" office:value="302.978" calcext:value-type="float">
            <text:p>302,978</text:p>
          </table:table-cell>
          <table:table-cell office:value-type="float" office:value="303.012" calcext:value-type="float">
            <text:p>303,012</text:p>
          </table:table-cell>
          <table:table-cell office:value-type="float" office:value="303.026" calcext:value-type="float">
            <text:p>303,026</text:p>
          </table:table-cell>
          <table:table-cell office:value-type="float" office:value="303.021" calcext:value-type="float">
            <text:p>303,021</text:p>
          </table:table-cell>
          <table:table-cell office:value-type="float" office:value="302.997" calcext:value-type="float">
            <text:p>302,997</text:p>
          </table:table-cell>
          <table:table-cell office:value-type="float" office:value="302.955" calcext:value-type="float">
            <text:p>302,955</text:p>
          </table:table-cell>
          <table:table-cell office:value-type="float" office:value="302.896" calcext:value-type="float">
            <text:p>302,896</text:p>
          </table:table-cell>
          <table:table-cell office:value-type="float" office:value="302.82" calcext:value-type="float">
            <text:p>302,82</text:p>
          </table:table-cell>
          <table:table-cell office:value-type="float" office:value="302.728" calcext:value-type="float">
            <text:p>302,728</text:p>
          </table:table-cell>
          <table:table-cell office:value-type="float" office:value="302.62" calcext:value-type="float">
            <text:p>302,62</text:p>
          </table:table-cell>
          <table:table-cell office:value-type="float" office:value="302.498" calcext:value-type="float">
            <text:p>302,498</text:p>
          </table:table-cell>
          <table:table-cell office:value-type="float" office:value="302.362" calcext:value-type="float">
            <text:p>302,362</text:p>
          </table:table-cell>
          <table:table-cell office:value-type="float" office:value="302.214" calcext:value-type="float">
            <text:p>302,214</text:p>
          </table:table-cell>
          <table:table-cell office:value-type="float" office:value="302.053" calcext:value-type="float">
            <text:p>302,053</text:p>
          </table:table-cell>
          <table:table-cell office:value-type="float" office:value="301.881" calcext:value-type="float">
            <text:p>301,881</text:p>
          </table:table-cell>
          <table:table-cell office:value-type="float" office:value="301.699" calcext:value-type="float">
            <text:p>301,699</text:p>
          </table:table-cell>
          <table:table-cell office:value-type="float" office:value="301.507" calcext:value-type="float">
            <text:p>301,507</text:p>
          </table:table-cell>
          <table:table-cell office:value-type="float" office:value="301.307" calcext:value-type="float">
            <text:p>301,307</text:p>
          </table:table-cell>
          <table:table-cell office:value-type="float" office:value="301.101" calcext:value-type="float">
            <text:p>301,101</text:p>
          </table:table-cell>
          <table:table-cell office:value-type="float" office:value="300.888" calcext:value-type="float">
            <text:p>300,888</text:p>
          </table:table-cell>
          <table:table-cell office:value-type="float" office:value="300.67" calcext:value-type="float">
            <text:p>300,67</text:p>
          </table:table-cell>
          <table:table-cell office:value-type="float" office:value="300.449" calcext:value-type="float">
            <text:p>300,449</text:p>
          </table:table-cell>
          <table:table-cell office:value-type="float" office:value="300.225" calcext:value-type="float">
            <text:p>300,22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245" calcext:value-type="float">
            <text:p>300,245</text:p>
          </table:table-cell>
          <table:table-cell office:value-type="float" office:value="300.489" calcext:value-type="float">
            <text:p>300,489</text:p>
          </table:table-cell>
          <table:table-cell office:value-type="float" office:value="300.727" calcext:value-type="float">
            <text:p>300,727</text:p>
          </table:table-cell>
          <table:table-cell office:value-type="float" office:value="300.959" calcext:value-type="float">
            <text:p>300,959</text:p>
          </table:table-cell>
          <table:table-cell office:value-type="float" office:value="301.183" calcext:value-type="float">
            <text:p>301,183</text:p>
          </table:table-cell>
          <table:table-cell office:value-type="float" office:value="301.396" calcext:value-type="float">
            <text:p>301,396</text:p>
          </table:table-cell>
          <table:table-cell office:value-type="float" office:value="301.596" calcext:value-type="float">
            <text:p>301,596</text:p>
          </table:table-cell>
          <table:table-cell office:value-type="float" office:value="301.784" calcext:value-type="float">
            <text:p>301,784</text:p>
          </table:table-cell>
          <table:table-cell office:value-type="float" office:value="301.956" calcext:value-type="float">
            <text:p>301,956</text:p>
          </table:table-cell>
          <table:table-cell office:value-type="float" office:value="302.113" calcext:value-type="float">
            <text:p>302,113</text:p>
          </table:table-cell>
          <table:table-cell office:value-type="float" office:value="302.252" calcext:value-type="float">
            <text:p>302,252</text:p>
          </table:table-cell>
          <table:table-cell office:value-type="float" office:value="302.375" calcext:value-type="float">
            <text:p>302,375</text:p>
          </table:table-cell>
          <table:table-cell office:value-type="float" office:value="302.479" calcext:value-type="float">
            <text:p>302,479</text:p>
          </table:table-cell>
          <table:table-cell office:value-type="float" office:value="302.566" calcext:value-type="float">
            <text:p>302,566</text:p>
          </table:table-cell>
          <table:table-cell office:value-type="float" office:value="302.634" calcext:value-type="float">
            <text:p>302,634</text:p>
          </table:table-cell>
          <table:table-cell office:value-type="float" office:value="302.685" calcext:value-type="float">
            <text:p>302,685</text:p>
          </table:table-cell>
          <table:table-cell office:value-type="float" office:value="302.717" calcext:value-type="float">
            <text:p>302,717</text:p>
          </table:table-cell>
          <table:table-cell office:value-type="float" office:value="302.732" calcext:value-type="float">
            <text:p>302,732</text:p>
          </table:table-cell>
          <table:table-cell office:value-type="float" office:value="302.729" calcext:value-type="float">
            <text:p>302,729</text:p>
          </table:table-cell>
          <table:table-cell office:value-type="float" office:value="302.709" calcext:value-type="float">
            <text:p>302,709</text:p>
          </table:table-cell>
          <table:table-cell office:value-type="float" office:value="302.673" calcext:value-type="float">
            <text:p>302,673</text:p>
          </table:table-cell>
          <table:table-cell office:value-type="float" office:value="302.62" calcext:value-type="float">
            <text:p>302,62</text:p>
          </table:table-cell>
          <table:table-cell office:value-type="float" office:value="302.553" calcext:value-type="float">
            <text:p>302,553</text:p>
          </table:table-cell>
          <table:table-cell office:value-type="float" office:value="302.47" calcext:value-type="float">
            <text:p>302,47</text:p>
          </table:table-cell>
          <table:table-cell office:value-type="float" office:value="302.374" calcext:value-type="float">
            <text:p>302,374</text:p>
          </table:table-cell>
          <table:table-cell office:value-type="float" office:value="302.264" calcext:value-type="float">
            <text:p>302,264</text:p>
          </table:table-cell>
          <table:table-cell office:value-type="float" office:value="302.141" calcext:value-type="float">
            <text:p>302,141</text:p>
          </table:table-cell>
          <table:table-cell office:value-type="float" office:value="302.007" calcext:value-type="float">
            <text:p>302,007</text:p>
          </table:table-cell>
          <table:table-cell office:value-type="float" office:value="301.861" calcext:value-type="float">
            <text:p>301,861</text:p>
          </table:table-cell>
          <table:table-cell office:value-type="float" office:value="301.705" calcext:value-type="float">
            <text:p>301,705</text:p>
          </table:table-cell>
          <table:table-cell office:value-type="float" office:value="301.54" calcext:value-type="float">
            <text:p>301,54</text:p>
          </table:table-cell>
          <table:table-cell office:value-type="float" office:value="301.367" calcext:value-type="float">
            <text:p>301,367</text:p>
          </table:table-cell>
          <table:table-cell office:value-type="float" office:value="301.186" calcext:value-type="float">
            <text:p>301,186</text:p>
          </table:table-cell>
          <table:table-cell office:value-type="float" office:value="300.998" calcext:value-type="float">
            <text:p>300,998</text:p>
          </table:table-cell>
          <table:table-cell office:value-type="float" office:value="300.805" calcext:value-type="float">
            <text:p>300,805</text:p>
          </table:table-cell>
          <table:table-cell office:value-type="float" office:value="300.608" calcext:value-type="float">
            <text:p>300,608</text:p>
          </table:table-cell>
          <table:table-cell office:value-type="float" office:value="300.407" calcext:value-type="float">
            <text:p>300,407</text:p>
          </table:table-cell>
          <table:table-cell office:value-type="float" office:value="300.204" calcext:value-type="float">
            <text:p>300,20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22" calcext:value-type="float">
            <text:p>300,22</text:p>
          </table:table-cell>
          <table:table-cell office:value-type="float" office:value="300.437" calcext:value-type="float">
            <text:p>300,437</text:p>
          </table:table-cell>
          <table:table-cell office:value-type="float" office:value="300.651" calcext:value-type="float">
            <text:p>300,651</text:p>
          </table:table-cell>
          <table:table-cell office:value-type="float" office:value="300.859" calcext:value-type="float">
            <text:p>300,859</text:p>
          </table:table-cell>
          <table:table-cell office:value-type="float" office:value="301.059" calcext:value-type="float">
            <text:p>301,059</text:p>
          </table:table-cell>
          <table:table-cell office:value-type="float" office:value="301.251" calcext:value-type="float">
            <text:p>301,251</text:p>
          </table:table-cell>
          <table:table-cell office:value-type="float" office:value="301.432" calcext:value-type="float">
            <text:p>301,432</text:p>
          </table:table-cell>
          <table:table-cell office:value-type="float" office:value="301.6" calcext:value-type="float">
            <text:p>301,6</text:p>
          </table:table-cell>
          <table:table-cell office:value-type="float" office:value="301.756" calcext:value-type="float">
            <text:p>301,756</text:p>
          </table:table-cell>
          <table:table-cell office:value-type="float" office:value="301.898" calcext:value-type="float">
            <text:p>301,898</text:p>
          </table:table-cell>
          <table:table-cell office:value-type="float" office:value="302.025" calcext:value-type="float">
            <text:p>302,025</text:p>
          </table:table-cell>
          <table:table-cell office:value-type="float" office:value="302.137" calcext:value-type="float">
            <text:p>302,137</text:p>
          </table:table-cell>
          <table:table-cell office:value-type="float" office:value="302.232" calcext:value-type="float">
            <text:p>302,232</text:p>
          </table:table-cell>
          <table:table-cell office:value-type="float" office:value="302.312" calcext:value-type="float">
            <text:p>302,312</text:p>
          </table:table-cell>
          <table:table-cell office:value-type="float" office:value="302.375" calcext:value-type="float">
            <text:p>302,375</text:p>
          </table:table-cell>
          <table:table-cell office:value-type="float" office:value="302.422" calcext:value-type="float">
            <text:p>302,422</text:p>
          </table:table-cell>
          <table:table-cell office:value-type="float" office:value="302.453" calcext:value-type="float">
            <text:p>302,453</text:p>
          </table:table-cell>
          <table:table-cell office:value-type="float" office:value="302.468" calcext:value-type="float">
            <text:p>302,468</text:p>
          </table:table-cell>
          <table:table-cell office:value-type="float" office:value="302.466" calcext:value-type="float">
            <text:p>302,466</text:p>
          </table:table-cell>
          <table:table-cell office:value-type="float" office:value="302.45" calcext:value-type="float">
            <text:p>302,45</text:p>
          </table:table-cell>
          <table:table-cell office:value-type="float" office:value="302.418" calcext:value-type="float">
            <text:p>302,418</text:p>
          </table:table-cell>
          <table:table-cell office:value-type="float" office:value="302.372" calcext:value-type="float">
            <text:p>302,372</text:p>
          </table:table-cell>
          <table:table-cell office:value-type="float" office:value="302.312" calcext:value-type="float">
            <text:p>302,312</text:p>
          </table:table-cell>
          <table:table-cell office:value-type="float" office:value="302.238" calcext:value-type="float">
            <text:p>302,238</text:p>
          </table:table-cell>
          <table:table-cell office:value-type="float" office:value="302.151" calcext:value-type="float">
            <text:p>302,151</text:p>
          </table:table-cell>
          <table:table-cell office:value-type="float" office:value="302.052" calcext:value-type="float">
            <text:p>302,052</text:p>
          </table:table-cell>
          <table:table-cell office:value-type="float" office:value="301.941" calcext:value-type="float">
            <text:p>301,941</text:p>
          </table:table-cell>
          <table:table-cell office:value-type="float" office:value="301.82" calcext:value-type="float">
            <text:p>301,82</text:p>
          </table:table-cell>
          <table:table-cell office:value-type="float" office:value="301.688" calcext:value-type="float">
            <text:p>301,688</text:p>
          </table:table-cell>
          <table:table-cell office:value-type="float" office:value="301.547" calcext:value-type="float">
            <text:p>301,547</text:p>
          </table:table-cell>
          <table:table-cell office:value-type="float" office:value="301.398" calcext:value-type="float">
            <text:p>301,398</text:p>
          </table:table-cell>
          <table:table-cell office:value-type="float" office:value="301.24" calcext:value-type="float">
            <text:p>301,24</text:p>
          </table:table-cell>
          <table:table-cell office:value-type="float" office:value="301.076" calcext:value-type="float">
            <text:p>301,076</text:p>
          </table:table-cell>
          <table:table-cell office:value-type="float" office:value="300.906" calcext:value-type="float">
            <text:p>300,906</text:p>
          </table:table-cell>
          <table:table-cell office:value-type="float" office:value="300.731" calcext:value-type="float">
            <text:p>300,731</text:p>
          </table:table-cell>
          <table:table-cell office:value-type="float" office:value="300.552" calcext:value-type="float">
            <text:p>300,552</text:p>
          </table:table-cell>
          <table:table-cell office:value-type="float" office:value="300.37" calcext:value-type="float">
            <text:p>300,37</text:p>
          </table:table-cell>
          <table:table-cell office:value-type="float" office:value="300.185" calcext:value-type="float">
            <text:p>300,18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197" calcext:value-type="float">
            <text:p>300,197</text:p>
          </table:table-cell>
          <table:table-cell office:value-type="float" office:value="300.392" calcext:value-type="float">
            <text:p>300,392</text:p>
          </table:table-cell>
          <table:table-cell office:value-type="float" office:value="300.584" calcext:value-type="float">
            <text:p>300,584</text:p>
          </table:table-cell>
          <table:table-cell office:value-type="float" office:value="300.77" calcext:value-type="float">
            <text:p>300,77</text:p>
          </table:table-cell>
          <table:table-cell office:value-type="float" office:value="300.95" calcext:value-type="float">
            <text:p>300,95</text:p>
          </table:table-cell>
          <table:table-cell office:value-type="float" office:value="301.123" calcext:value-type="float">
            <text:p>301,123</text:p>
          </table:table-cell>
          <table:table-cell office:value-type="float" office:value="301.285" calcext:value-type="float">
            <text:p>301,285</text:p>
          </table:table-cell>
          <table:table-cell office:value-type="float" office:value="301.438" calcext:value-type="float">
            <text:p>301,438</text:p>
          </table:table-cell>
          <table:table-cell office:value-type="float" office:value="301.579" calcext:value-type="float">
            <text:p>301,579</text:p>
          </table:table-cell>
          <table:table-cell office:value-type="float" office:value="301.707" calcext:value-type="float">
            <text:p>301,707</text:p>
          </table:table-cell>
          <table:table-cell office:value-type="float" office:value="301.822" calcext:value-type="float">
            <text:p>301,822</text:p>
          </table:table-cell>
          <table:table-cell office:value-type="float" office:value="301.924" calcext:value-type="float">
            <text:p>301,924</text:p>
          </table:table-cell>
          <table:table-cell office:value-type="float" office:value="302.012" calcext:value-type="float">
            <text:p>302,012</text:p>
          </table:table-cell>
          <table:table-cell office:value-type="float" office:value="302.085" calcext:value-type="float">
            <text:p>302,085</text:p>
          </table:table-cell>
          <table:table-cell office:value-type="float" office:value="302.143" calcext:value-type="float">
            <text:p>302,143</text:p>
          </table:table-cell>
          <table:table-cell office:value-type="float" office:value="302.187" calcext:value-type="float">
            <text:p>302,187</text:p>
          </table:table-cell>
          <table:table-cell office:value-type="float" office:value="302.216" calcext:value-type="float">
            <text:p>302,216</text:p>
          </table:table-cell>
          <table:table-cell table:number-columns-repeated="2" office:value-type="float" office:value="302.23" calcext:value-type="float">
            <text:p>302,23</text:p>
          </table:table-cell>
          <table:table-cell office:value-type="float" office:value="302.216" calcext:value-type="float">
            <text:p>302,216</text:p>
          </table:table-cell>
          <table:table-cell office:value-type="float" office:value="302.189" calcext:value-type="float">
            <text:p>302,189</text:p>
          </table:table-cell>
          <table:table-cell office:value-type="float" office:value="302.148" calcext:value-type="float">
            <text:p>302,148</text:p>
          </table:table-cell>
          <table:table-cell office:value-type="float" office:value="302.094" calcext:value-type="float">
            <text:p>302,094</text:p>
          </table:table-cell>
          <table:table-cell office:value-type="float" office:value="302.028" calcext:value-type="float">
            <text:p>302,028</text:p>
          </table:table-cell>
          <table:table-cell office:value-type="float" office:value="301.95" calcext:value-type="float">
            <text:p>301,95</text:p>
          </table:table-cell>
          <table:table-cell office:value-type="float" office:value="301.861" calcext:value-type="float">
            <text:p>301,861</text:p>
          </table:table-cell>
          <table:table-cell office:value-type="float" office:value="301.761" calcext:value-type="float">
            <text:p>301,761</text:p>
          </table:table-cell>
          <table:table-cell office:value-type="float" office:value="301.651" calcext:value-type="float">
            <text:p>301,651</text:p>
          </table:table-cell>
          <table:table-cell office:value-type="float" office:value="301.532" calcext:value-type="float">
            <text:p>301,532</text:p>
          </table:table-cell>
          <table:table-cell office:value-type="float" office:value="301.404" calcext:value-type="float">
            <text:p>301,404</text:p>
          </table:table-cell>
          <table:table-cell office:value-type="float" office:value="301.268" calcext:value-type="float">
            <text:p>301,268</text:p>
          </table:table-cell>
          <table:table-cell office:value-type="float" office:value="301.126" calcext:value-type="float">
            <text:p>301,126</text:p>
          </table:table-cell>
          <table:table-cell office:value-type="float" office:value="300.977" calcext:value-type="float">
            <text:p>300,977</text:p>
          </table:table-cell>
          <table:table-cell office:value-type="float" office:value="300.822" calcext:value-type="float">
            <text:p>300,822</text:p>
          </table:table-cell>
          <table:table-cell office:value-type="float" office:value="300.664" calcext:value-type="float">
            <text:p>300,664</text:p>
          </table:table-cell>
          <table:table-cell office:value-type="float" office:value="300.501" calcext:value-type="float">
            <text:p>300,501</text:p>
          </table:table-cell>
          <table:table-cell office:value-type="float" office:value="300.335" calcext:value-type="float">
            <text:p>300,335</text:p>
          </table:table-cell>
          <table:table-cell office:value-type="float" office:value="300.168" calcext:value-type="float">
            <text:p>300,16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177" calcext:value-type="float">
            <text:p>300,177</text:p>
          </table:table-cell>
          <table:table-cell office:value-type="float" office:value="300.352" calcext:value-type="float">
            <text:p>300,352</text:p>
          </table:table-cell>
          <table:table-cell office:value-type="float" office:value="300.524" calcext:value-type="float">
            <text:p>300,524</text:p>
          </table:table-cell>
          <table:table-cell office:value-type="float" office:value="300.692" calcext:value-type="float">
            <text:p>300,692</text:p>
          </table:table-cell>
          <table:table-cell office:value-type="float" office:value="300.854" calcext:value-type="float">
            <text:p>300,854</text:p>
          </table:table-cell>
          <table:table-cell office:value-type="float" office:value="301.009" calcext:value-type="float">
            <text:p>301,009</text:p>
          </table:table-cell>
          <table:table-cell office:value-type="float" office:value="301.155" calcext:value-type="float">
            <text:p>301,155</text:p>
          </table:table-cell>
          <table:table-cell office:value-type="float" office:value="301.293" calcext:value-type="float">
            <text:p>301,293</text:p>
          </table:table-cell>
          <table:table-cell office:value-type="float" office:value="301.42" calcext:value-type="float">
            <text:p>301,42</text:p>
          </table:table-cell>
          <table:table-cell office:value-type="float" office:value="301.537" calcext:value-type="float">
            <text:p>301,537</text:p>
          </table:table-cell>
          <table:table-cell office:value-type="float" office:value="301.641" calcext:value-type="float">
            <text:p>301,641</text:p>
          </table:table-cell>
          <table:table-cell office:value-type="float" office:value="301.734" calcext:value-type="float">
            <text:p>301,734</text:p>
          </table:table-cell>
          <table:table-cell office:value-type="float" office:value="301.814" calcext:value-type="float">
            <text:p>301,814</text:p>
          </table:table-cell>
          <table:table-cell office:value-type="float" office:value="301.881" calcext:value-type="float">
            <text:p>301,881</text:p>
          </table:table-cell>
          <table:table-cell office:value-type="float" office:value="301.935" calcext:value-type="float">
            <text:p>301,935</text:p>
          </table:table-cell>
          <table:table-cell office:value-type="float" office:value="301.975" calcext:value-type="float">
            <text:p>301,975</text:p>
          </table:table-cell>
          <table:table-cell office:value-type="float" office:value="302.003" calcext:value-type="float">
            <text:p>302,003</text:p>
          </table:table-cell>
          <table:table-cell office:value-type="float" office:value="302.017" calcext:value-type="float">
            <text:p>302,017</text:p>
          </table:table-cell>
          <table:table-cell office:value-type="float" office:value="302.018" calcext:value-type="float">
            <text:p>302,018</text:p>
          </table:table-cell>
          <table:table-cell office:value-type="float" office:value="302.006" calcext:value-type="float">
            <text:p>302,006</text:p>
          </table:table-cell>
          <table:table-cell office:value-type="float" office:value="301.982" calcext:value-type="float">
            <text:p>301,982</text:p>
          </table:table-cell>
          <table:table-cell office:value-type="float" office:value="301.946" calcext:value-type="float">
            <text:p>301,946</text:p>
          </table:table-cell>
          <table:table-cell office:value-type="float" office:value="301.898" calcext:value-type="float">
            <text:p>301,898</text:p>
          </table:table-cell>
          <table:table-cell office:value-type="float" office:value="301.838" calcext:value-type="float">
            <text:p>301,838</text:p>
          </table:table-cell>
          <table:table-cell office:value-type="float" office:value="301.768" calcext:value-type="float">
            <text:p>301,768</text:p>
          </table:table-cell>
          <table:table-cell office:value-type="float" office:value="301.688" calcext:value-type="float">
            <text:p>301,688</text:p>
          </table:table-cell>
          <table:table-cell office:value-type="float" office:value="301.598" calcext:value-type="float">
            <text:p>301,598</text:p>
          </table:table-cell>
          <table:table-cell office:value-type="float" office:value="301.498" calcext:value-type="float">
            <text:p>301,498</text:p>
          </table:table-cell>
          <table:table-cell office:value-type="float" office:value="301.39" calcext:value-type="float">
            <text:p>301,39</text:p>
          </table:table-cell>
          <table:table-cell office:value-type="float" office:value="301.274" calcext:value-type="float">
            <text:p>301,274</text:p>
          </table:table-cell>
          <table:table-cell office:value-type="float" office:value="301.152" calcext:value-type="float">
            <text:p>301,152</text:p>
          </table:table-cell>
          <table:table-cell office:value-type="float" office:value="301.022" calcext:value-type="float">
            <text:p>301,022</text:p>
          </table:table-cell>
          <table:table-cell office:value-type="float" office:value="300.887" calcext:value-type="float">
            <text:p>300,887</text:p>
          </table:table-cell>
          <table:table-cell office:value-type="float" office:value="300.747" calcext:value-type="float">
            <text:p>300,747</text:p>
          </table:table-cell>
          <table:table-cell office:value-type="float" office:value="300.603" calcext:value-type="float">
            <text:p>300,603</text:p>
          </table:table-cell>
          <table:table-cell office:value-type="float" office:value="300.455" calcext:value-type="float">
            <text:p>300,455</text:p>
          </table:table-cell>
          <table:table-cell office:value-type="float" office:value="300.305" calcext:value-type="float">
            <text:p>300,305</text:p>
          </table:table-cell>
          <table:table-cell office:value-type="float" office:value="300.153" calcext:value-type="float">
            <text:p>300,15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159" calcext:value-type="float">
            <text:p>300,159</text:p>
          </table:table-cell>
          <table:table-cell office:value-type="float" office:value="300.316" calcext:value-type="float">
            <text:p>300,316</text:p>
          </table:table-cell>
          <table:table-cell office:value-type="float" office:value="300.471" calcext:value-type="float">
            <text:p>300,471</text:p>
          </table:table-cell>
          <table:table-cell office:value-type="float" office:value="300.622" calcext:value-type="float">
            <text:p>300,622</text:p>
          </table:table-cell>
          <table:table-cell office:value-type="float" office:value="300.768" calcext:value-type="float">
            <text:p>300,768</text:p>
          </table:table-cell>
          <table:table-cell office:value-type="float" office:value="300.907" calcext:value-type="float">
            <text:p>300,907</text:p>
          </table:table-cell>
          <table:table-cell office:value-type="float" office:value="301.04" calcext:value-type="float">
            <text:p>301,04</text:p>
          </table:table-cell>
          <table:table-cell office:value-type="float" office:value="301.164" calcext:value-type="float">
            <text:p>301,164</text:p>
          </table:table-cell>
          <table:table-cell office:value-type="float" office:value="301.279" calcext:value-type="float">
            <text:p>301,279</text:p>
          </table:table-cell>
          <table:table-cell office:value-type="float" office:value="301.385" calcext:value-type="float">
            <text:p>301,385</text:p>
          </table:table-cell>
          <table:table-cell office:value-type="float" office:value="301.48" calcext:value-type="float">
            <text:p>301,48</text:p>
          </table:table-cell>
          <table:table-cell office:value-type="float" office:value="301.564" calcext:value-type="float">
            <text:p>301,564</text:p>
          </table:table-cell>
          <table:table-cell office:value-type="float" office:value="301.637" calcext:value-type="float">
            <text:p>301,637</text:p>
          </table:table-cell>
          <table:table-cell office:value-type="float" office:value="301.698" calcext:value-type="float">
            <text:p>301,698</text:p>
          </table:table-cell>
          <table:table-cell office:value-type="float" office:value="301.748" calcext:value-type="float">
            <text:p>301,748</text:p>
          </table:table-cell>
          <table:table-cell office:value-type="float" office:value="301.785" calcext:value-type="float">
            <text:p>301,785</text:p>
          </table:table-cell>
          <table:table-cell office:value-type="float" office:value="301.811" calcext:value-type="float">
            <text:p>301,811</text:p>
          </table:table-cell>
          <table:table-cell office:value-type="float" office:value="301.824" calcext:value-type="float">
            <text:p>301,824</text:p>
          </table:table-cell>
          <table:table-cell office:value-type="float" office:value="301.826" calcext:value-type="float">
            <text:p>301,826</text:p>
          </table:table-cell>
          <table:table-cell office:value-type="float" office:value="301.817" calcext:value-type="float">
            <text:p>301,817</text:p>
          </table:table-cell>
          <table:table-cell office:value-type="float" office:value="301.795" calcext:value-type="float">
            <text:p>301,795</text:p>
          </table:table-cell>
          <table:table-cell office:value-type="float" office:value="301.763" calcext:value-type="float">
            <text:p>301,763</text:p>
          </table:table-cell>
          <table:table-cell office:value-type="float" office:value="301.72" calcext:value-type="float">
            <text:p>301,72</text:p>
          </table:table-cell>
          <table:table-cell office:value-type="float" office:value="301.667" calcext:value-type="float">
            <text:p>301,667</text:p>
          </table:table-cell>
          <table:table-cell office:value-type="float" office:value="301.604" calcext:value-type="float">
            <text:p>301,604</text:p>
          </table:table-cell>
          <table:table-cell office:value-type="float" office:value="301.531" calcext:value-type="float">
            <text:p>301,531</text:p>
          </table:table-cell>
          <table:table-cell office:value-type="float" office:value="301.45" calcext:value-type="float">
            <text:p>301,45</text:p>
          </table:table-cell>
          <table:table-cell office:value-type="float" office:value="301.36" calcext:value-type="float">
            <text:p>301,36</text:p>
          </table:table-cell>
          <table:table-cell office:value-type="float" office:value="301.262" calcext:value-type="float">
            <text:p>301,262</text:p>
          </table:table-cell>
          <table:table-cell office:value-type="float" office:value="301.157" calcext:value-type="float">
            <text:p>301,157</text:p>
          </table:table-cell>
          <table:table-cell office:value-type="float" office:value="301.046" calcext:value-type="float">
            <text:p>301,046</text:p>
          </table:table-cell>
          <table:table-cell office:value-type="float" office:value="300.928" calcext:value-type="float">
            <text:p>300,928</text:p>
          </table:table-cell>
          <table:table-cell office:value-type="float" office:value="300.806" calcext:value-type="float">
            <text:p>300,806</text:p>
          </table:table-cell>
          <table:table-cell office:value-type="float" office:value="300.678" calcext:value-type="float">
            <text:p>300,678</text:p>
          </table:table-cell>
          <table:table-cell office:value-type="float" office:value="300.547" calcext:value-type="float">
            <text:p>300,547</text:p>
          </table:table-cell>
          <table:table-cell office:value-type="float" office:value="300.413" calcext:value-type="float">
            <text:p>300,413</text:p>
          </table:table-cell>
          <table:table-cell office:value-type="float" office:value="300.277" calcext:value-type="float">
            <text:p>300,277</text:p>
          </table:table-cell>
          <table:table-cell office:value-type="float" office:value="300.139" calcext:value-type="float">
            <text:p>300,13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143" calcext:value-type="float">
            <text:p>300,143</text:p>
          </table:table-cell>
          <table:table-cell office:value-type="float" office:value="300.284" calcext:value-type="float">
            <text:p>300,284</text:p>
          </table:table-cell>
          <table:table-cell office:value-type="float" office:value="300.424" calcext:value-type="float">
            <text:p>300,424</text:p>
          </table:table-cell>
          <table:table-cell office:value-type="float" office:value="300.559" calcext:value-type="float">
            <text:p>300,559</text:p>
          </table:table-cell>
          <table:table-cell office:value-type="float" office:value="300.691" calcext:value-type="float">
            <text:p>300,691</text:p>
          </table:table-cell>
          <table:table-cell office:value-type="float" office:value="300.817" calcext:value-type="float">
            <text:p>300,817</text:p>
          </table:table-cell>
          <table:table-cell office:value-type="float" office:value="300.936" calcext:value-type="float">
            <text:p>300,936</text:p>
          </table:table-cell>
          <table:table-cell office:value-type="float" office:value="301.049" calcext:value-type="float">
            <text:p>301,049</text:p>
          </table:table-cell>
          <table:table-cell office:value-type="float" office:value="301.153" calcext:value-type="float">
            <text:p>301,153</text:p>
          </table:table-cell>
          <table:table-cell office:value-type="float" office:value="301.249" calcext:value-type="float">
            <text:p>301,249</text:p>
          </table:table-cell>
          <table:table-cell office:value-type="float" office:value="301.335" calcext:value-type="float">
            <text:p>301,335</text:p>
          </table:table-cell>
          <table:table-cell office:value-type="float" office:value="301.412" calcext:value-type="float">
            <text:p>301,412</text:p>
          </table:table-cell>
          <table:table-cell office:value-type="float" office:value="301.478" calcext:value-type="float">
            <text:p>301,478</text:p>
          </table:table-cell>
          <table:table-cell office:value-type="float" office:value="301.534" calcext:value-type="float">
            <text:p>301,534</text:p>
          </table:table-cell>
          <table:table-cell office:value-type="float" office:value="301.58" calcext:value-type="float">
            <text:p>301,58</text:p>
          </table:table-cell>
          <table:table-cell office:value-type="float" office:value="301.614" calcext:value-type="float">
            <text:p>301,614</text:p>
          </table:table-cell>
          <table:table-cell office:value-type="float" office:value="301.638" calcext:value-type="float">
            <text:p>301,638</text:p>
          </table:table-cell>
          <table:table-cell office:value-type="float" office:value="301.651" calcext:value-type="float">
            <text:p>301,651</text:p>
          </table:table-cell>
          <table:table-cell office:value-type="float" office:value="301.654" calcext:value-type="float">
            <text:p>301,654</text:p>
          </table:table-cell>
          <table:table-cell office:value-type="float" office:value="301.645" calcext:value-type="float">
            <text:p>301,645</text:p>
          </table:table-cell>
          <table:table-cell office:value-type="float" office:value="301.627" calcext:value-type="float">
            <text:p>301,627</text:p>
          </table:table-cell>
          <table:table-cell office:value-type="float" office:value="301.598" calcext:value-type="float">
            <text:p>301,598</text:p>
          </table:table-cell>
          <table:table-cell office:value-type="float" office:value="301.56" calcext:value-type="float">
            <text:p>301,56</text:p>
          </table:table-cell>
          <table:table-cell office:value-type="float" office:value="301.512" calcext:value-type="float">
            <text:p>301,512</text:p>
          </table:table-cell>
          <table:table-cell office:value-type="float" office:value="301.455" calcext:value-type="float">
            <text:p>301,455</text:p>
          </table:table-cell>
          <table:table-cell office:value-type="float" office:value="301.39" calcext:value-type="float">
            <text:p>301,39</text:p>
          </table:table-cell>
          <table:table-cell office:value-type="float" office:value="301.316" calcext:value-type="float">
            <text:p>301,316</text:p>
          </table:table-cell>
          <table:table-cell office:value-type="float" office:value="301.235" calcext:value-type="float">
            <text:p>301,235</text:p>
          </table:table-cell>
          <table:table-cell office:value-type="float" office:value="301.146" calcext:value-type="float">
            <text:p>301,146</text:p>
          </table:table-cell>
          <table:table-cell office:value-type="float" office:value="301.051" calcext:value-type="float">
            <text:p>301,051</text:p>
          </table:table-cell>
          <table:table-cell office:value-type="float" office:value="300.95" calcext:value-type="float">
            <text:p>300,95</text:p>
          </table:table-cell>
          <table:table-cell office:value-type="float" office:value="300.843" calcext:value-type="float">
            <text:p>300,843</text:p>
          </table:table-cell>
          <table:table-cell office:value-type="float" office:value="300.732" calcext:value-type="float">
            <text:p>300,732</text:p>
          </table:table-cell>
          <table:table-cell office:value-type="float" office:value="300.616" calcext:value-type="float">
            <text:p>300,616</text:p>
          </table:table-cell>
          <table:table-cell office:value-type="float" office:value="300.497" calcext:value-type="float">
            <text:p>300,497</text:p>
          </table:table-cell>
          <table:table-cell office:value-type="float" office:value="300.375" calcext:value-type="float">
            <text:p>300,375</text:p>
          </table:table-cell>
          <table:table-cell office:value-type="float" office:value="300.251" calcext:value-type="float">
            <text:p>300,251</text:p>
          </table:table-cell>
          <table:table-cell office:value-type="float" office:value="300.126" calcext:value-type="float">
            <text:p>300,12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128" calcext:value-type="float">
            <text:p>300,128</text:p>
          </table:table-cell>
          <table:table-cell office:value-type="float" office:value="300.256" calcext:value-type="float">
            <text:p>300,256</text:p>
          </table:table-cell>
          <table:table-cell office:value-type="float" office:value="300.381" calcext:value-type="float">
            <text:p>300,381</text:p>
          </table:table-cell>
          <table:table-cell office:value-type="float" office:value="300.504" calcext:value-type="float">
            <text:p>300,504</text:p>
          </table:table-cell>
          <table:table-cell office:value-type="float" office:value="300.622" calcext:value-type="float">
            <text:p>300,622</text:p>
          </table:table-cell>
          <table:table-cell office:value-type="float" office:value="300.736" calcext:value-type="float">
            <text:p>300,736</text:p>
          </table:table-cell>
          <table:table-cell office:value-type="float" office:value="300.844" calcext:value-type="float">
            <text:p>300,844</text:p>
          </table:table-cell>
          <table:table-cell office:value-type="float" office:value="300.946" calcext:value-type="float">
            <text:p>300,946</text:p>
          </table:table-cell>
          <table:table-cell office:value-type="float" office:value="301.04" calcext:value-type="float">
            <text:p>301,04</text:p>
          </table:table-cell>
          <table:table-cell office:value-type="float" office:value="301.127" calcext:value-type="float">
            <text:p>301,127</text:p>
          </table:table-cell>
          <table:table-cell office:value-type="float" office:value="301.205" calcext:value-type="float">
            <text:p>301,205</text:p>
          </table:table-cell>
          <table:table-cell office:value-type="float" office:value="301.275" calcext:value-type="float">
            <text:p>301,275</text:p>
          </table:table-cell>
          <table:table-cell office:value-type="float" office:value="301.335" calcext:value-type="float">
            <text:p>301,335</text:p>
          </table:table-cell>
          <table:table-cell office:value-type="float" office:value="301.387" calcext:value-type="float">
            <text:p>301,387</text:p>
          </table:table-cell>
          <table:table-cell office:value-type="float" office:value="301.428" calcext:value-type="float">
            <text:p>301,428</text:p>
          </table:table-cell>
          <table:table-cell office:value-type="float" office:value="301.46" calcext:value-type="float">
            <text:p>301,46</text:p>
          </table:table-cell>
          <table:table-cell office:value-type="float" office:value="301.482" calcext:value-type="float">
            <text:p>301,482</text:p>
          </table:table-cell>
          <table:table-cell office:value-type="float" office:value="301.495" calcext:value-type="float">
            <text:p>301,495</text:p>
          </table:table-cell>
          <table:table-cell office:value-type="float" office:value="301.498" calcext:value-type="float">
            <text:p>301,498</text:p>
          </table:table-cell>
          <table:table-cell office:value-type="float" office:value="301.491" calcext:value-type="float">
            <text:p>301,491</text:p>
          </table:table-cell>
          <table:table-cell office:value-type="float" office:value="301.474" calcext:value-type="float">
            <text:p>301,474</text:p>
          </table:table-cell>
          <table:table-cell office:value-type="float" office:value="301.449" calcext:value-type="float">
            <text:p>301,449</text:p>
          </table:table-cell>
          <table:table-cell office:value-type="float" office:value="301.415" calcext:value-type="float">
            <text:p>301,415</text:p>
          </table:table-cell>
          <table:table-cell office:value-type="float" office:value="301.372" calcext:value-type="float">
            <text:p>301,372</text:p>
          </table:table-cell>
          <table:table-cell office:value-type="float" office:value="301.32" calcext:value-type="float">
            <text:p>301,32</text:p>
          </table:table-cell>
          <table:table-cell office:value-type="float" office:value="301.261" calcext:value-type="float">
            <text:p>301,261</text:p>
          </table:table-cell>
          <table:table-cell office:value-type="float" office:value="301.195" calcext:value-type="float">
            <text:p>301,195</text:p>
          </table:table-cell>
          <table:table-cell office:value-type="float" office:value="301.121" calcext:value-type="float">
            <text:p>301,121</text:p>
          </table:table-cell>
          <table:table-cell office:value-type="float" office:value="301.041" calcext:value-type="float">
            <text:p>301,041</text:p>
          </table:table-cell>
          <table:table-cell office:value-type="float" office:value="300.955" calcext:value-type="float">
            <text:p>300,955</text:p>
          </table:table-cell>
          <table:table-cell office:value-type="float" office:value="300.863" calcext:value-type="float">
            <text:p>300,863</text:p>
          </table:table-cell>
          <table:table-cell office:value-type="float" office:value="300.766" calcext:value-type="float">
            <text:p>300,766</text:p>
          </table:table-cell>
          <table:table-cell office:value-type="float" office:value="300.665" calcext:value-type="float">
            <text:p>300,665</text:p>
          </table:table-cell>
          <table:table-cell office:value-type="float" office:value="300.56" calcext:value-type="float">
            <text:p>300,56</text:p>
          </table:table-cell>
          <table:table-cell office:value-type="float" office:value="300.452" calcext:value-type="float">
            <text:p>300,452</text:p>
          </table:table-cell>
          <table:table-cell office:value-type="float" office:value="300.341" calcext:value-type="float">
            <text:p>300,341</text:p>
          </table:table-cell>
          <table:table-cell office:value-type="float" office:value="300.229" calcext:value-type="float">
            <text:p>300,229</text:p>
          </table:table-cell>
          <table:table-cell office:value-type="float" office:value="300.115" calcext:value-type="float">
            <text:p>300,1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116" calcext:value-type="float">
            <text:p>300,116</text:p>
          </table:table-cell>
          <table:table-cell office:value-type="float" office:value="300.231" calcext:value-type="float">
            <text:p>300,231</text:p>
          </table:table-cell>
          <table:table-cell office:value-type="float" office:value="300.344" calcext:value-type="float">
            <text:p>300,344</text:p>
          </table:table-cell>
          <table:table-cell office:value-type="float" office:value="300.454" calcext:value-type="float">
            <text:p>300,454</text:p>
          </table:table-cell>
          <table:table-cell office:value-type="float" office:value="300.561" calcext:value-type="float">
            <text:p>300,561</text:p>
          </table:table-cell>
          <table:table-cell office:value-type="float" office:value="300.664" calcext:value-type="float">
            <text:p>300,664</text:p>
          </table:table-cell>
          <table:table-cell office:value-type="float" office:value="300.761" calcext:value-type="float">
            <text:p>300,761</text:p>
          </table:table-cell>
          <table:table-cell office:value-type="float" office:value="300.853" calcext:value-type="float">
            <text:p>300,853</text:p>
          </table:table-cell>
          <table:table-cell office:value-type="float" office:value="300.939" calcext:value-type="float">
            <text:p>300,939</text:p>
          </table:table-cell>
          <table:table-cell office:value-type="float" office:value="301.017" calcext:value-type="float">
            <text:p>301,017</text:p>
          </table:table-cell>
          <table:table-cell office:value-type="float" office:value="301.088" calcext:value-type="float">
            <text:p>301,088</text:p>
          </table:table-cell>
          <table:table-cell office:value-type="float" office:value="301.152" calcext:value-type="float">
            <text:p>301,152</text:p>
          </table:table-cell>
          <table:table-cell office:value-type="float" office:value="301.207" calcext:value-type="float">
            <text:p>301,207</text:p>
          </table:table-cell>
          <table:table-cell office:value-type="float" office:value="301.254" calcext:value-type="float">
            <text:p>301,254</text:p>
          </table:table-cell>
          <table:table-cell office:value-type="float" office:value="301.292" calcext:value-type="float">
            <text:p>301,292</text:p>
          </table:table-cell>
          <table:table-cell office:value-type="float" office:value="301.322" calcext:value-type="float">
            <text:p>301,322</text:p>
          </table:table-cell>
          <table:table-cell office:value-type="float" office:value="301.342" calcext:value-type="float">
            <text:p>301,342</text:p>
          </table:table-cell>
          <table:table-cell office:value-type="float" office:value="301.354" calcext:value-type="float">
            <text:p>301,354</text:p>
          </table:table-cell>
          <table:table-cell office:value-type="float" office:value="301.357" calcext:value-type="float">
            <text:p>301,357</text:p>
          </table:table-cell>
          <table:table-cell office:value-type="float" office:value="301.351" calcext:value-type="float">
            <text:p>301,351</text:p>
          </table:table-cell>
          <table:table-cell office:value-type="float" office:value="301.337" calcext:value-type="float">
            <text:p>301,337</text:p>
          </table:table-cell>
          <table:table-cell office:value-type="float" office:value="301.314" calcext:value-type="float">
            <text:p>301,314</text:p>
          </table:table-cell>
          <table:table-cell office:value-type="float" office:value="301.283" calcext:value-type="float">
            <text:p>301,283</text:p>
          </table:table-cell>
          <table:table-cell office:value-type="float" office:value="301.245" calcext:value-type="float">
            <text:p>301,245</text:p>
          </table:table-cell>
          <table:table-cell office:value-type="float" office:value="301.198" calcext:value-type="float">
            <text:p>301,198</text:p>
          </table:table-cell>
          <table:table-cell office:value-type="float" office:value="301.145" calcext:value-type="float">
            <text:p>301,145</text:p>
          </table:table-cell>
          <table:table-cell office:value-type="float" office:value="301.085" calcext:value-type="float">
            <text:p>301,085</text:p>
          </table:table-cell>
          <table:table-cell office:value-type="float" office:value="301.018" calcext:value-type="float">
            <text:p>301,018</text:p>
          </table:table-cell>
          <table:table-cell office:value-type="float" office:value="300.945" calcext:value-type="float">
            <text:p>300,945</text:p>
          </table:table-cell>
          <table:table-cell office:value-type="float" office:value="300.867" calcext:value-type="float">
            <text:p>300,867</text:p>
          </table:table-cell>
          <table:table-cell office:value-type="float" office:value="300.784" calcext:value-type="float">
            <text:p>300,784</text:p>
          </table:table-cell>
          <table:table-cell office:value-type="float" office:value="300.696" calcext:value-type="float">
            <text:p>300,696</text:p>
          </table:table-cell>
          <table:table-cell office:value-type="float" office:value="300.604" calcext:value-type="float">
            <text:p>300,604</text:p>
          </table:table-cell>
          <table:table-cell office:value-type="float" office:value="300.509" calcext:value-type="float">
            <text:p>300,509</text:p>
          </table:table-cell>
          <table:table-cell office:value-type="float" office:value="300.411" calcext:value-type="float">
            <text:p>300,411</text:p>
          </table:table-cell>
          <table:table-cell office:value-type="float" office:value="300.31" calcext:value-type="float">
            <text:p>300,31</text:p>
          </table:table-cell>
          <table:table-cell office:value-type="float" office:value="300.208" calcext:value-type="float">
            <text:p>300,208</text:p>
          </table:table-cell>
          <table:table-cell office:value-type="float" office:value="300.104" calcext:value-type="float">
            <text:p>300,10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104" calcext:value-type="float">
            <text:p>300,104</text:p>
          </table:table-cell>
          <table:table-cell office:value-type="float" office:value="300.208" calcext:value-type="float">
            <text:p>300,208</text:p>
          </table:table-cell>
          <table:table-cell office:value-type="float" office:value="300.31" calcext:value-type="float">
            <text:p>300,31</text:p>
          </table:table-cell>
          <table:table-cell office:value-type="float" office:value="300.41" calcext:value-type="float">
            <text:p>300,41</text:p>
          </table:table-cell>
          <table:table-cell office:value-type="float" office:value="300.506" calcext:value-type="float">
            <text:p>300,506</text:p>
          </table:table-cell>
          <table:table-cell office:value-type="float" office:value="300.599" calcext:value-type="float">
            <text:p>300,599</text:p>
          </table:table-cell>
          <table:table-cell office:value-type="float" office:value="300.687" calcext:value-type="float">
            <text:p>300,687</text:p>
          </table:table-cell>
          <table:table-cell office:value-type="float" office:value="300.77" calcext:value-type="float">
            <text:p>300,77</text:p>
          </table:table-cell>
          <table:table-cell office:value-type="float" office:value="300.848" calcext:value-type="float">
            <text:p>300,848</text:p>
          </table:table-cell>
          <table:table-cell office:value-type="float" office:value="300.919" calcext:value-type="float">
            <text:p>300,919</text:p>
          </table:table-cell>
          <table:table-cell office:value-type="float" office:value="300.984" calcext:value-type="float">
            <text:p>300,984</text:p>
          </table:table-cell>
          <table:table-cell office:value-type="float" office:value="301.041" calcext:value-type="float">
            <text:p>301,041</text:p>
          </table:table-cell>
          <table:table-cell office:value-type="float" office:value="301.092" calcext:value-type="float">
            <text:p>301,092</text:p>
          </table:table-cell>
          <table:table-cell office:value-type="float" office:value="301.134" calcext:value-type="float">
            <text:p>301,134</text:p>
          </table:table-cell>
          <table:table-cell office:value-type="float" office:value="301.169" calcext:value-type="float">
            <text:p>301,169</text:p>
          </table:table-cell>
          <table:table-cell office:value-type="float" office:value="301.196" calcext:value-type="float">
            <text:p>301,196</text:p>
          </table:table-cell>
          <table:table-cell office:value-type="float" office:value="301.215" calcext:value-type="float">
            <text:p>301,215</text:p>
          </table:table-cell>
          <table:table-cell office:value-type="float" office:value="301.227" calcext:value-type="float">
            <text:p>301,227</text:p>
          </table:table-cell>
          <table:table-cell office:value-type="float" office:value="301.23" calcext:value-type="float">
            <text:p>301,23</text:p>
          </table:table-cell>
          <table:table-cell office:value-type="float" office:value="301.225" calcext:value-type="float">
            <text:p>301,225</text:p>
          </table:table-cell>
          <table:table-cell office:value-type="float" office:value="301.212" calcext:value-type="float">
            <text:p>301,212</text:p>
          </table:table-cell>
          <table:table-cell office:value-type="float" office:value="301.192" calcext:value-type="float">
            <text:p>301,192</text:p>
          </table:table-cell>
          <table:table-cell office:value-type="float" office:value="301.164" calcext:value-type="float">
            <text:p>301,164</text:p>
          </table:table-cell>
          <table:table-cell office:value-type="float" office:value="301.129" calcext:value-type="float">
            <text:p>301,129</text:p>
          </table:table-cell>
          <table:table-cell office:value-type="float" office:value="301.088" calcext:value-type="float">
            <text:p>301,088</text:p>
          </table:table-cell>
          <table:table-cell office:value-type="float" office:value="301.04" calcext:value-type="float">
            <text:p>301,04</text:p>
          </table:table-cell>
          <table:table-cell office:value-type="float" office:value="300.985" calcext:value-type="float">
            <text:p>300,985</text:p>
          </table:table-cell>
          <table:table-cell office:value-type="float" office:value="300.925" calcext:value-type="float">
            <text:p>300,925</text:p>
          </table:table-cell>
          <table:table-cell office:value-type="float" office:value="300.859" calcext:value-type="float">
            <text:p>300,859</text:p>
          </table:table-cell>
          <table:table-cell office:value-type="float" office:value="300.788" calcext:value-type="float">
            <text:p>300,788</text:p>
          </table:table-cell>
          <table:table-cell office:value-type="float" office:value="300.712" calcext:value-type="float">
            <text:p>300,712</text:p>
          </table:table-cell>
          <table:table-cell office:value-type="float" office:value="300.633" calcext:value-type="float">
            <text:p>300,633</text:p>
          </table:table-cell>
          <table:table-cell office:value-type="float" office:value="300.549" calcext:value-type="float">
            <text:p>300,549</text:p>
          </table:table-cell>
          <table:table-cell office:value-type="float" office:value="300.463" calcext:value-type="float">
            <text:p>300,463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282" calcext:value-type="float">
            <text:p>300,282</text:p>
          </table:table-cell>
          <table:table-cell office:value-type="float" office:value="300.189" calcext:value-type="float">
            <text:p>300,189</text:p>
          </table:table-cell>
          <table:table-cell office:value-type="float" office:value="300.095" calcext:value-type="float">
            <text:p>300,09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94" calcext:value-type="float">
            <text:p>300,094</text:p>
          </table:table-cell>
          <table:table-cell office:value-type="float" office:value="300.188" calcext:value-type="float">
            <text:p>300,188</text:p>
          </table:table-cell>
          <table:table-cell office:value-type="float" office:value="300.28" calcext:value-type="float">
            <text:p>300,28</text:p>
          </table:table-cell>
          <table:table-cell office:value-type="float" office:value="300.37" calcext:value-type="float">
            <text:p>300,37</text:p>
          </table:table-cell>
          <table:table-cell office:value-type="float" office:value="300.457" calcext:value-type="float">
            <text:p>300,457</text:p>
          </table:table-cell>
          <table:table-cell office:value-type="float" office:value="300.541" calcext:value-type="float">
            <text:p>300,541</text:p>
          </table:table-cell>
          <table:table-cell office:value-type="float" office:value="300.621" calcext:value-type="float">
            <text:p>300,621</text:p>
          </table:table-cell>
          <table:table-cell office:value-type="float" office:value="300.696" calcext:value-type="float">
            <text:p>300,696</text:p>
          </table:table-cell>
          <table:table-cell office:value-type="float" office:value="300.766" calcext:value-type="float">
            <text:p>300,766</text:p>
          </table:table-cell>
          <table:table-cell office:value-type="float" office:value="300.831" calcext:value-type="float">
            <text:p>300,831</text:p>
          </table:table-cell>
          <table:table-cell office:value-type="float" office:value="300.889" calcext:value-type="float">
            <text:p>300,889</text:p>
          </table:table-cell>
          <table:table-cell office:value-type="float" office:value="300.942" calcext:value-type="float">
            <text:p>300,942</text:p>
          </table:table-cell>
          <table:table-cell office:value-type="float" office:value="300.988" calcext:value-type="float">
            <text:p>300,988</text:p>
          </table:table-cell>
          <table:table-cell office:value-type="float" office:value="301.027" calcext:value-type="float">
            <text:p>301,027</text:p>
          </table:table-cell>
          <table:table-cell office:value-type="float" office:value="301.059" calcext:value-type="float">
            <text:p>301,059</text:p>
          </table:table-cell>
          <table:table-cell office:value-type="float" office:value="301.083" calcext:value-type="float">
            <text:p>301,083</text:p>
          </table:table-cell>
          <table:table-cell office:value-type="float" office:value="301.101" calcext:value-type="float">
            <text:p>301,101</text:p>
          </table:table-cell>
          <table:table-cell office:value-type="float" office:value="301.111" calcext:value-type="float">
            <text:p>301,111</text:p>
          </table:table-cell>
          <table:table-cell office:value-type="float" office:value="301.115" calcext:value-type="float">
            <text:p>301,115</text:p>
          </table:table-cell>
          <table:table-cell office:value-type="float" office:value="301.111" calcext:value-type="float">
            <text:p>301,111</text:p>
          </table:table-cell>
          <table:table-cell office:value-type="float" office:value="301.099" calcext:value-type="float">
            <text:p>301,099</text:p>
          </table:table-cell>
          <table:table-cell office:value-type="float" office:value="301.081" calcext:value-type="float">
            <text:p>301,081</text:p>
          </table:table-cell>
          <table:table-cell office:value-type="float" office:value="301.057" calcext:value-type="float">
            <text:p>301,057</text:p>
          </table:table-cell>
          <table:table-cell office:value-type="float" office:value="301.025" calcext:value-type="float">
            <text:p>301,025</text:p>
          </table:table-cell>
          <table:table-cell office:value-type="float" office:value="300.988" calcext:value-type="float">
            <text:p>300,988</text:p>
          </table:table-cell>
          <table:table-cell office:value-type="float" office:value="300.944" calcext:value-type="float">
            <text:p>300,944</text:p>
          </table:table-cell>
          <table:table-cell office:value-type="float" office:value="300.895" calcext:value-type="float">
            <text:p>300,895</text:p>
          </table:table-cell>
          <table:table-cell office:value-type="float" office:value="300.84" calcext:value-type="float">
            <text:p>300,84</text:p>
          </table:table-cell>
          <table:table-cell office:value-type="float" office:value="300.78" calcext:value-type="float">
            <text:p>300,78</text:p>
          </table:table-cell>
          <table:table-cell office:value-type="float" office:value="300.716" calcext:value-type="float">
            <text:p>300,716</text:p>
          </table:table-cell>
          <table:table-cell office:value-type="float" office:value="300.647" calcext:value-type="float">
            <text:p>300,647</text:p>
          </table:table-cell>
          <table:table-cell office:value-type="float" office:value="300.575" calcext:value-type="float">
            <text:p>300,575</text:p>
          </table:table-cell>
          <table:table-cell office:value-type="float" office:value="300.499" calcext:value-type="float">
            <text:p>300,499</text:p>
          </table:table-cell>
          <table:table-cell office:value-type="float" office:value="300.42" calcext:value-type="float">
            <text:p>300,42</text:p>
          </table:table-cell>
          <table:table-cell office:value-type="float" office:value="300.339" calcext:value-type="float">
            <text:p>300,339</text:p>
          </table:table-cell>
          <table:table-cell office:value-type="float" office:value="300.256" calcext:value-type="float">
            <text:p>300,256</text:p>
          </table:table-cell>
          <table:table-cell office:value-type="float" office:value="300.172" calcext:value-type="float">
            <text:p>300,172</text:p>
          </table:table-cell>
          <table:table-cell office:value-type="float" office:value="300.086" calcext:value-type="float">
            <text:p>300,08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85" calcext:value-type="float">
            <text:p>300,085</text:p>
          </table:table-cell>
          <table:table-cell office:value-type="float" office:value="300.17" calcext:value-type="float">
            <text:p>300,17</text:p>
          </table:table-cell>
          <table:table-cell office:value-type="float" office:value="300.253" calcext:value-type="float">
            <text:p>300,253</text:p>
          </table:table-cell>
          <table:table-cell office:value-type="float" office:value="300.334" calcext:value-type="float">
            <text:p>300,334</text:p>
          </table:table-cell>
          <table:table-cell office:value-type="float" office:value="300.413" calcext:value-type="float">
            <text:p>300,413</text:p>
          </table:table-cell>
          <table:table-cell office:value-type="float" office:value="300.489" calcext:value-type="float">
            <text:p>300,489</text:p>
          </table:table-cell>
          <table:table-cell office:value-type="float" office:value="300.561" calcext:value-type="float">
            <text:p>300,561</text:p>
          </table:table-cell>
          <table:table-cell office:value-type="float" office:value="300.629" calcext:value-type="float">
            <text:p>300,629</text:p>
          </table:table-cell>
          <table:table-cell office:value-type="float" office:value="300.693" calcext:value-type="float">
            <text:p>300,693</text:p>
          </table:table-cell>
          <table:table-cell office:value-type="float" office:value="300.751" calcext:value-type="float">
            <text:p>300,751</text:p>
          </table:table-cell>
          <table:table-cell office:value-type="float" office:value="300.805" calcext:value-type="float">
            <text:p>300,805</text:p>
          </table:table-cell>
          <table:table-cell office:value-type="float" office:value="300.852" calcext:value-type="float">
            <text:p>300,852</text:p>
          </table:table-cell>
          <table:table-cell office:value-type="float" office:value="300.894" calcext:value-type="float">
            <text:p>300,894</text:p>
          </table:table-cell>
          <table:table-cell office:value-type="float" office:value="300.929" calcext:value-type="float">
            <text:p>300,929</text:p>
          </table:table-cell>
          <table:table-cell office:value-type="float" office:value="300.959" calcext:value-type="float">
            <text:p>300,959</text:p>
          </table:table-cell>
          <table:table-cell office:value-type="float" office:value="300.982" calcext:value-type="float">
            <text:p>300,982</text:p>
          </table:table-cell>
          <table:table-cell office:value-type="float" office:value="300.998" calcext:value-type="float">
            <text:p>300,998</text:p>
          </table:table-cell>
          <table:table-cell office:value-type="float" office:value="301.007" calcext:value-type="float">
            <text:p>301,007</text:p>
          </table:table-cell>
          <table:table-cell office:value-type="float" office:value="301.011" calcext:value-type="float">
            <text:p>301,011</text:p>
          </table:table-cell>
          <table:table-cell office:value-type="float" office:value="301.007" calcext:value-type="float">
            <text:p>301,007</text:p>
          </table:table-cell>
          <table:table-cell office:value-type="float" office:value="300.997" calcext:value-type="float">
            <text:p>300,997</text:p>
          </table:table-cell>
          <table:table-cell office:value-type="float" office:value="300.981" calcext:value-type="float">
            <text:p>300,981</text:p>
          </table:table-cell>
          <table:table-cell office:value-type="float" office:value="300.959" calcext:value-type="float">
            <text:p>300,959</text:p>
          </table:table-cell>
          <table:table-cell office:value-type="float" office:value="300.931" calcext:value-type="float">
            <text:p>300,931</text:p>
          </table:table-cell>
          <table:table-cell office:value-type="float" office:value="300.897" calcext:value-type="float">
            <text:p>300,897</text:p>
          </table:table-cell>
          <table:table-cell office:value-type="float" office:value="300.857" calcext:value-type="float">
            <text:p>300,857</text:p>
          </table:table-cell>
          <table:table-cell office:value-type="float" office:value="300.813" calcext:value-type="float">
            <text:p>300,813</text:p>
          </table:table-cell>
          <table:table-cell office:value-type="float" office:value="300.763" calcext:value-type="float">
            <text:p>300,763</text:p>
          </table:table-cell>
          <table:table-cell office:value-type="float" office:value="300.709" calcext:value-type="float">
            <text:p>300,709</text:p>
          </table:table-cell>
          <table:table-cell office:value-type="float" office:value="300.65" calcext:value-type="float">
            <text:p>300,65</text:p>
          </table:table-cell>
          <table:table-cell office:value-type="float" office:value="300.588" calcext:value-type="float">
            <text:p>300,588</text:p>
          </table:table-cell>
          <table:table-cell office:value-type="float" office:value="300.522" calcext:value-type="float">
            <text:p>300,522</text:p>
          </table:table-cell>
          <table:table-cell office:value-type="float" office:value="300.454" calcext:value-type="float">
            <text:p>300,454</text:p>
          </table:table-cell>
          <table:table-cell office:value-type="float" office:value="300.382" calcext:value-type="float">
            <text:p>300,382</text:p>
          </table:table-cell>
          <table:table-cell office:value-type="float" office:value="300.308" calcext:value-type="float">
            <text:p>300,308</text:p>
          </table:table-cell>
          <table:table-cell office:value-type="float" office:value="300.233" calcext:value-type="float">
            <text:p>300,233</text:p>
          </table:table-cell>
          <table:table-cell office:value-type="float" office:value="300.156" calcext:value-type="float">
            <text:p>300,156</text:p>
          </table:table-cell>
          <table:table-cell office:value-type="float" office:value="300.078" calcext:value-type="float">
            <text:p>300,07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77" calcext:value-type="float">
            <text:p>300,077</text:p>
          </table:table-cell>
          <table:table-cell office:value-type="float" office:value="300.153" calcext:value-type="float">
            <text:p>300,153</text:p>
          </table:table-cell>
          <table:table-cell office:value-type="float" office:value="300.228" calcext:value-type="float">
            <text:p>300,228</text:p>
          </table:table-cell>
          <table:table-cell office:value-type="float" office:value="300.302" calcext:value-type="float">
            <text:p>300,302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442" calcext:value-type="float">
            <text:p>300,442</text:p>
          </table:table-cell>
          <table:table-cell office:value-type="float" office:value="300.507" calcext:value-type="float">
            <text:p>300,507</text:p>
          </table:table-cell>
          <table:table-cell office:value-type="float" office:value="300.569" calcext:value-type="float">
            <text:p>300,569</text:p>
          </table:table-cell>
          <table:table-cell office:value-type="float" office:value="300.626" calcext:value-type="float">
            <text:p>300,626</text:p>
          </table:table-cell>
          <table:table-cell office:value-type="float" office:value="300.68" calcext:value-type="float">
            <text:p>300,68</text:p>
          </table:table-cell>
          <table:table-cell office:value-type="float" office:value="300.728" calcext:value-type="float">
            <text:p>300,728</text:p>
          </table:table-cell>
          <table:table-cell office:value-type="float" office:value="300.771" calcext:value-type="float">
            <text:p>300,771</text:p>
          </table:table-cell>
          <table:table-cell office:value-type="float" office:value="300.809" calcext:value-type="float">
            <text:p>300,809</text:p>
          </table:table-cell>
          <table:table-cell office:value-type="float" office:value="300.842" calcext:value-type="float">
            <text:p>300,842</text:p>
          </table:table-cell>
          <table:table-cell office:value-type="float" office:value="300.868" calcext:value-type="float">
            <text:p>300,868</text:p>
          </table:table-cell>
          <table:table-cell office:value-type="float" office:value="300.889" calcext:value-type="float">
            <text:p>300,889</text:p>
          </table:table-cell>
          <table:table-cell office:value-type="float" office:value="300.904" calcext:value-type="float">
            <text:p>300,904</text:p>
          </table:table-cell>
          <table:table-cell office:value-type="float" office:value="300.913" calcext:value-type="float">
            <text:p>300,913</text:p>
          </table:table-cell>
          <table:table-cell office:value-type="float" office:value="300.916" calcext:value-type="float">
            <text:p>300,916</text:p>
          </table:table-cell>
          <table:table-cell office:value-type="float" office:value="300.914" calcext:value-type="float">
            <text:p>300,914</text:p>
          </table:table-cell>
          <table:table-cell office:value-type="float" office:value="300.905" calcext:value-type="float">
            <text:p>300,905</text:p>
          </table:table-cell>
          <table:table-cell office:value-type="float" office:value="300.89" calcext:value-type="float">
            <text:p>300,89</text:p>
          </table:table-cell>
          <table:table-cell office:value-type="float" office:value="300.87" calcext:value-type="float">
            <text:p>300,87</text:p>
          </table:table-cell>
          <table:table-cell office:value-type="float" office:value="300.845" calcext:value-type="float">
            <text:p>300,845</text:p>
          </table:table-cell>
          <table:table-cell office:value-type="float" office:value="300.814" calcext:value-type="float">
            <text:p>300,814</text:p>
          </table:table-cell>
          <table:table-cell office:value-type="float" office:value="300.779" calcext:value-type="float">
            <text:p>300,779</text:p>
          </table:table-cell>
          <table:table-cell office:value-type="float" office:value="300.738" calcext:value-type="float">
            <text:p>300,738</text:p>
          </table:table-cell>
          <table:table-cell office:value-type="float" office:value="300.693" calcext:value-type="float">
            <text:p>300,693</text:p>
          </table:table-cell>
          <table:table-cell office:value-type="float" office:value="300.644" calcext:value-type="float">
            <text:p>300,644</text:p>
          </table:table-cell>
          <table:table-cell office:value-type="float" office:value="300.591" calcext:value-type="float">
            <text:p>300,591</text:p>
          </table:table-cell>
          <table:table-cell office:value-type="float" office:value="300.535" calcext:value-type="float">
            <text:p>300,535</text:p>
          </table:table-cell>
          <table:table-cell office:value-type="float" office:value="300.475" calcext:value-type="float">
            <text:p>300,475</text:p>
          </table:table-cell>
          <table:table-cell office:value-type="float" office:value="300.412" calcext:value-type="float">
            <text:p>300,412</text:p>
          </table:table-cell>
          <table:table-cell office:value-type="float" office:value="300.347" calcext:value-type="float">
            <text:p>300,347</text:p>
          </table:table-cell>
          <table:table-cell office:value-type="float" office:value="300.28" calcext:value-type="float">
            <text:p>300,28</text:p>
          </table:table-cell>
          <table:table-cell office:value-type="float" office:value="300.212" calcext:value-type="float">
            <text:p>300,212</text:p>
          </table:table-cell>
          <table:table-cell office:value-type="float" office:value="300.142" calcext:value-type="float">
            <text:p>300,142</text:p>
          </table:table-cell>
          <table:table-cell office:value-type="float" office:value="300.071" calcext:value-type="float">
            <text:p>300,07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7" calcext:value-type="float">
            <text:p>300,07</text:p>
          </table:table-cell>
          <table:table-cell office:value-type="float" office:value="300.139" calcext:value-type="float">
            <text:p>300,139</text:p>
          </table:table-cell>
          <table:table-cell office:value-type="float" office:value="300.206" calcext:value-type="float">
            <text:p>300,206</text:p>
          </table:table-cell>
          <table:table-cell office:value-type="float" office:value="300.273" calcext:value-type="float">
            <text:p>300,273</text:p>
          </table:table-cell>
          <table:table-cell office:value-type="float" office:value="300.337" calcext:value-type="float">
            <text:p>300,337</text:p>
          </table:table-cell>
          <table:table-cell office:value-type="float" office:value="300.4" calcext:value-type="float">
            <text:p>300,4</text:p>
          </table:table-cell>
          <table:table-cell office:value-type="float" office:value="300.459" calcext:value-type="float">
            <text:p>300,459</text:p>
          </table:table-cell>
          <table:table-cell office:value-type="float" office:value="300.515" calcext:value-type="float">
            <text:p>300,515</text:p>
          </table:table-cell>
          <table:table-cell office:value-type="float" office:value="300.567" calcext:value-type="float">
            <text:p>300,567</text:p>
          </table:table-cell>
          <table:table-cell office:value-type="float" office:value="300.615" calcext:value-type="float">
            <text:p>300,615</text:p>
          </table:table-cell>
          <table:table-cell office:value-type="float" office:value="300.659" calcext:value-type="float">
            <text:p>300,659</text:p>
          </table:table-cell>
          <table:table-cell office:value-type="float" office:value="300.698" calcext:value-type="float">
            <text:p>300,698</text:p>
          </table:table-cell>
          <table:table-cell office:value-type="float" office:value="300.733" calcext:value-type="float">
            <text:p>300,733</text:p>
          </table:table-cell>
          <table:table-cell office:value-type="float" office:value="300.763" calcext:value-type="float">
            <text:p>300,763</text:p>
          </table:table-cell>
          <table:table-cell office:value-type="float" office:value="300.787" calcext:value-type="float">
            <text:p>300,787</text:p>
          </table:table-cell>
          <table:table-cell office:value-type="float" office:value="300.806" calcext:value-type="float">
            <text:p>300,806</text:p>
          </table:table-cell>
          <table:table-cell office:value-type="float" office:value="300.82" calcext:value-type="float">
            <text:p>300,82</text:p>
          </table:table-cell>
          <table:table-cell office:value-type="float" office:value="300.828" calcext:value-type="float">
            <text:p>300,828</text:p>
          </table:table-cell>
          <table:table-cell office:value-type="float" office:value="300.831" calcext:value-type="float">
            <text:p>300,831</text:p>
          </table:table-cell>
          <table:table-cell office:value-type="float" office:value="300.829" calcext:value-type="float">
            <text:p>300,829</text:p>
          </table:table-cell>
          <table:table-cell office:value-type="float" office:value="300.821" calcext:value-type="float">
            <text:p>300,821</text:p>
          </table:table-cell>
          <table:table-cell office:value-type="float" office:value="300.808" calcext:value-type="float">
            <text:p>300,808</text:p>
          </table:table-cell>
          <table:table-cell office:value-type="float" office:value="300.79" calcext:value-type="float">
            <text:p>300,79</text:p>
          </table:table-cell>
          <table:table-cell office:value-type="float" office:value="300.767" calcext:value-type="float">
            <text:p>300,767</text:p>
          </table:table-cell>
          <table:table-cell office:value-type="float" office:value="300.739" calcext:value-type="float">
            <text:p>300,739</text:p>
          </table:table-cell>
          <table:table-cell office:value-type="float" office:value="300.707" calcext:value-type="float">
            <text:p>300,707</text:p>
          </table:table-cell>
          <table:table-cell office:value-type="float" office:value="300.67" calcext:value-type="float">
            <text:p>300,67</text:p>
          </table:table-cell>
          <table:table-cell office:value-type="float" office:value="300.63" calcext:value-type="float">
            <text:p>300,63</text:p>
          </table:table-cell>
          <table:table-cell office:value-type="float" office:value="300.585" calcext:value-type="float">
            <text:p>300,585</text:p>
          </table:table-cell>
          <table:table-cell office:value-type="float" office:value="300.537" calcext:value-type="float">
            <text:p>300,537</text:p>
          </table:table-cell>
          <table:table-cell office:value-type="float" office:value="300.486" calcext:value-type="float">
            <text:p>300,486</text:p>
          </table:table-cell>
          <table:table-cell office:value-type="float" office:value="300.432" calcext:value-type="float">
            <text:p>300,432</text:p>
          </table:table-cell>
          <table:table-cell office:value-type="float" office:value="300.375" calcext:value-type="float">
            <text:p>300,375</text:p>
          </table:table-cell>
          <table:table-cell office:value-type="float" office:value="300.316" calcext:value-type="float">
            <text:p>300,316</text:p>
          </table:table-cell>
          <table:table-cell office:value-type="float" office:value="300.255" calcext:value-type="float">
            <text:p>300,255</text:p>
          </table:table-cell>
          <table:table-cell office:value-type="float" office:value="300.193" calcext:value-type="float">
            <text:p>300,193</text:p>
          </table:table-cell>
          <table:table-cell office:value-type="float" office:value="300.129" calcext:value-type="float">
            <text:p>300,129</text:p>
          </table:table-cell>
          <table:table-cell office:value-type="float" office:value="300.065" calcext:value-type="float">
            <text:p>300,06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63" calcext:value-type="float">
            <text:p>300,063</text:p>
          </table:table-cell>
          <table:table-cell office:value-type="float" office:value="300.125" calcext:value-type="float">
            <text:p>300,125</text:p>
          </table:table-cell>
          <table:table-cell office:value-type="float" office:value="300.187" calcext:value-type="float">
            <text:p>300,187</text:p>
          </table:table-cell>
          <table:table-cell office:value-type="float" office:value="300.247" calcext:value-type="float">
            <text:p>300,247</text:p>
          </table:table-cell>
          <table:table-cell office:value-type="float" office:value="300.305" calcext:value-type="float">
            <text:p>300,305</text:p>
          </table:table-cell>
          <table:table-cell office:value-type="float" office:value="300.361" calcext:value-type="float">
            <text:p>300,361</text:p>
          </table:table-cell>
          <table:table-cell office:value-type="float" office:value="300.415" calcext:value-type="float">
            <text:p>300,415</text:p>
          </table:table-cell>
          <table:table-cell office:value-type="float" office:value="300.466" calcext:value-type="float">
            <text:p>300,466</text:p>
          </table:table-cell>
          <table:table-cell office:value-type="float" office:value="300.513" calcext:value-type="float">
            <text:p>300,513</text:p>
          </table:table-cell>
          <table:table-cell office:value-type="float" office:value="300.557" calcext:value-type="float">
            <text:p>300,557</text:p>
          </table:table-cell>
          <table:table-cell office:value-type="float" office:value="300.597" calcext:value-type="float">
            <text:p>300,597</text:p>
          </table:table-cell>
          <table:table-cell office:value-type="float" office:value="300.633" calcext:value-type="float">
            <text:p>300,633</text:p>
          </table:table-cell>
          <table:table-cell office:value-type="float" office:value="300.664" calcext:value-type="float">
            <text:p>300,664</text:p>
          </table:table-cell>
          <table:table-cell office:value-type="float" office:value="300.691" calcext:value-type="float">
            <text:p>300,691</text:p>
          </table:table-cell>
          <table:table-cell office:value-type="float" office:value="300.713" calcext:value-type="float">
            <text:p>300,713</text:p>
          </table:table-cell>
          <table:table-cell office:value-type="float" office:value="300.731" calcext:value-type="float">
            <text:p>300,731</text:p>
          </table:table-cell>
          <table:table-cell office:value-type="float" office:value="300.743" calcext:value-type="float">
            <text:p>300,743</text:p>
          </table:table-cell>
          <table:table-cell office:value-type="float" office:value="300.751" calcext:value-type="float">
            <text:p>300,751</text:p>
          </table:table-cell>
          <table:table-cell office:value-type="float" office:value="300.754" calcext:value-type="float">
            <text:p>300,754</text:p>
          </table:table-cell>
          <table:table-cell office:value-type="float" office:value="300.752" calcext:value-type="float">
            <text:p>300,752</text:p>
          </table:table-cell>
          <table:table-cell office:value-type="float" office:value="300.745" calcext:value-type="float">
            <text:p>300,745</text:p>
          </table:table-cell>
          <table:table-cell office:value-type="float" office:value="300.734" calcext:value-type="float">
            <text:p>300,734</text:p>
          </table:table-cell>
          <table:table-cell office:value-type="float" office:value="300.717" calcext:value-type="float">
            <text:p>300,717</text:p>
          </table:table-cell>
          <table:table-cell office:value-type="float" office:value="300.697" calcext:value-type="float">
            <text:p>300,697</text:p>
          </table:table-cell>
          <table:table-cell office:value-type="float" office:value="300.671" calcext:value-type="float">
            <text:p>300,671</text:p>
          </table:table-cell>
          <table:table-cell office:value-type="float" office:value="300.642" calcext:value-type="float">
            <text:p>300,642</text:p>
          </table:table-cell>
          <table:table-cell office:value-type="float" office:value="300.609" calcext:value-type="float">
            <text:p>300,609</text:p>
          </table:table-cell>
          <table:table-cell office:value-type="float" office:value="300.572" calcext:value-type="float">
            <text:p>300,572</text:p>
          </table:table-cell>
          <table:table-cell office:value-type="float" office:value="300.532" calcext:value-type="float">
            <text:p>300,532</text:p>
          </table:table-cell>
          <table:table-cell office:value-type="float" office:value="300.488" calcext:value-type="float">
            <text:p>300,488</text:p>
          </table:table-cell>
          <table:table-cell office:value-type="float" office:value="300.442" calcext:value-type="float">
            <text:p>300,442</text:p>
          </table:table-cell>
          <table:table-cell office:value-type="float" office:value="300.392" calcext:value-type="float">
            <text:p>300,392</text:p>
          </table:table-cell>
          <table:table-cell office:value-type="float" office:value="300.341" calcext:value-type="float">
            <text:p>300,341</text:p>
          </table:table-cell>
          <table:table-cell office:value-type="float" office:value="300.287" calcext:value-type="float">
            <text:p>300,287</text:p>
          </table:table-cell>
          <table:table-cell office:value-type="float" office:value="300.232" calcext:value-type="float">
            <text:p>300,232</text:p>
          </table:table-cell>
          <table:table-cell office:value-type="float" office:value="300.175" calcext:value-type="float">
            <text:p>300,175</text:p>
          </table:table-cell>
          <table:table-cell office:value-type="float" office:value="300.117" calcext:value-type="float">
            <text:p>300,117</text:p>
          </table:table-cell>
          <table:table-cell office:value-type="float" office:value="300.059" calcext:value-type="float">
            <text:p>300,05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57" calcext:value-type="float">
            <text:p>300,057</text:p>
          </table:table-cell>
          <table:table-cell office:value-type="float" office:value="300.113" calcext:value-type="float">
            <text:p>300,113</text:p>
          </table:table-cell>
          <table:table-cell office:value-type="float" office:value="300.169" calcext:value-type="float">
            <text:p>300,169</text:p>
          </table:table-cell>
          <table:table-cell office:value-type="float" office:value="300.223" calcext:value-type="float">
            <text:p>300,223</text:p>
          </table:table-cell>
          <table:table-cell office:value-type="float" office:value="300.276" calcext:value-type="float">
            <text:p>300,276</text:p>
          </table:table-cell>
          <table:table-cell office:value-type="float" office:value="300.327" calcext:value-type="float">
            <text:p>300,327</text:p>
          </table:table-cell>
          <table:table-cell office:value-type="float" office:value="300.376" calcext:value-type="float">
            <text:p>300,376</text:p>
          </table:table-cell>
          <table:table-cell office:value-type="float" office:value="300.422" calcext:value-type="float">
            <text:p>300,422</text:p>
          </table:table-cell>
          <table:table-cell office:value-type="float" office:value="300.465" calcext:value-type="float">
            <text:p>300,465</text:p>
          </table:table-cell>
          <table:table-cell office:value-type="float" office:value="300.504" calcext:value-type="float">
            <text:p>300,504</text:p>
          </table:table-cell>
          <table:table-cell office:value-type="float" office:value="300.541" calcext:value-type="float">
            <text:p>300,541</text:p>
          </table:table-cell>
          <table:table-cell office:value-type="float" office:value="300.573" calcext:value-type="float">
            <text:p>300,573</text:p>
          </table:table-cell>
          <table:table-cell office:value-type="float" office:value="300.602" calcext:value-type="float">
            <text:p>300,602</text:p>
          </table:table-cell>
          <table:table-cell office:value-type="float" office:value="300.626" calcext:value-type="float">
            <text:p>300,626</text:p>
          </table:table-cell>
          <table:table-cell office:value-type="float" office:value="300.646" calcext:value-type="float">
            <text:p>300,646</text:p>
          </table:table-cell>
          <table:table-cell office:value-type="float" office:value="300.662" calcext:value-type="float">
            <text:p>300,662</text:p>
          </table:table-cell>
          <table:table-cell office:value-type="float" office:value="300.674" calcext:value-type="float">
            <text:p>300,674</text:p>
          </table:table-cell>
          <table:table-cell office:value-type="float" office:value="300.681" calcext:value-type="float">
            <text:p>300,681</text:p>
          </table:table-cell>
          <table:table-cell office:value-type="float" office:value="300.684" calcext:value-type="float">
            <text:p>300,684</text:p>
          </table:table-cell>
          <table:table-cell office:value-type="float" office:value="300.682" calcext:value-type="float">
            <text:p>300,682</text:p>
          </table:table-cell>
          <table:table-cell office:value-type="float" office:value="300.676" calcext:value-type="float">
            <text:p>300,676</text:p>
          </table:table-cell>
          <table:table-cell office:value-type="float" office:value="300.666" calcext:value-type="float">
            <text:p>300,666</text:p>
          </table:table-cell>
          <table:table-cell office:value-type="float" office:value="300.651" calcext:value-type="float">
            <text:p>300,651</text:p>
          </table:table-cell>
          <table:table-cell office:value-type="float" office:value="300.633" calcext:value-type="float">
            <text:p>300,633</text:p>
          </table:table-cell>
          <table:table-cell office:value-type="float" office:value="300.61" calcext:value-type="float">
            <text:p>300,61</text:p>
          </table:table-cell>
          <table:table-cell office:value-type="float" office:value="300.583" calcext:value-type="float">
            <text:p>300,583</text:p>
          </table:table-cell>
          <table:table-cell office:value-type="float" office:value="300.553" calcext:value-type="float">
            <text:p>300,553</text:p>
          </table:table-cell>
          <table:table-cell office:value-type="float" office:value="300.52" calcext:value-type="float">
            <text:p>300,52</text:p>
          </table:table-cell>
          <table:table-cell office:value-type="float" office:value="300.483" calcext:value-type="float">
            <text:p>300,483</text:p>
          </table:table-cell>
          <table:table-cell office:value-type="float" office:value="300.444" calcext:value-type="float">
            <text:p>300,444</text:p>
          </table:table-cell>
          <table:table-cell office:value-type="float" office:value="300.401" calcext:value-type="float">
            <text:p>300,401</text:p>
          </table:table-cell>
          <table:table-cell office:value-type="float" office:value="300.357" calcext:value-type="float">
            <text:p>300,357</text:p>
          </table:table-cell>
          <table:table-cell office:value-type="float" office:value="300.31" calcext:value-type="float">
            <text:p>300,31</text:p>
          </table:table-cell>
          <table:table-cell office:value-type="float" office:value="300.261" calcext:value-type="float">
            <text:p>300,261</text:p>
          </table:table-cell>
          <table:table-cell office:value-type="float" office:value="300.211" calcext:value-type="float">
            <text:p>300,211</text:p>
          </table:table-cell>
          <table:table-cell office:value-type="float" office:value="300.159" calcext:value-type="float">
            <text:p>300,159</text:p>
          </table:table-cell>
          <table:table-cell office:value-type="float" office:value="300.107" calcext:value-type="float">
            <text:p>300,107</text:p>
          </table:table-cell>
          <table:table-cell office:value-type="float" office:value="300.053" calcext:value-type="float">
            <text:p>300,05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51" calcext:value-type="float">
            <text:p>300,051</text:p>
          </table:table-cell>
          <table:table-cell office:value-type="float" office:value="300.103" calcext:value-type="float">
            <text:p>300,103</text:p>
          </table:table-cell>
          <table:table-cell office:value-type="float" office:value="300.153" calcext:value-type="float">
            <text:p>300,153</text:p>
          </table:table-cell>
          <table:table-cell office:value-type="float" office:value="300.202" calcext:value-type="float">
            <text:p>300,202</text:p>
          </table:table-cell>
          <table:table-cell office:value-type="float" office:value="300.25" calcext:value-type="float">
            <text:p>300,25</text:p>
          </table:table-cell>
          <table:table-cell office:value-type="float" office:value="300.296" calcext:value-type="float">
            <text:p>300,296</text:p>
          </table:table-cell>
          <table:table-cell office:value-type="float" office:value="300.34" calcext:value-type="float">
            <text:p>300,34</text:p>
          </table:table-cell>
          <table:table-cell office:value-type="float" office:value="300.382" calcext:value-type="float">
            <text:p>300,382</text:p>
          </table:table-cell>
          <table:table-cell office:value-type="float" office:value="300.421" calcext:value-type="float">
            <text:p>300,421</text:p>
          </table:table-cell>
          <table:table-cell office:value-type="float" office:value="300.457" calcext:value-type="float">
            <text:p>300,457</text:p>
          </table:table-cell>
          <table:table-cell office:value-type="float" office:value="300.49" calcext:value-type="float">
            <text:p>300,49</text:p>
          </table:table-cell>
          <table:table-cell office:value-type="float" office:value="300.519" calcext:value-type="float">
            <text:p>300,519</text:p>
          </table:table-cell>
          <table:table-cell office:value-type="float" office:value="300.545" calcext:value-type="float">
            <text:p>300,545</text:p>
          </table:table-cell>
          <table:table-cell office:value-type="float" office:value="300.568" calcext:value-type="float">
            <text:p>300,568</text:p>
          </table:table-cell>
          <table:table-cell office:value-type="float" office:value="300.586" calcext:value-type="float">
            <text:p>300,586</text:p>
          </table:table-cell>
          <table:table-cell office:value-type="float" office:value="300.601" calcext:value-type="float">
            <text:p>300,601</text:p>
          </table:table-cell>
          <table:table-cell office:value-type="float" office:value="300.611" calcext:value-type="float">
            <text:p>300,611</text:p>
          </table:table-cell>
          <table:table-cell office:value-type="float" office:value="300.618" calcext:value-type="float">
            <text:p>300,618</text:p>
          </table:table-cell>
          <table:table-cell office:value-type="float" office:value="300.621" calcext:value-type="float">
            <text:p>300,621</text:p>
          </table:table-cell>
          <table:table-cell office:value-type="float" office:value="300.619" calcext:value-type="float">
            <text:p>300,619</text:p>
          </table:table-cell>
          <table:table-cell office:value-type="float" office:value="300.614" calcext:value-type="float">
            <text:p>300,614</text:p>
          </table:table-cell>
          <table:table-cell office:value-type="float" office:value="300.604" calcext:value-type="float">
            <text:p>300,604</text:p>
          </table:table-cell>
          <table:table-cell office:value-type="float" office:value="300.591" calcext:value-type="float">
            <text:p>300,591</text:p>
          </table:table-cell>
          <table:table-cell office:value-type="float" office:value="300.574" calcext:value-type="float">
            <text:p>300,574</text:p>
          </table:table-cell>
          <table:table-cell office:value-type="float" office:value="300.554" calcext:value-type="float">
            <text:p>300,554</text:p>
          </table:table-cell>
          <table:table-cell office:value-type="float" office:value="300.53" calcext:value-type="float">
            <text:p>300,53</text:p>
          </table:table-cell>
          <table:table-cell office:value-type="float" office:value="300.503" calcext:value-type="float">
            <text:p>300,503</text:p>
          </table:table-cell>
          <table:table-cell office:value-type="float" office:value="300.472" calcext:value-type="float">
            <text:p>300,472</text:p>
          </table:table-cell>
          <table:table-cell office:value-type="float" office:value="300.439" calcext:value-type="float">
            <text:p>300,439</text:p>
          </table:table-cell>
          <table:table-cell office:value-type="float" office:value="300.403" calcext:value-type="float">
            <text:p>300,403</text:p>
          </table:table-cell>
          <table:table-cell office:value-type="float" office:value="300.365" calcext:value-type="float">
            <text:p>300,365</text:p>
          </table:table-cell>
          <table:table-cell office:value-type="float" office:value="300.324" calcext:value-type="float">
            <text:p>300,324</text:p>
          </table:table-cell>
          <table:table-cell office:value-type="float" office:value="300.282" calcext:value-type="float">
            <text:p>300,282</text:p>
          </table:table-cell>
          <table:table-cell office:value-type="float" office:value="300.237" calcext:value-type="float">
            <text:p>300,237</text:p>
          </table:table-cell>
          <table:table-cell office:value-type="float" office:value="300.192" calcext:value-type="float">
            <text:p>300,192</text:p>
          </table:table-cell>
          <table:table-cell office:value-type="float" office:value="300.145" calcext:value-type="float">
            <text:p>300,145</text:p>
          </table:table-cell>
          <table:table-cell office:value-type="float" office:value="300.097" calcext:value-type="float">
            <text:p>300,097</text:p>
          </table:table-cell>
          <table:table-cell office:value-type="float" office:value="300.049" calcext:value-type="float">
            <text:p>300,04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47" calcext:value-type="float">
            <text:p>300,047</text:p>
          </table:table-cell>
          <table:table-cell office:value-type="float" office:value="300.093" calcext:value-type="float">
            <text:p>300,093</text:p>
          </table:table-cell>
          <table:table-cell office:value-type="float" office:value="300.138" calcext:value-type="float">
            <text:p>300,138</text:p>
          </table:table-cell>
          <table:table-cell office:value-type="float" office:value="300.183" calcext:value-type="float">
            <text:p>300,183</text:p>
          </table:table-cell>
          <table:table-cell office:value-type="float" office:value="300.226" calcext:value-type="float">
            <text:p>300,226</text:p>
          </table:table-cell>
          <table:table-cell office:value-type="float" office:value="300.268" calcext:value-type="float">
            <text:p>300,268</text:p>
          </table:table-cell>
          <table:table-cell office:value-type="float" office:value="300.308" calcext:value-type="float">
            <text:p>300,308</text:p>
          </table:table-cell>
          <table:table-cell office:value-type="float" office:value="300.346" calcext:value-type="float">
            <text:p>300,346</text:p>
          </table:table-cell>
          <table:table-cell office:value-type="float" office:value="300.381" calcext:value-type="float">
            <text:p>300,381</text:p>
          </table:table-cell>
          <table:table-cell office:value-type="float" office:value="300.414" calcext:value-type="float">
            <text:p>300,414</text:p>
          </table:table-cell>
          <table:table-cell office:value-type="float" office:value="300.444" calcext:value-type="float">
            <text:p>300,444</text:p>
          </table:table-cell>
          <table:table-cell office:value-type="float" office:value="300.471" calcext:value-type="float">
            <text:p>300,471</text:p>
          </table:table-cell>
          <table:table-cell office:value-type="float" office:value="300.494" calcext:value-type="float">
            <text:p>300,494</text:p>
          </table:table-cell>
          <table:table-cell office:value-type="float" office:value="300.515" calcext:value-type="float">
            <text:p>300,515</text:p>
          </table:table-cell>
          <table:table-cell office:value-type="float" office:value="300.531" calcext:value-type="float">
            <text:p>300,531</text:p>
          </table:table-cell>
          <table:table-cell office:value-type="float" office:value="300.545" calcext:value-type="float">
            <text:p>300,545</text:p>
          </table:table-cell>
          <table:table-cell office:value-type="float" office:value="300.555" calcext:value-type="float">
            <text:p>300,555</text:p>
          </table:table-cell>
          <table:table-cell office:value-type="float" office:value="300.561" calcext:value-type="float">
            <text:p>300,561</text:p>
          </table:table-cell>
          <table:table-cell office:value-type="float" office:value="300.563" calcext:value-type="float">
            <text:p>300,563</text:p>
          </table:table-cell>
          <table:table-cell office:value-type="float" office:value="300.562" calcext:value-type="float">
            <text:p>300,562</text:p>
          </table:table-cell>
          <table:table-cell office:value-type="float" office:value="300.557" calcext:value-type="float">
            <text:p>300,557</text:p>
          </table:table-cell>
          <table:table-cell office:value-type="float" office:value="300.549" calcext:value-type="float">
            <text:p>300,549</text:p>
          </table:table-cell>
          <table:table-cell office:value-type="float" office:value="300.537" calcext:value-type="float">
            <text:p>300,537</text:p>
          </table:table-cell>
          <table:table-cell office:value-type="float" office:value="300.522" calcext:value-type="float">
            <text:p>300,522</text:p>
          </table:table-cell>
          <table:table-cell office:value-type="float" office:value="300.503" calcext:value-type="float">
            <text:p>300,503</text:p>
          </table:table-cell>
          <table:table-cell office:value-type="float" office:value="300.481" calcext:value-type="float">
            <text:p>300,481</text:p>
          </table:table-cell>
          <table:table-cell office:value-type="float" office:value="300.457" calcext:value-type="float">
            <text:p>300,457</text:p>
          </table:table-cell>
          <table:table-cell office:value-type="float" office:value="300.429" calcext:value-type="float">
            <text:p>300,429</text:p>
          </table:table-cell>
          <table:table-cell office:value-type="float" office:value="300.399" calcext:value-type="float">
            <text:p>300,399</text:p>
          </table:table-cell>
          <table:table-cell office:value-type="float" office:value="300.366" calcext:value-type="float">
            <text:p>300,366</text:p>
          </table:table-cell>
          <table:table-cell office:value-type="float" office:value="300.331" calcext:value-type="float">
            <text:p>300,331</text:p>
          </table:table-cell>
          <table:table-cell office:value-type="float" office:value="300.295" calcext:value-type="float">
            <text:p>300,295</text:p>
          </table:table-cell>
          <table:table-cell office:value-type="float" office:value="300.256" calcext:value-type="float">
            <text:p>300,256</text:p>
          </table:table-cell>
          <table:table-cell office:value-type="float" office:value="300.216" calcext:value-type="float">
            <text:p>300,216</text:p>
          </table:table-cell>
          <table:table-cell office:value-type="float" office:value="300.174" calcext:value-type="float">
            <text:p>300,174</text:p>
          </table:table-cell>
          <table:table-cell office:value-type="float" office:value="300.132" calcext:value-type="float">
            <text:p>300,132</text:p>
          </table:table-cell>
          <table:table-cell office:value-type="float" office:value="300.088" calcext:value-type="float">
            <text:p>300,088</text:p>
          </table:table-cell>
          <table:table-cell office:value-type="float" office:value="300.044" calcext:value-type="float">
            <text:p>300,04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42" calcext:value-type="float">
            <text:p>300,042</text:p>
          </table:table-cell>
          <table:table-cell office:value-type="float" office:value="300.084" calcext:value-type="float">
            <text:p>300,084</text:p>
          </table:table-cell>
          <table:table-cell office:value-type="float" office:value="300.125" calcext:value-type="float">
            <text:p>300,125</text:p>
          </table:table-cell>
          <table:table-cell office:value-type="float" office:value="300.166" calcext:value-type="float">
            <text:p>300,166</text:p>
          </table:table-cell>
          <table:table-cell office:value-type="float" office:value="300.205" calcext:value-type="float">
            <text:p>300,205</text:p>
          </table:table-cell>
          <table:table-cell office:value-type="float" office:value="300.243" calcext:value-type="float">
            <text:p>300,243</text:p>
          </table:table-cell>
          <table:table-cell office:value-type="float" office:value="300.279" calcext:value-type="float">
            <text:p>300,279</text:p>
          </table:table-cell>
          <table:table-cell office:value-type="float" office:value="300.313" calcext:value-type="float">
            <text:p>300,313</text:p>
          </table:table-cell>
          <table:table-cell office:value-type="float" office:value="300.345" calcext:value-type="float">
            <text:p>300,345</text:p>
          </table:table-cell>
          <table:table-cell office:value-type="float" office:value="300.375" calcext:value-type="float">
            <text:p>300,375</text:p>
          </table:table-cell>
          <table:table-cell office:value-type="float" office:value="300.402" calcext:value-type="float">
            <text:p>300,402</text:p>
          </table:table-cell>
          <table:table-cell office:value-type="float" office:value="300.427" calcext:value-type="float">
            <text:p>300,427</text:p>
          </table:table-cell>
          <table:table-cell office:value-type="float" office:value="300.448" calcext:value-type="float">
            <text:p>300,448</text:p>
          </table:table-cell>
          <table:table-cell office:value-type="float" office:value="300.467" calcext:value-type="float">
            <text:p>300,467</text:p>
          </table:table-cell>
          <table:table-cell office:value-type="float" office:value="300.482" calcext:value-type="float">
            <text:p>300,482</text:p>
          </table:table-cell>
          <table:table-cell office:value-type="float" office:value="300.494" calcext:value-type="float">
            <text:p>300,494</text:p>
          </table:table-cell>
          <table:table-cell office:value-type="float" office:value="300.503" calcext:value-type="float">
            <text:p>300,503</text:p>
          </table:table-cell>
          <table:table-cell office:value-type="float" office:value="300.509" calcext:value-type="float">
            <text:p>300,509</text:p>
          </table:table-cell>
          <table:table-cell office:value-type="float" office:value="300.511" calcext:value-type="float">
            <text:p>300,511</text:p>
          </table:table-cell>
          <table:table-cell office:value-type="float" office:value="300.51" calcext:value-type="float">
            <text:p>300,51</text:p>
          </table:table-cell>
          <table:table-cell office:value-type="float" office:value="300.506" calcext:value-type="float">
            <text:p>300,506</text:p>
          </table:table-cell>
          <table:table-cell office:value-type="float" office:value="300.498" calcext:value-type="float">
            <text:p>300,498</text:p>
          </table:table-cell>
          <table:table-cell office:value-type="float" office:value="300.487" calcext:value-type="float">
            <text:p>300,487</text:p>
          </table:table-cell>
          <table:table-cell office:value-type="float" office:value="300.474" calcext:value-type="float">
            <text:p>300,474</text:p>
          </table:table-cell>
          <table:table-cell office:value-type="float" office:value="300.457" calcext:value-type="float">
            <text:p>300,457</text:p>
          </table:table-cell>
          <table:table-cell office:value-type="float" office:value="300.437" calcext:value-type="float">
            <text:p>300,437</text:p>
          </table:table-cell>
          <table:table-cell office:value-type="float" office:value="300.415" calcext:value-type="float">
            <text:p>300,415</text:p>
          </table:table-cell>
          <table:table-cell office:value-type="float" office:value="300.39" calcext:value-type="float">
            <text:p>300,39</text:p>
          </table:table-cell>
          <table:table-cell office:value-type="float" office:value="300.362" calcext:value-type="float">
            <text:p>300,362</text:p>
          </table:table-cell>
          <table:table-cell office:value-type="float" office:value="300.333" calcext:value-type="float">
            <text:p>300,333</text:p>
          </table:table-cell>
          <table:table-cell office:value-type="float" office:value="300.301" calcext:value-type="float">
            <text:p>300,301</text:p>
          </table:table-cell>
          <table:table-cell office:value-type="float" office:value="300.268" calcext:value-type="float">
            <text:p>300,268</text:p>
          </table:table-cell>
          <table:table-cell office:value-type="float" office:value="300.233" calcext:value-type="float">
            <text:p>300,233</text:p>
          </table:table-cell>
          <table:table-cell office:value-type="float" office:value="300.196" calcext:value-type="float">
            <text:p>300,196</text:p>
          </table:table-cell>
          <table:table-cell office:value-type="float" office:value="300.158" calcext:value-type="float">
            <text:p>300,158</text:p>
          </table:table-cell>
          <table:table-cell office:value-type="float" office:value="300.12" calcext:value-type="float">
            <text:p>300,12</text:p>
          </table:table-cell>
          <table:table-cell office:value-type="float" office:value="300.08" calcext:value-type="float">
            <text:p>300,08</text:p>
          </table:table-cell>
          <table:table-cell office:value-type="float" office:value="300.04" calcext:value-type="float">
            <text:p>300,0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38" calcext:value-type="float">
            <text:p>300,038</text:p>
          </table:table-cell>
          <table:table-cell office:value-type="float" office:value="300.076" calcext:value-type="float">
            <text:p>300,076</text:p>
          </table:table-cell>
          <table:table-cell office:value-type="float" office:value="300.114" calcext:value-type="float">
            <text:p>300,114</text:p>
          </table:table-cell>
          <table:table-cell office:value-type="float" office:value="300.15" calcext:value-type="float">
            <text:p>300,15</text:p>
          </table:table-cell>
          <table:table-cell office:value-type="float" office:value="300.186" calcext:value-type="float">
            <text:p>300,186</text:p>
          </table:table-cell>
          <table:table-cell office:value-type="float" office:value="300.22" calcext:value-type="float">
            <text:p>300,22</text:p>
          </table:table-cell>
          <table:table-cell office:value-type="float" office:value="300.253" calcext:value-type="float">
            <text:p>300,253</text:p>
          </table:table-cell>
          <table:table-cell office:value-type="float" office:value="300.284" calcext:value-type="float">
            <text:p>300,284</text:p>
          </table:table-cell>
          <table:table-cell office:value-type="float" office:value="300.313" calcext:value-type="float">
            <text:p>300,313</text:p>
          </table:table-cell>
          <table:table-cell office:value-type="float" office:value="300.34" calcext:value-type="float">
            <text:p>300,34</text:p>
          </table:table-cell>
          <table:table-cell office:value-type="float" office:value="300.365" calcext:value-type="float">
            <text:p>300,365</text:p>
          </table:table-cell>
          <table:table-cell office:value-type="float" office:value="300.387" calcext:value-type="float">
            <text:p>300,387</text:p>
          </table:table-cell>
          <table:table-cell office:value-type="float" office:value="300.406" calcext:value-type="float">
            <text:p>300,406</text:p>
          </table:table-cell>
          <table:table-cell office:value-type="float" office:value="300.423" calcext:value-type="float">
            <text:p>300,423</text:p>
          </table:table-cell>
          <table:table-cell office:value-type="float" office:value="300.437" calcext:value-type="float">
            <text:p>300,437</text:p>
          </table:table-cell>
          <table:table-cell office:value-type="float" office:value="300.448" calcext:value-type="float">
            <text:p>300,448</text:p>
          </table:table-cell>
          <table:table-cell office:value-type="float" office:value="300.456" calcext:value-type="float">
            <text:p>300,456</text:p>
          </table:table-cell>
          <table:table-cell office:value-type="float" office:value="300.462" calcext:value-type="float">
            <text:p>300,462</text:p>
          </table:table-cell>
          <table:table-cell office:value-type="float" office:value="300.464" calcext:value-type="float">
            <text:p>300,464</text:p>
          </table:table-cell>
          <table:table-cell office:value-type="float" office:value="300.463" calcext:value-type="float">
            <text:p>300,463</text:p>
          </table:table-cell>
          <table:table-cell office:value-type="float" office:value="300.459" calcext:value-type="float">
            <text:p>300,459</text:p>
          </table:table-cell>
          <table:table-cell office:value-type="float" office:value="300.452" calcext:value-type="float">
            <text:p>300,452</text:p>
          </table:table-cell>
          <table:table-cell office:value-type="float" office:value="300.443" calcext:value-type="float">
            <text:p>300,443</text:p>
          </table:table-cell>
          <table:table-cell office:value-type="float" office:value="300.43" calcext:value-type="float">
            <text:p>300,43</text:p>
          </table:table-cell>
          <table:table-cell office:value-type="float" office:value="300.415" calcext:value-type="float">
            <text:p>300,415</text:p>
          </table:table-cell>
          <table:table-cell office:value-type="float" office:value="300.397" calcext:value-type="float">
            <text:p>300,397</text:p>
          </table:table-cell>
          <table:table-cell office:value-type="float" office:value="300.377" calcext:value-type="float">
            <text:p>300,377</text:p>
          </table:table-cell>
          <table:table-cell office:value-type="float" office:value="300.354" calcext:value-type="float">
            <text:p>300,354</text:p>
          </table:table-cell>
          <table:table-cell office:value-type="float" office:value="300.329" calcext:value-type="float">
            <text:p>300,329</text:p>
          </table:table-cell>
          <table:table-cell office:value-type="float" office:value="300.302" calcext:value-type="float">
            <text:p>300,302</text:p>
          </table:table-cell>
          <table:table-cell office:value-type="float" office:value="300.274" calcext:value-type="float">
            <text:p>300,274</text:p>
          </table:table-cell>
          <table:table-cell office:value-type="float" office:value="300.243" calcext:value-type="float">
            <text:p>300,243</text:p>
          </table:table-cell>
          <table:table-cell office:value-type="float" office:value="300.211" calcext:value-type="float">
            <text:p>300,211</text:p>
          </table:table-cell>
          <table:table-cell office:value-type="float" office:value="300.178" calcext:value-type="float">
            <text:p>300,178</text:p>
          </table:table-cell>
          <table:table-cell office:value-type="float" office:value="300.144" calcext:value-type="float">
            <text:p>300,144</text:p>
          </table:table-cell>
          <table:table-cell office:value-type="float" office:value="300.109" calcext:value-type="float">
            <text:p>300,109</text:p>
          </table:table-cell>
          <table:table-cell office:value-type="float" office:value="300.073" calcext:value-type="float">
            <text:p>300,073</text:p>
          </table:table-cell>
          <table:table-cell office:value-type="float" office:value="300.037" calcext:value-type="float">
            <text:p>300,03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00.069" calcext:value-type="float">
            <text:p>300,069</text:p>
          </table:table-cell>
          <table:table-cell office:value-type="float" office:value="300.103" calcext:value-type="float">
            <text:p>300,103</text:p>
          </table:table-cell>
          <table:table-cell office:value-type="float" office:value="300.136" calcext:value-type="float">
            <text:p>300,136</text:p>
          </table:table-cell>
          <table:table-cell office:value-type="float" office:value="300.168" calcext:value-type="float">
            <text:p>300,168</text:p>
          </table:table-cell>
          <table:table-cell office:value-type="float" office:value="300.199" calcext:value-type="float">
            <text:p>300,199</text:p>
          </table:table-cell>
          <table:table-cell office:value-type="float" office:value="300.229" calcext:value-type="float">
            <text:p>300,229</text:p>
          </table:table-cell>
          <table:table-cell office:value-type="float" office:value="300.257" calcext:value-type="float">
            <text:p>300,257</text:p>
          </table:table-cell>
          <table:table-cell office:value-type="float" office:value="300.284" calcext:value-type="float">
            <text:p>300,284</text:p>
          </table:table-cell>
          <table:table-cell office:value-type="float" office:value="300.308" calcext:value-type="float">
            <text:p>300,308</text:p>
          </table:table-cell>
          <table:table-cell office:value-type="float" office:value="300.33" calcext:value-type="float">
            <text:p>300,33</text:p>
          </table:table-cell>
          <table:table-cell office:value-type="float" office:value="300.351" calcext:value-type="float">
            <text:p>300,351</text:p>
          </table:table-cell>
          <table:table-cell office:value-type="float" office:value="300.368" calcext:value-type="float">
            <text:p>300,368</text:p>
          </table:table-cell>
          <table:table-cell office:value-type="float" office:value="300.384" calcext:value-type="float">
            <text:p>300,384</text:p>
          </table:table-cell>
          <table:table-cell office:value-type="float" office:value="300.396" calcext:value-type="float">
            <text:p>300,396</text:p>
          </table:table-cell>
          <table:table-cell office:value-type="float" office:value="300.407" calcext:value-type="float">
            <text:p>300,407</text:p>
          </table:table-cell>
          <table:table-cell office:value-type="float" office:value="300.414" calcext:value-type="float">
            <text:p>300,414</text:p>
          </table:table-cell>
          <table:table-cell office:value-type="float" office:value="300.419" calcext:value-type="float">
            <text:p>300,419</text:p>
          </table:table-cell>
          <table:table-cell office:value-type="float" office:value="300.421" calcext:value-type="float">
            <text:p>300,421</text:p>
          </table:table-cell>
          <table:table-cell office:value-type="float" office:value="300.42" calcext:value-type="float">
            <text:p>300,42</text:p>
          </table:table-cell>
          <table:table-cell office:value-type="float" office:value="300.417" calcext:value-type="float">
            <text:p>300,417</text:p>
          </table:table-cell>
          <table:table-cell office:value-type="float" office:value="300.411" calcext:value-type="float">
            <text:p>300,411</text:p>
          </table:table-cell>
          <table:table-cell office:value-type="float" office:value="300.402" calcext:value-type="float">
            <text:p>300,402</text:p>
          </table:table-cell>
          <table:table-cell office:value-type="float" office:value="300.391" calcext:value-type="float">
            <text:p>300,391</text:p>
          </table:table-cell>
          <table:table-cell office:value-type="float" office:value="300.377" calcext:value-type="float">
            <text:p>300,377</text:p>
          </table:table-cell>
          <table:table-cell office:value-type="float" office:value="300.361" calcext:value-type="float">
            <text:p>300,361</text:p>
          </table:table-cell>
          <table:table-cell office:value-type="float" office:value="300.342" calcext:value-type="float">
            <text:p>300,342</text:p>
          </table:table-cell>
          <table:table-cell office:value-type="float" office:value="300.322" calcext:value-type="float">
            <text:p>300,322</text:p>
          </table:table-cell>
          <table:table-cell office:value-type="float" office:value="300.299" calcext:value-type="float">
            <text:p>300,299</text:p>
          </table:table-cell>
          <table:table-cell office:value-type="float" office:value="300.275" calcext:value-type="float">
            <text:p>300,275</text:p>
          </table:table-cell>
          <table:table-cell office:value-type="float" office:value="300.249" calcext:value-type="float">
            <text:p>300,249</text:p>
          </table:table-cell>
          <table:table-cell office:value-type="float" office:value="300.221" calcext:value-type="float">
            <text:p>300,221</text:p>
          </table:table-cell>
          <table:table-cell office:value-type="float" office:value="300.192" calcext:value-type="float">
            <text:p>300,192</text:p>
          </table:table-cell>
          <table:table-cell office:value-type="float" office:value="300.162" calcext:value-type="float">
            <text:p>300,162</text:p>
          </table:table-cell>
          <table:table-cell office:value-type="float" office:value="300.131" calcext:value-type="float">
            <text:p>300,131</text:p>
          </table:table-cell>
          <table:table-cell office:value-type="float" office:value="300.099" calcext:value-type="float">
            <text:p>300,099</text:p>
          </table:table-cell>
          <table:table-cell office:value-type="float" office:value="300.066" calcext:value-type="float">
            <text:p>300,066</text:p>
          </table:table-cell>
          <table:table-cell office:value-type="float" office:value="300.033" calcext:value-type="float">
            <text:p>300,03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31" calcext:value-type="float">
            <text:p>300,031</text:p>
          </table:table-cell>
          <table:table-cell office:value-type="float" office:value="300.063" calcext:value-type="float">
            <text:p>300,063</text:p>
          </table:table-cell>
          <table:table-cell office:value-type="float" office:value="300.093" calcext:value-type="float">
            <text:p>300,093</text:p>
          </table:table-cell>
          <table:table-cell office:value-type="float" office:value="300.123" calcext:value-type="float">
            <text:p>300,123</text:p>
          </table:table-cell>
          <table:table-cell office:value-type="float" office:value="300.153" calcext:value-type="float">
            <text:p>300,153</text:p>
          </table:table-cell>
          <table:table-cell office:value-type="float" office:value="300.181" calcext:value-type="float">
            <text:p>300,181</text:p>
          </table:table-cell>
          <table:table-cell office:value-type="float" office:value="300.208" calcext:value-type="float">
            <text:p>300,208</text:p>
          </table:table-cell>
          <table:table-cell office:value-type="float" office:value="300.233" calcext:value-type="float">
            <text:p>300,233</text:p>
          </table:table-cell>
          <table:table-cell office:value-type="float" office:value="300.257" calcext:value-type="float">
            <text:p>300,257</text:p>
          </table:table-cell>
          <table:table-cell office:value-type="float" office:value="300.279" calcext:value-type="float">
            <text:p>300,279</text:p>
          </table:table-cell>
          <table:table-cell office:value-type="float" office:value="300.3" calcext:value-type="float">
            <text:p>300,3</text:p>
          </table:table-cell>
          <table:table-cell office:value-type="float" office:value="300.318" calcext:value-type="float">
            <text:p>300,318</text:p>
          </table:table-cell>
          <table:table-cell office:value-type="float" office:value="300.334" calcext:value-type="float">
            <text:p>300,334</text:p>
          </table:table-cell>
          <table:table-cell office:value-type="float" office:value="300.348" calcext:value-type="float">
            <text:p>300,348</text:p>
          </table:table-cell>
          <table:table-cell office:value-type="float" office:value="300.36" calcext:value-type="float">
            <text:p>300,36</text:p>
          </table:table-cell>
          <table:table-cell office:value-type="float" office:value="300.369" calcext:value-type="float">
            <text:p>300,369</text:p>
          </table:table-cell>
          <table:table-cell office:value-type="float" office:value="300.376" calcext:value-type="float">
            <text:p>300,376</text:p>
          </table:table-cell>
          <table:table-cell office:value-type="float" office:value="300.38" calcext:value-type="float">
            <text:p>300,38</text:p>
          </table:table-cell>
          <table:table-cell office:value-type="float" office:value="300.382" calcext:value-type="float">
            <text:p>300,382</text:p>
          </table:table-cell>
          <table:table-cell office:value-type="float" office:value="300.381" calcext:value-type="float">
            <text:p>300,381</text:p>
          </table:table-cell>
          <table:table-cell office:value-type="float" office:value="300.378" calcext:value-type="float">
            <text:p>300,378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365" calcext:value-type="float">
            <text:p>300,365</text:p>
          </table:table-cell>
          <table:table-cell office:value-type="float" office:value="300.355" calcext:value-type="float">
            <text:p>300,355</text:p>
          </table:table-cell>
          <table:table-cell office:value-type="float" office:value="300.342" calcext:value-type="float">
            <text:p>300,342</text:p>
          </table:table-cell>
          <table:table-cell office:value-type="float" office:value="300.328" calcext:value-type="float">
            <text:p>300,328</text:p>
          </table:table-cell>
          <table:table-cell office:value-type="float" office:value="300.311" calcext:value-type="float">
            <text:p>300,311</text:p>
          </table:table-cell>
          <table:table-cell office:value-type="float" office:value="300.292" calcext:value-type="float">
            <text:p>300,292</text:p>
          </table:table-cell>
          <table:table-cell office:value-type="float" office:value="300.272" calcext:value-type="float">
            <text:p>300,272</text:p>
          </table:table-cell>
          <table:table-cell office:value-type="float" office:value="300.25" calcext:value-type="float">
            <text:p>300,25</text:p>
          </table:table-cell>
          <table:table-cell office:value-type="float" office:value="300.226" calcext:value-type="float">
            <text:p>300,226</text:p>
          </table:table-cell>
          <table:table-cell office:value-type="float" office:value="300.201" calcext:value-type="float">
            <text:p>300,201</text:p>
          </table:table-cell>
          <table:table-cell office:value-type="float" office:value="300.175" calcext:value-type="float">
            <text:p>300,175</text:p>
          </table:table-cell>
          <table:table-cell office:value-type="float" office:value="300.147" calcext:value-type="float">
            <text:p>300,147</text:p>
          </table:table-cell>
          <table:table-cell office:value-type="float" office:value="300.119" calcext:value-type="float">
            <text:p>300,119</text:p>
          </table:table-cell>
          <table:table-cell office:value-type="float" office:value="300.09" calcext:value-type="float">
            <text:p>300,09</text:p>
          </table:table-cell>
          <table:table-cell office:value-type="float" office:value="300.06" calcext:value-type="float">
            <text:p>300,06</text:p>
          </table:table-cell>
          <table:table-cell office:value-type="float" office:value="300.03" calcext:value-type="float">
            <text:p>300,0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28" calcext:value-type="float">
            <text:p>300,028</text:p>
          </table:table-cell>
          <table:table-cell office:value-type="float" office:value="300.057" calcext:value-type="float">
            <text:p>300,057</text:p>
          </table:table-cell>
          <table:table-cell office:value-type="float" office:value="300.084" calcext:value-type="float">
            <text:p>300,084</text:p>
          </table:table-cell>
          <table:table-cell office:value-type="float" office:value="300.112" calcext:value-type="float">
            <text:p>300,112</text:p>
          </table:table-cell>
          <table:table-cell office:value-type="float" office:value="300.138" calcext:value-type="float">
            <text:p>300,138</text:p>
          </table:table-cell>
          <table:table-cell office:value-type="float" office:value="300.164" calcext:value-type="float">
            <text:p>300,164</text:p>
          </table:table-cell>
          <table:table-cell office:value-type="float" office:value="300.188" calcext:value-type="float">
            <text:p>300,188</text:p>
          </table:table-cell>
          <table:table-cell office:value-type="float" office:value="300.211" calcext:value-type="float">
            <text:p>300,211</text:p>
          </table:table-cell>
          <table:table-cell office:value-type="float" office:value="300.233" calcext:value-type="float">
            <text:p>300,233</text:p>
          </table:table-cell>
          <table:table-cell office:value-type="float" office:value="300.253" calcext:value-type="float">
            <text:p>300,253</text:p>
          </table:table-cell>
          <table:table-cell office:value-type="float" office:value="300.272" calcext:value-type="float">
            <text:p>300,272</text:p>
          </table:table-cell>
          <table:table-cell office:value-type="float" office:value="300.288" calcext:value-type="float">
            <text:p>300,288</text:p>
          </table:table-cell>
          <table:table-cell office:value-type="float" office:value="300.303" calcext:value-type="float">
            <text:p>300,303</text:p>
          </table:table-cell>
          <table:table-cell office:value-type="float" office:value="300.316" calcext:value-type="float">
            <text:p>300,316</text:p>
          </table:table-cell>
          <table:table-cell office:value-type="float" office:value="300.326" calcext:value-type="float">
            <text:p>300,326</text:p>
          </table:table-cell>
          <table:table-cell office:value-type="float" office:value="300.335" calcext:value-type="float">
            <text:p>300,335</text:p>
          </table:table-cell>
          <table:table-cell office:value-type="float" office:value="300.341" calcext:value-type="float">
            <text:p>300,341</text:p>
          </table:table-cell>
          <table:table-cell office:value-type="float" office:value="300.345" calcext:value-type="float">
            <text:p>300,345</text:p>
          </table:table-cell>
          <table:table-cell table:number-columns-repeated="2" office:value-type="float" office:value="300.346" calcext:value-type="float">
            <text:p>300,346</text:p>
          </table:table-cell>
          <table:table-cell office:value-type="float" office:value="300.343" calcext:value-type="float">
            <text:p>300,343</text:p>
          </table:table-cell>
          <table:table-cell office:value-type="float" office:value="300.338" calcext:value-type="float">
            <text:p>300,338</text:p>
          </table:table-cell>
          <table:table-cell office:value-type="float" office:value="300.331" calcext:value-type="float">
            <text:p>300,331</text:p>
          </table:table-cell>
          <table:table-cell office:value-type="float" office:value="300.322" calcext:value-type="float">
            <text:p>300,322</text:p>
          </table:table-cell>
          <table:table-cell office:value-type="float" office:value="300.311" calcext:value-type="float">
            <text:p>300,311</text:p>
          </table:table-cell>
          <table:table-cell office:value-type="float" office:value="300.297" calcext:value-type="float">
            <text:p>300,297</text:p>
          </table:table-cell>
          <table:table-cell office:value-type="float" office:value="300.282" calcext:value-type="float">
            <text:p>300,282</text:p>
          </table:table-cell>
          <table:table-cell office:value-type="float" office:value="300.265" calcext:value-type="float">
            <text:p>300,265</text:p>
          </table:table-cell>
          <table:table-cell office:value-type="float" office:value="300.247" calcext:value-type="float">
            <text:p>300,247</text:p>
          </table:table-cell>
          <table:table-cell office:value-type="float" office:value="300.227" calcext:value-type="float">
            <text:p>300,227</text:p>
          </table:table-cell>
          <table:table-cell office:value-type="float" office:value="300.205" calcext:value-type="float">
            <text:p>300,205</text:p>
          </table:table-cell>
          <table:table-cell office:value-type="float" office:value="300.182" calcext:value-type="float">
            <text:p>300,182</text:p>
          </table:table-cell>
          <table:table-cell office:value-type="float" office:value="300.159" calcext:value-type="float">
            <text:p>300,159</text:p>
          </table:table-cell>
          <table:table-cell office:value-type="float" office:value="300.134" calcext:value-type="float">
            <text:p>300,134</text:p>
          </table:table-cell>
          <table:table-cell office:value-type="float" office:value="300.108" calcext:value-type="float">
            <text:p>300,108</text:p>
          </table:table-cell>
          <table:table-cell office:value-type="float" office:value="300.082" calcext:value-type="float">
            <text:p>300,082</text:p>
          </table:table-cell>
          <table:table-cell office:value-type="float" office:value="300.055" calcext:value-type="float">
            <text:p>300,055</text:p>
          </table:table-cell>
          <table:table-cell office:value-type="float" office:value="300.027" calcext:value-type="float">
            <text:p>300,02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26" calcext:value-type="float">
            <text:p>300,026</text:p>
          </table:table-cell>
          <table:table-cell office:value-type="float" office:value="300.051" calcext:value-type="float">
            <text:p>300,051</text:p>
          </table:table-cell>
          <table:table-cell office:value-type="float" office:value="300.077" calcext:value-type="float">
            <text:p>300,077</text:p>
          </table:table-cell>
          <table:table-cell office:value-type="float" office:value="300.101" calcext:value-type="float">
            <text:p>300,101</text:p>
          </table:table-cell>
          <table:table-cell office:value-type="float" office:value="300.125" calcext:value-type="float">
            <text:p>300,125</text:p>
          </table:table-cell>
          <table:table-cell office:value-type="float" office:value="300.148" calcext:value-type="float">
            <text:p>300,148</text:p>
          </table:table-cell>
          <table:table-cell office:value-type="float" office:value="300.171" calcext:value-type="float">
            <text:p>300,171</text:p>
          </table:table-cell>
          <table:table-cell office:value-type="float" office:value="300.192" calcext:value-type="float">
            <text:p>300,192</text:p>
          </table:table-cell>
          <table:table-cell office:value-type="float" office:value="300.211" calcext:value-type="float">
            <text:p>300,211</text:p>
          </table:table-cell>
          <table:table-cell office:value-type="float" office:value="300.229" calcext:value-type="float">
            <text:p>300,229</text:p>
          </table:table-cell>
          <table:table-cell office:value-type="float" office:value="300.246" calcext:value-type="float">
            <text:p>300,246</text:p>
          </table:table-cell>
          <table:table-cell office:value-type="float" office:value="300.261" calcext:value-type="float">
            <text:p>300,261</text:p>
          </table:table-cell>
          <table:table-cell office:value-type="float" office:value="300.275" calcext:value-type="float">
            <text:p>300,275</text:p>
          </table:table-cell>
          <table:table-cell office:value-type="float" office:value="300.286" calcext:value-type="float">
            <text:p>300,286</text:p>
          </table:table-cell>
          <table:table-cell office:value-type="float" office:value="300.296" calcext:value-type="float">
            <text:p>300,296</text:p>
          </table:table-cell>
          <table:table-cell office:value-type="float" office:value="300.303" calcext:value-type="float">
            <text:p>300,303</text:p>
          </table:table-cell>
          <table:table-cell office:value-type="float" office:value="300.309" calcext:value-type="float">
            <text:p>300,309</text:p>
          </table:table-cell>
          <table:table-cell office:value-type="float" office:value="300.313" calcext:value-type="float">
            <text:p>300,313</text:p>
          </table:table-cell>
          <table:table-cell table:number-columns-repeated="2" office:value-type="float" office:value="300.314" calcext:value-type="float">
            <text:p>300,314</text:p>
          </table:table-cell>
          <table:table-cell office:value-type="float" office:value="300.311" calcext:value-type="float">
            <text:p>300,311</text:p>
          </table:table-cell>
          <table:table-cell office:value-type="float" office:value="300.307" calcext:value-type="float">
            <text:p>300,307</text:p>
          </table:table-cell>
          <table:table-cell office:value-type="float" office:value="300.301" calcext:value-type="float">
            <text:p>300,301</text:p>
          </table:table-cell>
          <table:table-cell office:value-type="float" office:value="300.292" calcext:value-type="float">
            <text:p>300,292</text:p>
          </table:table-cell>
          <table:table-cell office:value-type="float" office:value="300.282" calcext:value-type="float">
            <text:p>300,282</text:p>
          </table:table-cell>
          <table:table-cell office:value-type="float" office:value="300.27" calcext:value-type="float">
            <text:p>300,27</text:p>
          </table:table-cell>
          <table:table-cell office:value-type="float" office:value="300.256" calcext:value-type="float">
            <text:p>300,256</text:p>
          </table:table-cell>
          <table:table-cell office:value-type="float" office:value="300.241" calcext:value-type="float">
            <text:p>300,241</text:p>
          </table:table-cell>
          <table:table-cell office:value-type="float" office:value="300.224" calcext:value-type="float">
            <text:p>300,224</text:p>
          </table:table-cell>
          <table:table-cell office:value-type="float" office:value="300.206" calcext:value-type="float">
            <text:p>300,206</text:p>
          </table:table-cell>
          <table:table-cell office:value-type="float" office:value="300.186" calcext:value-type="float">
            <text:p>300,186</text:p>
          </table:table-cell>
          <table:table-cell office:value-type="float" office:value="300.166" calcext:value-type="float">
            <text:p>300,166</text:p>
          </table:table-cell>
          <table:table-cell office:value-type="float" office:value="300.144" calcext:value-type="float">
            <text:p>300,144</text:p>
          </table:table-cell>
          <table:table-cell office:value-type="float" office:value="300.121" calcext:value-type="float">
            <text:p>300,121</text:p>
          </table:table-cell>
          <table:table-cell office:value-type="float" office:value="300.098" calcext:value-type="float">
            <text:p>300,098</text:p>
          </table:table-cell>
          <table:table-cell office:value-type="float" office:value="300.074" calcext:value-type="float">
            <text:p>300,074</text:p>
          </table:table-cell>
          <table:table-cell office:value-type="float" office:value="300.05" calcext:value-type="float">
            <text:p>300,05</text:p>
          </table:table-cell>
          <table:table-cell office:value-type="float" office:value="300.025" calcext:value-type="float">
            <text:p>300,02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23" calcext:value-type="float">
            <text:p>300,023</text:p>
          </table:table-cell>
          <table:table-cell office:value-type="float" office:value="300.047" calcext:value-type="float">
            <text:p>300,047</text:p>
          </table:table-cell>
          <table:table-cell office:value-type="float" office:value="300.069" calcext:value-type="float">
            <text:p>300,069</text:p>
          </table:table-cell>
          <table:table-cell office:value-type="float" office:value="300.092" calcext:value-type="float">
            <text:p>300,092</text:p>
          </table:table-cell>
          <table:table-cell office:value-type="float" office:value="300.113" calcext:value-type="float">
            <text:p>300,113</text:p>
          </table:table-cell>
          <table:table-cell office:value-type="float" office:value="300.134" calcext:value-type="float">
            <text:p>300,134</text:p>
          </table:table-cell>
          <table:table-cell office:value-type="float" office:value="300.155" calcext:value-type="float">
            <text:p>300,155</text:p>
          </table:table-cell>
          <table:table-cell office:value-type="float" office:value="300.174" calcext:value-type="float">
            <text:p>300,174</text:p>
          </table:table-cell>
          <table:table-cell office:value-type="float" office:value="300.191" calcext:value-type="float">
            <text:p>300,191</text:p>
          </table:table-cell>
          <table:table-cell office:value-type="float" office:value="300.208" calcext:value-type="float">
            <text:p>300,208</text:p>
          </table:table-cell>
          <table:table-cell office:value-type="float" office:value="300.223" calcext:value-type="float">
            <text:p>300,223</text:p>
          </table:table-cell>
          <table:table-cell office:value-type="float" office:value="300.237" calcext:value-type="float">
            <text:p>300,237</text:p>
          </table:table-cell>
          <table:table-cell office:value-type="float" office:value="300.249" calcext:value-type="float">
            <text:p>300,249</text:p>
          </table:table-cell>
          <table:table-cell office:value-type="float" office:value="300.259" calcext:value-type="float">
            <text:p>300,259</text:p>
          </table:table-cell>
          <table:table-cell office:value-type="float" office:value="300.268" calcext:value-type="float">
            <text:p>300,268</text:p>
          </table:table-cell>
          <table:table-cell office:value-type="float" office:value="300.275" calcext:value-type="float">
            <text:p>300,275</text:p>
          </table:table-cell>
          <table:table-cell office:value-type="float" office:value="300.28" calcext:value-type="float">
            <text:p>300,28</text:p>
          </table:table-cell>
          <table:table-cell office:value-type="float" office:value="300.284" calcext:value-type="float">
            <text:p>300,284</text:p>
          </table:table-cell>
          <table:table-cell table:number-columns-repeated="2" office:value-type="float" office:value="300.285" calcext:value-type="float">
            <text:p>300,285</text:p>
          </table:table-cell>
          <table:table-cell office:value-type="float" office:value="300.283" calcext:value-type="float">
            <text:p>300,283</text:p>
          </table:table-cell>
          <table:table-cell office:value-type="float" office:value="300.279" calcext:value-type="float">
            <text:p>300,279</text:p>
          </table:table-cell>
          <table:table-cell office:value-type="float" office:value="300.273" calcext:value-type="float">
            <text:p>300,273</text:p>
          </table:table-cell>
          <table:table-cell office:value-type="float" office:value="300.265" calcext:value-type="float">
            <text:p>300,265</text:p>
          </table:table-cell>
          <table:table-cell office:value-type="float" office:value="300.256" calcext:value-type="float">
            <text:p>300,256</text:p>
          </table:table-cell>
          <table:table-cell office:value-type="float" office:value="300.245" calcext:value-type="float">
            <text:p>300,245</text:p>
          </table:table-cell>
          <table:table-cell office:value-type="float" office:value="300.233" calcext:value-type="float">
            <text:p>300,233</text:p>
          </table:table-cell>
          <table:table-cell office:value-type="float" office:value="300.219" calcext:value-type="float">
            <text:p>300,219</text:p>
          </table:table-cell>
          <table:table-cell office:value-type="float" office:value="300.204" calcext:value-type="float">
            <text:p>300,204</text:p>
          </table:table-cell>
          <table:table-cell office:value-type="float" office:value="300.187" calcext:value-type="float">
            <text:p>300,187</text:p>
          </table:table-cell>
          <table:table-cell office:value-type="float" office:value="300.169" calcext:value-type="float">
            <text:p>300,169</text:p>
          </table:table-cell>
          <table:table-cell office:value-type="float" office:value="300.151" calcext:value-type="float">
            <text:p>300,151</text:p>
          </table:table-cell>
          <table:table-cell office:value-type="float" office:value="300.131" calcext:value-type="float">
            <text:p>300,131</text:p>
          </table:table-cell>
          <table:table-cell office:value-type="float" office:value="300.11" calcext:value-type="float">
            <text:p>300,11</text:p>
          </table:table-cell>
          <table:table-cell office:value-type="float" office:value="300.089" calcext:value-type="float">
            <text:p>300,089</text:p>
          </table:table-cell>
          <table:table-cell office:value-type="float" office:value="300.067" calcext:value-type="float">
            <text:p>300,067</text:p>
          </table:table-cell>
          <table:table-cell office:value-type="float" office:value="300.045" calcext:value-type="float">
            <text:p>300,045</text:p>
          </table:table-cell>
          <table:table-cell office:value-type="float" office:value="300.023" calcext:value-type="float">
            <text:p>300,02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42" calcext:value-type="float">
            <text:p>300,042</text:p>
          </table:table-cell>
          <table:table-cell office:value-type="float" office:value="300.063" calcext:value-type="float">
            <text:p>300,063</text:p>
          </table:table-cell>
          <table:table-cell office:value-type="float" office:value="300.083" calcext:value-type="float">
            <text:p>300,083</text:p>
          </table:table-cell>
          <table:table-cell office:value-type="float" office:value="300.103" calcext:value-type="float">
            <text:p>300,103</text:p>
          </table:table-cell>
          <table:table-cell office:value-type="float" office:value="300.122" calcext:value-type="float">
            <text:p>300,122</text:p>
          </table:table-cell>
          <table:table-cell office:value-type="float" office:value="300.14" calcext:value-type="float">
            <text:p>300,14</text:p>
          </table:table-cell>
          <table:table-cell office:value-type="float" office:value="300.157" calcext:value-type="float">
            <text:p>300,157</text:p>
          </table:table-cell>
          <table:table-cell office:value-type="float" office:value="300.174" calcext:value-type="float">
            <text:p>300,174</text:p>
          </table:table-cell>
          <table:table-cell office:value-type="float" office:value="300.189" calcext:value-type="float">
            <text:p>300,189</text:p>
          </table:table-cell>
          <table:table-cell office:value-type="float" office:value="300.202" calcext:value-type="float">
            <text:p>300,202</text:p>
          </table:table-cell>
          <table:table-cell office:value-type="float" office:value="300.215" calcext:value-type="float">
            <text:p>300,215</text:p>
          </table:table-cell>
          <table:table-cell office:value-type="float" office:value="300.226" calcext:value-type="float">
            <text:p>300,226</text:p>
          </table:table-cell>
          <table:table-cell office:value-type="float" office:value="300.235" calcext:value-type="float">
            <text:p>300,235</text:p>
          </table:table-cell>
          <table:table-cell office:value-type="float" office:value="300.243" calcext:value-type="float">
            <text:p>300,243</text:p>
          </table:table-cell>
          <table:table-cell office:value-type="float" office:value="300.25" calcext:value-type="float">
            <text:p>300,25</text:p>
          </table:table-cell>
          <table:table-cell office:value-type="float" office:value="300.254" calcext:value-type="float">
            <text:p>300,254</text:p>
          </table:table-cell>
          <table:table-cell office:value-type="float" office:value="300.257" calcext:value-type="float">
            <text:p>300,257</text:p>
          </table:table-cell>
          <table:table-cell office:value-type="float" office:value="300.259" calcext:value-type="float">
            <text:p>300,259</text:p>
          </table:table-cell>
          <table:table-cell office:value-type="float" office:value="300.258" calcext:value-type="float">
            <text:p>300,258</text:p>
          </table:table-cell>
          <table:table-cell office:value-type="float" office:value="300.256" calcext:value-type="float">
            <text:p>300,256</text:p>
          </table:table-cell>
          <table:table-cell office:value-type="float" office:value="300.253" calcext:value-type="float">
            <text:p>300,253</text:p>
          </table:table-cell>
          <table:table-cell office:value-type="float" office:value="300.248" calcext:value-type="float">
            <text:p>300,248</text:p>
          </table:table-cell>
          <table:table-cell office:value-type="float" office:value="300.241" calcext:value-type="float">
            <text:p>300,241</text:p>
          </table:table-cell>
          <table:table-cell office:value-type="float" office:value="300.232" calcext:value-type="float">
            <text:p>300,232</text:p>
          </table:table-cell>
          <table:table-cell office:value-type="float" office:value="300.223" calcext:value-type="float">
            <text:p>300,223</text:p>
          </table:table-cell>
          <table:table-cell office:value-type="float" office:value="300.211" calcext:value-type="float">
            <text:p>300,211</text:p>
          </table:table-cell>
          <table:table-cell office:value-type="float" office:value="300.199" calcext:value-type="float">
            <text:p>300,199</text:p>
          </table:table-cell>
          <table:table-cell office:value-type="float" office:value="300.185" calcext:value-type="float">
            <text:p>300,185</text:p>
          </table:table-cell>
          <table:table-cell office:value-type="float" office:value="300.17" calcext:value-type="float">
            <text:p>300,17</text:p>
          </table:table-cell>
          <table:table-cell office:value-type="float" office:value="300.154" calcext:value-type="float">
            <text:p>300,154</text:p>
          </table:table-cell>
          <table:table-cell office:value-type="float" office:value="300.137" calcext:value-type="float">
            <text:p>300,137</text:p>
          </table:table-cell>
          <table:table-cell office:value-type="float" office:value="300.119" calcext:value-type="float">
            <text:p>300,119</text:p>
          </table:table-cell>
          <table:table-cell office:value-type="float" office:value="300.1" calcext:value-type="float">
            <text:p>300,1</text:p>
          </table:table-cell>
          <table:table-cell office:value-type="float" office:value="300.081" calcext:value-type="float">
            <text:p>300,081</text:p>
          </table:table-cell>
          <table:table-cell office:value-type="float" office:value="300.061" calcext:value-type="float">
            <text:p>300,061</text:p>
          </table:table-cell>
          <table:table-cell office:value-type="float" office:value="300.041" calcext:value-type="float">
            <text:p>300,041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38" calcext:value-type="float">
            <text:p>300,038</text:p>
          </table:table-cell>
          <table:table-cell office:value-type="float" office:value="300.057" calcext:value-type="float">
            <text:p>300,057</text:p>
          </table:table-cell>
          <table:table-cell office:value-type="float" office:value="300.075" calcext:value-type="float">
            <text:p>300,075</text:p>
          </table:table-cell>
          <table:table-cell office:value-type="float" office:value="300.093" calcext:value-type="float">
            <text:p>300,093</text:p>
          </table:table-cell>
          <table:table-cell office:value-type="float" office:value="300.11" calcext:value-type="float">
            <text:p>300,11</text:p>
          </table:table-cell>
          <table:table-cell office:value-type="float" office:value="300.127" calcext:value-type="float">
            <text:p>300,127</text:p>
          </table:table-cell>
          <table:table-cell office:value-type="float" office:value="300.143" calcext:value-type="float">
            <text:p>300,143</text:p>
          </table:table-cell>
          <table:table-cell office:value-type="float" office:value="300.157" calcext:value-type="float">
            <text:p>300,157</text:p>
          </table:table-cell>
          <table:table-cell office:value-type="float" office:value="300.171" calcext:value-type="float">
            <text:p>300,171</text:p>
          </table:table-cell>
          <table:table-cell office:value-type="float" office:value="300.183" calcext:value-type="float">
            <text:p>300,183</text:p>
          </table:table-cell>
          <table:table-cell office:value-type="float" office:value="300.195" calcext:value-type="float">
            <text:p>300,195</text:p>
          </table:table-cell>
          <table:table-cell office:value-type="float" office:value="300.205" calcext:value-type="float">
            <text:p>300,205</text:p>
          </table:table-cell>
          <table:table-cell office:value-type="float" office:value="300.213" calcext:value-type="float">
            <text:p>300,213</text:p>
          </table:table-cell>
          <table:table-cell office:value-type="float" office:value="300.221" calcext:value-type="float">
            <text:p>300,221</text:p>
          </table:table-cell>
          <table:table-cell office:value-type="float" office:value="300.226" calcext:value-type="float">
            <text:p>300,226</text:p>
          </table:table-cell>
          <table:table-cell office:value-type="float" office:value="300.231" calcext:value-type="float">
            <text:p>300,231</text:p>
          </table:table-cell>
          <table:table-cell office:value-type="float" office:value="300.233" calcext:value-type="float">
            <text:p>300,233</text:p>
          </table:table-cell>
          <table:table-cell office:value-type="float" office:value="300.235" calcext:value-type="float">
            <text:p>300,235</text:p>
          </table:table-cell>
          <table:table-cell office:value-type="float" office:value="300.234" calcext:value-type="float">
            <text:p>300,234</text:p>
          </table:table-cell>
          <table:table-cell office:value-type="float" office:value="300.233" calcext:value-type="float">
            <text:p>300,233</text:p>
          </table:table-cell>
          <table:table-cell office:value-type="float" office:value="300.229" calcext:value-type="float">
            <text:p>300,229</text:p>
          </table:table-cell>
          <table:table-cell office:value-type="float" office:value="300.225" calcext:value-type="float">
            <text:p>300,225</text:p>
          </table:table-cell>
          <table:table-cell office:value-type="float" office:value="300.218" calcext:value-type="float">
            <text:p>300,218</text:p>
          </table:table-cell>
          <table:table-cell office:value-type="float" office:value="300.211" calcext:value-type="float">
            <text:p>300,211</text:p>
          </table:table-cell>
          <table:table-cell office:value-type="float" office:value="300.202" calcext:value-type="float">
            <text:p>300,202</text:p>
          </table:table-cell>
          <table:table-cell office:value-type="float" office:value="300.192" calcext:value-type="float">
            <text:p>300,192</text:p>
          </table:table-cell>
          <table:table-cell office:value-type="float" office:value="300.18" calcext:value-type="float">
            <text:p>300,18</text:p>
          </table:table-cell>
          <table:table-cell office:value-type="float" office:value="300.168" calcext:value-type="float">
            <text:p>300,168</text:p>
          </table:table-cell>
          <table:table-cell office:value-type="float" office:value="300.154" calcext:value-type="float">
            <text:p>300,154</text:p>
          </table:table-cell>
          <table:table-cell office:value-type="float" office:value="300.14" calcext:value-type="float">
            <text:p>300,14</text:p>
          </table:table-cell>
          <table:table-cell office:value-type="float" office:value="300.124" calcext:value-type="float">
            <text:p>300,124</text:p>
          </table:table-cell>
          <table:table-cell office:value-type="float" office:value="300.108" calcext:value-type="float">
            <text:p>300,108</text:p>
          </table:table-cell>
          <table:table-cell office:value-type="float" office:value="300.091" calcext:value-type="float">
            <text:p>300,091</text:p>
          </table:table-cell>
          <table:table-cell office:value-type="float" office:value="300.073" calcext:value-type="float">
            <text:p>300,073</text:p>
          </table:table-cell>
          <table:table-cell office:value-type="float" office:value="300.055" calcext:value-type="float">
            <text:p>300,055</text:p>
          </table:table-cell>
          <table:table-cell office:value-type="float" office:value="300.037" calcext:value-type="float">
            <text:p>300,037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00.052" calcext:value-type="float">
            <text:p>300,052</text:p>
          </table:table-cell>
          <table:table-cell office:value-type="float" office:value="300.068" calcext:value-type="float">
            <text:p>300,068</text:p>
          </table:table-cell>
          <table:table-cell office:value-type="float" office:value="300.084" calcext:value-type="float">
            <text:p>300,084</text:p>
          </table:table-cell>
          <table:table-cell office:value-type="float" office:value="300.1" calcext:value-type="float">
            <text:p>300,1</text:p>
          </table:table-cell>
          <table:table-cell office:value-type="float" office:value="300.115" calcext:value-type="float">
            <text:p>300,115</text:p>
          </table:table-cell>
          <table:table-cell office:value-type="float" office:value="300.129" calcext:value-type="float">
            <text:p>300,129</text:p>
          </table:table-cell>
          <table:table-cell office:value-type="float" office:value="300.143" calcext:value-type="float">
            <text:p>300,143</text:p>
          </table:table-cell>
          <table:table-cell office:value-type="float" office:value="300.155" calcext:value-type="float">
            <text:p>300,155</text:p>
          </table:table-cell>
          <table:table-cell office:value-type="float" office:value="300.166" calcext:value-type="float">
            <text:p>300,166</text:p>
          </table:table-cell>
          <table:table-cell office:value-type="float" office:value="300.177" calcext:value-type="float">
            <text:p>300,177</text:p>
          </table:table-cell>
          <table:table-cell office:value-type="float" office:value="300.186" calcext:value-type="float">
            <text:p>300,186</text:p>
          </table:table-cell>
          <table:table-cell office:value-type="float" office:value="300.193" calcext:value-type="float">
            <text:p>300,193</text:p>
          </table:table-cell>
          <table:table-cell office:value-type="float" office:value="300.2" calcext:value-type="float">
            <text:p>300,2</text:p>
          </table:table-cell>
          <table:table-cell office:value-type="float" office:value="300.205" calcext:value-type="float">
            <text:p>300,205</text:p>
          </table:table-cell>
          <table:table-cell office:value-type="float" office:value="300.209" calcext:value-type="float">
            <text:p>300,209</text:p>
          </table:table-cell>
          <table:table-cell office:value-type="float" office:value="300.212" calcext:value-type="float">
            <text:p>300,212</text:p>
          </table:table-cell>
          <table:table-cell table:number-columns-repeated="2" office:value-type="float" office:value="300.213" calcext:value-type="float">
            <text:p>300,213</text:p>
          </table:table-cell>
          <table:table-cell office:value-type="float" office:value="300.211" calcext:value-type="float">
            <text:p>300,211</text:p>
          </table:table-cell>
          <table:table-cell office:value-type="float" office:value="300.208" calcext:value-type="float">
            <text:p>300,208</text:p>
          </table:table-cell>
          <table:table-cell office:value-type="float" office:value="300.204" calcext:value-type="float">
            <text:p>300,204</text:p>
          </table:table-cell>
          <table:table-cell office:value-type="float" office:value="300.198" calcext:value-type="float">
            <text:p>300,198</text:p>
          </table:table-cell>
          <table:table-cell office:value-type="float" office:value="300.191" calcext:value-type="float">
            <text:p>300,191</text:p>
          </table:table-cell>
          <table:table-cell office:value-type="float" office:value="300.183" calcext:value-type="float">
            <text:p>300,183</text:p>
          </table:table-cell>
          <table:table-cell office:value-type="float" office:value="300.174" calcext:value-type="float">
            <text:p>300,174</text:p>
          </table:table-cell>
          <table:table-cell office:value-type="float" office:value="300.164" calcext:value-type="float">
            <text:p>300,164</text:p>
          </table:table-cell>
          <table:table-cell office:value-type="float" office:value="300.152" calcext:value-type="float">
            <text:p>300,152</text:p>
          </table:table-cell>
          <table:table-cell office:value-type="float" office:value="300.14" calcext:value-type="float">
            <text:p>300,14</text:p>
          </table:table-cell>
          <table:table-cell office:value-type="float" office:value="300.127" calcext:value-type="float">
            <text:p>300,127</text:p>
          </table:table-cell>
          <table:table-cell office:value-type="float" office:value="300.113" calcext:value-type="float">
            <text:p>300,113</text:p>
          </table:table-cell>
          <table:table-cell office:value-type="float" office:value="300.098" calcext:value-type="float">
            <text:p>300,098</text:p>
          </table:table-cell>
          <table:table-cell office:value-type="float" office:value="300.083" calcext:value-type="float">
            <text:p>300,083</text:p>
          </table:table-cell>
          <table:table-cell office:value-type="float" office:value="300.067" calcext:value-type="float">
            <text:p>300,067</text:p>
          </table:table-cell>
          <table:table-cell office:value-type="float" office:value="300.05" calcext:value-type="float">
            <text:p>300,05</text:p>
          </table:table-cell>
          <table:table-cell office:value-type="float" office:value="300.034" calcext:value-type="float">
            <text:p>300,034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16" calcext:value-type="float">
            <text:p>300,016</text:p>
          </table:table-cell>
          <table:table-cell office:value-type="float" office:value="300.031" calcext:value-type="float">
            <text:p>300,031</text:p>
          </table:table-cell>
          <table:table-cell office:value-type="float" office:value="300.047" calcext:value-type="float">
            <text:p>300,047</text:p>
          </table:table-cell>
          <table:table-cell office:value-type="float" office:value="300.062" calcext:value-type="float">
            <text:p>300,062</text:p>
          </table:table-cell>
          <table:table-cell office:value-type="float" office:value="300.077" calcext:value-type="float">
            <text:p>300,077</text:p>
          </table:table-cell>
          <table:table-cell office:value-type="float" office:value="300.091" calcext:value-type="float">
            <text:p>300,091</text:p>
          </table:table-cell>
          <table:table-cell office:value-type="float" office:value="300.104" calcext:value-type="float">
            <text:p>300,104</text:p>
          </table:table-cell>
          <table:table-cell office:value-type="float" office:value="300.117" calcext:value-type="float">
            <text:p>300,117</text:p>
          </table:table-cell>
          <table:table-cell office:value-type="float" office:value="300.129" calcext:value-type="float">
            <text:p>300,129</text:p>
          </table:table-cell>
          <table:table-cell office:value-type="float" office:value="300.14" calcext:value-type="float">
            <text:p>300,14</text:p>
          </table:table-cell>
          <table:table-cell office:value-type="float" office:value="300.151" calcext:value-type="float">
            <text:p>300,151</text:p>
          </table:table-cell>
          <table:table-cell office:value-type="float" office:value="300.16" calcext:value-type="float">
            <text:p>300,16</text:p>
          </table:table-cell>
          <table:table-cell office:value-type="float" office:value="300.168" calcext:value-type="float">
            <text:p>300,168</text:p>
          </table:table-cell>
          <table:table-cell office:value-type="float" office:value="300.175" calcext:value-type="float">
            <text:p>300,175</text:p>
          </table:table-cell>
          <table:table-cell office:value-type="float" office:value="300.181" calcext:value-type="float">
            <text:p>300,181</text:p>
          </table:table-cell>
          <table:table-cell office:value-type="float" office:value="300.186" calcext:value-type="float">
            <text:p>300,186</text:p>
          </table:table-cell>
          <table:table-cell office:value-type="float" office:value="300.19" calcext:value-type="float">
            <text:p>300,19</text:p>
          </table:table-cell>
          <table:table-cell office:value-type="float" office:value="300.192" calcext:value-type="float">
            <text:p>300,192</text:p>
          </table:table-cell>
          <table:table-cell table:number-columns-repeated="2" office:value-type="float" office:value="300.193" calcext:value-type="float">
            <text:p>300,193</text:p>
          </table:table-cell>
          <table:table-cell office:value-type="float" office:value="300.191" calcext:value-type="float">
            <text:p>300,191</text:p>
          </table:table-cell>
          <table:table-cell office:value-type="float" office:value="300.189" calcext:value-type="float">
            <text:p>300,189</text:p>
          </table:table-cell>
          <table:table-cell office:value-type="float" office:value="300.185" calcext:value-type="float">
            <text:p>300,185</text:p>
          </table:table-cell>
          <table:table-cell office:value-type="float" office:value="300.18" calcext:value-type="float">
            <text:p>300,18</text:p>
          </table:table-cell>
          <table:table-cell office:value-type="float" office:value="300.174" calcext:value-type="float">
            <text:p>300,174</text:p>
          </table:table-cell>
          <table:table-cell office:value-type="float" office:value="300.166" calcext:value-type="float">
            <text:p>300,166</text:p>
          </table:table-cell>
          <table:table-cell office:value-type="float" office:value="300.158" calcext:value-type="float">
            <text:p>300,158</text:p>
          </table:table-cell>
          <table:table-cell office:value-type="float" office:value="300.149" calcext:value-type="float">
            <text:p>300,149</text:p>
          </table:table-cell>
          <table:table-cell office:value-type="float" office:value="300.138" calcext:value-type="float">
            <text:p>300,138</text:p>
          </table:table-cell>
          <table:table-cell office:value-type="float" office:value="300.127" calcext:value-type="float">
            <text:p>300,127</text:p>
          </table:table-cell>
          <table:table-cell office:value-type="float" office:value="300.115" calcext:value-type="float">
            <text:p>300,115</text:p>
          </table:table-cell>
          <table:table-cell office:value-type="float" office:value="300.102" calcext:value-type="float">
            <text:p>300,102</text:p>
          </table:table-cell>
          <table:table-cell office:value-type="float" office:value="300.089" calcext:value-type="float">
            <text:p>300,089</text:p>
          </table:table-cell>
          <table:table-cell office:value-type="float" office:value="300.075" calcext:value-type="float">
            <text:p>300,075</text:p>
          </table:table-cell>
          <table:table-cell office:value-type="float" office:value="300.061" calcext:value-type="float">
            <text:p>300,061</text:p>
          </table:table-cell>
          <table:table-cell office:value-type="float" office:value="300.046" calcext:value-type="float">
            <text:p>300,046</text:p>
          </table:table-cell>
          <table:table-cell office:value-type="float" office:value="300.031" calcext:value-type="float">
            <text:p>300,031</text:p>
          </table:table-cell>
          <table:table-cell office:value-type="float" office:value="300.015" calcext:value-type="float">
            <text:p>300,0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28" calcext:value-type="float">
            <text:p>300,028</text:p>
          </table:table-cell>
          <table:table-cell office:value-type="float" office:value="300.042" calcext:value-type="float">
            <text:p>300,042</text:p>
          </table:table-cell>
          <table:table-cell office:value-type="float" office:value="300.056" calcext:value-type="float">
            <text:p>300,056</text:p>
          </table:table-cell>
          <table:table-cell office:value-type="float" office:value="300.069" calcext:value-type="float">
            <text:p>300,069</text:p>
          </table:table-cell>
          <table:table-cell office:value-type="float" office:value="300.082" calcext:value-type="float">
            <text:p>300,082</text:p>
          </table:table-cell>
          <table:table-cell office:value-type="float" office:value="300.094" calcext:value-type="float">
            <text:p>300,094</text:p>
          </table:table-cell>
          <table:table-cell office:value-type="float" office:value="300.106" calcext:value-type="float">
            <text:p>300,106</text:p>
          </table:table-cell>
          <table:table-cell office:value-type="float" office:value="300.117" calcext:value-type="float">
            <text:p>300,117</text:p>
          </table:table-cell>
          <table:table-cell office:value-type="float" office:value="300.127" calcext:value-type="float">
            <text:p>300,127</text:p>
          </table:table-cell>
          <table:table-cell office:value-type="float" office:value="300.137" calcext:value-type="float">
            <text:p>300,137</text:p>
          </table:table-cell>
          <table:table-cell office:value-type="float" office:value="300.145" calcext:value-type="float">
            <text:p>300,145</text:p>
          </table:table-cell>
          <table:table-cell office:value-type="float" office:value="300.153" calcext:value-type="float">
            <text:p>300,153</text:p>
          </table:table-cell>
          <table:table-cell office:value-type="float" office:value="300.159" calcext:value-type="float">
            <text:p>300,159</text:p>
          </table:table-cell>
          <table:table-cell office:value-type="float" office:value="300.164" calcext:value-type="float">
            <text:p>300,164</text:p>
          </table:table-cell>
          <table:table-cell office:value-type="float" office:value="300.169" calcext:value-type="float">
            <text:p>300,169</text:p>
          </table:table-cell>
          <table:table-cell office:value-type="float" office:value="300.172" calcext:value-type="float">
            <text:p>300,172</text:p>
          </table:table-cell>
          <table:table-cell office:value-type="float" office:value="300.174" calcext:value-type="float">
            <text:p>300,174</text:p>
          </table:table-cell>
          <table:table-cell table:number-columns-repeated="2" office:value-type="float" office:value="300.175" calcext:value-type="float">
            <text:p>300,175</text:p>
          </table:table-cell>
          <table:table-cell office:value-type="float" office:value="300.174" calcext:value-type="float">
            <text:p>300,174</text:p>
          </table:table-cell>
          <table:table-cell office:value-type="float" office:value="300.171" calcext:value-type="float">
            <text:p>300,171</text:p>
          </table:table-cell>
          <table:table-cell office:value-type="float" office:value="300.168" calcext:value-type="float">
            <text:p>300,168</text:p>
          </table:table-cell>
          <table:table-cell office:value-type="float" office:value="300.163" calcext:value-type="float">
            <text:p>300,163</text:p>
          </table:table-cell>
          <table:table-cell office:value-type="float" office:value="300.158" calcext:value-type="float">
            <text:p>300,158</text:p>
          </table:table-cell>
          <table:table-cell office:value-type="float" office:value="300.151" calcext:value-type="float">
            <text:p>300,151</text:p>
          </table:table-cell>
          <table:table-cell office:value-type="float" office:value="300.143" calcext:value-type="float">
            <text:p>300,143</text:p>
          </table:table-cell>
          <table:table-cell office:value-type="float" office:value="300.135" calcext:value-type="float">
            <text:p>300,135</text:p>
          </table:table-cell>
          <table:table-cell office:value-type="float" office:value="300.125" calcext:value-type="float">
            <text:p>300,125</text:p>
          </table:table-cell>
          <table:table-cell office:value-type="float" office:value="300.115" calcext:value-type="float">
            <text:p>300,115</text:p>
          </table:table-cell>
          <table:table-cell office:value-type="float" office:value="300.104" calcext:value-type="float">
            <text:p>300,104</text:p>
          </table:table-cell>
          <table:table-cell office:value-type="float" office:value="300.093" calcext:value-type="float">
            <text:p>300,093</text:p>
          </table:table-cell>
          <table:table-cell office:value-type="float" office:value="300.081" calcext:value-type="float">
            <text:p>300,081</text:p>
          </table:table-cell>
          <table:table-cell office:value-type="float" office:value="300.068" calcext:value-type="float">
            <text:p>300,068</text:p>
          </table:table-cell>
          <table:table-cell office:value-type="float" office:value="300.055" calcext:value-type="float">
            <text:p>300,055</text:p>
          </table:table-cell>
          <table:table-cell office:value-type="float" office:value="300.041" calcext:value-type="float">
            <text:p>300,041</text:p>
          </table:table-cell>
          <table:table-cell office:value-type="float" office:value="300.028" calcext:value-type="float">
            <text:p>300,028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26" calcext:value-type="float">
            <text:p>300,026</text:p>
          </table:table-cell>
          <table:table-cell office:value-type="float" office:value="300.038" calcext:value-type="float">
            <text:p>300,038</text:p>
          </table:table-cell>
          <table:table-cell office:value-type="float" office:value="300.051" calcext:value-type="float">
            <text:p>300,051</text:p>
          </table:table-cell>
          <table:table-cell office:value-type="float" office:value="300.063" calcext:value-type="float">
            <text:p>300,063</text:p>
          </table:table-cell>
          <table:table-cell office:value-type="float" office:value="300.074" calcext:value-type="float">
            <text:p>300,074</text:p>
          </table:table-cell>
          <table:table-cell office:value-type="float" office:value="300.086" calcext:value-type="float">
            <text:p>300,086</text:p>
          </table:table-cell>
          <table:table-cell office:value-type="float" office:value="300.096" calcext:value-type="float">
            <text:p>300,096</text:p>
          </table:table-cell>
          <table:table-cell office:value-type="float" office:value="300.106" calcext:value-type="float">
            <text:p>300,106</text:p>
          </table:table-cell>
          <table:table-cell office:value-type="float" office:value="300.115" calcext:value-type="float">
            <text:p>300,115</text:p>
          </table:table-cell>
          <table:table-cell office:value-type="float" office:value="300.124" calcext:value-type="float">
            <text:p>300,124</text:p>
          </table:table-cell>
          <table:table-cell office:value-type="float" office:value="300.131" calcext:value-type="float">
            <text:p>300,131</text:p>
          </table:table-cell>
          <table:table-cell office:value-type="float" office:value="300.138" calcext:value-type="float">
            <text:p>300,138</text:p>
          </table:table-cell>
          <table:table-cell office:value-type="float" office:value="300.144" calcext:value-type="float">
            <text:p>300,144</text:p>
          </table:table-cell>
          <table:table-cell office:value-type="float" office:value="300.149" calcext:value-type="float">
            <text:p>300,149</text:p>
          </table:table-cell>
          <table:table-cell office:value-type="float" office:value="300.153" calcext:value-type="float">
            <text:p>300,153</text:p>
          </table:table-cell>
          <table:table-cell office:value-type="float" office:value="300.156" calcext:value-type="float">
            <text:p>300,156</text:p>
          </table:table-cell>
          <table:table-cell office:value-type="float" office:value="300.158" calcext:value-type="float">
            <text:p>300,158</text:p>
          </table:table-cell>
          <table:table-cell table:number-columns-repeated="2" office:value-type="float" office:value="300.159" calcext:value-type="float">
            <text:p>300,159</text:p>
          </table:table-cell>
          <table:table-cell office:value-type="float" office:value="300.157" calcext:value-type="float">
            <text:p>300,157</text:p>
          </table:table-cell>
          <table:table-cell office:value-type="float" office:value="300.155" calcext:value-type="float">
            <text:p>300,155</text:p>
          </table:table-cell>
          <table:table-cell office:value-type="float" office:value="300.152" calcext:value-type="float">
            <text:p>300,152</text:p>
          </table:table-cell>
          <table:table-cell office:value-type="float" office:value="300.148" calcext:value-type="float">
            <text:p>300,148</text:p>
          </table:table-cell>
          <table:table-cell office:value-type="float" office:value="300.143" calcext:value-type="float">
            <text:p>300,143</text:p>
          </table:table-cell>
          <table:table-cell office:value-type="float" office:value="300.137" calcext:value-type="float">
            <text:p>300,137</text:p>
          </table:table-cell>
          <table:table-cell office:value-type="float" office:value="300.13" calcext:value-type="float">
            <text:p>300,13</text:p>
          </table:table-cell>
          <table:table-cell office:value-type="float" office:value="300.122" calcext:value-type="float">
            <text:p>300,122</text:p>
          </table:table-cell>
          <table:table-cell office:value-type="float" office:value="300.114" calcext:value-type="float">
            <text:p>300,114</text:p>
          </table:table-cell>
          <table:table-cell office:value-type="float" office:value="300.105" calcext:value-type="float">
            <text:p>300,105</text:p>
          </table:table-cell>
          <table:table-cell office:value-type="float" office:value="300.095" calcext:value-type="float">
            <text:p>300,095</text:p>
          </table:table-cell>
          <table:table-cell office:value-type="float" office:value="300.084" calcext:value-type="float">
            <text:p>300,084</text:p>
          </table:table-cell>
          <table:table-cell office:value-type="float" office:value="300.073" calcext:value-type="float">
            <text:p>300,073</text:p>
          </table:table-cell>
          <table:table-cell office:value-type="float" office:value="300.062" calcext:value-type="float">
            <text:p>300,062</text:p>
          </table:table-cell>
          <table:table-cell office:value-type="float" office:value="300.05" calcext:value-type="float">
            <text:p>300,05</text:p>
          </table:table-cell>
          <table:table-cell office:value-type="float" office:value="300.038" calcext:value-type="float">
            <text:p>300,038</text:p>
          </table:table-cell>
          <table:table-cell office:value-type="float" office:value="300.025" calcext:value-type="float">
            <text:p>300,025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12" calcext:value-type="float">
            <text:p>300,012</text:p>
          </table:table-cell>
          <table:table-cell office:value-type="float" office:value="300.023" calcext:value-type="float">
            <text:p>300,023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00.046" calcext:value-type="float">
            <text:p>300,046</text:p>
          </table:table-cell>
          <table:table-cell office:value-type="float" office:value="300.057" calcext:value-type="float">
            <text:p>300,057</text:p>
          </table:table-cell>
          <table:table-cell office:value-type="float" office:value="300.067" calcext:value-type="float">
            <text:p>300,067</text:p>
          </table:table-cell>
          <table:table-cell office:value-type="float" office:value="300.078" calcext:value-type="float">
            <text:p>300,078</text:p>
          </table:table-cell>
          <table:table-cell office:value-type="float" office:value="300.087" calcext:value-type="float">
            <text:p>300,087</text:p>
          </table:table-cell>
          <table:table-cell office:value-type="float" office:value="300.096" calcext:value-type="float">
            <text:p>300,096</text:p>
          </table:table-cell>
          <table:table-cell office:value-type="float" office:value="300.105" calcext:value-type="float">
            <text:p>300,105</text:p>
          </table:table-cell>
          <table:table-cell office:value-type="float" office:value="300.112" calcext:value-type="float">
            <text:p>300,112</text:p>
          </table:table-cell>
          <table:table-cell office:value-type="float" office:value="300.119" calcext:value-type="float">
            <text:p>300,119</text:p>
          </table:table-cell>
          <table:table-cell office:value-type="float" office:value="300.125" calcext:value-type="float">
            <text:p>300,125</text:p>
          </table:table-cell>
          <table:table-cell office:value-type="float" office:value="300.131" calcext:value-type="float">
            <text:p>300,131</text:p>
          </table:table-cell>
          <table:table-cell office:value-type="float" office:value="300.135" calcext:value-type="float">
            <text:p>300,135</text:p>
          </table:table-cell>
          <table:table-cell office:value-type="float" office:value="300.139" calcext:value-type="float">
            <text:p>300,139</text:p>
          </table:table-cell>
          <table:table-cell office:value-type="float" office:value="300.141" calcext:value-type="float">
            <text:p>300,141</text:p>
          </table:table-cell>
          <table:table-cell office:value-type="float" office:value="300.143" calcext:value-type="float">
            <text:p>300,143</text:p>
          </table:table-cell>
          <table:table-cell table:number-columns-repeated="2" office:value-type="float" office:value="300.144" calcext:value-type="float">
            <text:p>300,144</text:p>
          </table:table-cell>
          <table:table-cell office:value-type="float" office:value="300.143" calcext:value-type="float">
            <text:p>300,143</text:p>
          </table:table-cell>
          <table:table-cell office:value-type="float" office:value="300.141" calcext:value-type="float">
            <text:p>300,141</text:p>
          </table:table-cell>
          <table:table-cell office:value-type="float" office:value="300.138" calcext:value-type="float">
            <text:p>300,138</text:p>
          </table:table-cell>
          <table:table-cell office:value-type="float" office:value="300.134" calcext:value-type="float">
            <text:p>300,134</text:p>
          </table:table-cell>
          <table:table-cell office:value-type="float" office:value="300.13" calcext:value-type="float">
            <text:p>300,13</text:p>
          </table:table-cell>
          <table:table-cell office:value-type="float" office:value="300.124" calcext:value-type="float">
            <text:p>300,124</text:p>
          </table:table-cell>
          <table:table-cell office:value-type="float" office:value="300.118" calcext:value-type="float">
            <text:p>300,118</text:p>
          </table:table-cell>
          <table:table-cell office:value-type="float" office:value="300.111" calcext:value-type="float">
            <text:p>300,111</text:p>
          </table:table-cell>
          <table:table-cell office:value-type="float" office:value="300.103" calcext:value-type="float">
            <text:p>300,103</text:p>
          </table:table-cell>
          <table:table-cell office:value-type="float" office:value="300.095" calcext:value-type="float">
            <text:p>300,095</text:p>
          </table:table-cell>
          <table:table-cell office:value-type="float" office:value="300.086" calcext:value-type="float">
            <text:p>300,086</text:p>
          </table:table-cell>
          <table:table-cell office:value-type="float" office:value="300.076" calcext:value-type="float">
            <text:p>300,076</text:p>
          </table:table-cell>
          <table:table-cell office:value-type="float" office:value="300.066" calcext:value-type="float">
            <text:p>300,066</text:p>
          </table:table-cell>
          <table:table-cell office:value-type="float" office:value="300.056" calcext:value-type="float">
            <text:p>300,056</text:p>
          </table:table-cell>
          <table:table-cell office:value-type="float" office:value="300.045" calcext:value-type="float">
            <text:p>300,045</text:p>
          </table:table-cell>
          <table:table-cell office:value-type="float" office:value="300.034" calcext:value-type="float">
            <text:p>300,034</text:p>
          </table:table-cell>
          <table:table-cell office:value-type="float" office:value="300.023" calcext:value-type="float">
            <text:p>300,023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31" calcext:value-type="float">
            <text:p>300,031</text:p>
          </table:table-cell>
          <table:table-cell office:value-type="float" office:value="300.042" calcext:value-type="float">
            <text:p>300,042</text:p>
          </table:table-cell>
          <table:table-cell office:value-type="float" office:value="300.052" calcext:value-type="float">
            <text:p>300,052</text:p>
          </table:table-cell>
          <table:table-cell office:value-type="float" office:value="300.061" calcext:value-type="float">
            <text:p>300,061</text:p>
          </table:table-cell>
          <table:table-cell office:value-type="float" office:value="300.07" calcext:value-type="float">
            <text:p>300,07</text:p>
          </table:table-cell>
          <table:table-cell office:value-type="float" office:value="300.079" calcext:value-type="float">
            <text:p>300,079</text:p>
          </table:table-cell>
          <table:table-cell office:value-type="float" office:value="300.087" calcext:value-type="float">
            <text:p>300,087</text:p>
          </table:table-cell>
          <table:table-cell office:value-type="float" office:value="300.095" calcext:value-type="float">
            <text:p>300,095</text:p>
          </table:table-cell>
          <table:table-cell office:value-type="float" office:value="300.102" calcext:value-type="float">
            <text:p>300,102</text:p>
          </table:table-cell>
          <table:table-cell office:value-type="float" office:value="300.108" calcext:value-type="float">
            <text:p>300,108</text:p>
          </table:table-cell>
          <table:table-cell office:value-type="float" office:value="300.113" calcext:value-type="float">
            <text:p>300,113</text:p>
          </table:table-cell>
          <table:table-cell office:value-type="float" office:value="300.118" calcext:value-type="float">
            <text:p>300,118</text:p>
          </table:table-cell>
          <table:table-cell office:value-type="float" office:value="300.122" calcext:value-type="float">
            <text:p>300,122</text:p>
          </table:table-cell>
          <table:table-cell office:value-type="float" office:value="300.126" calcext:value-type="float">
            <text:p>300,126</text:p>
          </table:table-cell>
          <table:table-cell office:value-type="float" office:value="300.128" calcext:value-type="float">
            <text:p>300,128</text:p>
          </table:table-cell>
          <table:table-cell table:number-columns-repeated="3" office:value-type="float" office:value="300.13" calcext:value-type="float">
            <text:p>300,13</text:p>
          </table:table-cell>
          <table:table-cell office:value-type="float" office:value="300.129" calcext:value-type="float">
            <text:p>300,129</text:p>
          </table:table-cell>
          <table:table-cell office:value-type="float" office:value="300.128" calcext:value-type="float">
            <text:p>300,128</text:p>
          </table:table-cell>
          <table:table-cell office:value-type="float" office:value="300.125" calcext:value-type="float">
            <text:p>300,125</text:p>
          </table:table-cell>
          <table:table-cell office:value-type="float" office:value="300.122" calcext:value-type="float">
            <text:p>300,122</text:p>
          </table:table-cell>
          <table:table-cell office:value-type="float" office:value="300.117" calcext:value-type="float">
            <text:p>300,117</text:p>
          </table:table-cell>
          <table:table-cell office:value-type="float" office:value="300.113" calcext:value-type="float">
            <text:p>300,113</text:p>
          </table:table-cell>
          <table:table-cell office:value-type="float" office:value="300.107" calcext:value-type="float">
            <text:p>300,107</text:p>
          </table:table-cell>
          <table:table-cell office:value-type="float" office:value="300.101" calcext:value-type="float">
            <text:p>300,101</text:p>
          </table:table-cell>
          <table:table-cell office:value-type="float" office:value="300.094" calcext:value-type="float">
            <text:p>300,094</text:p>
          </table:table-cell>
          <table:table-cell office:value-type="float" office:value="300.086" calcext:value-type="float">
            <text:p>300,086</text:p>
          </table:table-cell>
          <table:table-cell office:value-type="float" office:value="300.078" calcext:value-type="float">
            <text:p>300,078</text:p>
          </table:table-cell>
          <table:table-cell office:value-type="float" office:value="300.069" calcext:value-type="float">
            <text:p>300,069</text:p>
          </table:table-cell>
          <table:table-cell office:value-type="float" office:value="300.06" calcext:value-type="float">
            <text:p>300,06</text:p>
          </table:table-cell>
          <table:table-cell office:value-type="float" office:value="300.051" calcext:value-type="float">
            <text:p>300,051</text:p>
          </table:table-cell>
          <table:table-cell office:value-type="float" office:value="300.041" calcext:value-type="float">
            <text:p>300,041</text:p>
          </table:table-cell>
          <table:table-cell office:value-type="float" office:value="300.031" calcext:value-type="float">
            <text:p>300,031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29" calcext:value-type="float">
            <text:p>300,029</text:p>
          </table:table-cell>
          <table:table-cell office:value-type="float" office:value="300.038" calcext:value-type="float">
            <text:p>300,038</text:p>
          </table:table-cell>
          <table:table-cell office:value-type="float" office:value="300.047" calcext:value-type="float">
            <text:p>300,047</text:p>
          </table:table-cell>
          <table:table-cell office:value-type="float" office:value="300.055" calcext:value-type="float">
            <text:p>300,055</text:p>
          </table:table-cell>
          <table:table-cell office:value-type="float" office:value="300.064" calcext:value-type="float">
            <text:p>300,064</text:p>
          </table:table-cell>
          <table:table-cell office:value-type="float" office:value="300.071" calcext:value-type="float">
            <text:p>300,071</text:p>
          </table:table-cell>
          <table:table-cell office:value-type="float" office:value="300.079" calcext:value-type="float">
            <text:p>300,079</text:p>
          </table:table-cell>
          <table:table-cell office:value-type="float" office:value="300.086" calcext:value-type="float">
            <text:p>300,086</text:p>
          </table:table-cell>
          <table:table-cell office:value-type="float" office:value="300.092" calcext:value-type="float">
            <text:p>300,092</text:p>
          </table:table-cell>
          <table:table-cell office:value-type="float" office:value="300.098" calcext:value-type="float">
            <text:p>300,098</text:p>
          </table:table-cell>
          <table:table-cell office:value-type="float" office:value="300.103" calcext:value-type="float">
            <text:p>300,103</text:p>
          </table:table-cell>
          <table:table-cell office:value-type="float" office:value="300.107" calcext:value-type="float">
            <text:p>300,107</text:p>
          </table:table-cell>
          <table:table-cell office:value-type="float" office:value="300.111" calcext:value-type="float">
            <text:p>300,111</text:p>
          </table:table-cell>
          <table:table-cell office:value-type="float" office:value="300.114" calcext:value-type="float">
            <text:p>300,114</text:p>
          </table:table-cell>
          <table:table-cell office:value-type="float" office:value="300.116" calcext:value-type="float">
            <text:p>300,116</text:p>
          </table:table-cell>
          <table:table-cell office:value-type="float" office:value="300.117" calcext:value-type="float">
            <text:p>300,117</text:p>
          </table:table-cell>
          <table:table-cell table:number-columns-repeated="2" office:value-type="float" office:value="300.118" calcext:value-type="float">
            <text:p>300,118</text:p>
          </table:table-cell>
          <table:table-cell office:value-type="float" office:value="300.117" calcext:value-type="float">
            <text:p>300,117</text:p>
          </table:table-cell>
          <table:table-cell office:value-type="float" office:value="300.116" calcext:value-type="float">
            <text:p>300,116</text:p>
          </table:table-cell>
          <table:table-cell office:value-type="float" office:value="300.113" calcext:value-type="float">
            <text:p>300,113</text:p>
          </table:table-cell>
          <table:table-cell office:value-type="float" office:value="300.11" calcext:value-type="float">
            <text:p>300,11</text:p>
          </table:table-cell>
          <table:table-cell office:value-type="float" office:value="300.106" calcext:value-type="float">
            <text:p>300,106</text:p>
          </table:table-cell>
          <table:table-cell office:value-type="float" office:value="300.102" calcext:value-type="float">
            <text:p>300,102</text:p>
          </table:table-cell>
          <table:table-cell office:value-type="float" office:value="300.097" calcext:value-type="float">
            <text:p>300,097</text:p>
          </table:table-cell>
          <table:table-cell office:value-type="float" office:value="300.091" calcext:value-type="float">
            <text:p>300,091</text:p>
          </table:table-cell>
          <table:table-cell office:value-type="float" office:value="300.085" calcext:value-type="float">
            <text:p>300,085</text:p>
          </table:table-cell>
          <table:table-cell office:value-type="float" office:value="300.078" calcext:value-type="float">
            <text:p>300,078</text:p>
          </table:table-cell>
          <table:table-cell office:value-type="float" office:value="300.071" calcext:value-type="float">
            <text:p>300,071</text:p>
          </table:table-cell>
          <table:table-cell office:value-type="float" office:value="300.063" calcext:value-type="float">
            <text:p>300,063</text:p>
          </table:table-cell>
          <table:table-cell office:value-type="float" office:value="300.055" calcext:value-type="float">
            <text:p>300,055</text:p>
          </table:table-cell>
          <table:table-cell office:value-type="float" office:value="300.046" calcext:value-type="float">
            <text:p>300,046</text:p>
          </table:table-cell>
          <table:table-cell office:value-type="float" office:value="300.037" calcext:value-type="float">
            <text:p>300,037</text:p>
          </table:table-cell>
          <table:table-cell office:value-type="float" office:value="300.028" calcext:value-type="float">
            <text:p>300,028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26" calcext:value-type="float">
            <text:p>300,026</text:p>
          </table:table-cell>
          <table:table-cell office:value-type="float" office:value="300.034" calcext:value-type="float">
            <text:p>300,034</text:p>
          </table:table-cell>
          <table:table-cell office:value-type="float" office:value="300.042" calcext:value-type="float">
            <text:p>300,042</text:p>
          </table:table-cell>
          <table:table-cell office:value-type="float" office:value="300.05" calcext:value-type="float">
            <text:p>300,05</text:p>
          </table:table-cell>
          <table:table-cell office:value-type="float" office:value="300.058" calcext:value-type="float">
            <text:p>300,058</text:p>
          </table:table-cell>
          <table:table-cell office:value-type="float" office:value="300.065" calcext:value-type="float">
            <text:p>300,065</text:p>
          </table:table-cell>
          <table:table-cell office:value-type="float" office:value="300.071" calcext:value-type="float">
            <text:p>300,071</text:p>
          </table:table-cell>
          <table:table-cell office:value-type="float" office:value="300.078" calcext:value-type="float">
            <text:p>300,078</text:p>
          </table:table-cell>
          <table:table-cell office:value-type="float" office:value="300.083" calcext:value-type="float">
            <text:p>300,083</text:p>
          </table:table-cell>
          <table:table-cell office:value-type="float" office:value="300.089" calcext:value-type="float">
            <text:p>300,089</text:p>
          </table:table-cell>
          <table:table-cell office:value-type="float" office:value="300.093" calcext:value-type="float">
            <text:p>300,093</text:p>
          </table:table-cell>
          <table:table-cell office:value-type="float" office:value="300.097" calcext:value-type="float">
            <text:p>300,097</text:p>
          </table:table-cell>
          <table:table-cell office:value-type="float" office:value="300.1" calcext:value-type="float">
            <text:p>300,1</text:p>
          </table:table-cell>
          <table:table-cell office:value-type="float" office:value="300.103" calcext:value-type="float">
            <text:p>300,103</text:p>
          </table:table-cell>
          <table:table-cell office:value-type="float" office:value="300.105" calcext:value-type="float">
            <text:p>300,105</text:p>
          </table:table-cell>
          <table:table-cell office:value-type="float" office:value="300.106" calcext:value-type="float">
            <text:p>300,106</text:p>
          </table:table-cell>
          <table:table-cell table:number-columns-repeated="2" office:value-type="float" office:value="300.107" calcext:value-type="float">
            <text:p>300,107</text:p>
          </table:table-cell>
          <table:table-cell office:value-type="float" office:value="300.106" calcext:value-type="float">
            <text:p>300,106</text:p>
          </table:table-cell>
          <table:table-cell office:value-type="float" office:value="300.105" calcext:value-type="float">
            <text:p>300,105</text:p>
          </table:table-cell>
          <table:table-cell office:value-type="float" office:value="300.103" calcext:value-type="float">
            <text:p>300,103</text:p>
          </table:table-cell>
          <table:table-cell office:value-type="float" office:value="300.1" calcext:value-type="float">
            <text:p>300,1</text:p>
          </table:table-cell>
          <table:table-cell office:value-type="float" office:value="300.096" calcext:value-type="float">
            <text:p>300,096</text:p>
          </table:table-cell>
          <table:table-cell office:value-type="float" office:value="300.092" calcext:value-type="float">
            <text:p>300,092</text:p>
          </table:table-cell>
          <table:table-cell office:value-type="float" office:value="300.088" calcext:value-type="float">
            <text:p>300,088</text:p>
          </table:table-cell>
          <table:table-cell office:value-type="float" office:value="300.083" calcext:value-type="float">
            <text:p>300,083</text:p>
          </table:table-cell>
          <table:table-cell office:value-type="float" office:value="300.077" calcext:value-type="float">
            <text:p>300,077</text:p>
          </table:table-cell>
          <table:table-cell office:value-type="float" office:value="300.071" calcext:value-type="float">
            <text:p>300,071</text:p>
          </table:table-cell>
          <table:table-cell office:value-type="float" office:value="300.064" calcext:value-type="float">
            <text:p>300,064</text:p>
          </table:table-cell>
          <table:table-cell office:value-type="float" office:value="300.057" calcext:value-type="float">
            <text:p>300,057</text:p>
          </table:table-cell>
          <table:table-cell office:value-type="float" office:value="300.049" calcext:value-type="float">
            <text:p>300,049</text:p>
          </table:table-cell>
          <table:table-cell office:value-type="float" office:value="300.042" calcext:value-type="float">
            <text:p>300,042</text:p>
          </table:table-cell>
          <table:table-cell office:value-type="float" office:value="300.034" calcext:value-type="float">
            <text:p>300,034</text:p>
          </table:table-cell>
          <table:table-cell office:value-type="float" office:value="300.025" calcext:value-type="float">
            <text:p>300,025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16" calcext:value-type="float">
            <text:p>300,016</text:p>
          </table:table-cell>
          <table:table-cell office:value-type="float" office:value="300.023" calcext:value-type="float">
            <text:p>300,023</text:p>
          </table:table-cell>
          <table:table-cell office:value-type="float" office:value="300.031" calcext:value-type="float">
            <text:p>300,031</text:p>
          </table:table-cell>
          <table:table-cell office:value-type="float" office:value="300.038" calcext:value-type="float">
            <text:p>300,038</text:p>
          </table:table-cell>
          <table:table-cell office:value-type="float" office:value="300.045" calcext:value-type="float">
            <text:p>300,045</text:p>
          </table:table-cell>
          <table:table-cell office:value-type="float" office:value="300.052" calcext:value-type="float">
            <text:p>300,052</text:p>
          </table:table-cell>
          <table:table-cell office:value-type="float" office:value="300.059" calcext:value-type="float">
            <text:p>300,059</text:p>
          </table:table-cell>
          <table:table-cell office:value-type="float" office:value="300.065" calcext:value-type="float">
            <text:p>300,065</text:p>
          </table:table-cell>
          <table:table-cell office:value-type="float" office:value="300.07" calcext:value-type="float">
            <text:p>300,07</text:p>
          </table:table-cell>
          <table:table-cell office:value-type="float" office:value="300.075" calcext:value-type="float">
            <text:p>300,075</text:p>
          </table:table-cell>
          <table:table-cell office:value-type="float" office:value="300.08" calcext:value-type="float">
            <text:p>300,08</text:p>
          </table:table-cell>
          <table:table-cell office:value-type="float" office:value="300.084" calcext:value-type="float">
            <text:p>300,084</text:p>
          </table:table-cell>
          <table:table-cell office:value-type="float" office:value="300.088" calcext:value-type="float">
            <text:p>300,088</text:p>
          </table:table-cell>
          <table:table-cell office:value-type="float" office:value="300.091" calcext:value-type="float">
            <text:p>300,091</text:p>
          </table:table-cell>
          <table:table-cell office:value-type="float" office:value="300.093" calcext:value-type="float">
            <text:p>300,093</text:p>
          </table:table-cell>
          <table:table-cell office:value-type="float" office:value="300.095" calcext:value-type="float">
            <text:p>300,095</text:p>
          </table:table-cell>
          <table:table-cell office:value-type="float" office:value="300.096" calcext:value-type="float">
            <text:p>300,096</text:p>
          </table:table-cell>
          <table:table-cell table:number-columns-repeated="2" office:value-type="float" office:value="300.097" calcext:value-type="float">
            <text:p>300,097</text:p>
          </table:table-cell>
          <table:table-cell office:value-type="float" office:value="300.096" calcext:value-type="float">
            <text:p>300,096</text:p>
          </table:table-cell>
          <table:table-cell office:value-type="float" office:value="300.095" calcext:value-type="float">
            <text:p>300,095</text:p>
          </table:table-cell>
          <table:table-cell office:value-type="float" office:value="300.093" calcext:value-type="float">
            <text:p>300,093</text:p>
          </table:table-cell>
          <table:table-cell office:value-type="float" office:value="300.09" calcext:value-type="float">
            <text:p>300,09</text:p>
          </table:table-cell>
          <table:table-cell office:value-type="float" office:value="300.087" calcext:value-type="float">
            <text:p>300,087</text:p>
          </table:table-cell>
          <table:table-cell office:value-type="float" office:value="300.084" calcext:value-type="float">
            <text:p>300,084</text:p>
          </table:table-cell>
          <table:table-cell office:value-type="float" office:value="300.08" calcext:value-type="float">
            <text:p>300,08</text:p>
          </table:table-cell>
          <table:table-cell office:value-type="float" office:value="300.075" calcext:value-type="float">
            <text:p>300,075</text:p>
          </table:table-cell>
          <table:table-cell office:value-type="float" office:value="300.07" calcext:value-type="float">
            <text:p>300,07</text:p>
          </table:table-cell>
          <table:table-cell office:value-type="float" office:value="300.064" calcext:value-type="float">
            <text:p>300,064</text:p>
          </table:table-cell>
          <table:table-cell office:value-type="float" office:value="300.058" calcext:value-type="float">
            <text:p>300,058</text:p>
          </table:table-cell>
          <table:table-cell office:value-type="float" office:value="300.052" calcext:value-type="float">
            <text:p>300,052</text:p>
          </table:table-cell>
          <table:table-cell office:value-type="float" office:value="300.045" calcext:value-type="float">
            <text:p>300,045</text:p>
          </table:table-cell>
          <table:table-cell office:value-type="float" office:value="300.038" calcext:value-type="float">
            <text:p>300,038</text:p>
          </table:table-cell>
          <table:table-cell office:value-type="float" office:value="300.031" calcext:value-type="float">
            <text:p>300,031</text:p>
          </table:table-cell>
          <table:table-cell office:value-type="float" office:value="300.023" calcext:value-type="float">
            <text:p>300,023</text:p>
          </table:table-cell>
          <table:table-cell office:value-type="float" office:value="300.015" calcext:value-type="float">
            <text:p>300,015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28" calcext:value-type="float">
            <text:p>300,028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00.041" calcext:value-type="float">
            <text:p>300,041</text:p>
          </table:table-cell>
          <table:table-cell office:value-type="float" office:value="300.047" calcext:value-type="float">
            <text:p>300,047</text:p>
          </table:table-cell>
          <table:table-cell office:value-type="float" office:value="300.053" calcext:value-type="float">
            <text:p>300,053</text:p>
          </table:table-cell>
          <table:table-cell office:value-type="float" office:value="300.059" calcext:value-type="float">
            <text:p>300,059</text:p>
          </table:table-cell>
          <table:table-cell office:value-type="float" office:value="300.064" calcext:value-type="float">
            <text:p>300,064</text:p>
          </table:table-cell>
          <table:table-cell office:value-type="float" office:value="300.068" calcext:value-type="float">
            <text:p>300,068</text:p>
          </table:table-cell>
          <table:table-cell office:value-type="float" office:value="300.073" calcext:value-type="float">
            <text:p>300,073</text:p>
          </table:table-cell>
          <table:table-cell office:value-type="float" office:value="300.076" calcext:value-type="float">
            <text:p>300,076</text:p>
          </table:table-cell>
          <table:table-cell office:value-type="float" office:value="300.08" calcext:value-type="float">
            <text:p>300,08</text:p>
          </table:table-cell>
          <table:table-cell office:value-type="float" office:value="300.082" calcext:value-type="float">
            <text:p>300,082</text:p>
          </table:table-cell>
          <table:table-cell office:value-type="float" office:value="300.085" calcext:value-type="float">
            <text:p>300,085</text:p>
          </table:table-cell>
          <table:table-cell office:value-type="float" office:value="300.086" calcext:value-type="float">
            <text:p>300,086</text:p>
          </table:table-cell>
          <table:table-cell office:value-type="float" office:value="300.087" calcext:value-type="float">
            <text:p>300,087</text:p>
          </table:table-cell>
          <table:table-cell table:number-columns-repeated="2" office:value-type="float" office:value="300.088" calcext:value-type="float">
            <text:p>300,088</text:p>
          </table:table-cell>
          <table:table-cell office:value-type="float" office:value="300.087" calcext:value-type="float">
            <text:p>300,087</text:p>
          </table:table-cell>
          <table:table-cell office:value-type="float" office:value="300.086" calcext:value-type="float">
            <text:p>300,086</text:p>
          </table:table-cell>
          <table:table-cell office:value-type="float" office:value="300.084" calcext:value-type="float">
            <text:p>300,084</text:p>
          </table:table-cell>
          <table:table-cell office:value-type="float" office:value="300.082" calcext:value-type="float">
            <text:p>300,082</text:p>
          </table:table-cell>
          <table:table-cell office:value-type="float" office:value="300.079" calcext:value-type="float">
            <text:p>300,079</text:p>
          </table:table-cell>
          <table:table-cell office:value-type="float" office:value="300.076" calcext:value-type="float">
            <text:p>300,076</text:p>
          </table:table-cell>
          <table:table-cell office:value-type="float" office:value="300.072" calcext:value-type="float">
            <text:p>300,072</text:p>
          </table:table-cell>
          <table:table-cell office:value-type="float" office:value="300.068" calcext:value-type="float">
            <text:p>300,068</text:p>
          </table:table-cell>
          <table:table-cell office:value-type="float" office:value="300.063" calcext:value-type="float">
            <text:p>300,063</text:p>
          </table:table-cell>
          <table:table-cell office:value-type="float" office:value="300.058" calcext:value-type="float">
            <text:p>300,058</text:p>
          </table:table-cell>
          <table:table-cell office:value-type="float" office:value="300.052" calcext:value-type="float">
            <text:p>300,052</text:p>
          </table:table-cell>
          <table:table-cell office:value-type="float" office:value="300.047" calcext:value-type="float">
            <text:p>300,047</text:p>
          </table:table-cell>
          <table:table-cell office:value-type="float" office:value="300.041" calcext:value-type="float">
            <text:p>300,041</text:p>
          </table:table-cell>
          <table:table-cell office:value-type="float" office:value="300.034" calcext:value-type="float">
            <text:p>300,034</text:p>
          </table:table-cell>
          <table:table-cell office:value-type="float" office:value="300.028" calcext:value-type="float">
            <text:p>300,028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25" calcext:value-type="float">
            <text:p>300,025</text:p>
          </table:table-cell>
          <table:table-cell office:value-type="float" office:value="300.031" calcext:value-type="float">
            <text:p>300,031</text:p>
          </table:table-cell>
          <table:table-cell office:value-type="float" office:value="300.037" calcext:value-type="float">
            <text:p>300,037</text:p>
          </table:table-cell>
          <table:table-cell office:value-type="float" office:value="300.043" calcext:value-type="float">
            <text:p>300,043</text:p>
          </table:table-cell>
          <table:table-cell office:value-type="float" office:value="300.048" calcext:value-type="float">
            <text:p>300,048</text:p>
          </table:table-cell>
          <table:table-cell office:value-type="float" office:value="300.053" calcext:value-type="float">
            <text:p>300,053</text:p>
          </table:table-cell>
          <table:table-cell office:value-type="float" office:value="300.058" calcext:value-type="float">
            <text:p>300,058</text:p>
          </table:table-cell>
          <table:table-cell office:value-type="float" office:value="300.062" calcext:value-type="float">
            <text:p>300,062</text:p>
          </table:table-cell>
          <table:table-cell office:value-type="float" office:value="300.066" calcext:value-type="float">
            <text:p>300,066</text:p>
          </table:table-cell>
          <table:table-cell office:value-type="float" office:value="300.069" calcext:value-type="float">
            <text:p>300,069</text:p>
          </table:table-cell>
          <table:table-cell office:value-type="float" office:value="300.072" calcext:value-type="float">
            <text:p>300,072</text:p>
          </table:table-cell>
          <table:table-cell office:value-type="float" office:value="300.075" calcext:value-type="float">
            <text:p>300,075</text:p>
          </table:table-cell>
          <table:table-cell office:value-type="float" office:value="300.077" calcext:value-type="float">
            <text:p>300,077</text:p>
          </table:table-cell>
          <table:table-cell office:value-type="float" office:value="300.078" calcext:value-type="float">
            <text:p>300,078</text:p>
          </table:table-cell>
          <table:table-cell table:number-columns-repeated="4" office:value-type="float" office:value="300.079" calcext:value-type="float">
            <text:p>300,079</text:p>
          </table:table-cell>
          <table:table-cell office:value-type="float" office:value="300.078" calcext:value-type="float">
            <text:p>300,078</text:p>
          </table:table-cell>
          <table:table-cell office:value-type="float" office:value="300.076" calcext:value-type="float">
            <text:p>300,076</text:p>
          </table:table-cell>
          <table:table-cell office:value-type="float" office:value="300.074" calcext:value-type="float">
            <text:p>300,074</text:p>
          </table:table-cell>
          <table:table-cell office:value-type="float" office:value="300.072" calcext:value-type="float">
            <text:p>300,072</text:p>
          </table:table-cell>
          <table:table-cell office:value-type="float" office:value="300.069" calcext:value-type="float">
            <text:p>300,069</text:p>
          </table:table-cell>
          <table:table-cell office:value-type="float" office:value="300.065" calcext:value-type="float">
            <text:p>300,065</text:p>
          </table:table-cell>
          <table:table-cell office:value-type="float" office:value="300.061" calcext:value-type="float">
            <text:p>300,061</text:p>
          </table:table-cell>
          <table:table-cell office:value-type="float" office:value="300.057" calcext:value-type="float">
            <text:p>300,057</text:p>
          </table:table-cell>
          <table:table-cell office:value-type="float" office:value="300.052" calcext:value-type="float">
            <text:p>300,052</text:p>
          </table:table-cell>
          <table:table-cell office:value-type="float" office:value="300.048" calcext:value-type="float">
            <text:p>300,048</text:p>
          </table:table-cell>
          <table:table-cell office:value-type="float" office:value="300.042" calcext:value-type="float">
            <text:p>300,042</text:p>
          </table:table-cell>
          <table:table-cell office:value-type="float" office:value="300.037" calcext:value-type="float">
            <text:p>300,037</text:p>
          </table:table-cell>
          <table:table-cell office:value-type="float" office:value="300.031" calcext:value-type="float">
            <text:p>300,031</text:p>
          </table:table-cell>
          <table:table-cell office:value-type="float" office:value="300.025" calcext:value-type="float">
            <text:p>300,025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12" calcext:value-type="float">
            <text:p>300,012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23" calcext:value-type="float">
            <text:p>300,023</text:p>
          </table:table-cell>
          <table:table-cell office:value-type="float" office:value="300.028" calcext:value-type="float">
            <text:p>300,028</text:p>
          </table:table-cell>
          <table:table-cell office:value-type="float" office:value="300.034" calcext:value-type="float">
            <text:p>300,034</text:p>
          </table:table-cell>
          <table:table-cell office:value-type="float" office:value="300.039" calcext:value-type="float">
            <text:p>300,039</text:p>
          </table:table-cell>
          <table:table-cell office:value-type="float" office:value="300.043" calcext:value-type="float">
            <text:p>300,043</text:p>
          </table:table-cell>
          <table:table-cell office:value-type="float" office:value="300.048" calcext:value-type="float">
            <text:p>300,048</text:p>
          </table:table-cell>
          <table:table-cell office:value-type="float" office:value="300.052" calcext:value-type="float">
            <text:p>300,052</text:p>
          </table:table-cell>
          <table:table-cell office:value-type="float" office:value="300.056" calcext:value-type="float">
            <text:p>300,056</text:p>
          </table:table-cell>
          <table:table-cell office:value-type="float" office:value="300.059" calcext:value-type="float">
            <text:p>300,059</text:p>
          </table:table-cell>
          <table:table-cell office:value-type="float" office:value="300.063" calcext:value-type="float">
            <text:p>300,063</text:p>
          </table:table-cell>
          <table:table-cell office:value-type="float" office:value="300.065" calcext:value-type="float">
            <text:p>300,065</text:p>
          </table:table-cell>
          <table:table-cell office:value-type="float" office:value="300.067" calcext:value-type="float">
            <text:p>300,067</text:p>
          </table:table-cell>
          <table:table-cell office:value-type="float" office:value="300.069" calcext:value-type="float">
            <text:p>300,069</text:p>
          </table:table-cell>
          <table:table-cell table:number-columns-repeated="2" office:value-type="float" office:value="300.071" calcext:value-type="float">
            <text:p>300,071</text:p>
          </table:table-cell>
          <table:table-cell table:number-columns-repeated="2" office:value-type="float" office:value="300.072" calcext:value-type="float">
            <text:p>300,072</text:p>
          </table:table-cell>
          <table:table-cell office:value-type="float" office:value="300.071" calcext:value-type="float">
            <text:p>300,071</text:p>
          </table:table-cell>
          <table:table-cell office:value-type="float" office:value="300.07" calcext:value-type="float">
            <text:p>300,07</text:p>
          </table:table-cell>
          <table:table-cell office:value-type="float" office:value="300.069" calcext:value-type="float">
            <text:p>300,069</text:p>
          </table:table-cell>
          <table:table-cell office:value-type="float" office:value="300.067" calcext:value-type="float">
            <text:p>300,067</text:p>
          </table:table-cell>
          <table:table-cell office:value-type="float" office:value="300.065" calcext:value-type="float">
            <text:p>300,065</text:p>
          </table:table-cell>
          <table:table-cell office:value-type="float" office:value="300.062" calcext:value-type="float">
            <text:p>300,062</text:p>
          </table:table-cell>
          <table:table-cell office:value-type="float" office:value="300.059" calcext:value-type="float">
            <text:p>300,059</text:p>
          </table:table-cell>
          <table:table-cell office:value-type="float" office:value="300.056" calcext:value-type="float">
            <text:p>300,056</text:p>
          </table:table-cell>
          <table:table-cell office:value-type="float" office:value="300.052" calcext:value-type="float">
            <text:p>300,052</text:p>
          </table:table-cell>
          <table:table-cell office:value-type="float" office:value="300.048" calcext:value-type="float">
            <text:p>300,048</text:p>
          </table:table-cell>
          <table:table-cell office:value-type="float" office:value="300.043" calcext:value-type="float">
            <text:p>300,043</text:p>
          </table:table-cell>
          <table:table-cell office:value-type="float" office:value="300.038" calcext:value-type="float">
            <text:p>300,038</text:p>
          </table:table-cell>
          <table:table-cell office:value-type="float" office:value="300.033" calcext:value-type="float">
            <text:p>300,033</text:p>
          </table:table-cell>
          <table:table-cell office:value-type="float" office:value="300.028" calcext:value-type="float">
            <text:p>300,028</text:p>
          </table:table-cell>
          <table:table-cell office:value-type="float" office:value="300.023" calcext:value-type="float">
            <text:p>300,023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16" calcext:value-type="float">
            <text:p>300,016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26" calcext:value-type="float">
            <text:p>300,026</text:p>
          </table:table-cell>
          <table:table-cell office:value-type="float" office:value="300.03" calcext:value-type="float">
            <text:p>300,03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00.039" calcext:value-type="float">
            <text:p>300,039</text:p>
          </table:table-cell>
          <table:table-cell office:value-type="float" office:value="300.043" calcext:value-type="float">
            <text:p>300,043</text:p>
          </table:table-cell>
          <table:table-cell office:value-type="float" office:value="300.047" calcext:value-type="float">
            <text:p>300,047</text:p>
          </table:table-cell>
          <table:table-cell office:value-type="float" office:value="300.051" calcext:value-type="float">
            <text:p>300,051</text:p>
          </table:table-cell>
          <table:table-cell office:value-type="float" office:value="300.054" calcext:value-type="float">
            <text:p>300,054</text:p>
          </table:table-cell>
          <table:table-cell office:value-type="float" office:value="300.057" calcext:value-type="float">
            <text:p>300,057</text:p>
          </table:table-cell>
          <table:table-cell office:value-type="float" office:value="300.059" calcext:value-type="float">
            <text:p>300,059</text:p>
          </table:table-cell>
          <table:table-cell office:value-type="float" office:value="300.061" calcext:value-type="float">
            <text:p>300,061</text:p>
          </table:table-cell>
          <table:table-cell office:value-type="float" office:value="300.063" calcext:value-type="float">
            <text:p>300,063</text:p>
          </table:table-cell>
          <table:table-cell office:value-type="float" office:value="300.064" calcext:value-type="float">
            <text:p>300,064</text:p>
          </table:table-cell>
          <table:table-cell table:number-columns-repeated="4" office:value-type="float" office:value="300.065" calcext:value-type="float">
            <text:p>300,065</text:p>
          </table:table-cell>
          <table:table-cell office:value-type="float" office:value="300.064" calcext:value-type="float">
            <text:p>300,064</text:p>
          </table:table-cell>
          <table:table-cell office:value-type="float" office:value="300.062" calcext:value-type="float">
            <text:p>300,062</text:p>
          </table:table-cell>
          <table:table-cell office:value-type="float" office:value="300.061" calcext:value-type="float">
            <text:p>300,061</text:p>
          </table:table-cell>
          <table:table-cell office:value-type="float" office:value="300.059" calcext:value-type="float">
            <text:p>300,059</text:p>
          </table:table-cell>
          <table:table-cell office:value-type="float" office:value="300.056" calcext:value-type="float">
            <text:p>300,056</text:p>
          </table:table-cell>
          <table:table-cell office:value-type="float" office:value="300.053" calcext:value-type="float">
            <text:p>300,053</text:p>
          </table:table-cell>
          <table:table-cell office:value-type="float" office:value="300.05" calcext:value-type="float">
            <text:p>300,05</text:p>
          </table:table-cell>
          <table:table-cell office:value-type="float" office:value="300.047" calcext:value-type="float">
            <text:p>300,047</text:p>
          </table:table-cell>
          <table:table-cell office:value-type="float" office:value="300.043" calcext:value-type="float">
            <text:p>300,043</text:p>
          </table:table-cell>
          <table:table-cell office:value-type="float" office:value="300.039" calcext:value-type="float">
            <text:p>300,039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00.03" calcext:value-type="float">
            <text:p>300,03</text:p>
          </table:table-cell>
          <table:table-cell office:value-type="float" office:value="300.025" calcext:value-type="float">
            <text:p>300,025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16" calcext:value-type="float">
            <text:p>300,016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23" calcext:value-type="float">
            <text:p>300,023</text:p>
          </table:table-cell>
          <table:table-cell office:value-type="float" office:value="300.027" calcext:value-type="float">
            <text:p>300,027</text:p>
          </table:table-cell>
          <table:table-cell office:value-type="float" office:value="300.032" calcext:value-type="float">
            <text:p>300,032</text:p>
          </table:table-cell>
          <table:table-cell office:value-type="float" office:value="300.036" calcext:value-type="float">
            <text:p>300,036</text:p>
          </table:table-cell>
          <table:table-cell office:value-type="float" office:value="300.039" calcext:value-type="float">
            <text:p>300,039</text:p>
          </table:table-cell>
          <table:table-cell office:value-type="float" office:value="300.043" calcext:value-type="float">
            <text:p>300,043</text:p>
          </table:table-cell>
          <table:table-cell office:value-type="float" office:value="300.046" calcext:value-type="float">
            <text:p>300,046</text:p>
          </table:table-cell>
          <table:table-cell office:value-type="float" office:value="300.049" calcext:value-type="float">
            <text:p>300,049</text:p>
          </table:table-cell>
          <table:table-cell office:value-type="float" office:value="300.051" calcext:value-type="float">
            <text:p>300,051</text:p>
          </table:table-cell>
          <table:table-cell office:value-type="float" office:value="300.053" calcext:value-type="float">
            <text:p>300,053</text:p>
          </table:table-cell>
          <table:table-cell office:value-type="float" office:value="300.055" calcext:value-type="float">
            <text:p>300,055</text:p>
          </table:table-cell>
          <table:table-cell office:value-type="float" office:value="300.057" calcext:value-type="float">
            <text:p>300,057</text:p>
          </table:table-cell>
          <table:table-cell table:number-columns-repeated="2" office:value-type="float" office:value="300.058" calcext:value-type="float">
            <text:p>300,058</text:p>
          </table:table-cell>
          <table:table-cell table:number-columns-repeated="2" office:value-type="float" office:value="300.059" calcext:value-type="float">
            <text:p>300,059</text:p>
          </table:table-cell>
          <table:table-cell table:number-columns-repeated="2" office:value-type="float" office:value="300.058" calcext:value-type="float">
            <text:p>300,058</text:p>
          </table:table-cell>
          <table:table-cell office:value-type="float" office:value="300.056" calcext:value-type="float">
            <text:p>300,056</text:p>
          </table:table-cell>
          <table:table-cell office:value-type="float" office:value="300.055" calcext:value-type="float">
            <text:p>300,055</text:p>
          </table:table-cell>
          <table:table-cell office:value-type="float" office:value="300.053" calcext:value-type="float">
            <text:p>300,053</text:p>
          </table:table-cell>
          <table:table-cell office:value-type="float" office:value="300.051" calcext:value-type="float">
            <text:p>300,051</text:p>
          </table:table-cell>
          <table:table-cell office:value-type="float" office:value="300.048" calcext:value-type="float">
            <text:p>300,048</text:p>
          </table:table-cell>
          <table:table-cell office:value-type="float" office:value="300.045" calcext:value-type="float">
            <text:p>300,045</text:p>
          </table:table-cell>
          <table:table-cell office:value-type="float" office:value="300.042" calcext:value-type="float">
            <text:p>300,042</text:p>
          </table:table-cell>
          <table:table-cell office:value-type="float" office:value="300.039" calcext:value-type="float">
            <text:p>300,039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00.031" calcext:value-type="float">
            <text:p>300,031</text:p>
          </table:table-cell>
          <table:table-cell office:value-type="float" office:value="300.027" calcext:value-type="float">
            <text:p>300,027</text:p>
          </table:table-cell>
          <table:table-cell office:value-type="float" office:value="300.023" calcext:value-type="float">
            <text:p>300,023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25" calcext:value-type="float">
            <text:p>300,025</text:p>
          </table:table-cell>
          <table:table-cell office:value-type="float" office:value="300.029" calcext:value-type="float">
            <text:p>300,029</text:p>
          </table:table-cell>
          <table:table-cell office:value-type="float" office:value="300.032" calcext:value-type="float">
            <text:p>300,032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00.039" calcext:value-type="float">
            <text:p>300,039</text:p>
          </table:table-cell>
          <table:table-cell office:value-type="float" office:value="300.041" calcext:value-type="float">
            <text:p>300,041</text:p>
          </table:table-cell>
          <table:table-cell office:value-type="float" office:value="300.044" calcext:value-type="float">
            <text:p>300,044</text:p>
          </table:table-cell>
          <table:table-cell office:value-type="float" office:value="300.046" calcext:value-type="float">
            <text:p>300,046</text:p>
          </table:table-cell>
          <table:table-cell office:value-type="float" office:value="300.048" calcext:value-type="float">
            <text:p>300,048</text:p>
          </table:table-cell>
          <table:table-cell office:value-type="float" office:value="300.05" calcext:value-type="float">
            <text:p>300,05</text:p>
          </table:table-cell>
          <table:table-cell office:value-type="float" office:value="300.051" calcext:value-type="float">
            <text:p>300,051</text:p>
          </table:table-cell>
          <table:table-cell office:value-type="float" office:value="300.052" calcext:value-type="float">
            <text:p>300,052</text:p>
          </table:table-cell>
          <table:table-cell table:number-columns-repeated="4" office:value-type="float" office:value="300.053" calcext:value-type="float">
            <text:p>300,053</text:p>
          </table:table-cell>
          <table:table-cell office:value-type="float" office:value="300.052" calcext:value-type="float">
            <text:p>300,052</text:p>
          </table:table-cell>
          <table:table-cell office:value-type="float" office:value="300.051" calcext:value-type="float">
            <text:p>300,051</text:p>
          </table:table-cell>
          <table:table-cell office:value-type="float" office:value="300.05" calcext:value-type="float">
            <text:p>300,05</text:p>
          </table:table-cell>
          <table:table-cell office:value-type="float" office:value="300.048" calcext:value-type="float">
            <text:p>300,048</text:p>
          </table:table-cell>
          <table:table-cell office:value-type="float" office:value="300.046" calcext:value-type="float">
            <text:p>300,046</text:p>
          </table:table-cell>
          <table:table-cell office:value-type="float" office:value="300.044" calcext:value-type="float">
            <text:p>300,044</text:p>
          </table:table-cell>
          <table:table-cell office:value-type="float" office:value="300.041" calcext:value-type="float">
            <text:p>300,041</text:p>
          </table:table-cell>
          <table:table-cell office:value-type="float" office:value="300.038" calcext:value-type="float">
            <text:p>300,038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00.032" calcext:value-type="float">
            <text:p>300,032</text:p>
          </table:table-cell>
          <table:table-cell office:value-type="float" office:value="300.028" calcext:value-type="float">
            <text:p>300,028</text:p>
          </table:table-cell>
          <table:table-cell office:value-type="float" office:value="300.025" calcext:value-type="float">
            <text:p>300,025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12" calcext:value-type="float">
            <text:p>300,012</text:p>
          </table:table-cell>
          <table:table-cell office:value-type="float" office:value="300.015" calcext:value-type="float">
            <text:p>300,015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22" calcext:value-type="float">
            <text:p>300,022</text:p>
          </table:table-cell>
          <table:table-cell office:value-type="float" office:value="300.026" calcext:value-type="float">
            <text:p>300,026</text:p>
          </table:table-cell>
          <table:table-cell office:value-type="float" office:value="300.029" calcext:value-type="float">
            <text:p>300,029</text:p>
          </table:table-cell>
          <table:table-cell office:value-type="float" office:value="300.032" calcext:value-type="float">
            <text:p>300,032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00.037" calcext:value-type="float">
            <text:p>300,037</text:p>
          </table:table-cell>
          <table:table-cell office:value-type="float" office:value="300.04" calcext:value-type="float">
            <text:p>300,04</text:p>
          </table:table-cell>
          <table:table-cell office:value-type="float" office:value="300.042" calcext:value-type="float">
            <text:p>300,042</text:p>
          </table:table-cell>
          <table:table-cell office:value-type="float" office:value="300.044" calcext:value-type="float">
            <text:p>300,044</text:p>
          </table:table-cell>
          <table:table-cell office:value-type="float" office:value="300.045" calcext:value-type="float">
            <text:p>300,045</text:p>
          </table:table-cell>
          <table:table-cell office:value-type="float" office:value="300.046" calcext:value-type="float">
            <text:p>300,046</text:p>
          </table:table-cell>
          <table:table-cell office:value-type="float" office:value="300.047" calcext:value-type="float">
            <text:p>300,047</text:p>
          </table:table-cell>
          <table:table-cell table:number-columns-repeated="4" office:value-type="float" office:value="300.048" calcext:value-type="float">
            <text:p>300,048</text:p>
          </table:table-cell>
          <table:table-cell office:value-type="float" office:value="300.047" calcext:value-type="float">
            <text:p>300,047</text:p>
          </table:table-cell>
          <table:table-cell office:value-type="float" office:value="300.046" calcext:value-type="float">
            <text:p>300,046</text:p>
          </table:table-cell>
          <table:table-cell office:value-type="float" office:value="300.045" calcext:value-type="float">
            <text:p>300,045</text:p>
          </table:table-cell>
          <table:table-cell office:value-type="float" office:value="300.043" calcext:value-type="float">
            <text:p>300,043</text:p>
          </table:table-cell>
          <table:table-cell office:value-type="float" office:value="300.042" calcext:value-type="float">
            <text:p>300,042</text:p>
          </table:table-cell>
          <table:table-cell office:value-type="float" office:value="300.04" calcext:value-type="float">
            <text:p>300,04</text:p>
          </table:table-cell>
          <table:table-cell office:value-type="float" office:value="300.037" calcext:value-type="float">
            <text:p>300,037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00.032" calcext:value-type="float">
            <text:p>300,032</text:p>
          </table:table-cell>
          <table:table-cell office:value-type="float" office:value="300.029" calcext:value-type="float">
            <text:p>300,029</text:p>
          </table:table-cell>
          <table:table-cell office:value-type="float" office:value="300.026" calcext:value-type="float">
            <text:p>300,026</text:p>
          </table:table-cell>
          <table:table-cell office:value-type="float" office:value="300.022" calcext:value-type="float">
            <text:p>300,022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15" calcext:value-type="float">
            <text:p>300,015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2" calcext:value-type="float">
            <text:p>300,02</text:p>
          </table:table-cell>
          <table:table-cell office:value-type="float" office:value="300.023" calcext:value-type="float">
            <text:p>300,023</text:p>
          </table:table-cell>
          <table:table-cell office:value-type="float" office:value="300.026" calcext:value-type="float">
            <text:p>300,026</text:p>
          </table:table-cell>
          <table:table-cell office:value-type="float" office:value="300.029" calcext:value-type="float">
            <text:p>300,029</text:p>
          </table:table-cell>
          <table:table-cell office:value-type="float" office:value="300.031" calcext:value-type="float">
            <text:p>300,031</text:p>
          </table:table-cell>
          <table:table-cell office:value-type="float" office:value="300.034" calcext:value-type="float">
            <text:p>300,034</text:p>
          </table:table-cell>
          <table:table-cell office:value-type="float" office:value="300.036" calcext:value-type="float">
            <text:p>300,036</text:p>
          </table:table-cell>
          <table:table-cell office:value-type="float" office:value="300.038" calcext:value-type="float">
            <text:p>300,038</text:p>
          </table:table-cell>
          <table:table-cell office:value-type="float" office:value="300.039" calcext:value-type="float">
            <text:p>300,039</text:p>
          </table:table-cell>
          <table:table-cell office:value-type="float" office:value="300.041" calcext:value-type="float">
            <text:p>300,041</text:p>
          </table:table-cell>
          <table:table-cell office:value-type="float" office:value="300.042" calcext:value-type="float">
            <text:p>300,042</text:p>
          </table:table-cell>
          <table:table-cell table:number-columns-repeated="6" office:value-type="float" office:value="300.043" calcext:value-type="float">
            <text:p>300,043</text:p>
          </table:table-cell>
          <table:table-cell office:value-type="float" office:value="300.042" calcext:value-type="float">
            <text:p>300,042</text:p>
          </table:table-cell>
          <table:table-cell office:value-type="float" office:value="300.041" calcext:value-type="float">
            <text:p>300,041</text:p>
          </table:table-cell>
          <table:table-cell office:value-type="float" office:value="300.039" calcext:value-type="float">
            <text:p>300,039</text:p>
          </table:table-cell>
          <table:table-cell office:value-type="float" office:value="300.038" calcext:value-type="float">
            <text:p>300,038</text:p>
          </table:table-cell>
          <table:table-cell office:value-type="float" office:value="300.036" calcext:value-type="float">
            <text:p>300,036</text:p>
          </table:table-cell>
          <table:table-cell office:value-type="float" office:value="300.034" calcext:value-type="float">
            <text:p>300,034</text:p>
          </table:table-cell>
          <table:table-cell office:value-type="float" office:value="300.031" calcext:value-type="float">
            <text:p>300,031</text:p>
          </table:table-cell>
          <table:table-cell office:value-type="float" office:value="300.029" calcext:value-type="float">
            <text:p>300,029</text:p>
          </table:table-cell>
          <table:table-cell office:value-type="float" office:value="300.026" calcext:value-type="float">
            <text:p>300,026</text:p>
          </table:table-cell>
          <table:table-cell office:value-type="float" office:value="300.023" calcext:value-type="float">
            <text:p>300,023</text:p>
          </table:table-cell>
          <table:table-cell office:value-type="float" office:value="300.02" calcext:value-type="float">
            <text:p>300,02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12" calcext:value-type="float">
            <text:p>300,012</text:p>
          </table:table-cell>
          <table:table-cell office:value-type="float" office:value="300.015" calcext:value-type="float">
            <text:p>300,015</text:p>
          </table:table-cell>
          <table:table-cell office:value-type="float" office:value="300.018" calcext:value-type="float">
            <text:p>300,018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24" calcext:value-type="float">
            <text:p>300,024</text:p>
          </table:table-cell>
          <table:table-cell office:value-type="float" office:value="300.026" calcext:value-type="float">
            <text:p>300,026</text:p>
          </table:table-cell>
          <table:table-cell office:value-type="float" office:value="300.028" calcext:value-type="float">
            <text:p>300,028</text:p>
          </table:table-cell>
          <table:table-cell office:value-type="float" office:value="300.03" calcext:value-type="float">
            <text:p>300,03</text:p>
          </table:table-cell>
          <table:table-cell office:value-type="float" office:value="300.032" calcext:value-type="float">
            <text:p>300,032</text:p>
          </table:table-cell>
          <table:table-cell office:value-type="float" office:value="300.034" calcext:value-type="float">
            <text:p>300,034</text:p>
          </table:table-cell>
          <table:table-cell office:value-type="float" office:value="300.036" calcext:value-type="float">
            <text:p>300,036</text:p>
          </table:table-cell>
          <table:table-cell office:value-type="float" office:value="300.037" calcext:value-type="float">
            <text:p>300,037</text:p>
          </table:table-cell>
          <table:table-cell office:value-type="float" office:value="300.038" calcext:value-type="float">
            <text:p>300,038</text:p>
          </table:table-cell>
          <table:table-cell table:number-columns-repeated="5" office:value-type="float" office:value="300.039" calcext:value-type="float">
            <text:p>300,039</text:p>
          </table:table-cell>
          <table:table-cell table:number-columns-repeated="2" office:value-type="float" office:value="300.038" calcext:value-type="float">
            <text:p>300,038</text:p>
          </table:table-cell>
          <table:table-cell office:value-type="float" office:value="300.037" calcext:value-type="float">
            <text:p>300,037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00.034" calcext:value-type="float">
            <text:p>300,034</text:p>
          </table:table-cell>
          <table:table-cell office:value-type="float" office:value="300.032" calcext:value-type="float">
            <text:p>300,032</text:p>
          </table:table-cell>
          <table:table-cell office:value-type="float" office:value="300.03" calcext:value-type="float">
            <text:p>300,03</text:p>
          </table:table-cell>
          <table:table-cell office:value-type="float" office:value="300.028" calcext:value-type="float">
            <text:p>300,028</text:p>
          </table:table-cell>
          <table:table-cell office:value-type="float" office:value="300.026" calcext:value-type="float">
            <text:p>300,026</text:p>
          </table:table-cell>
          <table:table-cell office:value-type="float" office:value="300.024" calcext:value-type="float">
            <text:p>300,024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18" calcext:value-type="float">
            <text:p>300,018</text:p>
          </table:table-cell>
          <table:table-cell office:value-type="float" office:value="300.015" calcext:value-type="float">
            <text:p>300,015</text:p>
          </table:table-cell>
          <table:table-cell office:value-type="float" office:value="300.012" calcext:value-type="float">
            <text:p>300,012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24" calcext:value-type="float">
            <text:p>300,024</text:p>
          </table:table-cell>
          <table:table-cell office:value-type="float" office:value="300.026" calcext:value-type="float">
            <text:p>300,026</text:p>
          </table:table-cell>
          <table:table-cell office:value-type="float" office:value="300.028" calcext:value-type="float">
            <text:p>300,028</text:p>
          </table:table-cell>
          <table:table-cell office:value-type="float" office:value="300.029" calcext:value-type="float">
            <text:p>300,029</text:p>
          </table:table-cell>
          <table:table-cell office:value-type="float" office:value="300.031" calcext:value-type="float">
            <text:p>300,031</text:p>
          </table:table-cell>
          <table:table-cell office:value-type="float" office:value="300.032" calcext:value-type="float">
            <text:p>300,032</text:p>
          </table:table-cell>
          <table:table-cell office:value-type="float" office:value="300.033" calcext:value-type="float">
            <text:p>300,033</text:p>
          </table:table-cell>
          <table:table-cell office:value-type="float" office:value="300.034" calcext:value-type="float">
            <text:p>300,034</text:p>
          </table:table-cell>
          <table:table-cell table:number-columns-repeated="6" office:value-type="float" office:value="300.035" calcext:value-type="float">
            <text:p>300,035</text:p>
          </table:table-cell>
          <table:table-cell office:value-type="float" office:value="300.034" calcext:value-type="float">
            <text:p>300,034</text:p>
          </table:table-cell>
          <table:table-cell office:value-type="float" office:value="300.033" calcext:value-type="float">
            <text:p>300,033</text:p>
          </table:table-cell>
          <table:table-cell office:value-type="float" office:value="300.032" calcext:value-type="float">
            <text:p>300,032</text:p>
          </table:table-cell>
          <table:table-cell office:value-type="float" office:value="300.031" calcext:value-type="float">
            <text:p>300,031</text:p>
          </table:table-cell>
          <table:table-cell office:value-type="float" office:value="300.029" calcext:value-type="float">
            <text:p>300,029</text:p>
          </table:table-cell>
          <table:table-cell office:value-type="float" office:value="300.027" calcext:value-type="float">
            <text:p>300,027</text:p>
          </table:table-cell>
          <table:table-cell office:value-type="float" office:value="300.026" calcext:value-type="float">
            <text:p>300,026</text:p>
          </table:table-cell>
          <table:table-cell office:value-type="float" office:value="300.023" calcext:value-type="float">
            <text:p>300,023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16" calcext:value-type="float">
            <text:p>300,016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15" calcext:value-type="float">
            <text:p>300,015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23" calcext:value-type="float">
            <text:p>300,023</text:p>
          </table:table-cell>
          <table:table-cell office:value-type="float" office:value="300.025" calcext:value-type="float">
            <text:p>300,025</text:p>
          </table:table-cell>
          <table:table-cell office:value-type="float" office:value="300.026" calcext:value-type="float">
            <text:p>300,026</text:p>
          </table:table-cell>
          <table:table-cell office:value-type="float" office:value="300.028" calcext:value-type="float">
            <text:p>300,028</text:p>
          </table:table-cell>
          <table:table-cell office:value-type="float" office:value="300.029" calcext:value-type="float">
            <text:p>300,029</text:p>
          </table:table-cell>
          <table:table-cell office:value-type="float" office:value="300.03" calcext:value-type="float">
            <text:p>300,03</text:p>
          </table:table-cell>
          <table:table-cell table:number-columns-repeated="2" office:value-type="float" office:value="300.031" calcext:value-type="float">
            <text:p>300,031</text:p>
          </table:table-cell>
          <table:table-cell table:number-columns-repeated="4" office:value-type="float" office:value="300.032" calcext:value-type="float">
            <text:p>300,032</text:p>
          </table:table-cell>
          <table:table-cell table:number-columns-repeated="2" office:value-type="float" office:value="300.031" calcext:value-type="float">
            <text:p>300,031</text:p>
          </table:table-cell>
          <table:table-cell office:value-type="float" office:value="300.03" calcext:value-type="float">
            <text:p>300,03</text:p>
          </table:table-cell>
          <table:table-cell office:value-type="float" office:value="300.029" calcext:value-type="float">
            <text:p>300,029</text:p>
          </table:table-cell>
          <table:table-cell office:value-type="float" office:value="300.028" calcext:value-type="float">
            <text:p>300,028</text:p>
          </table:table-cell>
          <table:table-cell office:value-type="float" office:value="300.026" calcext:value-type="float">
            <text:p>300,026</text:p>
          </table:table-cell>
          <table:table-cell office:value-type="float" office:value="300.025" calcext:value-type="float">
            <text:p>300,025</text:p>
          </table:table-cell>
          <table:table-cell office:value-type="float" office:value="300.023" calcext:value-type="float">
            <text:p>300,023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15" calcext:value-type="float">
            <text:p>300,015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15" calcext:value-type="float">
            <text:p>300,015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22" calcext:value-type="float">
            <text:p>300,022</text:p>
          </table:table-cell>
          <table:table-cell office:value-type="float" office:value="300.024" calcext:value-type="float">
            <text:p>300,024</text:p>
          </table:table-cell>
          <table:table-cell office:value-type="float" office:value="300.025" calcext:value-type="float">
            <text:p>300,025</text:p>
          </table:table-cell>
          <table:table-cell office:value-type="float" office:value="300.026" calcext:value-type="float">
            <text:p>300,026</text:p>
          </table:table-cell>
          <table:table-cell office:value-type="float" office:value="300.027" calcext:value-type="float">
            <text:p>300,027</text:p>
          </table:table-cell>
          <table:table-cell table:number-columns-repeated="2" office:value-type="float" office:value="300.028" calcext:value-type="float">
            <text:p>300,028</text:p>
          </table:table-cell>
          <table:table-cell table:number-columns-repeated="4" office:value-type="float" office:value="300.029" calcext:value-type="float">
            <text:p>300,029</text:p>
          </table:table-cell>
          <table:table-cell table:number-columns-repeated="2" office:value-type="float" office:value="300.028" calcext:value-type="float">
            <text:p>300,028</text:p>
          </table:table-cell>
          <table:table-cell office:value-type="float" office:value="300.027" calcext:value-type="float">
            <text:p>300,027</text:p>
          </table:table-cell>
          <table:table-cell office:value-type="float" office:value="300.026" calcext:value-type="float">
            <text:p>300,026</text:p>
          </table:table-cell>
          <table:table-cell office:value-type="float" office:value="300.025" calcext:value-type="float">
            <text:p>300,025</text:p>
          </table:table-cell>
          <table:table-cell office:value-type="float" office:value="300.024" calcext:value-type="float">
            <text:p>300,024</text:p>
          </table:table-cell>
          <table:table-cell office:value-type="float" office:value="300.022" calcext:value-type="float">
            <text:p>300,022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15" calcext:value-type="float">
            <text:p>300,015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12" calcext:value-type="float">
            <text:p>300,012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16" calcext:value-type="float">
            <text:p>300,016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2" calcext:value-type="float">
            <text:p>300,02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23" calcext:value-type="float">
            <text:p>300,023</text:p>
          </table:table-cell>
          <table:table-cell table:number-columns-repeated="2" office:value-type="float" office:value="300.024" calcext:value-type="float">
            <text:p>300,024</text:p>
          </table:table-cell>
          <table:table-cell office:value-type="float" office:value="300.025" calcext:value-type="float">
            <text:p>300,025</text:p>
          </table:table-cell>
          <table:table-cell table:number-columns-repeated="5" office:value-type="float" office:value="300.026" calcext:value-type="float">
            <text:p>300,026</text:p>
          </table:table-cell>
          <table:table-cell table:number-columns-repeated="2" office:value-type="float" office:value="300.025" calcext:value-type="float">
            <text:p>300,025</text:p>
          </table:table-cell>
          <table:table-cell office:value-type="float" office:value="300.024" calcext:value-type="float">
            <text:p>300,024</text:p>
          </table:table-cell>
          <table:table-cell table:number-columns-repeated="2" office:value-type="float" office:value="300.023" calcext:value-type="float">
            <text:p>300,023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2" calcext:value-type="float">
            <text:p>300,02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16" calcext:value-type="float">
            <text:p>300,016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12" calcext:value-type="float">
            <text:p>300,012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16" calcext:value-type="float">
            <text:p>300,016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18" calcext:value-type="float">
            <text:p>300,018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2" calcext:value-type="float">
            <text:p>300,02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22" calcext:value-type="float">
            <text:p>300,022</text:p>
          </table:table-cell>
          <table:table-cell table:number-columns-repeated="8" office:value-type="float" office:value="300.023" calcext:value-type="float">
            <text:p>300,023</text:p>
          </table:table-cell>
          <table:table-cell office:value-type="float" office:value="300.022" calcext:value-type="float">
            <text:p>300,022</text:p>
          </table:table-cell>
          <table:table-cell office:value-type="float" office:value="300.021" calcext:value-type="float">
            <text:p>300,021</text:p>
          </table:table-cell>
          <table:table-cell office:value-type="float" office:value="300.02" calcext:value-type="float">
            <text:p>300,02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18" calcext:value-type="float">
            <text:p>300,018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16" calcext:value-type="float">
            <text:p>300,016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15" calcext:value-type="float">
            <text:p>300,015</text:p>
          </table:table-cell>
          <table:table-cell office:value-type="float" office:value="300.016" calcext:value-type="float">
            <text:p>300,016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18" calcext:value-type="float">
            <text:p>300,018</text:p>
          </table:table-cell>
          <table:table-cell office:value-type="float" office:value="300.019" calcext:value-type="float">
            <text:p>300,019</text:p>
          </table:table-cell>
          <table:table-cell table:number-columns-repeated="2" office:value-type="float" office:value="300.02" calcext:value-type="float">
            <text:p>300,02</text:p>
          </table:table-cell>
          <table:table-cell table:number-columns-repeated="6" office:value-type="float" office:value="300.021" calcext:value-type="float">
            <text:p>300,021</text:p>
          </table:table-cell>
          <table:table-cell table:number-columns-repeated="2" office:value-type="float" office:value="300.02" calcext:value-type="float">
            <text:p>300,02</text:p>
          </table:table-cell>
          <table:table-cell office:value-type="float" office:value="300.019" calcext:value-type="float">
            <text:p>300,019</text:p>
          </table:table-cell>
          <table:table-cell office:value-type="float" office:value="300.018" calcext:value-type="float">
            <text:p>300,018</text:p>
          </table:table-cell>
          <table:table-cell office:value-type="float" office:value="300.017" calcext:value-type="float">
            <text:p>300,017</text:p>
          </table:table-cell>
          <table:table-cell office:value-type="float" office:value="300.016" calcext:value-type="float">
            <text:p>300,016</text:p>
          </table:table-cell>
          <table:table-cell office:value-type="float" office:value="300.015" calcext:value-type="float">
            <text:p>300,015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15" calcext:value-type="float">
            <text:p>300,015</text:p>
          </table:table-cell>
          <table:table-cell office:value-type="float" office:value="300.016" calcext:value-type="float">
            <text:p>300,016</text:p>
          </table:table-cell>
          <table:table-cell table:number-columns-repeated="2" office:value-type="float" office:value="300.017" calcext:value-type="float">
            <text:p>300,017</text:p>
          </table:table-cell>
          <table:table-cell table:number-columns-repeated="2" office:value-type="float" office:value="300.018" calcext:value-type="float">
            <text:p>300,018</text:p>
          </table:table-cell>
          <table:table-cell table:number-columns-repeated="6" office:value-type="float" office:value="300.019" calcext:value-type="float">
            <text:p>300,019</text:p>
          </table:table-cell>
          <table:table-cell table:number-columns-repeated="2" office:value-type="float" office:value="300.018" calcext:value-type="float">
            <text:p>300,018</text:p>
          </table:table-cell>
          <table:table-cell office:value-type="float" office:value="300.017" calcext:value-type="float">
            <text:p>300,017</text:p>
          </table:table-cell>
          <table:table-cell table:number-columns-repeated="2" office:value-type="float" office:value="300.016" calcext:value-type="float">
            <text:p>300,016</text:p>
          </table:table-cell>
          <table:table-cell office:value-type="float" office:value="300.015" calcext:value-type="float">
            <text:p>300,015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1" calcext:value-type="float">
            <text:p>300,001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12" calcext:value-type="float">
            <text:p>300,012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14" calcext:value-type="float">
            <text:p>300,014</text:p>
          </table:table-cell>
          <table:table-cell table:number-columns-repeated="2" office:value-type="float" office:value="300.015" calcext:value-type="float">
            <text:p>300,015</text:p>
          </table:table-cell>
          <table:table-cell table:number-columns-repeated="2" office:value-type="float" office:value="300.016" calcext:value-type="float">
            <text:p>300,016</text:p>
          </table:table-cell>
          <table:table-cell table:number-columns-repeated="6" office:value-type="float" office:value="300.017" calcext:value-type="float">
            <text:p>300,017</text:p>
          </table:table-cell>
          <table:table-cell table:number-columns-repeated="2" office:value-type="float" office:value="300.016" calcext:value-type="float">
            <text:p>300,016</text:p>
          </table:table-cell>
          <table:table-cell table:number-columns-repeated="2" office:value-type="float" office:value="300.015" calcext:value-type="float">
            <text:p>300,015</text:p>
          </table:table-cell>
          <table:table-cell office:value-type="float" office:value="300.014" calcext:value-type="float">
            <text:p>300,014</text:p>
          </table:table-cell>
          <table:table-cell office:value-type="float" office:value="300.013" calcext:value-type="float">
            <text:p>300,013</text:p>
          </table:table-cell>
          <table:table-cell office:value-type="float" office:value="300.012" calcext:value-type="float">
            <text:p>300,012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.001" calcext:value-type="float">
            <text:p>300,0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1" calcext:value-type="float">
            <text:p>300,001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12" calcext:value-type="float">
            <text:p>300,012</text:p>
          </table:table-cell>
          <table:table-cell table:number-columns-repeated="2" office:value-type="float" office:value="300.013" calcext:value-type="float">
            <text:p>300,013</text:p>
          </table:table-cell>
          <table:table-cell table:number-columns-repeated="2" office:value-type="float" office:value="300.014" calcext:value-type="float">
            <text:p>300,014</text:p>
          </table:table-cell>
          <table:table-cell table:number-columns-repeated="8" office:value-type="float" office:value="300.015" calcext:value-type="float">
            <text:p>300,015</text:p>
          </table:table-cell>
          <table:table-cell table:number-columns-repeated="2" office:value-type="float" office:value="300.014" calcext:value-type="float">
            <text:p>300,014</text:p>
          </table:table-cell>
          <table:table-cell table:number-columns-repeated="2" office:value-type="float" office:value="300.013" calcext:value-type="float">
            <text:p>300,013</text:p>
          </table:table-cell>
          <table:table-cell office:value-type="float" office:value="300.012" calcext:value-type="float">
            <text:p>300,012</text:p>
          </table:table-cell>
          <table:table-cell office:value-type="float" office:value="300.011" calcext:value-type="float">
            <text:p>300,011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.001" calcext:value-type="float">
            <text:p>300,0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1" calcext:value-type="float">
            <text:p>300,001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1" calcext:value-type="float">
            <text:p>300,01</text:p>
          </table:table-cell>
          <table:table-cell table:number-columns-repeated="2" office:value-type="float" office:value="300.011" calcext:value-type="float">
            <text:p>300,011</text:p>
          </table:table-cell>
          <table:table-cell office:value-type="float" office:value="300.012" calcext:value-type="float">
            <text:p>300,012</text:p>
          </table:table-cell>
          <table:table-cell table:number-columns-repeated="3" office:value-type="float" office:value="300.013" calcext:value-type="float">
            <text:p>300,013</text:p>
          </table:table-cell>
          <table:table-cell table:number-columns-repeated="6" office:value-type="float" office:value="300.014" calcext:value-type="float">
            <text:p>300,014</text:p>
          </table:table-cell>
          <table:table-cell table:number-columns-repeated="3" office:value-type="float" office:value="300.013" calcext:value-type="float">
            <text:p>300,013</text:p>
          </table:table-cell>
          <table:table-cell office:value-type="float" office:value="300.012" calcext:value-type="float">
            <text:p>300,012</text:p>
          </table:table-cell>
          <table:table-cell table:number-columns-repeated="2" office:value-type="float" office:value="300.011" calcext:value-type="float">
            <text:p>300,011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07" calcext:value-type="float">
            <text:p>300,007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.001" calcext:value-type="float">
            <text:p>300,0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1" calcext:value-type="float">
            <text:p>300,001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6" calcext:value-type="float">
            <text:p>300,006</text:p>
          </table:table-cell>
          <table:table-cell table:number-columns-repeated="2" office:value-type="float" office:value="300.007" calcext:value-type="float">
            <text:p>300,007</text:p>
          </table:table-cell>
          <table:table-cell office:value-type="float" office:value="300.008" calcext:value-type="float">
            <text:p>300,008</text:p>
          </table:table-cell>
          <table:table-cell office:value-type="float" office:value="300.009" calcext:value-type="float">
            <text:p>300,009</text:p>
          </table:table-cell>
          <table:table-cell table:number-columns-repeated="2" office:value-type="float" office:value="300.01" calcext:value-type="float">
            <text:p>300,01</text:p>
          </table:table-cell>
          <table:table-cell table:number-columns-repeated="2" office:value-type="float" office:value="300.011" calcext:value-type="float">
            <text:p>300,011</text:p>
          </table:table-cell>
          <table:table-cell table:number-columns-repeated="10" office:value-type="float" office:value="300.012" calcext:value-type="float">
            <text:p>300,012</text:p>
          </table:table-cell>
          <table:table-cell table:number-columns-repeated="2" office:value-type="float" office:value="300.011" calcext:value-type="float">
            <text:p>300,011</text:p>
          </table:table-cell>
          <table:table-cell table:number-columns-repeated="2" office:value-type="float" office:value="300.01" calcext:value-type="float">
            <text:p>300,01</text:p>
          </table:table-cell>
          <table:table-cell office:value-type="float" office:value="300.009" calcext:value-type="float">
            <text:p>300,009</text:p>
          </table:table-cell>
          <table:table-cell office:value-type="float" office:value="300.008" calcext:value-type="float">
            <text:p>300,008</text:p>
          </table:table-cell>
          <table:table-cell table:number-columns-repeated="2" office:value-type="float" office:value="300.007" calcext:value-type="float">
            <text:p>300,007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.001" calcext:value-type="float">
            <text:p>300,0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1" calcext:value-type="float">
            <text:p>300,001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.003" calcext:value-type="float">
            <text:p>300,003</text:p>
          </table:table-cell>
          <table:table-cell table:number-columns-repeated="2" office:value-type="float" office:value="300.004" calcext:value-type="float">
            <text:p>300,004</text:p>
          </table:table-cell>
          <table:table-cell office:value-type="float" office:value="300.005" calcext:value-type="float">
            <text:p>300,005</text:p>
          </table:table-cell>
          <table:table-cell office:value-type="float" office:value="300.006" calcext:value-type="float">
            <text:p>300,006</text:p>
          </table:table-cell>
          <table:table-cell table:number-columns-repeated="2" office:value-type="float" office:value="300.007" calcext:value-type="float">
            <text:p>300,007</text:p>
          </table:table-cell>
          <table:table-cell office:value-type="float" office:value="300.008" calcext:value-type="float">
            <text:p>300,008</text:p>
          </table:table-cell>
          <table:table-cell table:number-columns-repeated="2" office:value-type="float" office:value="300.009" calcext:value-type="float">
            <text:p>300,009</text:p>
          </table:table-cell>
          <table:table-cell table:number-columns-repeated="3" office:value-type="float" office:value="300.01" calcext:value-type="float">
            <text:p>300,01</text:p>
          </table:table-cell>
          <table:table-cell table:number-columns-repeated="8" office:value-type="float" office:value="300.011" calcext:value-type="float">
            <text:p>300,011</text:p>
          </table:table-cell>
          <table:table-cell table:number-columns-repeated="3" office:value-type="float" office:value="300.01" calcext:value-type="float">
            <text:p>300,01</text:p>
          </table:table-cell>
          <table:table-cell table:number-columns-repeated="2" office:value-type="float" office:value="300.009" calcext:value-type="float">
            <text:p>300,009</text:p>
          </table:table-cell>
          <table:table-cell office:value-type="float" office:value="300.008" calcext:value-type="float">
            <text:p>300,008</text:p>
          </table:table-cell>
          <table:table-cell table:number-columns-repeated="2" office:value-type="float" office:value="300.007" calcext:value-type="float">
            <text:p>300,007</text:p>
          </table:table-cell>
          <table:table-cell office:value-type="float" office:value="300.006" calcext:value-type="float">
            <text:p>300,006</text:p>
          </table:table-cell>
          <table:table-cell office:value-type="float" office:value="300.005" calcext:value-type="float">
            <text:p>300,005</text:p>
          </table:table-cell>
          <table:table-cell table:number-columns-repeated="2" office:value-type="float" office:value="300.004" calcext:value-type="float">
            <text:p>300,004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.001" calcext:value-type="float">
            <text:p>300,0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001" calcext:value-type="float">
            <text:p>300,001</text:p>
          </table:table-cell>
          <table:table-cell table:number-columns-repeated="2" office:value-type="float" office:value="300.002" calcext:value-type="float">
            <text:p>300,002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.004" calcext:value-type="float">
            <text:p>300,004</text:p>
          </table:table-cell>
          <table:table-cell table:number-columns-repeated="2" office:value-type="float" office:value="300.005" calcext:value-type="float">
            <text:p>300,005</text:p>
          </table:table-cell>
          <table:table-cell office:value-type="float" office:value="300.006" calcext:value-type="float">
            <text:p>300,006</text:p>
          </table:table-cell>
          <table:table-cell table:number-columns-repeated="2" office:value-type="float" office:value="300.007" calcext:value-type="float">
            <text:p>300,007</text:p>
          </table:table-cell>
          <table:table-cell table:number-columns-repeated="2" office:value-type="float" office:value="300.008" calcext:value-type="float">
            <text:p>300,008</text:p>
          </table:table-cell>
          <table:table-cell table:number-columns-repeated="3" office:value-type="float" office:value="300.009" calcext:value-type="float">
            <text:p>300,009</text:p>
          </table:table-cell>
          <table:table-cell table:number-columns-repeated="8" office:value-type="float" office:value="300.01" calcext:value-type="float">
            <text:p>300,01</text:p>
          </table:table-cell>
          <table:table-cell table:number-columns-repeated="3" office:value-type="float" office:value="300.009" calcext:value-type="float">
            <text:p>300,009</text:p>
          </table:table-cell>
          <table:table-cell table:number-columns-repeated="2" office:value-type="float" office:value="300.008" calcext:value-type="float">
            <text:p>300,008</text:p>
          </table:table-cell>
          <table:table-cell table:number-columns-repeated="2" office:value-type="float" office:value="300.007" calcext:value-type="float">
            <text:p>300,007</text:p>
          </table:table-cell>
          <table:table-cell office:value-type="float" office:value="300.006" calcext:value-type="float">
            <text:p>300,006</text:p>
          </table:table-cell>
          <table:table-cell table:number-columns-repeated="2" office:value-type="float" office:value="300.005" calcext:value-type="float">
            <text:p>300,005</text:p>
          </table:table-cell>
          <table:table-cell office:value-type="float" office:value="300.004" calcext:value-type="float">
            <text:p>300,004</text:p>
          </table:table-cell>
          <table:table-cell office:value-type="float" office:value="300.003" calcext:value-type="float">
            <text:p>300,003</text:p>
          </table:table-cell>
          <table:table-cell table:number-columns-repeated="2" office:value-type="float" office:value="300.002" calcext:value-type="float">
            <text:p>300,002</text:p>
          </table:table-cell>
          <table:table-cell office:value-type="float" office:value="300.001" calcext:value-type="float">
            <text:p>300,0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300.001" calcext:value-type="float">
            <text:p>300,001</text:p>
          </table:table-cell>
          <table:table-cell office:value-type="float" office:value="300.002" calcext:value-type="float">
            <text:p>300,002</text:p>
          </table:table-cell>
          <table:table-cell office:value-type="float" office:value="300.003" calcext:value-type="float">
            <text:p>300,003</text:p>
          </table:table-cell>
          <table:table-cell table:number-columns-repeated="2" office:value-type="float" office:value="300.004" calcext:value-type="float">
            <text:p>300,004</text:p>
          </table:table-cell>
          <table:table-cell table:number-columns-repeated="2" office:value-type="float" office:value="300.005" calcext:value-type="float">
            <text:p>300,005</text:p>
          </table:table-cell>
          <table:table-cell table:number-columns-repeated="2" office:value-type="float" office:value="300.006" calcext:value-type="float">
            <text:p>300,006</text:p>
          </table:table-cell>
          <table:table-cell table:number-columns-repeated="2" office:value-type="float" office:value="300.007" calcext:value-type="float">
            <text:p>300,007</text:p>
          </table:table-cell>
          <table:table-cell table:number-columns-repeated="3" office:value-type="float" office:value="300.008" calcext:value-type="float">
            <text:p>300,008</text:p>
          </table:table-cell>
          <table:table-cell table:number-columns-repeated="8" office:value-type="float" office:value="300.009" calcext:value-type="float">
            <text:p>300,009</text:p>
          </table:table-cell>
          <table:table-cell table:number-columns-repeated="3" office:value-type="float" office:value="300.008" calcext:value-type="float">
            <text:p>300,008</text:p>
          </table:table-cell>
          <table:table-cell table:number-columns-repeated="2" office:value-type="float" office:value="300.007" calcext:value-type="float">
            <text:p>300,007</text:p>
          </table:table-cell>
          <table:table-cell table:number-columns-repeated="2" office:value-type="float" office:value="300.006" calcext:value-type="float">
            <text:p>300,006</text:p>
          </table:table-cell>
          <table:table-cell table:number-columns-repeated="2" office:value-type="float" office:value="300.005" calcext:value-type="float">
            <text:p>300,005</text:p>
          </table:table-cell>
          <table:table-cell table:number-columns-repeated="2" office:value-type="float" office:value="300.004" calcext:value-type="float">
            <text:p>300,004</text:p>
          </table:table-cell>
          <table:table-cell office:value-type="float" office:value="300.003" calcext:value-type="float">
            <text:p>300,003</text:p>
          </table:table-cell>
          <table:table-cell office:value-type="float" office:value="300.002" calcext:value-type="float">
            <text:p>300,002</text:p>
          </table:table-cell>
          <table:table-cell table:number-columns-repeated="2" office:value-type="float" office:value="300.001" calcext:value-type="float">
            <text:p>300,0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300.001" calcext:value-type="float">
            <text:p>300,001</text:p>
          </table:table-cell>
          <table:table-cell office:value-type="float" office:value="300.002" calcext:value-type="float">
            <text:p>300,002</text:p>
          </table:table-cell>
          <table:table-cell table:number-columns-repeated="2" office:value-type="float" office:value="300.003" calcext:value-type="float">
            <text:p>300,003</text:p>
          </table:table-cell>
          <table:table-cell table:number-columns-repeated="2" office:value-type="float" office:value="300.004" calcext:value-type="float">
            <text:p>300,004</text:p>
          </table:table-cell>
          <table:table-cell table:number-columns-repeated="2" office:value-type="float" office:value="300.005" calcext:value-type="float">
            <text:p>300,005</text:p>
          </table:table-cell>
          <table:table-cell table:number-columns-repeated="2" office:value-type="float" office:value="300.006" calcext:value-type="float">
            <text:p>300,006</text:p>
          </table:table-cell>
          <table:table-cell table:number-columns-repeated="3" office:value-type="float" office:value="300.007" calcext:value-type="float">
            <text:p>300,007</text:p>
          </table:table-cell>
          <table:table-cell table:number-columns-repeated="10" office:value-type="float" office:value="300.008" calcext:value-type="float">
            <text:p>300,008</text:p>
          </table:table-cell>
          <table:table-cell table:number-columns-repeated="3" office:value-type="float" office:value="300.007" calcext:value-type="float">
            <text:p>300,007</text:p>
          </table:table-cell>
          <table:table-cell table:number-columns-repeated="2" office:value-type="float" office:value="300.006" calcext:value-type="float">
            <text:p>300,006</text:p>
          </table:table-cell>
          <table:table-cell table:number-columns-repeated="2" office:value-type="float" office:value="300.005" calcext:value-type="float">
            <text:p>300,005</text:p>
          </table:table-cell>
          <table:table-cell table:number-columns-repeated="2" office:value-type="float" office:value="300.004" calcext:value-type="float">
            <text:p>300,004</text:p>
          </table:table-cell>
          <table:table-cell table:number-columns-repeated="2" office:value-type="float" office:value="300.003" calcext:value-type="float">
            <text:p>300,003</text:p>
          </table:table-cell>
          <table:table-cell office:value-type="float" office:value="300.002" calcext:value-type="float">
            <text:p>300,002</text:p>
          </table:table-cell>
          <table:table-cell table:number-columns-repeated="2" office:value-type="float" office:value="300.001" calcext:value-type="float">
            <text:p>300,0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300.001" calcext:value-type="float">
            <text:p>300,001</text:p>
          </table:table-cell>
          <table:table-cell table:number-columns-repeated="2" office:value-type="float" office:value="300.002" calcext:value-type="float">
            <text:p>300,002</text:p>
          </table:table-cell>
          <table:table-cell table:number-columns-repeated="2" office:value-type="float" office:value="300.003" calcext:value-type="float">
            <text:p>300,003</text:p>
          </table:table-cell>
          <table:table-cell table:number-columns-repeated="2" office:value-type="float" office:value="300.004" calcext:value-type="float">
            <text:p>300,004</text:p>
          </table:table-cell>
          <table:table-cell table:number-columns-repeated="2" office:value-type="float" office:value="300.005" calcext:value-type="float">
            <text:p>300,005</text:p>
          </table:table-cell>
          <table:table-cell table:number-columns-repeated="4" office:value-type="float" office:value="300.006" calcext:value-type="float">
            <text:p>300,006</text:p>
          </table:table-cell>
          <table:table-cell table:number-columns-repeated="10" office:value-type="float" office:value="300.007" calcext:value-type="float">
            <text:p>300,007</text:p>
          </table:table-cell>
          <table:table-cell table:number-columns-repeated="4" office:value-type="float" office:value="300.006" calcext:value-type="float">
            <text:p>300,006</text:p>
          </table:table-cell>
          <table:table-cell table:number-columns-repeated="2" office:value-type="float" office:value="300.005" calcext:value-type="float">
            <text:p>300,005</text:p>
          </table:table-cell>
          <table:table-cell table:number-columns-repeated="2" office:value-type="float" office:value="300.004" calcext:value-type="float">
            <text:p>300,004</text:p>
          </table:table-cell>
          <table:table-cell table:number-columns-repeated="2" office:value-type="float" office:value="300.003" calcext:value-type="float">
            <text:p>300,003</text:p>
          </table:table-cell>
          <table:table-cell table:number-columns-repeated="2" office:value-type="float" office:value="300.002" calcext:value-type="float">
            <text:p>300,002</text:p>
          </table:table-cell>
          <table:table-cell table:number-columns-repeated="2" office:value-type="float" office:value="300.001" calcext:value-type="float">
            <text:p>300,0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300.001" calcext:value-type="float">
            <text:p>300,001</text:p>
          </table:table-cell>
          <table:table-cell table:number-columns-repeated="2" office:value-type="float" office:value="300.002" calcext:value-type="float">
            <text:p>300,002</text:p>
          </table:table-cell>
          <table:table-cell table:number-columns-repeated="3" office:value-type="float" office:value="300.003" calcext:value-type="float">
            <text:p>300,003</text:p>
          </table:table-cell>
          <table:table-cell table:number-columns-repeated="2" office:value-type="float" office:value="300.004" calcext:value-type="float">
            <text:p>300,004</text:p>
          </table:table-cell>
          <table:table-cell table:number-columns-repeated="3" office:value-type="float" office:value="300.005" calcext:value-type="float">
            <text:p>300,005</text:p>
          </table:table-cell>
          <table:table-cell table:number-columns-repeated="14" office:value-type="float" office:value="300.006" calcext:value-type="float">
            <text:p>300,006</text:p>
          </table:table-cell>
          <table:table-cell table:number-columns-repeated="3" office:value-type="float" office:value="300.005" calcext:value-type="float">
            <text:p>300,005</text:p>
          </table:table-cell>
          <table:table-cell table:number-columns-repeated="2" office:value-type="float" office:value="300.004" calcext:value-type="float">
            <text:p>300,004</text:p>
          </table:table-cell>
          <table:table-cell table:number-columns-repeated="3" office:value-type="float" office:value="300.003" calcext:value-type="float">
            <text:p>300,003</text:p>
          </table:table-cell>
          <table:table-cell table:number-columns-repeated="2" office:value-type="float" office:value="300.002" calcext:value-type="float">
            <text:p>300,002</text:p>
          </table:table-cell>
          <table:table-cell table:number-columns-repeated="2" office:value-type="float" office:value="300.001" calcext:value-type="float">
            <text:p>300,0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300.001" calcext:value-type="float">
            <text:p>300,001</text:p>
          </table:table-cell>
          <table:table-cell table:number-columns-repeated="2" office:value-type="float" office:value="300.002" calcext:value-type="float">
            <text:p>300,002</text:p>
          </table:table-cell>
          <table:table-cell table:number-columns-repeated="3" office:value-type="float" office:value="300.003" calcext:value-type="float">
            <text:p>300,003</text:p>
          </table:table-cell>
          <table:table-cell table:number-columns-repeated="3" office:value-type="float" office:value="300.004" calcext:value-type="float">
            <text:p>300,004</text:p>
          </table:table-cell>
          <table:table-cell table:number-columns-repeated="5" office:value-type="float" office:value="300.005" calcext:value-type="float">
            <text:p>300,005</text:p>
          </table:table-cell>
          <table:table-cell table:number-columns-repeated="6" office:value-type="float" office:value="300.006" calcext:value-type="float">
            <text:p>300,006</text:p>
          </table:table-cell>
          <table:table-cell table:number-columns-repeated="5" office:value-type="float" office:value="300.005" calcext:value-type="float">
            <text:p>300,005</text:p>
          </table:table-cell>
          <table:table-cell table:number-columns-repeated="3" office:value-type="float" office:value="300.004" calcext:value-type="float">
            <text:p>300,004</text:p>
          </table:table-cell>
          <table:table-cell table:number-columns-repeated="3" office:value-type="float" office:value="300.003" calcext:value-type="float">
            <text:p>300,003</text:p>
          </table:table-cell>
          <table:table-cell table:number-columns-repeated="2" office:value-type="float" office:value="300.002" calcext:value-type="float">
            <text:p>300,002</text:p>
          </table:table-cell>
          <table:table-cell table:number-columns-repeated="2" office:value-type="float" office:value="300.001" calcext:value-type="float">
            <text:p>300,001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300.001" calcext:value-type="float">
            <text:p>300,001</text:p>
          </table:table-cell>
          <table:table-cell table:number-columns-repeated="3" office:value-type="float" office:value="300.002" calcext:value-type="float">
            <text:p>300,002</text:p>
          </table:table-cell>
          <table:table-cell table:number-columns-repeated="3" office:value-type="float" office:value="300.003" calcext:value-type="float">
            <text:p>300,003</text:p>
          </table:table-cell>
          <table:table-cell table:number-columns-repeated="4" office:value-type="float" office:value="300.004" calcext:value-type="float">
            <text:p>300,004</text:p>
          </table:table-cell>
          <table:table-cell table:number-columns-repeated="12" office:value-type="float" office:value="300.005" calcext:value-type="float">
            <text:p>300,005</text:p>
          </table:table-cell>
          <table:table-cell table:number-columns-repeated="4" office:value-type="float" office:value="300.004" calcext:value-type="float">
            <text:p>300,004</text:p>
          </table:table-cell>
          <table:table-cell table:number-columns-repeated="3" office:value-type="float" office:value="300.003" calcext:value-type="float">
            <text:p>300,003</text:p>
          </table:table-cell>
          <table:table-cell table:number-columns-repeated="3" office:value-type="float" office:value="300.002" calcext:value-type="float">
            <text:p>300,002</text:p>
          </table:table-cell>
          <table:table-cell table:number-columns-repeated="2" office:value-type="float" office:value="300.001" calcext:value-type="float">
            <text:p>300,001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number-columns-repeated="3" office:value-type="float" office:value="300.001" calcext:value-type="float">
            <text:p>300,001</text:p>
          </table:table-cell>
          <table:table-cell table:number-columns-repeated="3" office:value-type="float" office:value="300.002" calcext:value-type="float">
            <text:p>300,002</text:p>
          </table:table-cell>
          <table:table-cell table:number-columns-repeated="3" office:value-type="float" office:value="300.003" calcext:value-type="float">
            <text:p>300,003</text:p>
          </table:table-cell>
          <table:table-cell table:number-columns-repeated="8" office:value-type="float" office:value="300.004" calcext:value-type="float">
            <text:p>300,004</text:p>
          </table:table-cell>
          <table:table-cell table:number-columns-repeated="2" office:value-type="float" office:value="300.005" calcext:value-type="float">
            <text:p>300,005</text:p>
          </table:table-cell>
          <table:table-cell table:number-columns-repeated="7" office:value-type="float" office:value="300.004" calcext:value-type="float">
            <text:p>300,004</text:p>
          </table:table-cell>
          <table:table-cell table:number-columns-repeated="4" office:value-type="float" office:value="300.003" calcext:value-type="float">
            <text:p>300,003</text:p>
          </table:table-cell>
          <table:table-cell table:number-columns-repeated="3" office:value-type="float" office:value="300.002" calcext:value-type="float">
            <text:p>300,002</text:p>
          </table:table-cell>
          <table:table-cell table:number-columns-repeated="3" office:value-type="float" office:value="300.001" calcext:value-type="float">
            <text:p>300,001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number-columns-repeated="3" office:value-type="float" office:value="300.001" calcext:value-type="float">
            <text:p>300,001</text:p>
          </table:table-cell>
          <table:table-cell table:number-columns-repeated="4" office:value-type="float" office:value="300.002" calcext:value-type="float">
            <text:p>300,002</text:p>
          </table:table-cell>
          <table:table-cell table:number-columns-repeated="5" office:value-type="float" office:value="300.003" calcext:value-type="float">
            <text:p>300,003</text:p>
          </table:table-cell>
          <table:table-cell table:number-columns-repeated="12" office:value-type="float" office:value="300.004" calcext:value-type="float">
            <text:p>300,004</text:p>
          </table:table-cell>
          <table:table-cell table:number-columns-repeated="5" office:value-type="float" office:value="300.003" calcext:value-type="float">
            <text:p>300,003</text:p>
          </table:table-cell>
          <table:table-cell table:number-columns-repeated="4" office:value-type="float" office:value="300.002" calcext:value-type="float">
            <text:p>300,002</text:p>
          </table:table-cell>
          <table:table-cell table:number-columns-repeated="3" office:value-type="float" office:value="300.001" calcext:value-type="float">
            <text:p>300,001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number-columns-repeated="4" office:value-type="float" office:value="300.001" calcext:value-type="float">
            <text:p>300,001</text:p>
          </table:table-cell>
          <table:table-cell table:number-columns-repeated="4" office:value-type="float" office:value="300.002" calcext:value-type="float">
            <text:p>300,002</text:p>
          </table:table-cell>
          <table:table-cell table:number-columns-repeated="8" office:value-type="float" office:value="300.003" calcext:value-type="float">
            <text:p>300,003</text:p>
          </table:table-cell>
          <table:table-cell table:number-columns-repeated="4" office:value-type="float" office:value="300.004" calcext:value-type="float">
            <text:p>300,004</text:p>
          </table:table-cell>
          <table:table-cell table:number-columns-repeated="8" office:value-type="float" office:value="300.003" calcext:value-type="float">
            <text:p>300,003</text:p>
          </table:table-cell>
          <table:table-cell table:number-columns-repeated="4" office:value-type="float" office:value="300.002" calcext:value-type="float">
            <text:p>300,002</text:p>
          </table:table-cell>
          <table:table-cell table:number-columns-repeated="4" office:value-type="float" office:value="300.001" calcext:value-type="float">
            <text:p>300,001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number-columns-repeated="4" office:value-type="float" office:value="300.001" calcext:value-type="float">
            <text:p>300,001</text:p>
          </table:table-cell>
          <table:table-cell table:number-columns-repeated="5" office:value-type="float" office:value="300.002" calcext:value-type="float">
            <text:p>300,002</text:p>
          </table:table-cell>
          <table:table-cell table:number-columns-repeated="16" office:value-type="float" office:value="300.003" calcext:value-type="float">
            <text:p>300,003</text:p>
          </table:table-cell>
          <table:table-cell table:number-columns-repeated="5" office:value-type="float" office:value="300.002" calcext:value-type="float">
            <text:p>300,002</text:p>
          </table:table-cell>
          <table:table-cell table:number-columns-repeated="4" office:value-type="float" office:value="300.001" calcext:value-type="float">
            <text:p>300,001</text:p>
          </table:table-cell>
          <table:table-cell table:number-columns-repeated="3" office:value-type="float" office:value="300" calcext:value-type="float">
            <text:p>300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number-columns-repeated="5" office:value-type="float" office:value="300.001" calcext:value-type="float">
            <text:p>300,001</text:p>
          </table:table-cell>
          <table:table-cell table:number-columns-repeated="7" office:value-type="float" office:value="300.002" calcext:value-type="float">
            <text:p>300,002</text:p>
          </table:table-cell>
          <table:table-cell table:number-columns-repeated="10" office:value-type="float" office:value="300.003" calcext:value-type="float">
            <text:p>300,003</text:p>
          </table:table-cell>
          <table:table-cell table:number-columns-repeated="7" office:value-type="float" office:value="300.002" calcext:value-type="float">
            <text:p>300,002</text:p>
          </table:table-cell>
          <table:table-cell table:number-columns-repeated="5" office:value-type="float" office:value="300.001" calcext:value-type="float">
            <text:p>300,001</text:p>
          </table:table-cell>
          <table:table-cell table:number-columns-repeated="3" office:value-type="float" office:value="300" calcext:value-type="float">
            <text:p>300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number-columns-repeated="6" office:value-type="float" office:value="300.001" calcext:value-type="float">
            <text:p>300,001</text:p>
          </table:table-cell>
          <table:table-cell table:number-columns-repeated="22" office:value-type="float" office:value="300.002" calcext:value-type="float">
            <text:p>300,002</text:p>
          </table:table-cell>
          <table:table-cell table:number-columns-repeated="6" office:value-type="float" office:value="300.001" calcext:value-type="float">
            <text:p>300,001</text:p>
          </table:table-cell>
          <table:table-cell table:number-columns-repeated="3" office:value-type="float" office:value="300" calcext:value-type="float">
            <text:p>300</text:p>
          </table:table-cell>
        </table:table-row>
        <table:table-row table:style-name="ro1">
          <table:table-cell table:number-columns-repeated="4" office:value-type="float" office:value="300" calcext:value-type="float">
            <text:p>300</text:p>
          </table:table-cell>
          <table:table-cell table:number-columns-repeated="7" office:value-type="float" office:value="300.001" calcext:value-type="float">
            <text:p>300,001</text:p>
          </table:table-cell>
          <table:table-cell table:number-columns-repeated="18" office:value-type="float" office:value="300.002" calcext:value-type="float">
            <text:p>300,002</text:p>
          </table:table-cell>
          <table:table-cell table:number-columns-repeated="7" office:value-type="float" office:value="300.001" calcext:value-type="float">
            <text:p>300,001</text:p>
          </table:table-cell>
          <table:table-cell table:number-columns-repeated="4" office:value-type="float" office:value="300" calcext:value-type="float">
            <text:p>300</text:p>
          </table:table-cell>
        </table:table-row>
        <table:table-row table:style-name="ro1">
          <table:table-cell table:number-columns-repeated="4" office:value-type="float" office:value="300" calcext:value-type="float">
            <text:p>300</text:p>
          </table:table-cell>
          <table:table-cell table:number-columns-repeated="10" office:value-type="float" office:value="300.001" calcext:value-type="float">
            <text:p>300,001</text:p>
          </table:table-cell>
          <table:table-cell table:number-columns-repeated="12" office:value-type="float" office:value="300.002" calcext:value-type="float">
            <text:p>300,002</text:p>
          </table:table-cell>
          <table:table-cell table:number-columns-repeated="10" office:value-type="float" office:value="300.001" calcext:value-type="float">
            <text:p>300,001</text:p>
          </table:table-cell>
          <table:table-cell table:number-columns-repeated="4" office:value-type="float" office:value="300" calcext:value-type="float">
            <text:p>300</text:p>
          </table:table-cell>
        </table:table-row>
        <table:table-row table:style-name="ro1">
          <table:table-cell table:number-columns-repeated="5" office:value-type="float" office:value="300" calcext:value-type="float">
            <text:p>300</text:p>
          </table:table-cell>
          <table:table-cell table:number-columns-repeated="30" office:value-type="float" office:value="300.001" calcext:value-type="float">
            <text:p>300,001</text:p>
          </table:table-cell>
          <table:table-cell table:number-columns-repeated="5" office:value-type="float" office:value="300" calcext:value-type="float">
            <text:p>300</text:p>
          </table:table-cell>
        </table:table-row>
        <table:table-row table:style-name="ro1">
          <table:table-cell table:number-columns-repeated="6" office:value-type="float" office:value="300" calcext:value-type="float">
            <text:p>300</text:p>
          </table:table-cell>
          <table:table-cell table:number-columns-repeated="28" office:value-type="float" office:value="300.001" calcext:value-type="float">
            <text:p>300,001</text:p>
          </table:table-cell>
          <table:table-cell table:number-columns-repeated="6" office:value-type="float" office:value="300" calcext:value-type="float">
            <text:p>300</text:p>
          </table:table-cell>
        </table:table-row>
        <table:table-row table:style-name="ro1">
          <table:table-cell table:number-columns-repeated="8" office:value-type="float" office:value="300" calcext:value-type="float">
            <text:p>300</text:p>
          </table:table-cell>
          <table:table-cell table:number-columns-repeated="24" office:value-type="float" office:value="300.001" calcext:value-type="float">
            <text:p>300,001</text:p>
          </table:table-cell>
          <table:table-cell table:number-columns-repeated="8" office:value-type="float" office:value="300" calcext:value-type="float">
            <text:p>300</text:p>
          </table:table-cell>
        </table:table-row>
        <table:table-row table:style-name="ro1">
          <table:table-cell table:number-columns-repeated="11" office:value-type="float" office:value="300" calcext:value-type="float">
            <text:p>300</text:p>
          </table:table-cell>
          <table:table-cell table:number-columns-repeated="18" office:value-type="float" office:value="300.001" calcext:value-type="float">
            <text:p>300,001</text:p>
          </table:table-cell>
          <table:table-cell table:number-columns-repeated="11" office:value-type="float" office:value="300" calcext:value-type="float">
            <text:p>300</text:p>
          </table:table-cell>
        </table:table-row>
        <table:table-row table:style-name="ro1">
          <table:table-cell table:number-columns-repeated="40" office:value-type="float" office:value="300" calcext:value-type="float">
            <text:p>300</text:p>
          </table:table-cell>
        </table:table-row>
        <table:table-row table:style-name="ro1">
          <table:table-cell table:number-columns-repeated="40" office:value-type="float" office:value="300" calcext:value-type="float">
            <text:p>300</text:p>
          </table:table-cell>
        </table:table-row>
        <table:table-row table:style-name="ro1">
          <table:table-cell table:number-columns-repeated="40"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000" meta:object-count="0"/>
    <meta:generator>LibreOffice/4.2.6.3$Linux_X86_64 LibreOffice_project/420m0$Build-3</meta:generator>
  </office:meta>
</office:document-meta>
</file>